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91pt"/>
    </style:style>
    <style:style style:name="co3" style:family="table-column">
      <style:table-column-properties fo:break-before="auto" style:column-width="75.8pt"/>
    </style:style>
    <style:style style:name="co4" style:family="table-column">
      <style:table-column-properties fo:break-before="auto" style:column-width="91.7pt"/>
    </style:style>
    <style:style style:name="co5" style:family="table-column">
      <style:table-column-properties fo:break-before="auto" style:column-width="60.66pt"/>
    </style:style>
    <style:style style:name="co6" style:family="table-column">
      <style:table-column-properties fo:break-before="auto" style:column-width="47.99pt"/>
    </style:style>
    <style:style style:name="co7" style:family="table-column">
      <style:table-column-properties fo:break-before="auto" style:column-width="67.15pt"/>
    </style:style>
    <style:style style:name="co8" style:family="table-column">
      <style:table-column-properties fo:break-before="auto" style:column-width="59.19pt"/>
    </style:style>
    <style:style style:name="co9" style:family="table-column">
      <style:table-column-properties fo:break-before="auto" style:column-width="84.44pt"/>
    </style:style>
    <style:style style:name="co10" style:family="table-column">
      <style:table-column-properties fo:break-before="auto" style:column-width="42.55pt"/>
    </style:style>
    <style:style style:name="co11" style:family="table-column">
      <style:table-column-properties fo:break-before="auto" style:column-width="49.8pt"/>
    </style:style>
    <style:style style:name="co12" style:family="table-column">
      <style:table-column-properties fo:break-before="auto" style:column-width="67.1pt"/>
    </style:style>
    <style:style style:name="co13" style:family="table-column">
      <style:table-column-properties fo:break-before="auto" style:column-width="71.46pt"/>
    </style:style>
    <style:style style:name="co14" style:family="table-column">
      <style:table-column-properties fo:break-before="auto" style:column-width="72.2pt"/>
    </style:style>
    <style:style style:name="co15" style:family="table-column">
      <style:table-column-properties fo:break-before="auto" style:column-width="103.24pt"/>
    </style:style>
    <style:style style:name="co16" style:family="table-column">
      <style:table-column-properties fo:break-before="auto" style:column-width="103.95pt"/>
    </style:style>
    <style:style style:name="co17" style:family="table-column">
      <style:table-column-properties fo:break-before="auto" style:column-width="77.24pt"/>
    </style:style>
    <style:style style:name="co18" style:family="table-column">
      <style:table-column-properties fo:break-before="auto" style:column-width="108.31pt"/>
    </style:style>
    <style:style style:name="co19" style:family="table-column">
      <style:table-column-properties fo:break-before="auto" style:column-width="108.99pt"/>
    </style:style>
    <style:style style:name="co20" style:family="table-column">
      <style:table-column-properties fo:break-before="auto" style:column-width="140.06pt"/>
    </style:style>
    <style:style style:name="co21" style:family="table-column">
      <style:table-column-properties fo:break-before="auto" style:column-width="65.54pt"/>
    </style:style>
    <style:style style:name="co22" style:family="table-column">
      <style:table-column-properties fo:break-before="auto" style:column-width="155.25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138.64pt"/>
    </style:style>
    <style:style style:name="co25" style:family="table-column">
      <style:table-column-properties fo:break-before="auto" style:column-width="137.2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8" style:family="table-cell" style:parent-style-name="Default" style:data-style-name="N4"/>
    <style:style style:name="ce3" style:family="table-cell" style:parent-style-name="Default" style:data-style-name="N11"/>
    <style:style style:name="ce1" style:family="table-cell" style:parent-style-name="Default" style:data-style-name="N0"/>
    <style:style style:name="ce7" style:family="table-cell" style:parent-style-name="Default" style:data-style-name="N4">
      <style:text-properties fo:font-weight="normal" style:font-weight-asian="normal" style:font-weight-complex="normal"/>
    </style:style>
    <style:style style:name="ce10" style:family="table-cell" style:parent-style-name="Default" style:data-style-name="N4">
      <style:table-cell-properties style:text-align-source="value-type" style:repeat-content="false" style:vertical-align="automatic"/>
      <style:paragraph-properties fo:margin-left="0pt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style:text-align-source="value-type" style:repeat-content="false" style:vertical-align="automatic"/>
      <style:paragraph-properties fo:margin-left="0pt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 style:data-style-name="N2">
      <style:text-properties fo:font-weight="normal" style:font-weight-asian="normal" style:font-weight-complex="normal"/>
    </style:style>
    <style:style style:name="ce14" style:family="table-cell" style:parent-style-name="Default" style:data-style-name="N2"/>
    <style:style style:name="ce15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/>
      <table:table table:name="space_ol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baseline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5573340" calcext:value-type="float">
            <text:p>355733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ps</text:p>
          </table:table-cell>
          <table:table-cell office:value-type="float" office:value="16" calcext:value-type="float">
            <text:p>16</text:p>
          </table:table-cell>
          <table:table-cell office:value-type="float" office:value="7.288" calcext:value-type="float">
            <text:p>7.288</text:p>
          </table:table-cell>
          <table:table-cell office:value-type="float" office:value="6.069" calcext:value-type="float">
            <text:p>6.069</text:p>
          </table:table-cell>
          <table:table-cell office:value-type="float" office:value="5.761" calcext:value-type="float">
            <text:p>5.761</text:p>
          </table:table-cell>
          <table:table-cell/>
          <table:table-cell office:value-type="string" calcext:value-type="string">
            <text:p>n_traj</text:p>
          </table:table-cell>
          <table:table-cell office:value-type="float" office:value="10000000" calcext:value-type="float">
            <text:p>1000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ze</text:p>
          </table:table-cell>
          <table:table-cell table:formula="of:=[.B2]*[.$H$1]/8" office:value-type="float" office:value="71146680" calcext:value-type="float">
            <text:p>71146680</text:p>
          </table:table-cell>
          <table:table-cell table:formula="of:=[.C2]*[.$H$1]/8" office:value-type="float" office:value="32407312.74" calcext:value-type="float">
            <text:p>32407312.74</text:p>
          </table:table-cell>
          <table:table-cell table:formula="of:=[.D2]*[.$H$1]/8" office:value-type="float" office:value="26986825.0575" calcext:value-type="float">
            <text:p>26986825.0575</text:p>
          </table:table-cell>
          <table:table-cell table:formula="of:=[.E2]*[.$H$1]/8" office:value-type="float" office:value="25617251.4675" calcext:value-type="float">
            <text:p>25617251.4675</text:p>
          </table:table-cell>
          <table:table-cell/>
          <table:table-cell office:value-type="string" calcext:value-type="string">
            <text:p>n_wm</text:p>
          </table:table-cell>
          <table:table-cell table:formula="of:=[.H1]-[.H2]" office:value-type="float" office:value="25573340" calcext:value-type="float">
            <text:p>255733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8" table:formula="of:=[.B3]/1024/1024" office:value-type="float" office:value="67.8507614135742" calcext:value-type="float">
            <text:p>67.85</text:p>
          </table:table-cell>
          <table:table-cell table:style-name="ce8" table:formula="of:=[.C3]/1024/1024" office:value-type="float" office:value="30.9060218238831" calcext:value-type="float">
            <text:p>30.91</text:p>
          </table:table-cell>
          <table:table-cell table:style-name="ce8" table:formula="of:=[.D3]/1024/1024" office:value-type="float" office:value="25.7366419386864" calcext:value-type="float">
            <text:p>25.74</text:p>
          </table:table-cell>
          <table:table-cell table:style-name="ce8" table:formula="of:=[.E3]/1024/1024" office:value-type="float" office:value="24.4305147814751" calcext:value-type="float">
            <text:p>24.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</text:p>
          </table:table-cell>
          <table:table-cell table:style-name="ce3" table:formula="of:=[.B3]/[.$B$3]" office:value-type="percentage" office:value="1" calcext:value-type="percentage">
            <text:p>100.00%</text:p>
          </table:table-cell>
          <table:table-cell table:style-name="ce3" table:formula="of:=[.C3]/[.$B$3]" office:value-type="percentage" office:value="0.4555" calcext:value-type="percentage">
            <text:p>45.55%</text:p>
          </table:table-cell>
          <table:table-cell table:style-name="ce3" table:formula="of:=[.D3]/[.$B$3]" office:value-type="percentage" office:value="0.3793125" calcext:value-type="percentage">
            <text:p>37.93%</text:p>
          </table:table-cell>
          <table:table-cell table:style-name="ce3" table:formula="of:=[.E3]/[.$B$3]" office:value-type="percentage" office:value="0.3600625" calcext:value-type="percentage">
            <text:p>36.01%</text:p>
          </table:table-cell>
          <table:table-cell table:number-columns-repeated="14"/>
        </table:table-row>
        <table:table-row table:style-name="ro1">
          <table:table-cell table:number-columns-repeated="7"/>
          <table:table-cell table:style-name="ce1" office:value-type="string" calcext:value-type="string">
            <text:p>32+RG32</text:p>
          </table:table-cell>
          <table:table-cell table:style-name="ce8" office:value-type="string" calcext:value-type="string">
            <text:p>32+RRR32</text:p>
          </table:table-cell>
          <table:table-cell office:value-type="string" calcext:value-type="string">
            <text:p>32+RRR64</text:p>
          </table:table-cell>
          <table:table-cell office:value-type="string" calcext:value-type="string">
            <text:p>32+RRR128</text:p>
          </table:table-cell>
          <table:table-cell office:value-type="string" calcext:value-type="string">
            <text:p>128+RG32</text:p>
          </table:table-cell>
          <table:table-cell office:value-type="string" calcext:value-type="string">
            <text:p>128+RRR32</text:p>
          </table:table-cell>
          <table:table-cell office:value-type="string" calcext:value-type="string">
            <text:p>128+RRR64</text:p>
          </table:table-cell>
          <table:table-cell office:value-type="string" calcext:value-type="string">
            <text:p>128+RRR128</text:p>
          </table:table-cell>
          <table:table-cell office:value-type="string" calcext:value-type="string">
            <text:p>512+RG32</text:p>
          </table:table-cell>
          <table:table-cell office:value-type="string" calcext:value-type="string">
            <text:p>512+RRR32</text:p>
          </table:table-cell>
          <table:table-cell office:value-type="string" calcext:value-type="string">
            <text:p>512+RRR64</text:p>
          </table:table-cell>
          <table:table-cell office:value-type="string" calcext:value-type="string">
            <text:p>512+RRR128</text:p>
          </table:table-cell>
        </table:table-row>
        <table:table-row table:style-name="ro1">
          <table:table-cell table:number-columns-repeated="7"/>
          <table:table-cell table:style-name="ce8" table:formula="of:=[.$F$17]+[.$C$4]+[.C11]" office:value-type="float" office:value="81.729480843544" calcext:value-type="float">
            <text:p>81.73</text:p>
          </table:table-cell>
          <table:table-cell table:style-name="ce8" table:formula="of:=[.$F$17]+[.$C$4]+[.D11]" office:value-type="float" office:value="78.8028443384171" calcext:value-type="float">
            <text:p>78.80</text:p>
          </table:table-cell>
          <table:table-cell table:style-name="ce8" table:formula="of:=[.$F$17]+[.$C$4]+[.E11]" office:value-type="float" office:value="76.7054215097428" calcext:value-type="float">
            <text:p>76.71</text:p>
          </table:table-cell>
          <table:table-cell table:style-name="ce8" table:formula="of:=[.$F$17]+[.$C$4]+[.F11]" office:value-type="float" office:value="75.6567100954056" calcext:value-type="float">
            <text:p>75.66</text:p>
          </table:table-cell>
          <table:table-cell table:style-name="ce8" table:formula="of:=[.$F$17]+[.$D$4]+[.C11]" office:value-type="float" office:value="76.5601009583473" calcext:value-type="float">
            <text:p>76.56</text:p>
          </table:table-cell>
          <table:table-cell table:style-name="ce8" table:formula="of:=[.$F$17]+[.$D$4]+[.D11]" office:value-type="float" office:value="73.6334644532204" calcext:value-type="float">
            <text:p>73.63</text:p>
          </table:table-cell>
          <table:table-cell table:style-name="ce8" table:formula="of:=[.$F$17]+[.$D$4]+[.E11]" office:value-type="float" office:value="71.5360416245461" calcext:value-type="float">
            <text:p>71.54</text:p>
          </table:table-cell>
          <table:table-cell table:style-name="ce8" table:formula="of:=[.$F$17]+[.$D$4]+[.F11]" office:value-type="float" office:value="70.4873302102089" calcext:value-type="float">
            <text:p>70.49</text:p>
          </table:table-cell>
          <table:table-cell table:style-name="ce8" table:formula="of:=[.$F$17]+[.$E$4]+[.C11]" office:value-type="float" office:value="75.253973801136" calcext:value-type="float">
            <text:p>75.25</text:p>
          </table:table-cell>
          <table:table-cell table:style-name="ce8" table:formula="of:=[.$F$17]+[.$E$4]+[.D11]" office:value-type="float" office:value="72.3273372960091" calcext:value-type="float">
            <text:p>72.33</text:p>
          </table:table-cell>
          <table:table-cell table:style-name="ce8" table:formula="of:=[.$F$17]+[.$E$4]+[.E11]" office:value-type="float" office:value="70.2299144673348" calcext:value-type="float">
            <text:p>70.23</text:p>
          </table:table-cell>
          <table:table-cell table:style-name="ce8" table:formula="of:=[.$F$17]+[.$E$4]+[.F11]" office:value-type="float" office:value="69.1812030529976" calcext:value-type="float">
            <text:p>69.18</text:p>
          </table:table-cell>
        </table:table-row>
        <table:table-row table:style-name="ro1">
          <table:table-cell office:value-type="string" calcext:value-type="string">
            <text:p>WMJ</text:p>
          </table:table-cell>
          <table:table-cell office:value-type="string" calcext:value-type="string">
            <text:p>baseline</text:p>
          </table:table-cell>
          <table:table-cell table:number-columns-repeated="2" office:value-type="string" calcext:value-type="string">
            <text:p>RG32</text:p>
          </table:table-cell>
          <table:table-cell office:value-type="string" calcext:value-type="string">
            <text:p>RG64</text:p>
          </table:table-cell>
          <table:table-cell office:value-type="string" calcext:value-type="string">
            <text:p>RG128</text:p>
          </table:table-cell>
          <table:table-cell/>
          <table:table-cell table:style-name="ce1"/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bps</text:p>
          </table:table-cell>
          <table:table-cell office:value-type="float" office:value="14" calcext:value-type="float">
            <text:p>14</text:p>
          </table:table-cell>
          <table:table-cell office:value-type="float" office:value="14.438" calcext:value-type="float">
            <text:p>14.438</text:p>
          </table:table-cell>
          <table:table-cell office:value-type="float" office:value="13.478" calcext:value-type="float">
            <text:p>13.478</text:p>
          </table:table-cell>
          <table:table-cell office:value-type="float" office:value="12.79" calcext:value-type="float">
            <text:p>12.79</text:p>
          </table:table-cell>
          <table:table-cell office:value-type="float" office:value="12.446" calcext:value-type="float">
            <text:p>12.446</text:p>
          </table:table-cell>
          <table:table-cell/>
          <table:table-cell table:style-name="ce1"/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size</text:p>
          </table:table-cell>
          <table:table-cell table:formula="of:=[.B9]*[.$H$3]/8" office:value-type="float" office:value="44753345" calcext:value-type="float">
            <text:p>44753345</text:p>
          </table:table-cell>
          <table:table-cell table:formula="of:=[.C9]*[.$H$3]/8" office:value-type="float" office:value="46153485.365" calcext:value-type="float">
            <text:p>46153485.365</text:p>
          </table:table-cell>
          <table:table-cell table:formula="of:=[.D9]*[.$H$3]/8" office:value-type="float" office:value="43084684.565" calcext:value-type="float">
            <text:p>43084684.565</text:p>
          </table:table-cell>
          <table:table-cell table:formula="of:=[.E9]*[.$H$3]/8" office:value-type="float" office:value="40885377.325" calcext:value-type="float">
            <text:p>40885377.325</text:p>
          </table:table-cell>
          <table:table-cell table:formula="of:=[.F9]*[.$H$3]/8" office:value-type="float" office:value="39785723.705" calcext:value-type="float">
            <text:p>39785723.705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8" table:formula="of:=[.B10]/1024/1024" office:value-type="float" office:value="42.6801156997681" calcext:value-type="float">
            <text:p>42.68</text:p>
          </table:table-cell>
          <table:table-cell table:style-name="ce8" table:formula="of:=[.C10]/1024/1024" office:value-type="float" office:value="44.0153936052322" calcext:value-type="float">
            <text:p>44.02</text:p>
          </table:table-cell>
          <table:table-cell table:style-name="ce8" table:formula="of:=[.D10]/1024/1024" office:value-type="float" office:value="41.0887571001053" calcext:value-type="float">
            <text:p>41.09</text:p>
          </table:table-cell>
          <table:table-cell table:style-name="ce8" table:formula="of:=[.E10]/1024/1024" office:value-type="float" office:value="38.991334271431" calcext:value-type="float">
            <text:p>38.99</text:p>
          </table:table-cell>
          <table:table-cell table:style-name="ce8" table:formula="of:=[.F10]/1024/1024" office:value-type="float" office:value="37.9426228570938" calcext:value-type="float">
            <text:p>37.94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compr</text:p>
          </table:table-cell>
          <table:table-cell table:style-name="ce3" table:formula="of:=[.B10]/[.$B$10]" office:value-type="percentage" office:value="1" calcext:value-type="percentage">
            <text:p>100.00%</text:p>
          </table:table-cell>
          <table:table-cell table:style-name="ce3" table:formula="of:=[.C10]/[.$B$10]" office:value-type="percentage" office:value="1.03128571428571" calcext:value-type="percentage">
            <text:p>103.13%</text:p>
          </table:table-cell>
          <table:table-cell table:style-name="ce3" table:formula="of:=[.D10]/[.$B$10]" office:value-type="percentage" office:value="0.962714285714286" calcext:value-type="percentage">
            <text:p>96.27%</text:p>
          </table:table-cell>
          <table:table-cell table:style-name="ce3" table:formula="of:=[.E10]/[.$B$10]" office:value-type="percentage" office:value="0.913571428571428" calcext:value-type="percentage">
            <text:p>91.36%</text:p>
          </table:table-cell>
          <table:table-cell table:style-name="ce3" table:formula="of:=[.F10]/[.$B$10]" office:value-type="percentage" office:value="0.889" calcext:value-type="percentage">
            <text:p>88.90%</text:p>
          </table:table-cell>
          <table:table-cell/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commons</text:p>
          </table:table-cell>
          <table:table-cell office:value-type="string" calcext:value-type="string">
            <text:p>lineStops</text:p>
          </table:table-cell>
          <table:table-cell office:value-type="string" calcext:value-type="string">
            <text:p>stopLines</text:p>
          </table:table-cell>
          <table:table-cell office:value-type="string" calcext:value-type="string">
            <text:p>avgTimes</text:p>
          </table:table-cell>
          <table:table-cell office:value-type="string" calcext:value-type="string">
            <text:p>initialTimes</text:p>
          </table:table-cell>
          <table:table-cell office:value-type="string" calcext:value-type="string">
            <text:p>total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21972" calcext:value-type="float">
            <text:p>121972</text:p>
          </table:table-cell>
          <table:table-cell office:value-type="float" office:value="144548" calcext:value-type="float">
            <text:p>144548</text:p>
          </table:table-cell>
          <table:table-cell office:value-type="float" office:value="65182" calcext:value-type="float">
            <text:p>65182</text:p>
          </table:table-cell>
          <table:table-cell office:value-type="float" office:value="6807072" calcext:value-type="float">
            <text:p>6807072</text:p>
          </table:table-cell>
          <table:table-cell table:formula="of:=SUM([.B16:.E16])" office:value-type="float" office:value="7138774" calcext:value-type="float">
            <text:p>7138774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8" table:formula="of:=[.B16]/1024/1024" office:value-type="float" office:value="0.116321563720703" calcext:value-type="float">
            <text:p>0.12</text:p>
          </table:table-cell>
          <table:table-cell table:style-name="ce8" table:formula="of:=[.C16]/1024/1024" office:value-type="float" office:value="0.137851715087891" calcext:value-type="float">
            <text:p>0.14</text:p>
          </table:table-cell>
          <table:table-cell table:style-name="ce8" table:formula="of:=[.D16]/1024/1024" office:value-type="float" office:value="0.0621623992919922" calcext:value-type="float">
            <text:p>0.06</text:p>
          </table:table-cell>
          <table:table-cell table:style-name="ce8" table:formula="of:=[.E16]/1024/1024" office:value-type="float" office:value="6.49172973632813" calcext:value-type="float">
            <text:p>6.49</text:p>
          </table:table-cell>
          <table:table-cell table:style-name="ce8" table:formula="of:=[.F16]/1024/1024" office:value-type="float" office:value="6.80806541442871" calcext:value-type="float">
            <text:p>6.81</text:p>
          </table:table-cell>
          <table:table-cell/>
          <table:table-cell table:style-name="ce1"/>
          <table:table-cell table:number-columns-repeated="11"/>
        </table:table-row>
        <table:table-row table:style-name="ro2">
          <table:table-cell table:number-columns-repeated="19"/>
        </table:table-row>
        <table:table-row table:style-name="ro1" table:number-rows-repeated="1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board_old" table:style-name="ta2"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018" table:default-cell-style-name="ce1"/>
        <table:table-row table:style-name="ro1">
          <table:table-cell table:style-name="Default" office:value-type="string" calcext:value-type="string">
            <text:p>config</text:p>
          </table:table-cell>
          <table:table-cell table:style-name="Default" office:value-type="string" calcext:value-type="string">
            <text:p>TTCTR&amp;1board-X</text:p>
          </table:table-cell>
          <table:table-cell table:style-name="Default" office:value-type="string" calcext:value-type="string">
            <text:p>TTCTR&amp;1board-X_{L}</text:p>
          </table:table-cell>
          <table:table-cell table:style-name="Default" office:value-type="string" calcext:value-type="string">
            <text:p>TTCTR&amp;1board-X_{T}</text:p>
          </table:table-cell>
          <table:table-cell table:style-name="Default" office:value-type="string" calcext:value-type="string">
            <text:p>TTCTR&amp;1board-X_{LT}</text:p>
          </table:table-cell>
          <table:table-cell table:style-name="ce8" office:value-type="string" calcext:value-type="string">
            <text:p>space</text:p>
          </table:table-cell>
          <table:table-cell table:style-name="ce8"/>
          <table:table-cell table:style-name="ce10"/>
          <table:table-cell table:style-name="ce7"/>
          <table:table-cell table:style-name="ce4"/>
          <table:table-cell table:style-name="ce5"/>
          <table:table-cell table:style-name="ce4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_Ψ32+RG32</text:p>
          </table:table-cell>
          <table:table-cell table:style-name="ce7" office:value-type="float" office:value="0.16689" calcext:value-type="float">
            <text:p>0.17</text:p>
          </table:table-cell>
          <table:table-cell table:style-name="ce7" office:value-type="float" office:value="0.12494" calcext:value-type="float">
            <text:p>0.12</text:p>
          </table:table-cell>
          <table:table-cell table:style-name="ce7" office:value-type="float" office:value="8.21275" calcext:value-type="float">
            <text:p>8.21</text:p>
          </table:table-cell>
          <table:table-cell table:style-name="ce7" office:value-type="float" office:value="3.86557" calcext:value-type="float">
            <text:p>3.87</text:p>
          </table:table-cell>
          <table:table-cell table:style-name="ce8" table:formula="of:=[$space_old.$H$7]" office:value-type="float" office:value="81.729480843544" calcext:value-type="float">
            <text:p>81.7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32</text:p>
          </table:table-cell>
          <table:table-cell table:style-name="ce7" office:value-type="float" office:value="0.16906" calcext:value-type="float">
            <text:p>0.17</text:p>
          </table:table-cell>
          <table:table-cell table:style-name="ce7" office:value-type="float" office:value="0.12492" calcext:value-type="float">
            <text:p>0.12</text:p>
          </table:table-cell>
          <table:table-cell table:style-name="ce7" office:value-type="float" office:value="10.91604" calcext:value-type="float">
            <text:p>10.92</text:p>
          </table:table-cell>
          <table:table-cell table:style-name="ce7" office:value-type="float" office:value="5.13725" calcext:value-type="float">
            <text:p>5.14</text:p>
          </table:table-cell>
          <table:table-cell table:style-name="ce8" table:formula="of:=[$space_old.$I$7]" office:value-type="float" office:value="78.8028443384171" calcext:value-type="float">
            <text:p>78.80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RR64</text:p>
          </table:table-cell>
          <table:table-cell table:style-name="ce7" office:value-type="float" office:value="0.17221" calcext:value-type="float">
            <text:p>0.17</text:p>
          </table:table-cell>
          <table:table-cell table:style-name="ce7" office:value-type="float" office:value="0.12953" calcext:value-type="float">
            <text:p>0.13</text:p>
          </table:table-cell>
          <table:table-cell table:style-name="ce7" office:value-type="float" office:value="11.71183" calcext:value-type="float">
            <text:p>11.71</text:p>
          </table:table-cell>
          <table:table-cell table:style-name="ce7" office:value-type="float" office:value="5.34675" calcext:value-type="float">
            <text:p>5.35</text:p>
          </table:table-cell>
          <table:table-cell table:style-name="ce8" table:formula="of:=[$space_old.$J$7]" office:value-type="float" office:value="76.7054215097428" calcext:value-type="float">
            <text:p>76.71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RR128</text:p>
          </table:table-cell>
          <table:table-cell table:style-name="ce7" office:value-type="float" office:value="0.17187" calcext:value-type="float">
            <text:p>0.17</text:p>
          </table:table-cell>
          <table:table-cell table:style-name="ce7" office:value-type="float" office:value="0.12618" calcext:value-type="float">
            <text:p>0.13</text:p>
          </table:table-cell>
          <table:table-cell table:style-name="ce7" office:value-type="float" office:value="13.34976" calcext:value-type="float">
            <text:p>13.35</text:p>
          </table:table-cell>
          <table:table-cell table:style-name="ce7" office:value-type="float" office:value="5.98593" calcext:value-type="float">
            <text:p>5.99</text:p>
          </table:table-cell>
          <table:table-cell table:style-name="ce8" table:formula="of:=[$space_old.$K$7]" office:value-type="float" office:value="75.6567100954056" calcext:value-type="float">
            <text:p>75.66</text:p>
          </table:table-cell>
          <table:table-cell table:style-name="ce8"/>
          <table:table-cell table:style-name="ce7" table:number-columns-repeated="2"/>
          <table:table-cell table:style-name="ce4" table:number-columns-repeated="2"/>
          <table:table-cell table:style-name="ce6"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128+RG32</text:p>
          </table:table-cell>
          <table:table-cell table:style-name="ce7" office:value-type="float" office:value="0.16771" calcext:value-type="float">
            <text:p>0.17</text:p>
          </table:table-cell>
          <table:table-cell table:style-name="ce7" office:value-type="float" office:value="0.12562" calcext:value-type="float">
            <text:p>0.13</text:p>
          </table:table-cell>
          <table:table-cell table:style-name="ce7" office:value-type="float" office:value="8.24144" calcext:value-type="float">
            <text:p>8.24</text:p>
          </table:table-cell>
          <table:table-cell table:style-name="ce7" office:value-type="float" office:value="3.88143" calcext:value-type="float">
            <text:p>3.88</text:p>
          </table:table-cell>
          <table:table-cell table:style-name="ce8" table:formula="of:=[$space_old.$L$7]" office:value-type="float" office:value="76.5601009583473" calcext:value-type="float">
            <text:p>76.56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128+RRR32</text:p>
          </table:table-cell>
          <table:table-cell table:style-name="ce7" office:value-type="float" office:value="0.17208" calcext:value-type="float">
            <text:p>0.17</text:p>
          </table:table-cell>
          <table:table-cell table:style-name="ce7" office:value-type="float" office:value="0.12968" calcext:value-type="float">
            <text:p>0.13</text:p>
          </table:table-cell>
          <table:table-cell table:style-name="ce7" office:value-type="float" office:value="10.9013" calcext:value-type="float">
            <text:p>10.90</text:p>
          </table:table-cell>
          <table:table-cell table:style-name="ce7" office:value-type="float" office:value="5.12105" calcext:value-type="float">
            <text:p>5.12</text:p>
          </table:table-cell>
          <table:table-cell table:style-name="ce8" table:formula="of:=[$space_old.$M$7]" office:value-type="float" office:value="73.6334644532204" calcext:value-type="float">
            <text:p>73.6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128+RRR64</text:p>
          </table:table-cell>
          <table:table-cell table:style-name="ce7" office:value-type="float" office:value="0.16664" calcext:value-type="float">
            <text:p>0.17</text:p>
          </table:table-cell>
          <table:table-cell table:style-name="ce7" office:value-type="float" office:value="0.1244" calcext:value-type="float">
            <text:p>0.12</text:p>
          </table:table-cell>
          <table:table-cell table:style-name="ce7" office:value-type="float" office:value="11.66947" calcext:value-type="float">
            <text:p>11.67</text:p>
          </table:table-cell>
          <table:table-cell table:style-name="ce7" office:value-type="float" office:value="5.35978" calcext:value-type="float">
            <text:p>5.36</text:p>
          </table:table-cell>
          <table:table-cell table:style-name="ce8" table:formula="of:=[$space_old.$N$7]" office:value-type="float" office:value="71.5360416245461" calcext:value-type="float">
            <text:p>71.54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128+RRR128</text:p>
          </table:table-cell>
          <table:table-cell table:style-name="ce7" office:value-type="float" office:value="0.16751" calcext:value-type="float">
            <text:p>0.17</text:p>
          </table:table-cell>
          <table:table-cell table:style-name="ce7" office:value-type="float" office:value="0.125" calcext:value-type="float">
            <text:p>0.13</text:p>
          </table:table-cell>
          <table:table-cell table:style-name="ce7" office:value-type="float" office:value="13.19365" calcext:value-type="float">
            <text:p>13.19</text:p>
          </table:table-cell>
          <table:table-cell table:style-name="ce7" office:value-type="float" office:value="5.91786" calcext:value-type="float">
            <text:p>5.92</text:p>
          </table:table-cell>
          <table:table-cell table:style-name="ce8" table:formula="of:=[$space_old.$O$7]" office:value-type="float" office:value="70.4873302102089" calcext:value-type="float">
            <text:p>70.4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512+RG32</text:p>
          </table:table-cell>
          <table:table-cell table:style-name="ce7" office:value-type="float" office:value="0.17092" calcext:value-type="float">
            <text:p>0.17</text:p>
          </table:table-cell>
          <table:table-cell table:style-name="ce7" office:value-type="float" office:value="0.12838" calcext:value-type="float">
            <text:p>0.13</text:p>
          </table:table-cell>
          <table:table-cell table:style-name="ce7" office:value-type="float" office:value="8.22128" calcext:value-type="float">
            <text:p>8.22</text:p>
          </table:table-cell>
          <table:table-cell table:style-name="ce7" office:value-type="float" office:value="3.8615" calcext:value-type="float">
            <text:p>3.86</text:p>
          </table:table-cell>
          <table:table-cell table:style-name="ce8" table:formula="of:=[$space_old.$P$7]" office:value-type="float" office:value="75.253973801136" calcext:value-type="float">
            <text:p>75.2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512+RRR32</text:p>
          </table:table-cell>
          <table:table-cell table:style-name="ce7" office:value-type="float" office:value="0.16676" calcext:value-type="float">
            <text:p>0.17</text:p>
          </table:table-cell>
          <table:table-cell table:style-name="ce7" office:value-type="float" office:value="0.1248" calcext:value-type="float">
            <text:p>0.12</text:p>
          </table:table-cell>
          <table:table-cell table:style-name="ce7" office:value-type="float" office:value="10.90156" calcext:value-type="float">
            <text:p>10.90</text:p>
          </table:table-cell>
          <table:table-cell table:style-name="ce7" office:value-type="float" office:value="5.11904" calcext:value-type="float">
            <text:p>5.12</text:p>
          </table:table-cell>
          <table:table-cell table:style-name="ce8" table:formula="of:=[$space_old.$Q$7]" office:value-type="float" office:value="72.3273372960091" calcext:value-type="float">
            <text:p>72.3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512+RRR64</text:p>
          </table:table-cell>
          <table:table-cell table:style-name="ce7" office:value-type="float" office:value="0.16952" calcext:value-type="float">
            <text:p>0.17</text:p>
          </table:table-cell>
          <table:table-cell table:style-name="ce7" office:value-type="float" office:value="0.12574" calcext:value-type="float">
            <text:p>0.13</text:p>
          </table:table-cell>
          <table:table-cell table:style-name="ce7" office:value-type="float" office:value="11.6409" calcext:value-type="float">
            <text:p>11.64</text:p>
          </table:table-cell>
          <table:table-cell table:style-name="ce7" office:value-type="float" office:value="5.41488" calcext:value-type="float">
            <text:p>5.41</text:p>
          </table:table-cell>
          <table:table-cell table:style-name="ce8" table:formula="of:=[$space_old.$R$7]" office:value-type="float" office:value="70.2299144673348" calcext:value-type="float">
            <text:p>70.2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512+RRR128</text:p>
          </table:table-cell>
          <table:table-cell table:style-name="ce7" office:value-type="float" office:value="0.16864" calcext:value-type="float">
            <text:p>0.17</text:p>
          </table:table-cell>
          <table:table-cell table:style-name="ce7" office:value-type="float" office:value="0.12558" calcext:value-type="float">
            <text:p>0.13</text:p>
          </table:table-cell>
          <table:table-cell table:style-name="ce7" office:value-type="float" office:value="13.22364" calcext:value-type="float">
            <text:p>13.22</text:p>
          </table:table-cell>
          <table:table-cell table:style-name="ce7" office:value-type="float" office:value="5.95044" calcext:value-type="float">
            <text:p>5.95</text:p>
          </table:table-cell>
          <table:table-cell table:style-name="ce7" table:formula="of:=[$space_old.$S$7]" office:value-type="float" office:value="69.1812030529976" calcext:value-type="float">
            <text:p>69.18</text:p>
          </table:table-cell>
          <table:table-cell table:style-name="Default"/>
          <table:table-cell table:style-name="ce4" table:number-columns-repeated="7"/>
          <table:table-cell table:number-columns-repeated="1010"/>
        </table:table-row>
        <table:table-row table:style-name="ro1" table:number-rows-repeated="3">
          <table:table-cell/>
          <table:table-cell table:style-name="ce8" table:number-columns-repeated="6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 table:number-rows-repeated="15">
          <table:table-cell/>
          <table:table-cell table:style-name="ce8" table:number-columns-repeated="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t_old" table:style-name="ta2">
        <table:table-column table:style-name="co4" table:default-cell-style-name="ce1"/>
        <table:table-column table:style-name="co5" table:default-cell-style-name="ce1"/>
        <table:table-column table:style-name="co6" table:number-columns-repeated="1022" table:default-cell-style-name="ce1"/>
        <table:table-row table:style-name="ro1">
          <table:table-cell table:style-name="Default" office:value-type="string" calcext:value-type="string">
            <text:p>config</text:p>
          </table:table-cell>
          <table:table-cell table:style-name="Default" office:value-type="string" calcext:value-type="string">
            <text:p>TTCTR&amp;1start-X</text:p>
          </table:table-cell>
          <table:table-cell table:style-name="Default" office:value-type="string" calcext:value-type="string">
            <text:p>TTCTR&amp;1start-X_{L}</text:p>
          </table:table-cell>
          <table:table-cell table:style-name="Default" office:value-type="string" calcext:value-type="string">
            <text:p>TTCTR&amp;1start-X_{T}</text:p>
          </table:table-cell>
          <table:table-cell table:style-name="Default" office:value-type="string" calcext:value-type="string">
            <text:p>TTCTR&amp;1start-X_{LT}</text:p>
          </table:table-cell>
          <table:table-cell table:style-name="ce8" office:value-type="string" calcext:value-type="string">
            <text:p>space</text:p>
          </table:table-cell>
          <table:table-cell table:style-name="ce8"/>
          <table:table-cell table:style-name="ce10"/>
          <table:table-cell table:style-name="ce7"/>
          <table:table-cell table:style-name="ce4"/>
          <table:table-cell table:style-name="ce5"/>
          <table:table-cell table:style-name="ce4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_Ψ32+RG32</text:p>
          </table:table-cell>
          <table:table-cell table:style-name="ce8" office:value-type="float" office:value="4.20466" calcext:value-type="float">
            <text:p>4.20</text:p>
          </table:table-cell>
          <table:table-cell table:style-name="ce8" office:value-type="float" office:value="4.15772" calcext:value-type="float">
            <text:p>4.16</text:p>
          </table:table-cell>
          <table:table-cell table:style-name="ce8" office:value-type="float" office:value="18.5166" calcext:value-type="float">
            <text:p>18.52</text:p>
          </table:table-cell>
          <table:table-cell table:style-name="ce8" office:value-type="float" office:value="8.22122" calcext:value-type="float">
            <text:p>8.22</text:p>
          </table:table-cell>
          <table:table-cell table:style-name="ce8" table:formula="of:=[$space_old.$H$7]" office:value-type="float" office:value="81.729480843544" calcext:value-type="float">
            <text:p>81.7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32</text:p>
          </table:table-cell>
          <table:table-cell table:style-name="ce8" office:value-type="float" office:value="4.17833" calcext:value-type="float">
            <text:p>4.18</text:p>
          </table:table-cell>
          <table:table-cell table:style-name="ce8" office:value-type="float" office:value="4.17719" calcext:value-type="float">
            <text:p>4.18</text:p>
          </table:table-cell>
          <table:table-cell table:style-name="ce8" office:value-type="float" office:value="21.00543" calcext:value-type="float">
            <text:p>21.01</text:p>
          </table:table-cell>
          <table:table-cell table:style-name="ce8" office:value-type="float" office:value="9.42584" calcext:value-type="float">
            <text:p>9.43</text:p>
          </table:table-cell>
          <table:table-cell table:style-name="ce8" table:formula="of:=[$space_old.$I$7]" office:value-type="float" office:value="78.8028443384171" calcext:value-type="float">
            <text:p>78.80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RR64</text:p>
          </table:table-cell>
          <table:table-cell table:style-name="ce8" office:value-type="float" office:value="4.21194" calcext:value-type="float">
            <text:p>4.21</text:p>
          </table:table-cell>
          <table:table-cell table:style-name="ce8" office:value-type="float" office:value="4.15427" calcext:value-type="float">
            <text:p>4.15</text:p>
          </table:table-cell>
          <table:table-cell table:style-name="ce8" office:value-type="float" office:value="21.70274" calcext:value-type="float">
            <text:p>21.70</text:p>
          </table:table-cell>
          <table:table-cell table:style-name="ce8" office:value-type="float" office:value="9.65185" calcext:value-type="float">
            <text:p>9.65</text:p>
          </table:table-cell>
          <table:table-cell table:style-name="ce8" table:formula="of:=[$space_old.$J$7]" office:value-type="float" office:value="76.7054215097428" calcext:value-type="float">
            <text:p>76.71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RR128</text:p>
          </table:table-cell>
          <table:table-cell table:style-name="ce8" office:value-type="float" office:value="4.1812" calcext:value-type="float">
            <text:p>4.18</text:p>
          </table:table-cell>
          <table:table-cell table:style-name="ce8" office:value-type="float" office:value="4.15292" calcext:value-type="float">
            <text:p>4.15</text:p>
          </table:table-cell>
          <table:table-cell table:style-name="ce8" office:value-type="float" office:value="23.20178" calcext:value-type="float">
            <text:p>23.20</text:p>
          </table:table-cell>
          <table:table-cell table:style-name="ce8" office:value-type="float" office:value="10.21753" calcext:value-type="float">
            <text:p>10.22</text:p>
          </table:table-cell>
          <table:table-cell table:style-name="ce8" table:formula="of:=[$space_old.$K$7]" office:value-type="float" office:value="75.6567100954056" calcext:value-type="float">
            <text:p>75.66</text:p>
          </table:table-cell>
          <table:table-cell table:style-name="ce8"/>
          <table:table-cell table:style-name="ce7" table:number-columns-repeated="2"/>
          <table:table-cell table:style-name="ce4" table:number-columns-repeated="2"/>
          <table:table-cell table:style-name="ce6"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128+RG32</text:p>
          </table:table-cell>
          <table:table-cell table:style-name="ce7" office:value-type="float" office:value="6.95835" calcext:value-type="float">
            <text:p>6.96</text:p>
          </table:table-cell>
          <table:table-cell table:style-name="ce7" office:value-type="float" office:value="6.93935" calcext:value-type="float">
            <text:p>6.94</text:p>
          </table:table-cell>
          <table:table-cell table:style-name="ce7" office:value-type="float" office:value="25.05066" calcext:value-type="float">
            <text:p>25.05</text:p>
          </table:table-cell>
          <table:table-cell table:style-name="ce7" office:value-type="float" office:value="10.67601" calcext:value-type="float">
            <text:p>10.68</text:p>
          </table:table-cell>
          <table:table-cell table:style-name="ce8" table:formula="of:=[$space_old.$L$7]" office:value-type="float" office:value="76.5601009583473" calcext:value-type="float">
            <text:p>76.56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128+RRR32</text:p>
          </table:table-cell>
          <table:table-cell table:style-name="ce7" office:value-type="float" office:value="6.961" calcext:value-type="float">
            <text:p>6.96</text:p>
          </table:table-cell>
          <table:table-cell table:style-name="ce7" office:value-type="float" office:value="6.94033" calcext:value-type="float">
            <text:p>6.94</text:p>
          </table:table-cell>
          <table:table-cell table:style-name="ce7" office:value-type="float" office:value="27.44389" calcext:value-type="float">
            <text:p>27.44</text:p>
          </table:table-cell>
          <table:table-cell table:style-name="ce7" office:value-type="float" office:value="11.77933" calcext:value-type="float">
            <text:p>11.78</text:p>
          </table:table-cell>
          <table:table-cell table:style-name="ce8" table:formula="of:=[$space_old.$M$7]" office:value-type="float" office:value="73.6334644532204" calcext:value-type="float">
            <text:p>73.6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128+RRR64</text:p>
          </table:table-cell>
          <table:table-cell table:style-name="ce7" office:value-type="float" office:value="6.94532" calcext:value-type="float">
            <text:p>6.95</text:p>
          </table:table-cell>
          <table:table-cell table:style-name="ce7" office:value-type="float" office:value="6.94509" calcext:value-type="float">
            <text:p>6.95</text:p>
          </table:table-cell>
          <table:table-cell table:style-name="ce7" office:value-type="float" office:value="28.04656" calcext:value-type="float">
            <text:p>28.05</text:p>
          </table:table-cell>
          <table:table-cell table:style-name="ce7" office:value-type="float" office:value="12.04126" calcext:value-type="float">
            <text:p>12.04</text:p>
          </table:table-cell>
          <table:table-cell table:style-name="ce8" table:formula="of:=[$space_old.$N$7]" office:value-type="float" office:value="71.5360416245461" calcext:value-type="float">
            <text:p>71.54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128+RRR128</text:p>
          </table:table-cell>
          <table:table-cell table:style-name="ce7" office:value-type="float" office:value="6.93901" calcext:value-type="float">
            <text:p>6.94</text:p>
          </table:table-cell>
          <table:table-cell table:style-name="ce7" office:value-type="float" office:value="6.93567" calcext:value-type="float">
            <text:p>6.94</text:p>
          </table:table-cell>
          <table:table-cell table:style-name="ce7" office:value-type="float" office:value="29.64358" calcext:value-type="float">
            <text:p>29.64</text:p>
          </table:table-cell>
          <table:table-cell table:style-name="ce7" office:value-type="float" office:value="12.61955" calcext:value-type="float">
            <text:p>12.62</text:p>
          </table:table-cell>
          <table:table-cell table:style-name="ce8" table:formula="of:=[$space_old.$O$7]" office:value-type="float" office:value="70.4873302102089" calcext:value-type="float">
            <text:p>70.4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512+RG32</text:p>
          </table:table-cell>
          <table:table-cell table:style-name="ce7" office:value-type="float" office:value="17.00694" calcext:value-type="float">
            <text:p>17.01</text:p>
          </table:table-cell>
          <table:table-cell table:style-name="ce7" office:value-type="float" office:value="16.84742" calcext:value-type="float">
            <text:p>16.85</text:p>
          </table:table-cell>
          <table:table-cell table:style-name="ce7" office:value-type="float" office:value="51.36399" calcext:value-type="float">
            <text:p>51.36</text:p>
          </table:table-cell>
          <table:table-cell table:style-name="ce7" office:value-type="float" office:value="21.12713" calcext:value-type="float">
            <text:p>21.13</text:p>
          </table:table-cell>
          <table:table-cell table:style-name="ce8" table:formula="of:=[$space_old.$P$7]" office:value-type="float" office:value="75.253973801136" calcext:value-type="float">
            <text:p>75.2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512+RRR32</text:p>
          </table:table-cell>
          <table:table-cell table:style-name="ce7" office:value-type="float" office:value="17.0295" calcext:value-type="float">
            <text:p>17.03</text:p>
          </table:table-cell>
          <table:table-cell table:style-name="ce7" office:value-type="float" office:value="16.91618" calcext:value-type="float">
            <text:p>16.92</text:p>
          </table:table-cell>
          <table:table-cell table:style-name="ce7" office:value-type="float" office:value="53.77721" calcext:value-type="float">
            <text:p>53.78</text:p>
          </table:table-cell>
          <table:table-cell table:style-name="ce7" office:value-type="float" office:value="21.8004" calcext:value-type="float">
            <text:p>21.80</text:p>
          </table:table-cell>
          <table:table-cell table:style-name="ce8" table:formula="of:=[$space_old.$Q$7]" office:value-type="float" office:value="72.3273372960091" calcext:value-type="float">
            <text:p>72.3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512+RRR64</text:p>
          </table:table-cell>
          <table:table-cell table:style-name="ce7" office:value-type="float" office:value="17.04579" calcext:value-type="float">
            <text:p>17.05</text:p>
          </table:table-cell>
          <table:table-cell table:style-name="ce7" office:value-type="float" office:value="16.86273" calcext:value-type="float">
            <text:p>16.86</text:p>
          </table:table-cell>
          <table:table-cell table:style-name="ce7" office:value-type="float" office:value="54.42937" calcext:value-type="float">
            <text:p>54.43</text:p>
          </table:table-cell>
          <table:table-cell table:style-name="ce7" office:value-type="float" office:value="22.00887" calcext:value-type="float">
            <text:p>22.01</text:p>
          </table:table-cell>
          <table:table-cell table:style-name="ce8" table:formula="of:=[$space_old.$R$7]" office:value-type="float" office:value="70.2299144673348" calcext:value-type="float">
            <text:p>70.2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512+RRR128</text:p>
          </table:table-cell>
          <table:table-cell table:style-name="ce7" office:value-type="float" office:value="17.00135" calcext:value-type="float">
            <text:p>17.00</text:p>
          </table:table-cell>
          <table:table-cell table:style-name="ce7" office:value-type="float" office:value="17.0771" calcext:value-type="float">
            <text:p>17.08</text:p>
          </table:table-cell>
          <table:table-cell table:style-name="ce7" office:value-type="float" office:value="55.88139" calcext:value-type="float">
            <text:p>55.88</text:p>
          </table:table-cell>
          <table:table-cell table:style-name="ce7" office:value-type="float" office:value="22.64629" calcext:value-type="float">
            <text:p>22.65</text:p>
          </table:table-cell>
          <table:table-cell table:style-name="ce7" table:formula="of:=[$space_old.$S$7]" office:value-type="float" office:value="69.1812030529976" calcext:value-type="float">
            <text:p>69.18</text:p>
          </table:table-cell>
          <table:table-cell table:style-name="Default"/>
          <table:table-cell table:style-name="ce4" table:number-columns-repeated="7"/>
          <table:table-cell table:number-columns-repeated="1010"/>
        </table:table-row>
        <table:table-row table:style-name="ro1" table:number-rows-repeated="3">
          <table:table-cell/>
          <table:table-cell table:style-name="ce8" table:number-columns-repeated="6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 table:number-rows-repeated="3">
          <table:table-cell/>
          <table:table-cell table:style-name="ce8" table:number-columns-repeated="8"/>
          <table:table-cell table:number-columns-repeated="1015"/>
        </table:table-row>
        <table:table-row table:style-name="ro3">
          <table:table-cell/>
          <table:table-cell table:style-name="ce8" table:number-columns-repeated="8"/>
          <table:table-cell table:number-columns-repeated="1015"/>
        </table:table-row>
        <table:table-row table:style-name="ro1">
          <table:table-cell/>
          <table:table-cell table:style-name="ce8" table:number-columns-repeated="8"/>
          <table:table-cell table:number-columns-repeated="1015"/>
        </table:table-row>
        <table:table-row table:style-name="ro3" table:number-rows-repeated="10">
          <table:table-cell/>
          <table:table-cell table:style-name="ce8" table:number-columns-repeated="8"/>
          <table:table-cell table:number-columns-repeated="1015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d_old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1020" table:default-cell-style-name="ce1"/>
        <table:table-row table:style-name="ro1">
          <table:table-cell table:style-name="Default" office:value-type="string" calcext:value-type="string">
            <text:p>config</text:p>
          </table:table-cell>
          <table:table-cell table:style-name="Default" office:value-type="string" calcext:value-type="string">
            <text:p>TTCTR&amp;1end-X</text:p>
          </table:table-cell>
          <table:table-cell table:style-name="Default" office:value-type="string" calcext:value-type="string">
            <text:p>TTCTR&amp;1end-X_{L}</text:p>
          </table:table-cell>
          <table:table-cell table:style-name="Default" office:value-type="string" calcext:value-type="string">
            <text:p>TTCTR&amp;1end-X_{T}</text:p>
          </table:table-cell>
          <table:table-cell table:style-name="Default" office:value-type="string" calcext:value-type="string">
            <text:p>TTCTR&amp;1end-X_{LT}</text:p>
          </table:table-cell>
          <table:table-cell table:style-name="ce8" office:value-type="string" calcext:value-type="string">
            <text:p>space</text:p>
          </table:table-cell>
          <table:table-cell table:style-name="ce8"/>
          <table:table-cell table:style-name="ce10"/>
          <table:table-cell table:style-name="ce7"/>
          <table:table-cell table:style-name="ce4"/>
          <table:table-cell table:style-name="ce5"/>
          <table:table-cell table:style-name="ce4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_Ψ32+RG32</text:p>
          </table:table-cell>
          <table:table-cell table:style-name="ce13" office:value-type="float" office:value="1.40642" calcext:value-type="float">
            <text:p>1.41</text:p>
          </table:table-cell>
          <table:table-cell table:style-name="ce14" office:value-type="float" office:value="35.25973" calcext:value-type="float">
            <text:p>35.26</text:p>
          </table:table-cell>
          <table:table-cell table:style-name="ce13" office:value-type="float" office:value="224.44941" calcext:value-type="float">
            <text:p>224.45</text:p>
          </table:table-cell>
          <table:table-cell table:style-name="ce13" office:value-type="float" office:value="68.06811" calcext:value-type="float">
            <text:p>68.07</text:p>
          </table:table-cell>
          <table:table-cell table:style-name="ce8" table:formula="of:=[$space_old.$H$7]" office:value-type="float" office:value="81.729480843544" calcext:value-type="float">
            <text:p>81.7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32</text:p>
          </table:table-cell>
          <table:table-cell table:style-name="ce13" office:value-type="float" office:value="1.40475" calcext:value-type="float">
            <text:p>1.40</text:p>
          </table:table-cell>
          <table:table-cell table:style-name="ce14" office:value-type="float" office:value="35.08435" calcext:value-type="float">
            <text:p>35.08</text:p>
          </table:table-cell>
          <table:table-cell table:style-name="ce13" office:value-type="float" office:value="251.63034" calcext:value-type="float">
            <text:p>251.63</text:p>
          </table:table-cell>
          <table:table-cell table:style-name="ce13" office:value-type="float" office:value="77.04724" calcext:value-type="float">
            <text:p>77.05</text:p>
          </table:table-cell>
          <table:table-cell table:style-name="ce8" table:formula="of:=[$space_old.$I$7]" office:value-type="float" office:value="78.8028443384171" calcext:value-type="float">
            <text:p>78.80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RR64</text:p>
          </table:table-cell>
          <table:table-cell table:style-name="ce13" office:value-type="float" office:value="1.4017" calcext:value-type="float">
            <text:p>1.40</text:p>
          </table:table-cell>
          <table:table-cell table:style-name="ce14" office:value-type="float" office:value="35.24441" calcext:value-type="float">
            <text:p>35.24</text:p>
          </table:table-cell>
          <table:table-cell table:style-name="ce13" office:value-type="float" office:value="263.88032" calcext:value-type="float">
            <text:p>263.88</text:p>
          </table:table-cell>
          <table:table-cell table:style-name="ce13" office:value-type="float" office:value="80.62947" calcext:value-type="float">
            <text:p>80.63</text:p>
          </table:table-cell>
          <table:table-cell table:style-name="ce8" table:formula="of:=[$space_old.$J$7]" office:value-type="float" office:value="76.7054215097428" calcext:value-type="float">
            <text:p>76.71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RR128</text:p>
          </table:table-cell>
          <table:table-cell table:style-name="ce13" office:value-type="float" office:value="1.40047" calcext:value-type="float">
            <text:p>1.40</text:p>
          </table:table-cell>
          <table:table-cell table:style-name="ce14" office:value-type="float" office:value="35.12034" calcext:value-type="float">
            <text:p>35.12</text:p>
          </table:table-cell>
          <table:table-cell table:style-name="ce13" office:value-type="float" office:value="288.41094" calcext:value-type="float">
            <text:p>288.41</text:p>
          </table:table-cell>
          <table:table-cell table:style-name="ce13" office:value-type="float" office:value="88.32834" calcext:value-type="float">
            <text:p>88.33</text:p>
          </table:table-cell>
          <table:table-cell table:style-name="ce8" table:formula="of:=[$space_old.$K$7]" office:value-type="float" office:value="75.6567100954056" calcext:value-type="float">
            <text:p>75.66</text:p>
          </table:table-cell>
          <table:table-cell table:style-name="ce8"/>
          <table:table-cell table:style-name="ce7" table:number-columns-repeated="2"/>
          <table:table-cell table:style-name="ce4" table:number-columns-repeated="2"/>
          <table:table-cell table:style-name="ce6"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128+RG32</text:p>
          </table:table-cell>
          <table:table-cell table:style-name="ce13" office:value-type="float" office:value="1.40111" calcext:value-type="float">
            <text:p>1.40</text:p>
          </table:table-cell>
          <table:table-cell table:style-name="ce14" office:value-type="float" office:value="83.96441" calcext:value-type="float">
            <text:p>83.96</text:p>
          </table:table-cell>
          <table:table-cell table:style-name="ce13" office:value-type="float" office:value="412.51453" calcext:value-type="float">
            <text:p>412.51</text:p>
          </table:table-cell>
          <table:table-cell table:style-name="ce13" office:value-type="float" office:value="116.57899" calcext:value-type="float">
            <text:p>116.58</text:p>
          </table:table-cell>
          <table:table-cell table:style-name="ce8" table:formula="of:=[$space_old.$L$7]" office:value-type="float" office:value="76.5601009583473" calcext:value-type="float">
            <text:p>76.56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128+RRR32</text:p>
          </table:table-cell>
          <table:table-cell table:style-name="ce13" office:value-type="float" office:value="1.42128" calcext:value-type="float">
            <text:p>1.42</text:p>
          </table:table-cell>
          <table:table-cell table:style-name="ce14" office:value-type="float" office:value="84.1074" calcext:value-type="float">
            <text:p>84.11</text:p>
          </table:table-cell>
          <table:table-cell table:style-name="ce13" office:value-type="float" office:value="439.37325" calcext:value-type="float">
            <text:p>439.37</text:p>
          </table:table-cell>
          <table:table-cell table:style-name="ce13" office:value-type="float" office:value="125.26062" calcext:value-type="float">
            <text:p>125.26</text:p>
          </table:table-cell>
          <table:table-cell table:style-name="ce8" table:formula="of:=[$space_old.$M$7]" office:value-type="float" office:value="73.6334644532204" calcext:value-type="float">
            <text:p>73.6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128+RRR64</text:p>
          </table:table-cell>
          <table:table-cell table:style-name="ce13" office:value-type="float" office:value="1.40617" calcext:value-type="float">
            <text:p>1.41</text:p>
          </table:table-cell>
          <table:table-cell table:style-name="ce14" office:value-type="float" office:value="84.04498" calcext:value-type="float">
            <text:p>84.04</text:p>
          </table:table-cell>
          <table:table-cell table:style-name="ce13" office:value-type="float" office:value="452.0786" calcext:value-type="float">
            <text:p>452.08</text:p>
          </table:table-cell>
          <table:table-cell table:style-name="ce13" office:value-type="float" office:value="129.06973" calcext:value-type="float">
            <text:p>129.07</text:p>
          </table:table-cell>
          <table:table-cell table:style-name="ce8" table:formula="of:=[$space_old.$N$7]" office:value-type="float" office:value="71.5360416245461" calcext:value-type="float">
            <text:p>71.54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128+RRR128</text:p>
          </table:table-cell>
          <table:table-cell table:style-name="ce13" office:value-type="float" office:value="1.40388" calcext:value-type="float">
            <text:p>1.40</text:p>
          </table:table-cell>
          <table:table-cell table:style-name="ce14" office:value-type="float" office:value="84.08991" calcext:value-type="float">
            <text:p>84.09</text:p>
          </table:table-cell>
          <table:table-cell table:style-name="ce13" office:value-type="float" office:value="477.22214" calcext:value-type="float">
            <text:p>477.22</text:p>
          </table:table-cell>
          <table:table-cell table:style-name="ce13" office:value-type="float" office:value="137.03455" calcext:value-type="float">
            <text:p>137.03</text:p>
          </table:table-cell>
          <table:table-cell table:style-name="ce8" table:formula="of:=[$space_old.$O$7]" office:value-type="float" office:value="70.4873302102089" calcext:value-type="float">
            <text:p>70.4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512+RG32</text:p>
          </table:table-cell>
          <table:table-cell table:style-name="ce13" office:value-type="float" office:value="1.41055" calcext:value-type="float">
            <text:p>1.41</text:p>
          </table:table-cell>
          <table:table-cell table:style-name="ce14" office:value-type="float" office:value="272.22335" calcext:value-type="float">
            <text:p>272.22</text:p>
          </table:table-cell>
          <table:table-cell table:style-name="ce13" office:value-type="float" office:value="1078.29809" calcext:value-type="float">
            <text:p>1078.30</text:p>
          </table:table-cell>
          <table:table-cell table:style-name="ce13" office:value-type="float" office:value="305.41551" calcext:value-type="float">
            <text:p>305.42</text:p>
          </table:table-cell>
          <table:table-cell table:style-name="ce8" table:formula="of:=[$space_old.$P$7]" office:value-type="float" office:value="75.253973801136" calcext:value-type="float">
            <text:p>75.2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512+RRR32</text:p>
          </table:table-cell>
          <table:table-cell table:style-name="ce13" office:value-type="float" office:value="1.42822" calcext:value-type="float">
            <text:p>1.43</text:p>
          </table:table-cell>
          <table:table-cell table:style-name="ce14" office:value-type="float" office:value="272.47262" calcext:value-type="float">
            <text:p>272.47</text:p>
          </table:table-cell>
          <table:table-cell table:style-name="ce13" office:value-type="float" office:value="1109.32007" calcext:value-type="float">
            <text:p>1109.32</text:p>
          </table:table-cell>
          <table:table-cell table:style-name="ce13" office:value-type="float" office:value="314.62008" calcext:value-type="float">
            <text:p>314.62</text:p>
          </table:table-cell>
          <table:table-cell table:style-name="ce8" table:formula="of:=[$space_old.$Q$7]" office:value-type="float" office:value="72.3273372960091" calcext:value-type="float">
            <text:p>72.3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512+RRR64</text:p>
          </table:table-cell>
          <table:table-cell table:style-name="ce13" office:value-type="float" office:value="1.40592" calcext:value-type="float">
            <text:p>1.41</text:p>
          </table:table-cell>
          <table:table-cell table:style-name="ce14" office:value-type="float" office:value="272.18941" calcext:value-type="float">
            <text:p>272.19</text:p>
          </table:table-cell>
          <table:table-cell table:style-name="ce13" office:value-type="float" office:value="1119.28809" calcext:value-type="float">
            <text:p>1119.29</text:p>
          </table:table-cell>
          <table:table-cell table:style-name="ce13" office:value-type="float" office:value="318.13008" calcext:value-type="float">
            <text:p>318.13</text:p>
          </table:table-cell>
          <table:table-cell table:style-name="ce8" table:formula="of:=[$space_old.$R$7]" office:value-type="float" office:value="70.2299144673348" calcext:value-type="float">
            <text:p>70.2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512+RRR128</text:p>
          </table:table-cell>
          <table:table-cell table:style-name="ce13" office:value-type="float" office:value="1.40139" calcext:value-type="float">
            <text:p>1.40</text:p>
          </table:table-cell>
          <table:table-cell table:style-name="ce14" office:value-type="float" office:value="272.53262" calcext:value-type="float">
            <text:p>272.53</text:p>
          </table:table-cell>
          <table:table-cell table:style-name="ce13" office:value-type="float" office:value="1146.48637" calcext:value-type="float">
            <text:p>1146.49</text:p>
          </table:table-cell>
          <table:table-cell table:style-name="ce13" office:value-type="float" office:value="325.90252" calcext:value-type="float">
            <text:p>325.90</text:p>
          </table:table-cell>
          <table:table-cell table:style-name="ce7" table:formula="of:=[$space_old.$S$7]" office:value-type="float" office:value="69.1812030529976" calcext:value-type="float">
            <text:p>69.18</text:p>
          </table:table-cell>
          <table:table-cell table:style-name="Default"/>
          <table:table-cell table:style-name="ce4" table:number-columns-repeated="7"/>
          <table:table-cell table:number-columns-repeated="1010"/>
        </table:table-row>
        <table:table-row table:style-name="ro1" table:number-rows-repeated="3">
          <table:table-cell/>
          <table:table-cell table:style-name="ce8" table:number-columns-repeated="6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 table:number-rows-repeated="3">
          <table:table-cell/>
          <table:table-cell table:style-name="ce8" table:number-columns-repeated="8"/>
          <table:table-cell table:number-columns-repeated="1015"/>
        </table:table-row>
        <table:table-row table:style-name="ro3">
          <table:table-cell/>
          <table:table-cell table:style-name="ce8" table:number-columns-repeated="8"/>
          <table:table-cell table:number-columns-repeated="1015"/>
        </table:table-row>
        <table:table-row table:style-name="ro1">
          <table:table-cell/>
          <table:table-cell table:style-name="ce8" table:number-columns-repeated="8"/>
          <table:table-cell table:number-columns-repeated="1015"/>
        </table:table-row>
        <table:table-row table:style-name="ro3" table:number-rows-repeated="10">
          <table:table-cell/>
          <table:table-cell table:style-name="ce8" table:number-columns-repeated="8"/>
          <table:table-cell table:number-columns-repeated="1015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y_old" table:style-name="ta2"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4" table:default-cell-style-name="ce1"/>
        <table:table-column table:style-name="co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007" table:default-cell-style-name="ce1"/>
        <table:table-row table:style-name="ro1">
          <table:table-cell table:style-name="Default" office:value-type="string" calcext:value-type="string">
            <text:p>config</text:p>
          </table:table-cell>
          <table:table-cell table:style-name="Default" office:value-type="string" calcext:value-type="string">
            <text:p>TTCTR&amp;1X-to-Y</text:p>
          </table:table-cell>
          <table:table-cell table:style-name="Default" office:value-type="string" calcext:value-type="string">
            <text:p>TTCTR&amp;1X_{L}-to-Y</text:p>
          </table:table-cell>
          <table:table-cell table:style-name="Default" office:value-type="string" calcext:value-type="string">
            <text:p>TTCTR&amp;1X-to-Y_{L}</text:p>
          </table:table-cell>
          <table:table-cell table:style-name="Default" office:value-type="string" calcext:value-type="string">
            <text:p>TTCTR&amp;1X_{L}-to-Y_{L}</text:p>
          </table:table-cell>
          <table:table-cell table:style-name="Default" office:value-type="string" calcext:value-type="string">
            <text:p>TTCTR&amp;1X_{T}-to-Y</text:p>
          </table:table-cell>
          <table:table-cell table:style-name="Default" office:value-type="string" calcext:value-type="string">
            <text:p>TTCTR&amp;1X_{LT}-to-Y</text:p>
          </table:table-cell>
          <table:table-cell table:style-name="Default" office:value-type="string" calcext:value-type="string">
            <text:p>TTCTR&amp;1X_{T}-to-Y_{L}</text:p>
          </table:table-cell>
          <table:table-cell table:style-name="Default" office:value-type="string" calcext:value-type="string">
            <text:p>TTCTR&amp;1X_{LT}-to-Y_{L}</text:p>
          </table:table-cell>
          <table:table-cell office:value-type="string" calcext:value-type="string">
            <text:p>TTCTR&amp;1X-to-Y_{T}</text:p>
          </table:table-cell>
          <table:table-cell office:value-type="string" calcext:value-type="string">
            <text:p>TTCTR&amp;1X_{L}-to-Y_{T}</text:p>
          </table:table-cell>
          <table:table-cell office:value-type="string" calcext:value-type="string">
            <text:p>TTCTR&amp;1X-to-Y_{LT}</text:p>
          </table:table-cell>
          <table:table-cell office:value-type="string" calcext:value-type="string">
            <text:p>TTCTR&amp;1X_{L}-to-Y_{LT}</text:p>
          </table:table-cell>
          <table:table-cell office:value-type="string" calcext:value-type="string">
            <text:p>TTCTR&amp;1X_{T}-to-Y_{T}</text:p>
          </table:table-cell>
          <table:table-cell office:value-type="string" calcext:value-type="string">
            <text:p>TTCTR&amp;1X_{LT}-to-Y_{T}</text:p>
          </table:table-cell>
          <table:table-cell office:value-type="string" calcext:value-type="string">
            <text:p>TTCTR&amp;1X_{T}-to-Y_{LT}</text:p>
          </table:table-cell>
          <table:table-cell office:value-type="string" calcext:value-type="string">
            <text:p>TTCTR&amp;1X_{LT}-to-Y_{LT}</text:p>
          </table:table-cell>
          <table:table-cell table:style-name="ce8" office:value-type="string" calcext:value-type="string">
            <text:p>spac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G32</text:p>
          </table:table-cell>
          <table:table-cell table:style-name="ce8" office:value-type="float" office:value="7.11027" calcext:value-type="float">
            <text:p>7.11</text:p>
          </table:table-cell>
          <table:table-cell table:style-name="ce8" office:value-type="float" office:value="7.1044" calcext:value-type="float">
            <text:p>7.10</text:p>
          </table:table-cell>
          <table:table-cell table:style-name="ce8" office:value-type="float" office:value="31.23926" calcext:value-type="float">
            <text:p>31.24</text:p>
          </table:table-cell>
          <table:table-cell table:style-name="ce8" office:value-type="float" office:value="31.03492" calcext:value-type="float">
            <text:p>31.03</text:p>
          </table:table-cell>
          <table:table-cell table:style-name="ce8" office:value-type="float" office:value="21.365" calcext:value-type="float">
            <text:p>21.37</text:p>
          </table:table-cell>
          <table:table-cell table:style-name="ce8" office:value-type="float" office:value="10.37918" calcext:value-type="float">
            <text:p>10.38</text:p>
          </table:table-cell>
          <table:table-cell table:style-name="ce8" office:value-type="float" office:value="37.26672" calcext:value-type="float">
            <text:p>37.27</text:p>
          </table:table-cell>
          <table:table-cell table:style-name="ce8" office:value-type="float" office:value="23.87886" calcext:value-type="float">
            <text:p>23.88</text:p>
          </table:table-cell>
          <table:table-cell table:style-name="ce8" office:value-type="float" office:value="94.47475" calcext:value-type="float">
            <text:p>94.47</text:p>
          </table:table-cell>
          <table:table-cell table:style-name="ce8" office:value-type="float" office:value="93.05003" calcext:value-type="float">
            <text:p>93.05</text:p>
          </table:table-cell>
          <table:table-cell table:style-name="ce8" office:value-type="float" office:value="34.70586" calcext:value-type="float">
            <text:p>34.71</text:p>
          </table:table-cell>
          <table:table-cell table:style-name="ce8" office:value-type="float" office:value="34.11444" calcext:value-type="float">
            <text:p>34.11</text:p>
          </table:table-cell>
          <table:table-cell table:style-name="ce8" office:value-type="float" office:value="71.26301" calcext:value-type="float">
            <text:p>71.26</text:p>
          </table:table-cell>
          <table:table-cell table:style-name="ce8" office:value-type="float" office:value="50.46741" calcext:value-type="float">
            <text:p>50.47</text:p>
          </table:table-cell>
          <table:table-cell table:style-name="ce8" office:value-type="float" office:value="38.47905" calcext:value-type="float">
            <text:p>38.48</text:p>
          </table:table-cell>
          <table:table-cell table:style-name="ce8" office:value-type="float" office:value="25.16047" calcext:value-type="float">
            <text:p>25.16</text:p>
          </table:table-cell>
          <table:table-cell table:style-name="ce8" table:formula="of:=[$space_old.$H$7]" office:value-type="float" office:value="81.729480843544" calcext:value-type="float">
            <text:p>81.7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32</text:p>
          </table:table-cell>
          <table:table-cell table:style-name="ce8" office:value-type="float" office:value="7.12678" calcext:value-type="float">
            <text:p>7.13</text:p>
          </table:table-cell>
          <table:table-cell table:style-name="ce8" office:value-type="float" office:value="7.10967" calcext:value-type="float">
            <text:p>7.11</text:p>
          </table:table-cell>
          <table:table-cell table:style-name="ce8" office:value-type="float" office:value="31.24345" calcext:value-type="float">
            <text:p>31.24</text:p>
          </table:table-cell>
          <table:table-cell table:style-name="ce8" office:value-type="float" office:value="31.01699" calcext:value-type="float">
            <text:p>31.02</text:p>
          </table:table-cell>
          <table:table-cell table:style-name="ce8" office:value-type="float" office:value="22.25292" calcext:value-type="float">
            <text:p>22.25</text:p>
          </table:table-cell>
          <table:table-cell table:style-name="ce8" office:value-type="float" office:value="11.05286" calcext:value-type="float">
            <text:p>11.05</text:p>
          </table:table-cell>
          <table:table-cell table:style-name="ce8" office:value-type="float" office:value="39.44536" calcext:value-type="float">
            <text:p>39.45</text:p>
          </table:table-cell>
          <table:table-cell table:style-name="ce8" office:value-type="float" office:value="25.74182" calcext:value-type="float">
            <text:p>25.74</text:p>
          </table:table-cell>
          <table:table-cell table:style-name="ce8" office:value-type="float" office:value="96.03094" calcext:value-type="float">
            <text:p>96.03</text:p>
          </table:table-cell>
          <table:table-cell table:style-name="ce8" office:value-type="float" office:value="94.39477" calcext:value-type="float">
            <text:p>94.39</text:p>
          </table:table-cell>
          <table:table-cell table:style-name="ce8" office:value-type="float" office:value="35.59429" calcext:value-type="float">
            <text:p>35.59</text:p>
          </table:table-cell>
          <table:table-cell table:style-name="ce8" office:value-type="float" office:value="35.01104" calcext:value-type="float">
            <text:p>35.01</text:p>
          </table:table-cell>
          <table:table-cell table:style-name="ce8" office:value-type="float" office:value="74.3602" calcext:value-type="float">
            <text:p>74.36</text:p>
          </table:table-cell>
          <table:table-cell table:style-name="ce8" office:value-type="float" office:value="53.0318" calcext:value-type="float">
            <text:p>53.03</text:p>
          </table:table-cell>
          <table:table-cell table:style-name="ce8" office:value-type="float" office:value="41.26077" calcext:value-type="float">
            <text:p>41.26</text:p>
          </table:table-cell>
          <table:table-cell table:style-name="ce8" office:value-type="float" office:value="27.62021" calcext:value-type="float">
            <text:p>27.62</text:p>
          </table:table-cell>
          <table:table-cell table:style-name="ce8" table:formula="of:=[$space_old.$I$7]" office:value-type="float" office:value="78.8028443384171" calcext:value-type="float">
            <text:p>78.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64</text:p>
          </table:table-cell>
          <table:table-cell table:style-name="ce8" office:value-type="float" office:value="7.14839" calcext:value-type="float">
            <text:p>7.15</text:p>
          </table:table-cell>
          <table:table-cell table:style-name="ce8" office:value-type="float" office:value="7.13506" calcext:value-type="float">
            <text:p>7.14</text:p>
          </table:table-cell>
          <table:table-cell table:style-name="ce8" office:value-type="float" office:value="31.20405" calcext:value-type="float">
            <text:p>31.20</text:p>
          </table:table-cell>
          <table:table-cell table:style-name="ce8" office:value-type="float" office:value="30.99869" calcext:value-type="float">
            <text:p>31.00</text:p>
          </table:table-cell>
          <table:table-cell table:style-name="ce8" office:value-type="float" office:value="22.45774" calcext:value-type="float">
            <text:p>22.46</text:p>
          </table:table-cell>
          <table:table-cell table:style-name="ce8" office:value-type="float" office:value="11.17144" calcext:value-type="float">
            <text:p>11.17</text:p>
          </table:table-cell>
          <table:table-cell table:style-name="ce8" office:value-type="float" office:value="40.13999" calcext:value-type="float">
            <text:p>40.14</text:p>
          </table:table-cell>
          <table:table-cell table:style-name="ce8" office:value-type="float" office:value="26.40485" calcext:value-type="float">
            <text:p>26.40</text:p>
          </table:table-cell>
          <table:table-cell table:style-name="ce8" office:value-type="float" office:value="96.79113" calcext:value-type="float">
            <text:p>96.79</text:p>
          </table:table-cell>
          <table:table-cell table:style-name="ce8" office:value-type="float" office:value="94.70459" calcext:value-type="float">
            <text:p>94.70</text:p>
          </table:table-cell>
          <table:table-cell table:style-name="ce8" office:value-type="float" office:value="35.86174" calcext:value-type="float">
            <text:p>35.86</text:p>
          </table:table-cell>
          <table:table-cell table:style-name="ce8" office:value-type="float" office:value="35.17539" calcext:value-type="float">
            <text:p>35.18</text:p>
          </table:table-cell>
          <table:table-cell table:style-name="ce8" office:value-type="float" office:value="75.19018" calcext:value-type="float">
            <text:p>75.19</text:p>
          </table:table-cell>
          <table:table-cell table:style-name="ce8" office:value-type="float" office:value="53.68687" calcext:value-type="float">
            <text:p>53.69</text:p>
          </table:table-cell>
          <table:table-cell table:style-name="ce8" office:value-type="float" office:value="42.17932" calcext:value-type="float">
            <text:p>42.18</text:p>
          </table:table-cell>
          <table:table-cell table:style-name="ce8" office:value-type="float" office:value="28.1966" calcext:value-type="float">
            <text:p>28.20</text:p>
          </table:table-cell>
          <table:table-cell table:style-name="ce8" table:formula="of:=[$space_old.$J$7]" office:value-type="float" office:value="76.7054215097428" calcext:value-type="float">
            <text:p>76.7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128</text:p>
          </table:table-cell>
          <table:table-cell table:style-name="ce8" office:value-type="float" office:value="7.1502" calcext:value-type="float">
            <text:p>7.15</text:p>
          </table:table-cell>
          <table:table-cell table:style-name="ce8" office:value-type="float" office:value="7.10453" calcext:value-type="float">
            <text:p>7.10</text:p>
          </table:table-cell>
          <table:table-cell table:style-name="ce8" office:value-type="float" office:value="32.13537" calcext:value-type="float">
            <text:p>32.14</text:p>
          </table:table-cell>
          <table:table-cell table:style-name="ce8" office:value-type="float" office:value="31.04591" calcext:value-type="float">
            <text:p>31.05</text:p>
          </table:table-cell>
          <table:table-cell table:style-name="ce8" office:value-type="float" office:value="22.9839" calcext:value-type="float">
            <text:p>22.98</text:p>
          </table:table-cell>
          <table:table-cell table:style-name="ce8" office:value-type="float" office:value="11.56935" calcext:value-type="float">
            <text:p>11.57</text:p>
          </table:table-cell>
          <table:table-cell table:style-name="ce8" office:value-type="float" office:value="42.00149" calcext:value-type="float">
            <text:p>42.00</text:p>
          </table:table-cell>
          <table:table-cell table:style-name="ce8" office:value-type="float" office:value="27.89335" calcext:value-type="float">
            <text:p>27.89</text:p>
          </table:table-cell>
          <table:table-cell table:style-name="ce8" office:value-type="float" office:value="97.05889" calcext:value-type="float">
            <text:p>97.06</text:p>
          </table:table-cell>
          <table:table-cell table:style-name="ce8" office:value-type="float" office:value="95.3689" calcext:value-type="float">
            <text:p>95.37</text:p>
          </table:table-cell>
          <table:table-cell table:style-name="ce8" office:value-type="float" office:value="36.20126" calcext:value-type="float">
            <text:p>36.20</text:p>
          </table:table-cell>
          <table:table-cell table:style-name="ce8" office:value-type="float" office:value="35.5995" calcext:value-type="float">
            <text:p>35.60</text:p>
          </table:table-cell>
          <table:table-cell table:style-name="ce8" office:value-type="float" office:value="77.21828" calcext:value-type="float">
            <text:p>77.22</text:p>
          </table:table-cell>
          <table:table-cell table:style-name="ce8" office:value-type="float" office:value="55.40713" calcext:value-type="float">
            <text:p>55.41</text:p>
          </table:table-cell>
          <table:table-cell table:style-name="ce8" office:value-type="float" office:value="44.19634" calcext:value-type="float">
            <text:p>44.20</text:p>
          </table:table-cell>
          <table:table-cell table:style-name="ce8" office:value-type="float" office:value="29.91077" calcext:value-type="float">
            <text:p>29.91</text:p>
          </table:table-cell>
          <table:table-cell table:style-name="ce8" table:formula="of:=[$space_old.$K$7]" office:value-type="float" office:value="75.6567100954056" calcext:value-type="float">
            <text:p>75.6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G32</text:p>
          </table:table-cell>
          <table:table-cell table:style-name="ce8" office:value-type="float" office:value="11.61751" calcext:value-type="float">
            <text:p>11.62</text:p>
          </table:table-cell>
          <table:table-cell table:style-name="ce8" office:value-type="float" office:value="11.58647" calcext:value-type="float">
            <text:p>11.59</text:p>
          </table:table-cell>
          <table:table-cell table:style-name="ce8" office:value-type="float" office:value="65.07161" calcext:value-type="float">
            <text:p>65.07</text:p>
          </table:table-cell>
          <table:table-cell table:style-name="ce8" office:value-type="float" office:value="64.59898" calcext:value-type="float">
            <text:p>64.60</text:p>
          </table:table-cell>
          <table:table-cell table:style-name="ce8" office:value-type="float" office:value="32.8329" calcext:value-type="float">
            <text:p>32.83</text:p>
          </table:table-cell>
          <table:table-cell table:style-name="ce8" office:value-type="float" office:value="15.24597" calcext:value-type="float">
            <text:p>15.25</text:p>
          </table:table-cell>
          <table:table-cell table:style-name="ce8" office:value-type="float" office:value="64.04309" calcext:value-type="float">
            <text:p>64.04</text:p>
          </table:table-cell>
          <table:table-cell table:style-name="ce8" office:value-type="float" office:value="41.68394" calcext:value-type="float">
            <text:p>41.68</text:p>
          </table:table-cell>
          <table:table-cell table:style-name="ce8" office:value-type="float" office:value="214.769" calcext:value-type="float">
            <text:p>214.77</text:p>
          </table:table-cell>
          <table:table-cell table:style-name="ce8" office:value-type="float" office:value="212.42294" calcext:value-type="float">
            <text:p>212.42</text:p>
          </table:table-cell>
          <table:table-cell table:style-name="ce8" office:value-type="float" office:value="68.31986" calcext:value-type="float">
            <text:p>68.32</text:p>
          </table:table-cell>
          <table:table-cell table:style-name="ce8" office:value-type="float" office:value="67.43917" calcext:value-type="float">
            <text:p>67.44</text:p>
          </table:table-cell>
          <table:table-cell table:style-name="ce8" office:value-type="float" office:value="145.78421" calcext:value-type="float">
            <text:p>145.78</text:p>
          </table:table-cell>
          <table:table-cell table:style-name="ce8" office:value-type="float" office:value="104.37318" calcext:value-type="float">
            <text:p>104.37</text:p>
          </table:table-cell>
          <table:table-cell table:style-name="ce8" office:value-type="float" office:value="65.36028" calcext:value-type="float">
            <text:p>65.36</text:p>
          </table:table-cell>
          <table:table-cell table:style-name="ce8" office:value-type="float" office:value="42.97182" calcext:value-type="float">
            <text:p>42.97</text:p>
          </table:table-cell>
          <table:table-cell table:style-name="ce8" table:formula="of:=[$space_old.$L$7]" office:value-type="float" office:value="76.5601009583473" calcext:value-type="float">
            <text:p>76.5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32</text:p>
          </table:table-cell>
          <table:table-cell table:style-name="ce8" office:value-type="float" office:value="11.658" calcext:value-type="float">
            <text:p>11.66</text:p>
          </table:table-cell>
          <table:table-cell table:style-name="ce8" office:value-type="float" office:value="11.58518" calcext:value-type="float">
            <text:p>11.59</text:p>
          </table:table-cell>
          <table:table-cell table:style-name="ce8" office:value-type="float" office:value="65.15893" calcext:value-type="float">
            <text:p>65.16</text:p>
          </table:table-cell>
          <table:table-cell table:style-name="ce8" office:value-type="float" office:value="64.71987" calcext:value-type="float">
            <text:p>64.72</text:p>
          </table:table-cell>
          <table:table-cell table:style-name="ce8" office:value-type="float" office:value="33.9087" calcext:value-type="float">
            <text:p>33.91</text:p>
          </table:table-cell>
          <table:table-cell table:style-name="ce8" office:value-type="float" office:value="15.89416" calcext:value-type="float">
            <text:p>15.89</text:p>
          </table:table-cell>
          <table:table-cell table:style-name="ce8" office:value-type="float" office:value="66.37862" calcext:value-type="float">
            <text:p>66.38</text:p>
          </table:table-cell>
          <table:table-cell table:style-name="ce8" office:value-type="float" office:value="43.769" calcext:value-type="float">
            <text:p>43.77</text:p>
          </table:table-cell>
          <table:table-cell table:style-name="ce8" office:value-type="float" office:value="216.60853" calcext:value-type="float">
            <text:p>216.61</text:p>
          </table:table-cell>
          <table:table-cell table:style-name="ce8" office:value-type="float" office:value="214.44121" calcext:value-type="float">
            <text:p>214.44</text:p>
          </table:table-cell>
          <table:table-cell table:style-name="ce8" office:value-type="float" office:value="69.40272" calcext:value-type="float">
            <text:p>69.40</text:p>
          </table:table-cell>
          <table:table-cell table:style-name="ce8" office:value-type="float" office:value="68.53974" calcext:value-type="float">
            <text:p>68.54</text:p>
          </table:table-cell>
          <table:table-cell table:style-name="ce8" office:value-type="float" office:value="149.10749" calcext:value-type="float">
            <text:p>149.11</text:p>
          </table:table-cell>
          <table:table-cell table:style-name="ce8" office:value-type="float" office:value="107.27173" calcext:value-type="float">
            <text:p>107.27</text:p>
          </table:table-cell>
          <table:table-cell table:style-name="ce8" office:value-type="float" office:value="68.33904" calcext:value-type="float">
            <text:p>68.34</text:p>
          </table:table-cell>
          <table:table-cell table:style-name="ce8" office:value-type="float" office:value="45.36541" calcext:value-type="float">
            <text:p>45.37</text:p>
          </table:table-cell>
          <table:table-cell table:style-name="ce8" table:formula="of:=[$space_old.$M$7]" office:value-type="float" office:value="73.6334644532204" calcext:value-type="float">
            <text:p>73.6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64</text:p>
          </table:table-cell>
          <table:table-cell table:style-name="ce8" office:value-type="float" office:value="11.62033" calcext:value-type="float">
            <text:p>11.62</text:p>
          </table:table-cell>
          <table:table-cell table:style-name="ce8" office:value-type="float" office:value="11.59189" calcext:value-type="float">
            <text:p>11.59</text:p>
          </table:table-cell>
          <table:table-cell table:style-name="ce8" office:value-type="float" office:value="65.12856" calcext:value-type="float">
            <text:p>65.13</text:p>
          </table:table-cell>
          <table:table-cell table:style-name="ce8" office:value-type="float" office:value="65.45246" calcext:value-type="float">
            <text:p>65.45</text:p>
          </table:table-cell>
          <table:table-cell table:style-name="ce8" office:value-type="float" office:value="33.90243" calcext:value-type="float">
            <text:p>33.90</text:p>
          </table:table-cell>
          <table:table-cell table:style-name="ce8" office:value-type="float" office:value="16.04049" calcext:value-type="float">
            <text:p>16.04</text:p>
          </table:table-cell>
          <table:table-cell table:style-name="ce8" office:value-type="float" office:value="67.09011" calcext:value-type="float">
            <text:p>67.09</text:p>
          </table:table-cell>
          <table:table-cell table:style-name="ce8" office:value-type="float" office:value="44.19686" calcext:value-type="float">
            <text:p>44.20</text:p>
          </table:table-cell>
          <table:table-cell table:style-name="ce8" office:value-type="float" office:value="216.64255" calcext:value-type="float">
            <text:p>216.64</text:p>
          </table:table-cell>
          <table:table-cell table:style-name="ce8" office:value-type="float" office:value="214.10148" calcext:value-type="float">
            <text:p>214.10</text:p>
          </table:table-cell>
          <table:table-cell table:style-name="ce8" office:value-type="float" office:value="69.48645" calcext:value-type="float">
            <text:p>69.49</text:p>
          </table:table-cell>
          <table:table-cell table:style-name="ce8" office:value-type="float" office:value="68.58566" calcext:value-type="float">
            <text:p>68.59</text:p>
          </table:table-cell>
          <table:table-cell table:style-name="ce8" office:value-type="float" office:value="150.73965" calcext:value-type="float">
            <text:p>150.74</text:p>
          </table:table-cell>
          <table:table-cell table:style-name="ce8" office:value-type="float" office:value="107.68789" calcext:value-type="float">
            <text:p>107.69</text:p>
          </table:table-cell>
          <table:table-cell table:style-name="ce8" office:value-type="float" office:value="69.00705" calcext:value-type="float">
            <text:p>69.01</text:p>
          </table:table-cell>
          <table:table-cell table:style-name="ce8" office:value-type="float" office:value="46.02765" calcext:value-type="float">
            <text:p>46.03</text:p>
          </table:table-cell>
          <table:table-cell table:style-name="ce8" table:formula="of:=[$space_old.$N$7]" office:value-type="float" office:value="71.5360416245461" calcext:value-type="float">
            <text:p>71.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128</text:p>
          </table:table-cell>
          <table:table-cell table:style-name="ce8" office:value-type="float" office:value="11.62165" calcext:value-type="float">
            <text:p>11.62</text:p>
          </table:table-cell>
          <table:table-cell table:style-name="ce8" office:value-type="float" office:value="11.5785" calcext:value-type="float">
            <text:p>11.58</text:p>
          </table:table-cell>
          <table:table-cell table:style-name="ce8" office:value-type="float" office:value="65.09807" calcext:value-type="float">
            <text:p>65.10</text:p>
          </table:table-cell>
          <table:table-cell table:style-name="ce8" office:value-type="float" office:value="64.65767" calcext:value-type="float">
            <text:p>64.66</text:p>
          </table:table-cell>
          <table:table-cell table:style-name="ce8" office:value-type="float" office:value="34.41411" calcext:value-type="float">
            <text:p>34.41</text:p>
          </table:table-cell>
          <table:table-cell table:style-name="ce8" office:value-type="float" office:value="16.37369" calcext:value-type="float">
            <text:p>16.37</text:p>
          </table:table-cell>
          <table:table-cell table:style-name="ce8" office:value-type="float" office:value="68.9348" calcext:value-type="float">
            <text:p>68.93</text:p>
          </table:table-cell>
          <table:table-cell table:style-name="ce8" office:value-type="float" office:value="45.71449" calcext:value-type="float">
            <text:p>45.71</text:p>
          </table:table-cell>
          <table:table-cell table:style-name="ce8" office:value-type="float" office:value="218.3487" calcext:value-type="float">
            <text:p>218.35</text:p>
          </table:table-cell>
          <table:table-cell table:style-name="ce8" office:value-type="float" office:value="214.48377" calcext:value-type="float">
            <text:p>214.48</text:p>
          </table:table-cell>
          <table:table-cell table:style-name="ce8" office:value-type="float" office:value="69.78164" calcext:value-type="float">
            <text:p>69.78</text:p>
          </table:table-cell>
          <table:table-cell table:style-name="ce8" office:value-type="float" office:value="69.11799" calcext:value-type="float">
            <text:p>69.12</text:p>
          </table:table-cell>
          <table:table-cell table:style-name="ce8" office:value-type="float" office:value="151.66262" calcext:value-type="float">
            <text:p>151.66</text:p>
          </table:table-cell>
          <table:table-cell table:style-name="ce8" office:value-type="float" office:value="109.30282" calcext:value-type="float">
            <text:p>109.30</text:p>
          </table:table-cell>
          <table:table-cell table:style-name="ce8" office:value-type="float" office:value="71.09073" calcext:value-type="float">
            <text:p>71.09</text:p>
          </table:table-cell>
          <table:table-cell table:style-name="ce8" office:value-type="float" office:value="47.68905" calcext:value-type="float">
            <text:p>47.69</text:p>
          </table:table-cell>
          <table:table-cell table:style-name="ce8" table:formula="of:=[$space_old.$O$7]" office:value-type="float" office:value="70.4873302102089" calcext:value-type="float">
            <text:p>70.4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G32</text:p>
          </table:table-cell>
          <table:table-cell table:style-name="ce8" office:value-type="float" office:value="28.36821" calcext:value-type="float">
            <text:p>28.37</text:p>
          </table:table-cell>
          <table:table-cell table:style-name="ce8" office:value-type="float" office:value="28.22063" calcext:value-type="float">
            <text:p>28.22</text:p>
          </table:table-cell>
          <table:table-cell table:style-name="ce8" office:value-type="float" office:value="195.17989" calcext:value-type="float">
            <text:p>195.18</text:p>
          </table:table-cell>
          <table:table-cell table:style-name="ce8" office:value-type="float" office:value="193.63808" calcext:value-type="float">
            <text:p>193.64</text:p>
          </table:table-cell>
          <table:table-cell table:style-name="ce8" office:value-type="float" office:value="78.44584" calcext:value-type="float">
            <text:p>78.45</text:p>
          </table:table-cell>
          <table:table-cell table:style-name="ce8" office:value-type="float" office:value="34.56886" calcext:value-type="float">
            <text:p>34.57</text:p>
          </table:table-cell>
          <table:table-cell table:style-name="ce8" office:value-type="float" office:value="169.97638" calcext:value-type="float">
            <text:p>169.98</text:p>
          </table:table-cell>
          <table:table-cell table:style-name="ce8" office:value-type="float" office:value="112.46391" calcext:value-type="float">
            <text:p>112.46</text:p>
          </table:table-cell>
          <table:table-cell table:style-name="ce8" office:value-type="float" office:value="630.29248" calcext:value-type="float">
            <text:p>630.29</text:p>
          </table:table-cell>
          <table:table-cell table:style-name="ce8" office:value-type="float" office:value="625.12177" calcext:value-type="float">
            <text:p>625.12</text:p>
          </table:table-cell>
          <table:table-cell table:style-name="ce8" office:value-type="float" office:value="198.42595" calcext:value-type="float">
            <text:p>198.43</text:p>
          </table:table-cell>
          <table:table-cell table:style-name="ce8" office:value-type="float" office:value="196.32883" calcext:value-type="float">
            <text:p>196.33</text:p>
          </table:table-cell>
          <table:table-cell table:style-name="ce8" office:value-type="float" office:value="408.11543" calcext:value-type="float">
            <text:p>408.12</text:p>
          </table:table-cell>
          <table:table-cell table:style-name="ce8" office:value-type="float" office:value="294.88515" calcext:value-type="float">
            <text:p>294.89</text:p>
          </table:table-cell>
          <table:table-cell table:style-name="ce8" office:value-type="float" office:value="171.25907" calcext:value-type="float">
            <text:p>171.26</text:p>
          </table:table-cell>
          <table:table-cell table:style-name="ce8" office:value-type="float" office:value="113.6832" calcext:value-type="float">
            <text:p>113.68</text:p>
          </table:table-cell>
          <table:table-cell table:style-name="ce8" table:formula="of:=[$space_old.$P$7]" office:value-type="float" office:value="75.253973801136" calcext:value-type="float">
            <text:p>75.2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32</text:p>
          </table:table-cell>
          <table:table-cell table:style-name="ce8" office:value-type="float" office:value="28.37479" calcext:value-type="float">
            <text:p>28.37</text:p>
          </table:table-cell>
          <table:table-cell table:style-name="ce8" office:value-type="float" office:value="28.20678" calcext:value-type="float">
            <text:p>28.21</text:p>
          </table:table-cell>
          <table:table-cell table:style-name="ce8" office:value-type="float" office:value="195.98833" calcext:value-type="float">
            <text:p>195.99</text:p>
          </table:table-cell>
          <table:table-cell table:style-name="ce8" office:value-type="float" office:value="194.61966" calcext:value-type="float">
            <text:p>194.62</text:p>
          </table:table-cell>
          <table:table-cell table:style-name="ce8" office:value-type="float" office:value="79.33031" calcext:value-type="float">
            <text:p>79.33</text:p>
          </table:table-cell>
          <table:table-cell table:style-name="ce8" office:value-type="float" office:value="35.245" calcext:value-type="float">
            <text:p>35.25</text:p>
          </table:table-cell>
          <table:table-cell table:style-name="ce8" office:value-type="float" office:value="172.86552" calcext:value-type="float">
            <text:p>172.87</text:p>
          </table:table-cell>
          <table:table-cell table:style-name="ce8" office:value-type="float" office:value="114.7748" calcext:value-type="float">
            <text:p>114.77</text:p>
          </table:table-cell>
          <table:table-cell table:style-name="ce8" office:value-type="float" office:value="634.07053" calcext:value-type="float">
            <text:p>634.07</text:p>
          </table:table-cell>
          <table:table-cell table:style-name="ce8" office:value-type="float" office:value="628.69273" calcext:value-type="float">
            <text:p>628.69</text:p>
          </table:table-cell>
          <table:table-cell table:style-name="ce8" office:value-type="float" office:value="199.81658" calcext:value-type="float">
            <text:p>199.82</text:p>
          </table:table-cell>
          <table:table-cell table:style-name="ce8" office:value-type="float" office:value="197.9952" calcext:value-type="float">
            <text:p>198.00</text:p>
          </table:table-cell>
          <table:table-cell table:style-name="ce8" office:value-type="float" office:value="412.73288" calcext:value-type="float">
            <text:p>412.73</text:p>
          </table:table-cell>
          <table:table-cell table:style-name="ce8" office:value-type="float" office:value="298.63707" calcext:value-type="float">
            <text:p>298.64</text:p>
          </table:table-cell>
          <table:table-cell table:style-name="ce8" office:value-type="float" office:value="174.71902" calcext:value-type="float">
            <text:p>174.72</text:p>
          </table:table-cell>
          <table:table-cell table:style-name="ce8" office:value-type="float" office:value="116.45745" calcext:value-type="float">
            <text:p>116.46</text:p>
          </table:table-cell>
          <table:table-cell table:style-name="ce8" table:formula="of:=[$space_old.$Q$7]" office:value-type="float" office:value="72.3273372960091" calcext:value-type="float">
            <text:p>72.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64</text:p>
          </table:table-cell>
          <table:table-cell table:style-name="ce8" office:value-type="float" office:value="28.37419" calcext:value-type="float">
            <text:p>28.37</text:p>
          </table:table-cell>
          <table:table-cell table:style-name="ce8" office:value-type="float" office:value="28.20847" calcext:value-type="float">
            <text:p>28.21</text:p>
          </table:table-cell>
          <table:table-cell table:style-name="ce8" office:value-type="float" office:value="196.02694" calcext:value-type="float">
            <text:p>196.03</text:p>
          </table:table-cell>
          <table:table-cell table:style-name="ce8" office:value-type="float" office:value="194.39531" calcext:value-type="float">
            <text:p>194.40</text:p>
          </table:table-cell>
          <table:table-cell table:style-name="ce8" office:value-type="float" office:value="79.56037" calcext:value-type="float">
            <text:p>79.56</text:p>
          </table:table-cell>
          <table:table-cell table:style-name="ce8" office:value-type="float" office:value="35.39463" calcext:value-type="float">
            <text:p>35.39</text:p>
          </table:table-cell>
          <table:table-cell table:style-name="ce8" office:value-type="float" office:value="173.66445" calcext:value-type="float">
            <text:p>173.66</text:p>
          </table:table-cell>
          <table:table-cell table:style-name="ce8" office:value-type="float" office:value="115.50965" calcext:value-type="float">
            <text:p>115.51</text:p>
          </table:table-cell>
          <table:table-cell table:style-name="ce8" office:value-type="float" office:value="634.94548" calcext:value-type="float">
            <text:p>634.95</text:p>
          </table:table-cell>
          <table:table-cell table:style-name="ce8" office:value-type="float" office:value="629.75848" calcext:value-type="float">
            <text:p>629.76</text:p>
          </table:table-cell>
          <table:table-cell table:style-name="ce8" office:value-type="float" office:value="200.36278" calcext:value-type="float">
            <text:p>200.36</text:p>
          </table:table-cell>
          <table:table-cell table:style-name="ce8" office:value-type="float" office:value="198.32072" calcext:value-type="float">
            <text:p>198.32</text:p>
          </table:table-cell>
          <table:table-cell table:style-name="ce8" office:value-type="float" office:value="413.86258" calcext:value-type="float">
            <text:p>413.86</text:p>
          </table:table-cell>
          <table:table-cell table:style-name="ce8" office:value-type="float" office:value="299.46017" calcext:value-type="float">
            <text:p>299.46</text:p>
          </table:table-cell>
          <table:table-cell table:style-name="ce8" office:value-type="float" office:value="175.60008" calcext:value-type="float">
            <text:p>175.60</text:p>
          </table:table-cell>
          <table:table-cell table:style-name="ce8" office:value-type="float" office:value="117.25182" calcext:value-type="float">
            <text:p>117.25</text:p>
          </table:table-cell>
          <table:table-cell table:style-name="ce8" table:formula="of:=[$space_old.$R$7]" office:value-type="float" office:value="70.2299144673348" calcext:value-type="float">
            <text:p>70.2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128</text:p>
          </table:table-cell>
          <table:table-cell table:style-name="ce8" office:value-type="float" office:value="28.39646" calcext:value-type="float">
            <text:p>28.40</text:p>
          </table:table-cell>
          <table:table-cell table:style-name="ce8" office:value-type="float" office:value="28.24045" calcext:value-type="float">
            <text:p>28.24</text:p>
          </table:table-cell>
          <table:table-cell table:style-name="ce8" office:value-type="float" office:value="195.88283" calcext:value-type="float">
            <text:p>195.88</text:p>
          </table:table-cell>
          <table:table-cell table:style-name="ce8" office:value-type="float" office:value="194.33428" calcext:value-type="float">
            <text:p>194.33</text:p>
          </table:table-cell>
          <table:table-cell table:style-name="ce8" office:value-type="float" office:value="80.11046" calcext:value-type="float">
            <text:p>80.11</text:p>
          </table:table-cell>
          <table:table-cell table:style-name="ce8" office:value-type="float" office:value="35.74835" calcext:value-type="float">
            <text:p>35.75</text:p>
          </table:table-cell>
          <table:table-cell table:style-name="ce8" office:value-type="float" office:value="175.46343" calcext:value-type="float">
            <text:p>175.46</text:p>
          </table:table-cell>
          <table:table-cell table:style-name="ce8" office:value-type="float" office:value="117.63135" calcext:value-type="float">
            <text:p>117.63</text:p>
          </table:table-cell>
          <table:table-cell table:style-name="ce8" office:value-type="float" office:value="635.31567" calcext:value-type="float">
            <text:p>635.32</text:p>
          </table:table-cell>
          <table:table-cell table:style-name="ce8" office:value-type="float" office:value="629.62535" calcext:value-type="float">
            <text:p>629.63</text:p>
          </table:table-cell>
          <table:table-cell table:style-name="ce8" office:value-type="float" office:value="200.55598" calcext:value-type="float">
            <text:p>200.56</text:p>
          </table:table-cell>
          <table:table-cell table:style-name="ce8" office:value-type="float" office:value="198.50684" calcext:value-type="float">
            <text:p>198.51</text:p>
          </table:table-cell>
          <table:table-cell table:style-name="ce8" office:value-type="float" office:value="415.60212" calcext:value-type="float">
            <text:p>415.60</text:p>
          </table:table-cell>
          <table:table-cell table:style-name="ce8" office:value-type="float" office:value="300.92381" calcext:value-type="float">
            <text:p>300.92</text:p>
          </table:table-cell>
          <table:table-cell table:style-name="ce8" office:value-type="float" office:value="177.78038" calcext:value-type="float">
            <text:p>177.78</text:p>
          </table:table-cell>
          <table:table-cell table:style-name="ce8" office:value-type="float" office:value="118.79357" calcext:value-type="float">
            <text:p>118.79</text:p>
          </table:table-cell>
          <table:table-cell table:style-name="ce7" table:formula="of:=[$space_old.$S$7]" office:value-type="float" office:value="69.1812030529976" calcext:value-type="float">
            <text:p>69.18</text:p>
          </table:table-cell>
          <table:table-cell table:number-columns-repeated="1006"/>
        </table:table-row>
        <table:table-row table:style-name="ro1" table:number-rows-repeated="3">
          <table:table-cell/>
          <table:table-cell table:style-name="ce8" table:number-columns-repeated="6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 table:number-rows-repeated="9">
          <table:table-cell/>
          <table:table-cell table:style-name="ce8" table:number-columns-repeated="8"/>
          <table:table-cell table:number-columns-repeated="1015"/>
        </table:table-row>
        <table:table-row table:style-name="ro3" table:number-rows-repeated="6">
          <table:table-cell/>
          <table:table-cell table:style-name="ce8" table:number-columns-repeated="8"/>
          <table:table-cell table:number-columns-repeated="1015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ace_new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2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baseline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5573340" calcext:value-type="float">
            <text:p>3557334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ps</text:p>
          </table:table-cell>
          <table:table-cell office:value-type="float" office:value="14" calcext:value-type="float">
            <text:p>14</text:p>
          </table:table-cell>
          <table:table-cell office:value-type="float" office:value="6.956" calcext:value-type="float">
            <text:p>6.956</text:p>
          </table:table-cell>
          <table:table-cell office:value-type="float" office:value="5.727" calcext:value-type="float">
            <text:p>5.727</text:p>
          </table:table-cell>
          <table:table-cell office:value-type="float" office:value="5.417" calcext:value-type="float">
            <text:p>5.417</text:p>
          </table:table-cell>
          <table:table-cell/>
          <table:table-cell office:value-type="string" calcext:value-type="string">
            <text:p>n_traj</text:p>
          </table:table-cell>
          <table:table-cell office:value-type="float" office:value="10000000" calcext:value-type="float">
            <text:p>1000000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ize</text:p>
          </table:table-cell>
          <table:table-cell table:formula="of:=[.B2]*[.$H$1]/8" office:value-type="float" office:value="62253345" calcext:value-type="float">
            <text:p>62253345</text:p>
          </table:table-cell>
          <table:table-cell table:formula="of:=[.C2]*[.$H$1]/8" office:value-type="float" office:value="30931019.13" calcext:value-type="float">
            <text:p>30931019.13</text:p>
          </table:table-cell>
          <table:table-cell table:formula="of:=[.D2]*[.$H$1]/8" office:value-type="float" office:value="25466064.7725" calcext:value-type="float">
            <text:p>25466064.7725</text:p>
          </table:table-cell>
          <table:table-cell table:formula="of:=[.E2]*[.$H$1]/8" office:value-type="float" office:value="24087597.8475" calcext:value-type="float">
            <text:p>24087597.847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8" table:formula="of:=[.B3]/1024/1024" office:value-type="float" office:value="59.3694162368774" calcext:value-type="float">
            <text:p>59.37</text:p>
          </table:table-cell>
          <table:table-cell table:style-name="ce8" table:formula="of:=[.C3]/1024/1024" office:value-type="float" office:value="29.4981185245514" calcext:value-type="float">
            <text:p>29.50</text:p>
          </table:table-cell>
          <table:table-cell table:style-name="ce8" table:formula="of:=[.D3]/1024/1024" office:value-type="float" office:value="24.2863319134712" calcext:value-type="float">
            <text:p>24.29</text:p>
          </table:table-cell>
          <table:table-cell table:style-name="ce8" table:formula="of:=[.E3]/1024/1024" office:value-type="float" office:value="22.9717234110832" calcext:value-type="float">
            <text:p>22.9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mpr</text:p>
          </table:table-cell>
          <table:table-cell table:style-name="ce3" table:formula="of:=[.B3]/[.$B$3]" office:value-type="percentage" office:value="1" calcext:value-type="percentage">
            <text:p>100.00%</text:p>
          </table:table-cell>
          <table:table-cell table:style-name="ce3" table:formula="of:=[.C3]/[.$B$3]" office:value-type="percentage" office:value="0.496857142857143" calcext:value-type="percentage">
            <text:p>49.69%</text:p>
          </table:table-cell>
          <table:table-cell table:style-name="ce3" table:formula="of:=[.D3]/[.$B$3]" office:value-type="percentage" office:value="0.409071428571429" calcext:value-type="percentage">
            <text:p>40.91%</text:p>
          </table:table-cell>
          <table:table-cell table:style-name="ce3" table:formula="of:=[.E3]/[.$B$3]" office:value-type="percentage" office:value="0.386928571428571" calcext:value-type="percentage">
            <text:p>38.69%</text:p>
          </table:table-cell>
          <table:table-cell table:number-columns-repeated="50"/>
        </table:table-row>
        <table:table-row table:style-name="ro1">
          <table:table-cell table:number-columns-repeated="7"/>
          <table:table-cell office:value-type="string" calcext:value-type="string">
            <text:p>32+RG32+RG32</text:p>
          </table:table-cell>
          <table:table-cell office:value-type="string" calcext:value-type="string">
            <text:p>32+RG32+RRR32</text:p>
          </table:table-cell>
          <table:table-cell office:value-type="string" calcext:value-type="string">
            <text:p>32+RG32+RRR64</text:p>
          </table:table-cell>
          <table:table-cell office:value-type="string" calcext:value-type="string">
            <text:p>32+RG32+RRR128</text:p>
          </table:table-cell>
          <table:table-cell office:value-type="string" calcext:value-type="string">
            <text:p>32+RRR32+RG32</text:p>
          </table:table-cell>
          <table:table-cell office:value-type="string" calcext:value-type="string">
            <text:p>32+RRR32+RRR32</text:p>
          </table:table-cell>
          <table:table-cell office:value-type="string" calcext:value-type="string">
            <text:p>32+RRR32+RRR64</text:p>
          </table:table-cell>
          <table:table-cell office:value-type="string" calcext:value-type="string">
            <text:p>32+RRR32+RRR128</text:p>
          </table:table-cell>
          <table:table-cell office:value-type="string" calcext:value-type="string">
            <text:p>32+RRR64+RG32</text:p>
          </table:table-cell>
          <table:table-cell office:value-type="string" calcext:value-type="string">
            <text:p>32+RRR64+RRR32</text:p>
          </table:table-cell>
          <table:table-cell office:value-type="string" calcext:value-type="string">
            <text:p>32+RRR64+RRR64</text:p>
          </table:table-cell>
          <table:table-cell office:value-type="string" calcext:value-type="string">
            <text:p>32+RRR64+RRR128</text:p>
          </table:table-cell>
          <table:table-cell office:value-type="string" calcext:value-type="string">
            <text:p>32+RRR128+RG32</text:p>
          </table:table-cell>
          <table:table-cell office:value-type="string" calcext:value-type="string">
            <text:p>32+RRR128+RRR32</text:p>
          </table:table-cell>
          <table:table-cell office:value-type="string" calcext:value-type="string">
            <text:p>32+RRR128+RRR64</text:p>
          </table:table-cell>
          <table:table-cell office:value-type="string" calcext:value-type="string">
            <text:p>32+RRR128+RRR128</text:p>
          </table:table-cell>
          <table:table-cell office:value-type="string" calcext:value-type="string">
            <text:p>128+RG32+RG32</text:p>
          </table:table-cell>
          <table:table-cell office:value-type="string" calcext:value-type="string">
            <text:p>128+RG32+RRR32</text:p>
          </table:table-cell>
          <table:table-cell office:value-type="string" calcext:value-type="string">
            <text:p>128+RG32+RRR64</text:p>
          </table:table-cell>
          <table:table-cell office:value-type="string" calcext:value-type="string">
            <text:p>128+RG32+RRR128</text:p>
          </table:table-cell>
          <table:table-cell office:value-type="string" calcext:value-type="string">
            <text:p>128+RRR32+RG32</text:p>
          </table:table-cell>
          <table:table-cell office:value-type="string" calcext:value-type="string">
            <text:p>128+RRR32+RRR32</text:p>
          </table:table-cell>
          <table:table-cell office:value-type="string" calcext:value-type="string">
            <text:p>128+RRR32+RRR64</text:p>
          </table:table-cell>
          <table:table-cell office:value-type="string" calcext:value-type="string">
            <text:p>128+RRR32+RRR128</text:p>
          </table:table-cell>
          <table:table-cell office:value-type="string" calcext:value-type="string">
            <text:p>128+RRR64+RG32</text:p>
          </table:table-cell>
          <table:table-cell office:value-type="string" calcext:value-type="string">
            <text:p>128+RRR64+RRR32</text:p>
          </table:table-cell>
          <table:table-cell office:value-type="string" calcext:value-type="string">
            <text:p>128+RRR64+RRR64</text:p>
          </table:table-cell>
          <table:table-cell office:value-type="string" calcext:value-type="string">
            <text:p>128+RRR64+RRR128</text:p>
          </table:table-cell>
          <table:table-cell office:value-type="string" calcext:value-type="string">
            <text:p>128+RRR128+RG32</text:p>
          </table:table-cell>
          <table:table-cell office:value-type="string" calcext:value-type="string">
            <text:p>128+RRR128+RRR32</text:p>
          </table:table-cell>
          <table:table-cell office:value-type="string" calcext:value-type="string">
            <text:p>128+RRR128+RRR64</text:p>
          </table:table-cell>
          <table:table-cell office:value-type="string" calcext:value-type="string">
            <text:p>128+RRR128+RRR128</text:p>
          </table:table-cell>
          <table:table-cell office:value-type="string" calcext:value-type="string">
            <text:p>512+RG32+RG32</text:p>
          </table:table-cell>
          <table:table-cell office:value-type="string" calcext:value-type="string">
            <text:p>512+RG32+RRR32</text:p>
          </table:table-cell>
          <table:table-cell office:value-type="string" calcext:value-type="string">
            <text:p>512+RG32+RRR64</text:p>
          </table:table-cell>
          <table:table-cell office:value-type="string" calcext:value-type="string">
            <text:p>512+RG32+RRR128</text:p>
          </table:table-cell>
          <table:table-cell office:value-type="string" calcext:value-type="string">
            <text:p>512+RRR32+RG32</text:p>
          </table:table-cell>
          <table:table-cell office:value-type="string" calcext:value-type="string">
            <text:p>512+RRR32+RRR32</text:p>
          </table:table-cell>
          <table:table-cell office:value-type="string" calcext:value-type="string">
            <text:p>512+RRR32+RRR64</text:p>
          </table:table-cell>
          <table:table-cell office:value-type="string" calcext:value-type="string">
            <text:p>512+RRR32+RRR128</text:p>
          </table:table-cell>
          <table:table-cell office:value-type="string" calcext:value-type="string">
            <text:p>512+RRR64+RG32</text:p>
          </table:table-cell>
          <table:table-cell office:value-type="string" calcext:value-type="string">
            <text:p>512+RRR64+RRR32</text:p>
          </table:table-cell>
          <table:table-cell office:value-type="string" calcext:value-type="string">
            <text:p>512+RRR64+RRR64</text:p>
          </table:table-cell>
          <table:table-cell office:value-type="string" calcext:value-type="string">
            <text:p>512+RRR64+RRR128</text:p>
          </table:table-cell>
          <table:table-cell office:value-type="string" calcext:value-type="string">
            <text:p>512+RRR128+RG32</text:p>
          </table:table-cell>
          <table:table-cell office:value-type="string" calcext:value-type="string">
            <text:p>512+RRR128+RRR32</text:p>
          </table:table-cell>
          <table:table-cell office:value-type="string" calcext:value-type="string">
            <text:p>512+RRR128+RRR64</text:p>
          </table:table-cell>
          <table:table-cell office:value-type="string" calcext:value-type="string">
            <text:p>512+RRR128+RRR128</text:p>
          </table:table-cell>
        </table:table-row>
        <table:table-row table:style-name="ro1">
          <table:table-cell table:number-columns-repeated="7"/>
          <table:table-cell table:style-name="ce8" table:formula="of:=[.$F$17]+[.$C$4]+[.$C$23]+[.C11]" office:value-type="float" office:value="111.733057794571" calcext:value-type="float">
            <text:p>111.73</text:p>
          </table:table-cell>
          <table:table-cell table:style-name="ce8" table:formula="of:=[.$F$17]+[.$C$4]+[.$C$23]+[.D11]" office:value-type="float" office:value="107.411812427044" calcext:value-type="float">
            <text:p>107.41</text:p>
          </table:table-cell>
          <table:table-cell table:style-name="ce8" table:formula="of:=[.$F$17]+[.$C$4]+[.$C$23]+[.E11]" office:value-type="float" office:value="104.498470358849" calcext:value-type="float">
            <text:p>104.50</text:p>
          </table:table-cell>
          <table:table-cell table:style-name="ce8" table:formula="of:=[.$F$17]+[.$C$4]+[.$C$23]+[.F11]" office:value-type="float" office:value="103.039678988457" calcext:value-type="float">
            <text:p>103.04</text:p>
          </table:table-cell>
          <table:table-cell table:style-name="ce8" table:formula="of:=[.$F$17]+[.$C$4]+[.$D$23]+[.C11]" office:value-type="float" office:value="101.385816679001" calcext:value-type="float">
            <text:p>101.39</text:p>
          </table:table-cell>
          <table:table-cell table:style-name="ce8" table:formula="of:=[.$F$17]+[.$C$4]+[.$D$23]+[.D11]" office:value-type="float" office:value="97.0645713114738" calcext:value-type="float">
            <text:p>97.06</text:p>
          </table:table-cell>
          <table:table-cell table:style-name="ce8" table:formula="of:=[.$F$17]+[.$C$4]+[.$D$23]+[.E11]" office:value-type="float" office:value="94.1512292432785" calcext:value-type="float">
            <text:p>94.15</text:p>
          </table:table-cell>
          <table:table-cell table:style-name="ce8" table:formula="of:=[.$F$17]+[.$C$4]+[.$D$23]+[.F11]" office:value-type="float" office:value="92.6924378728866" calcext:value-type="float">
            <text:p>92.69</text:p>
          </table:table-cell>
          <table:table-cell table:style-name="ce8" table:formula="of:=[.$F$17]+[.$C$4]+[.$E$23]+[.C11]" office:value-type="float" office:value="100.715790410042" calcext:value-type="float">
            <text:p>100.72</text:p>
          </table:table-cell>
          <table:table-cell table:style-name="ce8" table:formula="of:=[.$F$17]+[.$C$4]+[.$E$23]+[.D11]" office:value-type="float" office:value="96.3945450425148" calcext:value-type="float">
            <text:p>96.39</text:p>
          </table:table-cell>
          <table:table-cell table:style-name="ce8" table:formula="of:=[.$F$17]+[.$C$4]+[.$E$23]+[.E11]" office:value-type="float" office:value="93.4812029743195" calcext:value-type="float">
            <text:p>93.48</text:p>
          </table:table-cell>
          <table:table-cell table:style-name="ce8" table:formula="of:=[.$F$17]+[.$C$4]+[.$E$23]+[.F11]" office:value-type="float" office:value="92.0224116039276" calcext:value-type="float">
            <text:p>92.02</text:p>
          </table:table-cell>
          <table:table-cell table:style-name="ce8" table:formula="of:=[.$F$17]+[.$C$4]+[.$F$23]+[.C11]" office:value-type="float" office:value="100.389258620739" calcext:value-type="float">
            <text:p>100.39</text:p>
          </table:table-cell>
          <table:table-cell table:style-name="ce8" table:formula="of:=[.$F$17]+[.$C$4]+[.$F$23]+[.D11]" office:value-type="float" office:value="96.068013253212" calcext:value-type="float">
            <text:p>96.07</text:p>
          </table:table-cell>
          <table:table-cell table:style-name="ce8" table:formula="of:=[.$F$17]+[.$C$4]+[.$F$23]+[.E11]" office:value-type="float" office:value="93.1546711850167" calcext:value-type="float">
            <text:p>93.15</text:p>
          </table:table-cell>
          <table:table-cell table:style-name="ce8" table:formula="of:=[.$F$17]+[.$C$4]+[.$F$23]+[.F11]" office:value-type="float" office:value="91.6958798146248" calcext:value-type="float">
            <text:p>91.70</text:p>
          </table:table-cell>
          <table:table-cell table:style-name="ce8" table:formula="of:=[.$F$17]+[.$D$4]+[.$C$23]+[.C11]" office:value-type="float" office:value="106.521271183491" calcext:value-type="float">
            <text:p>106.52</text:p>
          </table:table-cell>
          <table:table-cell table:style-name="ce8" table:formula="of:=[.$F$17]+[.$D$4]+[.$C$23]+[.D11]" office:value-type="float" office:value="102.200025815964" calcext:value-type="float">
            <text:p>102.20</text:p>
          </table:table-cell>
          <table:table-cell table:style-name="ce8" table:formula="of:=[.$F$17]+[.$D$4]+[.$C$23]+[.E11]" office:value-type="float" office:value="99.2866837477684" calcext:value-type="float">
            <text:p>99.29</text:p>
          </table:table-cell>
          <table:table-cell table:style-name="ce8" table:formula="of:=[.$F$17]+[.$D$4]+[.$C$23]+[.F11]" office:value-type="float" office:value="97.8278923773765" calcext:value-type="float">
            <text:p>97.83</text:p>
          </table:table-cell>
          <table:table-cell table:style-name="ce8" table:formula="of:=[.$F$17]+[.$D$4]+[.$D$23]+[.C11]" office:value-type="float" office:value="96.1740300679206" calcext:value-type="float">
            <text:p>96.17</text:p>
          </table:table-cell>
          <table:table-cell table:style-name="ce8" table:formula="of:=[.$F$17]+[.$D$4]+[.$D$23]+[.D11]" office:value-type="float" office:value="91.8527847003936" calcext:value-type="float">
            <text:p>91.85</text:p>
          </table:table-cell>
          <table:table-cell table:style-name="ce8" table:formula="of:=[.$F$17]+[.$D$4]+[.$D$23]+[.E11]" office:value-type="float" office:value="88.9394426321983" calcext:value-type="float">
            <text:p>88.94</text:p>
          </table:table-cell>
          <table:table-cell table:style-name="ce8" table:formula="of:=[.$F$17]+[.$D$4]+[.$D$23]+[.F11]" office:value-type="float" office:value="87.4806512618064" calcext:value-type="float">
            <text:p>87.48</text:p>
          </table:table-cell>
          <table:table-cell table:style-name="ce8" table:formula="of:=[.$F$17]+[.$D$4]+[.$E$23]+[.C11]" office:value-type="float" office:value="95.5040037989616" calcext:value-type="float">
            <text:p>95.50</text:p>
          </table:table-cell>
          <table:table-cell table:style-name="ce8" table:formula="of:=[.$F$17]+[.$D$4]+[.$E$23]+[.D11]" office:value-type="float" office:value="91.1827584314346" calcext:value-type="float">
            <text:p>91.18</text:p>
          </table:table-cell>
          <table:table-cell table:style-name="ce8" table:formula="of:=[.$F$17]+[.$D$4]+[.$E$23]+[.E11]" office:value-type="float" office:value="88.2694163632393" calcext:value-type="float">
            <text:p>88.27</text:p>
          </table:table-cell>
          <table:table-cell table:style-name="ce8" table:formula="of:=[.$F$17]+[.$D$4]+[.$E$23]+[.F11]" office:value-type="float" office:value="86.8106249928474" calcext:value-type="float">
            <text:p>86.81</text:p>
          </table:table-cell>
          <table:table-cell table:style-name="ce8" table:formula="of:=[.$F$17]+[.$D$4]+[.$F$23]+[.C11]" office:value-type="float" office:value="95.1774720096588" calcext:value-type="float">
            <text:p>95.18</text:p>
          </table:table-cell>
          <table:table-cell table:style-name="ce8" table:formula="of:=[.$F$17]+[.$D$4]+[.$F$23]+[.D11]" office:value-type="float" office:value="90.8562266421318" calcext:value-type="float">
            <text:p>90.86</text:p>
          </table:table-cell>
          <table:table-cell table:style-name="ce8" table:formula="of:=[.$F$17]+[.$D$4]+[.$F$23]+[.E11]" office:value-type="float" office:value="87.9428845739364" calcext:value-type="float">
            <text:p>87.94</text:p>
          </table:table-cell>
          <table:table-cell table:style-name="ce8" table:formula="of:=[.$F$17]+[.$D$4]+[.$F$23]+[.F11]" office:value-type="float" office:value="86.4840932035446" calcext:value-type="float">
            <text:p>86.48</text:p>
          </table:table-cell>
          <table:table-cell table:style-name="ce8" table:formula="of:=[.$F$17]+[.$E$4]+[.$C$23]+[.C11]" office:value-type="float" office:value="105.206662681103" calcext:value-type="float">
            <text:p>105.21</text:p>
          </table:table-cell>
          <table:table-cell table:style-name="ce8" table:formula="of:=[.$F$17]+[.$E$4]+[.$C$23]+[.D11]" office:value-type="float" office:value="100.885417313576" calcext:value-type="float">
            <text:p>100.89</text:p>
          </table:table-cell>
          <table:table-cell table:style-name="ce8" table:formula="of:=[.$F$17]+[.$E$4]+[.$C$23]+[.E11]" office:value-type="float" office:value="97.9720752453804" calcext:value-type="float">
            <text:p>97.97</text:p>
          </table:table-cell>
          <table:table-cell table:style-name="ce8" table:formula="of:=[.$F$17]+[.$E$4]+[.$C$23]+[.F11]" office:value-type="float" office:value="96.5132838749885" calcext:value-type="float">
            <text:p>96.51</text:p>
          </table:table-cell>
          <table:table-cell table:style-name="ce8" table:formula="of:=[.$F$17]+[.$E$4]+[.$D$23]+[.C11]" office:value-type="float" office:value="94.8594215655326" calcext:value-type="float">
            <text:p>94.86</text:p>
          </table:table-cell>
          <table:table-cell table:style-name="ce8" table:formula="of:=[.$F$17]+[.$E$4]+[.$D$23]+[.D11]" office:value-type="float" office:value="90.5381761980056" calcext:value-type="float">
            <text:p>90.54</text:p>
          </table:table-cell>
          <table:table-cell table:style-name="ce8" table:formula="of:=[.$F$17]+[.$E$4]+[.$D$23]+[.E11]" office:value-type="float" office:value="87.6248341298103" calcext:value-type="float">
            <text:p>87.62</text:p>
          </table:table-cell>
          <table:table-cell table:style-name="ce8" table:formula="of:=[.$F$17]+[.$E$4]+[.$D$23]+[.F11]" office:value-type="float" office:value="86.1660427594184" calcext:value-type="float">
            <text:p>86.17</text:p>
          </table:table-cell>
          <table:table-cell table:style-name="ce8" table:formula="of:=[.$F$17]+[.$E$4]+[.$E$23]+[.C11]" office:value-type="float" office:value="94.1893952965736" calcext:value-type="float">
            <text:p>94.19</text:p>
          </table:table-cell>
          <table:table-cell table:style-name="ce8" table:formula="of:=[.$F$17]+[.$E$4]+[.$E$23]+[.D11]" office:value-type="float" office:value="89.8681499290466" calcext:value-type="float">
            <text:p>89.87</text:p>
          </table:table-cell>
          <table:table-cell table:style-name="ce8" table:formula="of:=[.$F$17]+[.$E$4]+[.$E$23]+[.E11]" office:value-type="float" office:value="86.9548078608513" calcext:value-type="float">
            <text:p>86.95</text:p>
          </table:table-cell>
          <table:table-cell table:style-name="ce8" table:formula="of:=[.$F$17]+[.$E$4]+[.$E$23]+[.F11]" office:value-type="float" office:value="85.4960164904594" calcext:value-type="float">
            <text:p>85.50</text:p>
          </table:table-cell>
          <table:table-cell table:style-name="ce8" table:formula="of:=[.$F$17]+[.$E$4]+[.$F$23]+[.C11]" office:value-type="float" office:value="93.8628635072708" calcext:value-type="float">
            <text:p>93.86</text:p>
          </table:table-cell>
          <table:table-cell table:style-name="ce8" table:formula="of:=[.$F$17]+[.$E$4]+[.$F$23]+[.D11]" office:value-type="float" office:value="89.5416181397438" calcext:value-type="float">
            <text:p>89.54</text:p>
          </table:table-cell>
          <table:table-cell table:style-name="ce8" table:formula="of:=[.$F$17]+[.$E$4]+[.$F$23]+[.E11]" office:value-type="float" office:value="86.6282760715485" calcext:value-type="float">
            <text:p>86.63</text:p>
          </table:table-cell>
          <table:table-cell table:style-name="ce8" table:formula="of:=[.$F$17]+[.$E$4]+[.$F$23]+[.F11]" office:value-type="float" office:value="85.1694847011566" calcext:value-type="float">
            <text:p>85.17</text:p>
          </table:table-cell>
        </table:table-row>
        <table:table-row table:style-name="ro1">
          <table:table-cell office:value-type="string" calcext:value-type="string">
            <text:p>WMJ</text:p>
          </table:table-cell>
          <table:table-cell office:value-type="string" calcext:value-type="string">
            <text:p>baseline</text:p>
          </table:table-cell>
          <table:table-cell table:number-columns-repeated="2" office:value-type="string" calcext:value-type="string">
            <text:p>RG32</text:p>
          </table:table-cell>
          <table:table-cell office:value-type="string" calcext:value-type="string">
            <text:p>RG64</text:p>
          </table:table-cell>
          <table:table-cell office:value-type="string" calcext:value-type="string">
            <text:p>RG1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ps</text:p>
          </table:table-cell>
          <table:table-cell office:value-type="float" office:value="14" calcext:value-type="float">
            <text:p>14</text:p>
          </table:table-cell>
          <table:table-cell office:value-type="float" office:value="14.438" calcext:value-type="float">
            <text:p>14.438</text:p>
          </table:table-cell>
          <table:table-cell office:value-type="float" office:value="13.419" calcext:value-type="float">
            <text:p>13.419</text:p>
          </table:table-cell>
          <table:table-cell office:value-type="float" office:value="12.732" calcext:value-type="float">
            <text:p>12.732</text:p>
          </table:table-cell>
          <table:table-cell office:value-type="float" office:value="12.388" calcext:value-type="float">
            <text:p>12.38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ze</text:p>
          </table:table-cell>
          <table:table-cell table:formula="of:=[.B9]*[.$H$1]/8" office:value-type="float" office:value="62253345" calcext:value-type="float">
            <text:p>62253345</text:p>
          </table:table-cell>
          <table:table-cell table:formula="of:=[.C9]*[.$H$1]/8" office:value-type="float" office:value="64200985.365" calcext:value-type="float">
            <text:p>64200985.365</text:p>
          </table:table-cell>
          <table:table-cell table:formula="of:=[.D9]*[.$H$1]/8" office:value-type="float" office:value="59669831.1825" calcext:value-type="float">
            <text:p>59669831.1825</text:p>
          </table:table-cell>
          <table:table-cell table:formula="of:=[.E9]*[.$H$1]/8" office:value-type="float" office:value="56614970.61" calcext:value-type="float">
            <text:p>56614970.61</text:p>
          </table:table-cell>
          <table:table-cell table:formula="of:=[.F9]*[.$H$1]/8" office:value-type="float" office:value="55085316.99" calcext:value-type="float">
            <text:p>55085316.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8" table:formula="of:=[.B10]/1024/1024" office:value-type="float" office:value="59.3694162368774" calcext:value-type="float">
            <text:p>59.37</text:p>
          </table:table-cell>
          <table:table-cell table:style-name="ce8" table:formula="of:=[.C10]/1024/1024" office:value-type="float" office:value="61.226830830574" calcext:value-type="float">
            <text:p>61.23</text:p>
          </table:table-cell>
          <table:table-cell table:style-name="ce8" table:formula="of:=[.D10]/1024/1024" office:value-type="float" office:value="56.905585463047" calcext:value-type="float">
            <text:p>56.91</text:p>
          </table:table-cell>
          <table:table-cell table:style-name="ce8" table:formula="of:=[.E10]/1024/1024" office:value-type="float" office:value="53.9922433948517" calcext:value-type="float">
            <text:p>53.99</text:p>
          </table:table-cell>
          <table:table-cell table:style-name="ce8" table:formula="of:=[.F10]/1024/1024" office:value-type="float" office:value="52.5334520244598" calcext:value-type="float">
            <text:p>52.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mpr</text:p>
          </table:table-cell>
          <table:table-cell table:style-name="ce3" table:formula="of:=[.B10]/[.$B$10]" office:value-type="percentage" office:value="1" calcext:value-type="percentage">
            <text:p>100.00%</text:p>
          </table:table-cell>
          <table:table-cell table:style-name="ce3" table:formula="of:=[.C10]/[.$B$10]" office:value-type="percentage" office:value="1.03128571428571" calcext:value-type="percentage">
            <text:p>103.13%</text:p>
          </table:table-cell>
          <table:table-cell table:style-name="ce3" table:formula="of:=[.D10]/[.$B$10]" office:value-type="percentage" office:value="0.9585" calcext:value-type="percentage">
            <text:p>95.85%</text:p>
          </table:table-cell>
          <table:table-cell table:style-name="ce3" table:formula="of:=[.E10]/[.$B$10]" office:value-type="percentage" office:value="0.909428571428571" calcext:value-type="percentage">
            <text:p>90.94%</text:p>
          </table:table-cell>
          <table:table-cell table:style-name="ce3" table:formula="of:=[.F10]/[.$B$10]" office:value-type="percentage" office:value="0.884857142857143" calcext:value-type="percentage">
            <text:p>88.49%</text:p>
          </table:table-cell>
          <table:table-cell table:number-columns-repeated="49"/>
        </table:table-row>
        <table:table-row table:style-name="ro1" table:number-rows-repeated="2">
          <table:table-cell table:number-columns-repeated="55"/>
        </table:table-row>
        <table:table-row table:style-name="ro1">
          <table:table-cell office:value-type="string" calcext:value-type="string">
            <text:p>commons</text:p>
          </table:table-cell>
          <table:table-cell office:value-type="string" calcext:value-type="string">
            <text:p>lineStops</text:p>
          </table:table-cell>
          <table:table-cell office:value-type="string" calcext:value-type="string">
            <text:p>stopLines</text:p>
          </table:table-cell>
          <table:table-cell office:value-type="string" calcext:value-type="string">
            <text:p>avgTimes</text:p>
          </table:table-cell>
          <table:table-cell office:value-type="string" calcext:value-type="string">
            <text:p>initialTimes</text:p>
          </table:table-cell>
          <table:table-cell office:value-type="string" calcext:value-type="string">
            <text:p>tot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21972" calcext:value-type="float">
            <text:p>121972</text:p>
          </table:table-cell>
          <table:table-cell office:value-type="float" office:value="144548" calcext:value-type="float">
            <text:p>144548</text:p>
          </table:table-cell>
          <table:table-cell office:value-type="float" office:value="65182" calcext:value-type="float">
            <text:p>65182</text:p>
          </table:table-cell>
          <table:table-cell office:value-type="float" office:value="450719" calcext:value-type="float">
            <text:p>450719</text:p>
          </table:table-cell>
          <table:table-cell table:formula="of:=SUM([.B16:.E16])" office:value-type="float" office:value="782421" calcext:value-type="float">
            <text:p>78242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8" table:formula="of:=[.B16]/1024/1024" office:value-type="float" office:value="0.116321563720703" calcext:value-type="float">
            <text:p>0.12</text:p>
          </table:table-cell>
          <table:table-cell table:style-name="ce8" table:formula="of:=[.C16]/1024/1024" office:value-type="float" office:value="0.137851715087891" calcext:value-type="float">
            <text:p>0.14</text:p>
          </table:table-cell>
          <table:table-cell table:style-name="ce8" table:formula="of:=[.D16]/1024/1024" office:value-type="float" office:value="0.0621623992919922" calcext:value-type="float">
            <text:p>0.06</text:p>
          </table:table-cell>
          <table:table-cell table:style-name="ce8" table:formula="of:=[.E16]/1024/1024" office:value-type="float" office:value="0.429839134216309" calcext:value-type="float">
            <text:p>0.43</text:p>
          </table:table-cell>
          <table:table-cell table:style-name="ce8" table:formula="of:=[.F16]/1024/1024" office:value-type="float" office:value="0.746174812316895" calcext:value-type="float">
            <text:p>0.75</text:p>
          </table:table-cell>
          <table:table-cell table:number-columns-repeated="49"/>
        </table:table-row>
        <table:table-row table:style-name="ro1" table:number-rows-repeated="2">
          <table:table-cell table:number-columns-repeated="55"/>
        </table:table-row>
        <table:table-row table:style-name="ro1">
          <table:table-cell office:value-type="string" calcext:value-type="string">
            <text:p>WML</text:p>
          </table:table-cell>
          <table:table-cell office:value-type="string" calcext:value-type="string">
            <text:p>baseline</text:p>
          </table:table-cell>
          <table:table-cell table:number-columns-repeated="2" office:value-type="string" calcext:value-type="string">
            <text:p>RG32</text:p>
          </table:table-cell>
          <table:table-cell office:value-type="string" calcext:value-type="string">
            <text:p>RG64</text:p>
          </table:table-cell>
          <table:table-cell office:value-type="string" calcext:value-type="string">
            <text:p>RG1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ps</text:p>
          </table:table-cell>
          <table:table-cell office:value-type="float" office:value="11" calcext:value-type="float">
            <text:p>11</text:p>
          </table:table-cell>
          <table:table-cell office:value-type="float" office:value="4.778" calcext:value-type="float">
            <text:p>4.778</text:p>
          </table:table-cell>
          <table:table-cell office:value-type="float" office:value="2.338" calcext:value-type="float">
            <text:p>2.338</text:p>
          </table:table-cell>
          <table:table-cell office:value-type="float" office:value="2.18" calcext:value-type="float">
            <text:p>2.18</text:p>
          </table:table-cell>
          <table:table-cell office:value-type="float" office:value="2.103" calcext:value-type="float">
            <text:p>2.10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ze</text:p>
          </table:table-cell>
          <table:table-cell table:formula="of:=[.B21]*[.$H$1]/8" office:value-type="float" office:value="48913342.5" calcext:value-type="float">
            <text:p>48913342.5</text:p>
          </table:table-cell>
          <table:table-cell table:formula="of:=[.C21]*[.$H$1]/8" office:value-type="float" office:value="21246177.315" calcext:value-type="float">
            <text:p>21246177.315</text:p>
          </table:table-cell>
          <table:table-cell table:formula="of:=[.D21]*[.$H$1]/8" office:value-type="float" office:value="10396308.615" calcext:value-type="float">
            <text:p>10396308.615</text:p>
          </table:table-cell>
          <table:table-cell table:formula="of:=[.E21]*[.$H$1]/8" office:value-type="float" office:value="9693735.15" calcext:value-type="float">
            <text:p>9693735.15</text:p>
          </table:table-cell>
          <table:table-cell table:formula="of:=[.F21]*[.$H$1]/8" office:value-type="float" office:value="9351341.7525" calcext:value-type="float">
            <text:p>9351341.752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8" table:formula="of:=[.B22]/1024/1024" office:value-type="float" office:value="46.6473984718323" calcext:value-type="float">
            <text:p>46.65</text:p>
          </table:table-cell>
          <table:table-cell table:style-name="ce8" table:formula="of:=[.C22]/1024/1024" office:value-type="float" office:value="20.2619336271286" calcext:value-type="float">
            <text:p>20.26</text:p>
          </table:table-cell>
          <table:table-cell table:style-name="ce8" table:formula="of:=[.D22]/1024/1024" office:value-type="float" office:value="9.91469251155853" calcext:value-type="float">
            <text:p>9.91</text:p>
          </table:table-cell>
          <table:table-cell table:style-name="ce8" table:formula="of:=[.E22]/1024/1024" office:value-type="float" office:value="9.24466624259949" calcext:value-type="float">
            <text:p>9.24</text:p>
          </table:table-cell>
          <table:table-cell table:style-name="ce8" table:formula="of:=[.F22]/1024/1024" office:value-type="float" office:value="8.91813445329666" calcext:value-type="float">
            <text:p>8.9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mpr</text:p>
          </table:table-cell>
          <table:table-cell table:style-name="ce3" table:formula="of:=[.B22]/[.$B$22]" office:value-type="percentage" office:value="1" calcext:value-type="percentage">
            <text:p>100.00%</text:p>
          </table:table-cell>
          <table:table-cell table:style-name="ce3" table:formula="of:=[.C22]/[.$B$22]" office:value-type="percentage" office:value="0.434363636363636" calcext:value-type="percentage">
            <text:p>43.44%</text:p>
          </table:table-cell>
          <table:table-cell table:style-name="ce3" table:formula="of:=[.D22]/[.$B$22]" office:value-type="percentage" office:value="0.212545454545454" calcext:value-type="percentage">
            <text:p>21.25%</text:p>
          </table:table-cell>
          <table:table-cell table:style-name="ce3" table:formula="of:=[.E22]/[.$B$22]" office:value-type="percentage" office:value="0.198181818181818" calcext:value-type="percentage">
            <text:p>19.82%</text:p>
          </table:table-cell>
          <table:table-cell table:style-name="ce3" table:formula="of:=[.F22]/[.$B$22]" office:value-type="percentage" office:value="0.191181818181818" calcext:value-type="percentage">
            <text:p>19.12%</text:p>
          </table:table-cell>
          <table:table-cell table:number-columns-repeated="49"/>
        </table:table-row>
        <table:table-row table:style-name="ro1" table:number-rows-repeated="29">
          <table:table-cell table:number-columns-repeated="55"/>
        </table:table-row>
        <table:table-row table:style-name="ro1">
          <table:table-cell table:number-columns-repeated="55"/>
        </table:table-row>
      </table:table>
      <table:table table:name="board_new" table:style-name="ta2">
        <table:table-column table:style-name="co23" table:default-cell-style-name="ce1"/>
        <table:table-column table:style-name="co5" table:default-cell-style-name="ce1"/>
        <table:table-column table:style-name="co6" table:number-columns-repeated="1022" table:default-cell-style-name="ce1"/>
        <table:table-row table:style-name="ro1">
          <table:table-cell table:style-name="Default" office:value-type="string" calcext:value-type="string">
            <text:p>config</text:p>
          </table:table-cell>
          <table:table-cell table:style-name="Default" office:value-type="string" calcext:value-type="string">
            <text:p>XCTR&amp;1board-X</text:p>
          </table:table-cell>
          <table:table-cell table:style-name="Default" office:value-type="string" calcext:value-type="string">
            <text:p>XCTR&amp;1board-X_{L}</text:p>
          </table:table-cell>
          <table:table-cell table:style-name="Default" office:value-type="string" calcext:value-type="string">
            <text:p>XCTR&amp;1board-X_{T}</text:p>
          </table:table-cell>
          <table:table-cell table:style-name="Default" office:value-type="string" calcext:value-type="string">
            <text:p>XCTR&amp;1board-X_{LT}</text:p>
          </table:table-cell>
          <table:table-cell table:style-name="ce8" office:value-type="string" calcext:value-type="string">
            <text:p>space</text:p>
          </table:table-cell>
          <table:table-cell table:style-name="ce8"/>
          <table:table-cell table:style-name="ce10"/>
          <table:table-cell table:style-name="ce7"/>
          <table:table-cell table:style-name="ce4"/>
          <table:table-cell table:style-name="ce5"/>
          <table:table-cell table:style-name="ce4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_Ψ32+RG32+RG32</text:p>
          </table:table-cell>
          <table:table-cell table:style-name="ce7" office:value-type="float" office:value="2.40776" calcext:value-type="float">
            <text:p>2.41</text:p>
          </table:table-cell>
          <table:table-cell table:style-name="ce7" office:value-type="float" office:value="3.06391" calcext:value-type="float">
            <text:p>3.06</text:p>
          </table:table-cell>
          <table:table-cell table:style-name="ce7" office:value-type="float" office:value="15.12247" calcext:value-type="float">
            <text:p>15.12</text:p>
          </table:table-cell>
          <table:table-cell table:style-name="ce7" office:value-type="float" office:value="8.63328" calcext:value-type="float">
            <text:p>8.63</text:p>
          </table:table-cell>
          <table:table-cell table:style-name="ce8" table:formula="of:=[$space_new.$H$7]" office:value-type="float" office:value="111.733057794571" calcext:value-type="float">
            <text:p>111.7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G32+RRR32</text:p>
          </table:table-cell>
          <table:table-cell table:style-name="ce7" office:value-type="float" office:value="2.43167" calcext:value-type="float">
            <text:p>2.43</text:p>
          </table:table-cell>
          <table:table-cell table:style-name="ce7" office:value-type="float" office:value="3.06664" calcext:value-type="float">
            <text:p>3.07</text:p>
          </table:table-cell>
          <table:table-cell table:style-name="ce7" office:value-type="float" office:value="18.41045" calcext:value-type="float">
            <text:p>18.41</text:p>
          </table:table-cell>
          <table:table-cell table:style-name="ce7" office:value-type="float" office:value="10.23345" calcext:value-type="float">
            <text:p>10.23</text:p>
          </table:table-cell>
          <table:table-cell table:style-name="ce8" table:formula="of:=[$space_new.$I$7]" office:value-type="float" office:value="107.411812427044" calcext:value-type="float">
            <text:p>107.41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G32+RRR64</text:p>
          </table:table-cell>
          <table:table-cell table:style-name="ce7" office:value-type="float" office:value="2.40435" calcext:value-type="float">
            <text:p>2.40</text:p>
          </table:table-cell>
          <table:table-cell table:style-name="ce7" office:value-type="float" office:value="3.06396" calcext:value-type="float">
            <text:p>3.06</text:p>
          </table:table-cell>
          <table:table-cell table:style-name="ce7" office:value-type="float" office:value="18.98469" calcext:value-type="float">
            <text:p>18.98</text:p>
          </table:table-cell>
          <table:table-cell table:style-name="ce7" office:value-type="float" office:value="10.44815" calcext:value-type="float">
            <text:p>10.45</text:p>
          </table:table-cell>
          <table:table-cell table:style-name="ce8" table:formula="of:=[$space_new.$J$7]" office:value-type="float" office:value="104.498470358849" calcext:value-type="float">
            <text:p>104.50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G32+RRR128</text:p>
          </table:table-cell>
          <table:table-cell table:style-name="ce7" office:value-type="float" office:value="2.39823" calcext:value-type="float">
            <text:p>2.40</text:p>
          </table:table-cell>
          <table:table-cell table:style-name="ce7" office:value-type="float" office:value="3.09619" calcext:value-type="float">
            <text:p>3.10</text:p>
          </table:table-cell>
          <table:table-cell table:style-name="ce7" office:value-type="float" office:value="20.44293" calcext:value-type="float">
            <text:p>20.44</text:p>
          </table:table-cell>
          <table:table-cell table:style-name="ce7" office:value-type="float" office:value="11.03021" calcext:value-type="float">
            <text:p>11.03</text:p>
          </table:table-cell>
          <table:table-cell table:style-name="ce8" table:formula="of:=[$space_new.$K$7]" office:value-type="float" office:value="103.039678988457" calcext:value-type="float">
            <text:p>103.04</text:p>
          </table:table-cell>
          <table:table-cell table:style-name="ce8"/>
          <table:table-cell table:style-name="ce7" table:number-columns-repeated="2"/>
          <table:table-cell table:style-name="ce4" table:number-columns-repeated="2"/>
          <table:table-cell table:style-name="ce6"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RR32+RG32</text:p>
          </table:table-cell>
          <table:table-cell table:style-name="ce7" office:value-type="float" office:value="2.42408" calcext:value-type="float">
            <text:p>2.42</text:p>
          </table:table-cell>
          <table:table-cell table:style-name="ce7" office:value-type="float" office:value="3.14312" calcext:value-type="float">
            <text:p>3.14</text:p>
          </table:table-cell>
          <table:table-cell table:style-name="ce7" office:value-type="float" office:value="15.30644" calcext:value-type="float">
            <text:p>15.31</text:p>
          </table:table-cell>
          <table:table-cell table:style-name="ce7" office:value-type="float" office:value="8.67339" calcext:value-type="float">
            <text:p>8.67</text:p>
          </table:table-cell>
          <table:table-cell table:style-name="ce8" table:formula="of:=[$space_new.$L$7]" office:value-type="float" office:value="101.385816679001" calcext:value-type="float">
            <text:p>101.39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RR32+RRR32</text:p>
          </table:table-cell>
          <table:table-cell table:style-name="ce7" office:value-type="float" office:value="2.41696" calcext:value-type="float">
            <text:p>2.42</text:p>
          </table:table-cell>
          <table:table-cell table:style-name="ce7" office:value-type="float" office:value="3.07107" calcext:value-type="float">
            <text:p>3.07</text:p>
          </table:table-cell>
          <table:table-cell table:style-name="ce7" office:value-type="float" office:value="18.44683" calcext:value-type="float">
            <text:p>18.45</text:p>
          </table:table-cell>
          <table:table-cell table:style-name="ce7" office:value-type="float" office:value="10.23616" calcext:value-type="float">
            <text:p>10.24</text:p>
          </table:table-cell>
          <table:table-cell table:style-name="ce8" table:formula="of:=[$space_new.$M$7]" office:value-type="float" office:value="97.0645713114738" calcext:value-type="float">
            <text:p>97.06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32+RRR64</text:p>
          </table:table-cell>
          <table:table-cell table:style-name="ce7" office:value-type="float" office:value="2.36368" calcext:value-type="float">
            <text:p>2.36</text:p>
          </table:table-cell>
          <table:table-cell table:style-name="ce7" office:value-type="float" office:value="3.10782" calcext:value-type="float">
            <text:p>3.11</text:p>
          </table:table-cell>
          <table:table-cell table:style-name="ce7" office:value-type="float" office:value="19.03746" calcext:value-type="float">
            <text:p>19.04</text:p>
          </table:table-cell>
          <table:table-cell table:style-name="ce7" office:value-type="float" office:value="10.45791" calcext:value-type="float">
            <text:p>10.46</text:p>
          </table:table-cell>
          <table:table-cell table:style-name="ce8" table:formula="of:=[$space_new.$N$7]" office:value-type="float" office:value="94.1512292432785" calcext:value-type="float">
            <text:p>94.1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32+RRR128</text:p>
          </table:table-cell>
          <table:table-cell table:style-name="ce7" office:value-type="float" office:value="2.3913" calcext:value-type="float">
            <text:p>2.39</text:p>
          </table:table-cell>
          <table:table-cell table:style-name="ce7" office:value-type="float" office:value="3.08334" calcext:value-type="float">
            <text:p>3.08</text:p>
          </table:table-cell>
          <table:table-cell table:style-name="ce7" office:value-type="float" office:value="20.5124" calcext:value-type="float">
            <text:p>20.51</text:p>
          </table:table-cell>
          <table:table-cell table:style-name="ce7" office:value-type="float" office:value="11.02267" calcext:value-type="float">
            <text:p>11.02</text:p>
          </table:table-cell>
          <table:table-cell table:style-name="ce8" table:formula="of:=[$space_new.$O$7]" office:value-type="float" office:value="92.6924378728866" calcext:value-type="float">
            <text:p>92.6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64+RG32</text:p>
          </table:table-cell>
          <table:table-cell table:style-name="ce7" office:value-type="float" office:value="2.36065" calcext:value-type="float">
            <text:p>2.36</text:p>
          </table:table-cell>
          <table:table-cell table:style-name="ce7" office:value-type="float" office:value="3.14417" calcext:value-type="float">
            <text:p>3.14</text:p>
          </table:table-cell>
          <table:table-cell table:style-name="ce7" office:value-type="float" office:value="15.40316" calcext:value-type="float">
            <text:p>15.40</text:p>
          </table:table-cell>
          <table:table-cell table:style-name="ce7" office:value-type="float" office:value="8.68556" calcext:value-type="float">
            <text:p>8.69</text:p>
          </table:table-cell>
          <table:table-cell table:style-name="ce8" table:formula="of:=[$space_new.$P$7]" office:value-type="float" office:value="100.715790410042" calcext:value-type="float">
            <text:p>100.72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64+RRR32</text:p>
          </table:table-cell>
          <table:table-cell table:style-name="ce7" office:value-type="float" office:value="2.39896" calcext:value-type="float">
            <text:p>2.40</text:p>
          </table:table-cell>
          <table:table-cell table:style-name="ce7" office:value-type="float" office:value="3.13006" calcext:value-type="float">
            <text:p>3.13</text:p>
          </table:table-cell>
          <table:table-cell table:style-name="ce7" office:value-type="float" office:value="18.46106" calcext:value-type="float">
            <text:p>18.46</text:p>
          </table:table-cell>
          <table:table-cell table:style-name="ce7" office:value-type="float" office:value="10.21179" calcext:value-type="float">
            <text:p>10.21</text:p>
          </table:table-cell>
          <table:table-cell table:style-name="ce8" table:formula="of:=[$space_new.$Q$7]" office:value-type="float" office:value="96.3945450425148" calcext:value-type="float">
            <text:p>96.3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64+RRR64</text:p>
          </table:table-cell>
          <table:table-cell table:style-name="ce7" office:value-type="float" office:value="2.36643" calcext:value-type="float">
            <text:p>2.37</text:p>
          </table:table-cell>
          <table:table-cell table:style-name="ce7" office:value-type="float" office:value="3.18326" calcext:value-type="float">
            <text:p>3.18</text:p>
          </table:table-cell>
          <table:table-cell table:style-name="ce7" office:value-type="float" office:value="19.20763" calcext:value-type="float">
            <text:p>19.21</text:p>
          </table:table-cell>
          <table:table-cell table:style-name="ce7" office:value-type="float" office:value="10.5351" calcext:value-type="float">
            <text:p>10.54</text:p>
          </table:table-cell>
          <table:table-cell table:style-name="ce8" table:formula="of:=[$space_new.$R$7]" office:value-type="float" office:value="93.4812029743195" calcext:value-type="float">
            <text:p>93.48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64+RRR128</text:p>
          </table:table-cell>
          <table:table-cell table:style-name="ce7" office:value-type="float" office:value="2.37664" calcext:value-type="float">
            <text:p>2.38</text:p>
          </table:table-cell>
          <table:table-cell table:style-name="ce7" office:value-type="float" office:value="3.09306" calcext:value-type="float">
            <text:p>3.09</text:p>
          </table:table-cell>
          <table:table-cell table:style-name="ce7" office:value-type="float" office:value="20.60284" calcext:value-type="float">
            <text:p>20.60</text:p>
          </table:table-cell>
          <table:table-cell table:style-name="ce7" office:value-type="float" office:value="11.04182" calcext:value-type="float">
            <text:p>11.04</text:p>
          </table:table-cell>
          <table:table-cell table:style-name="ce7" table:formula="of:=[$space_new.$S$7]" office:value-type="float" office:value="92.0224116039276" calcext:value-type="float">
            <text:p>92.02</text:p>
          </table:table-cell>
          <table:table-cell table:style-name="Default"/>
          <table:table-cell table:style-name="ce4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_Ψ32+RRR128+RG32</text:p>
          </table:table-cell>
          <table:table-cell table:style-name="ce7" office:value-type="float" office:value="2.37606" calcext:value-type="float">
            <text:p>2.38</text:p>
          </table:table-cell>
          <table:table-cell table:style-name="ce7" office:value-type="float" office:value="3.17869" calcext:value-type="float">
            <text:p>3.18</text:p>
          </table:table-cell>
          <table:table-cell table:style-name="ce7" office:value-type="float" office:value="15.62496" calcext:value-type="float">
            <text:p>15.62</text:p>
          </table:table-cell>
          <table:table-cell table:style-name="ce7" office:value-type="float" office:value="8.74253" calcext:value-type="float">
            <text:p>8.74</text:p>
          </table:table-cell>
          <table:table-cell table:style-name="ce8" table:formula="of:=[$space_new.$T$7]" office:value-type="float" office:value="100.389258620739" calcext:value-type="float">
            <text:p>100.3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128+RRR32</text:p>
          </table:table-cell>
          <table:table-cell table:style-name="ce7" office:value-type="float" office:value="2.40735" calcext:value-type="float">
            <text:p>2.41</text:p>
          </table:table-cell>
          <table:table-cell table:style-name="ce7" office:value-type="float" office:value="3.1465" calcext:value-type="float">
            <text:p>3.15</text:p>
          </table:table-cell>
          <table:table-cell table:style-name="ce7" office:value-type="float" office:value="18.70609" calcext:value-type="float">
            <text:p>18.71</text:p>
          </table:table-cell>
          <table:table-cell table:style-name="ce7" office:value-type="float" office:value="10.27013" calcext:value-type="float">
            <text:p>10.27</text:p>
          </table:table-cell>
          <table:table-cell table:style-name="ce8" table:formula="of:=[$space_new.$U$7]" office:value-type="float" office:value="96.068013253212" calcext:value-type="float">
            <text:p>96.07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128+RRR64</text:p>
          </table:table-cell>
          <table:table-cell table:style-name="ce7" office:value-type="float" office:value="2.41163" calcext:value-type="float">
            <text:p>2.41</text:p>
          </table:table-cell>
          <table:table-cell table:style-name="ce7" office:value-type="float" office:value="3.1711" calcext:value-type="float">
            <text:p>3.17</text:p>
          </table:table-cell>
          <table:table-cell table:style-name="ce7" office:value-type="float" office:value="19.41421" calcext:value-type="float">
            <text:p>19.41</text:p>
          </table:table-cell>
          <table:table-cell table:style-name="ce7" office:value-type="float" office:value="10.57651" calcext:value-type="float">
            <text:p>10.58</text:p>
          </table:table-cell>
          <table:table-cell table:style-name="ce8" table:formula="of:=[$space_new.$V$7]" office:value-type="float" office:value="93.1546711850167" calcext:value-type="float">
            <text:p>93.1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128+RRR128</text:p>
          </table:table-cell>
          <table:table-cell table:style-name="ce7" office:value-type="float" office:value="2.41026" calcext:value-type="float">
            <text:p>2.41</text:p>
          </table:table-cell>
          <table:table-cell table:style-name="ce7" office:value-type="float" office:value="3.15162" calcext:value-type="float">
            <text:p>3.15</text:p>
          </table:table-cell>
          <table:table-cell table:style-name="ce7" office:value-type="float" office:value="20.83533" calcext:value-type="float">
            <text:p>20.84</text:p>
          </table:table-cell>
          <table:table-cell table:style-name="ce7" office:value-type="float" office:value="11.08097" calcext:value-type="float">
            <text:p>11.08</text:p>
          </table:table-cell>
          <table:table-cell table:style-name="ce8" table:formula="of:=[$space_new.$W$7]" office:value-type="float" office:value="91.6958798146248" calcext:value-type="float">
            <text:p>91.7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G32</text:p>
          </table:table-cell>
          <table:table-cell table:style-name="ce7" office:value-type="float" office:value="4.89241" calcext:value-type="float">
            <text:p>4.89</text:p>
          </table:table-cell>
          <table:table-cell table:style-name="ce7" office:value-type="float" office:value="5.51945" calcext:value-type="float">
            <text:p>5.52</text:p>
          </table:table-cell>
          <table:table-cell table:style-name="ce7" office:value-type="float" office:value="17.56592" calcext:value-type="float">
            <text:p>17.57</text:p>
          </table:table-cell>
          <table:table-cell table:style-name="ce7" office:value-type="float" office:value="11.06755" calcext:value-type="float">
            <text:p>11.07</text:p>
          </table:table-cell>
          <table:table-cell table:style-name="ce8" table:formula="of:=[$space_new.$X$7]" office:value-type="float" office:value="106.521271183491" calcext:value-type="float">
            <text:p>106.52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32</text:p>
          </table:table-cell>
          <table:table-cell table:style-name="ce7" office:value-type="float" office:value="4.88685" calcext:value-type="float">
            <text:p>4.89</text:p>
          </table:table-cell>
          <table:table-cell table:style-name="ce7" office:value-type="float" office:value="5.55655" calcext:value-type="float">
            <text:p>5.56</text:p>
          </table:table-cell>
          <table:table-cell table:style-name="ce7" office:value-type="float" office:value="20.82937" calcext:value-type="float">
            <text:p>20.83</text:p>
          </table:table-cell>
          <table:table-cell table:style-name="ce7" office:value-type="float" office:value="12.68443" calcext:value-type="float">
            <text:p>12.68</text:p>
          </table:table-cell>
          <table:table-cell table:style-name="ce8" table:formula="of:=[$space_new.$Y$7]" office:value-type="float" office:value="102.200025815964" calcext:value-type="float">
            <text:p>102.2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64</text:p>
          </table:table-cell>
          <table:table-cell table:style-name="ce7" office:value-type="float" office:value="4.89524" calcext:value-type="float">
            <text:p>4.90</text:p>
          </table:table-cell>
          <table:table-cell table:style-name="ce7" office:value-type="float" office:value="5.51526" calcext:value-type="float">
            <text:p>5.52</text:p>
          </table:table-cell>
          <table:table-cell table:style-name="ce7" office:value-type="float" office:value="21.47412" calcext:value-type="float">
            <text:p>21.47</text:p>
          </table:table-cell>
          <table:table-cell table:style-name="ce7" office:value-type="float" office:value="12.90047" calcext:value-type="float">
            <text:p>12.90</text:p>
          </table:table-cell>
          <table:table-cell table:style-name="ce8" table:formula="of:=[$space_new.$Z$7]" office:value-type="float" office:value="99.2866837477684" calcext:value-type="float">
            <text:p>99.29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128</text:p>
          </table:table-cell>
          <table:table-cell table:style-name="ce7" office:value-type="float" office:value="4.9855" calcext:value-type="float">
            <text:p>4.99</text:p>
          </table:table-cell>
          <table:table-cell table:style-name="ce7" office:value-type="float" office:value="5.57244" calcext:value-type="float">
            <text:p>5.57</text:p>
          </table:table-cell>
          <table:table-cell table:style-name="ce7" office:value-type="float" office:value="22.90529" calcext:value-type="float">
            <text:p>22.91</text:p>
          </table:table-cell>
          <table:table-cell table:style-name="ce7" office:value-type="float" office:value="13.47735" calcext:value-type="float">
            <text:p>13.48</text:p>
          </table:table-cell>
          <table:table-cell table:style-name="ce8" table:formula="of:=[$space_new.$AA$7]" office:value-type="float" office:value="97.8278923773765" calcext:value-type="float">
            <text:p>97.83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G32</text:p>
          </table:table-cell>
          <table:table-cell table:style-name="ce7" office:value-type="float" office:value="4.90831" calcext:value-type="float">
            <text:p>4.91</text:p>
          </table:table-cell>
          <table:table-cell table:style-name="ce7" office:value-type="float" office:value="5.53994" calcext:value-type="float">
            <text:p>5.54</text:p>
          </table:table-cell>
          <table:table-cell table:style-name="ce7" office:value-type="float" office:value="17.85014" calcext:value-type="float">
            <text:p>17.85</text:p>
          </table:table-cell>
          <table:table-cell table:style-name="ce7" office:value-type="float" office:value="11.16523" calcext:value-type="float">
            <text:p>11.17</text:p>
          </table:table-cell>
          <table:table-cell table:style-name="ce8" table:formula="of:=[$space_new.$AB$7]" office:value-type="float" office:value="96.1740300679206" calcext:value-type="float">
            <text:p>96.17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32</text:p>
          </table:table-cell>
          <table:table-cell table:style-name="ce7" office:value-type="float" office:value="4.91343" calcext:value-type="float">
            <text:p>4.91</text:p>
          </table:table-cell>
          <table:table-cell table:style-name="ce7" office:value-type="float" office:value="5.53511" calcext:value-type="float">
            <text:p>5.54</text:p>
          </table:table-cell>
          <table:table-cell table:style-name="ce7" office:value-type="float" office:value="20.83972" calcext:value-type="float">
            <text:p>20.84</text:p>
          </table:table-cell>
          <table:table-cell table:style-name="ce7" office:value-type="float" office:value="12.66175" calcext:value-type="float">
            <text:p>12.66</text:p>
          </table:table-cell>
          <table:table-cell table:style-name="ce8" table:formula="of:=[$space_new.$AC$7]" office:value-type="float" office:value="91.8527847003936" calcext:value-type="float">
            <text:p>91.85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64</text:p>
          </table:table-cell>
          <table:table-cell table:style-name="ce7" office:value-type="float" office:value="4.88724" calcext:value-type="float">
            <text:p>4.89</text:p>
          </table:table-cell>
          <table:table-cell table:style-name="ce7" office:value-type="float" office:value="5.61037" calcext:value-type="float">
            <text:p>5.61</text:p>
          </table:table-cell>
          <table:table-cell table:style-name="ce7" office:value-type="float" office:value="21.53768" calcext:value-type="float">
            <text:p>21.54</text:p>
          </table:table-cell>
          <table:table-cell table:style-name="ce7" office:value-type="float" office:value="12.93711" calcext:value-type="float">
            <text:p>12.94</text:p>
          </table:table-cell>
          <table:table-cell table:style-name="ce8" table:formula="of:=[$space_new.$AD$7]" office:value-type="float" office:value="88.9394426321983" calcext:value-type="float">
            <text:p>88.94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128</text:p>
          </table:table-cell>
          <table:table-cell table:style-name="ce7" office:value-type="float" office:value="4.89927" calcext:value-type="float">
            <text:p>4.90</text:p>
          </table:table-cell>
          <table:table-cell table:style-name="ce7" office:value-type="float" office:value="5.55198" calcext:value-type="float">
            <text:p>5.55</text:p>
          </table:table-cell>
          <table:table-cell table:style-name="ce7" office:value-type="float" office:value="22.98167" calcext:value-type="float">
            <text:p>22.98</text:p>
          </table:table-cell>
          <table:table-cell table:style-name="ce7" office:value-type="float" office:value="13.45304" calcext:value-type="float">
            <text:p>13.45</text:p>
          </table:table-cell>
          <table:table-cell table:style-name="ce8" table:formula="of:=[$space_new.$AE$7]" office:value-type="float" office:value="87.4806512618064" calcext:value-type="float">
            <text:p>87.4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G32</text:p>
          </table:table-cell>
          <table:table-cell table:style-name="ce7" office:value-type="float" office:value="4.91339" calcext:value-type="float">
            <text:p>4.91</text:p>
          </table:table-cell>
          <table:table-cell table:style-name="ce7" office:value-type="float" office:value="5.5305" calcext:value-type="float">
            <text:p>5.53</text:p>
          </table:table-cell>
          <table:table-cell table:style-name="ce7" office:value-type="float" office:value="17.8791" calcext:value-type="float">
            <text:p>17.88</text:p>
          </table:table-cell>
          <table:table-cell table:style-name="ce7" office:value-type="float" office:value="11.13022" calcext:value-type="float">
            <text:p>11.13</text:p>
          </table:table-cell>
          <table:table-cell table:style-name="ce8" table:formula="of:=[$space_new.$AF$7]" office:value-type="float" office:value="95.5040037989616" calcext:value-type="float">
            <text:p>95.5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32</text:p>
          </table:table-cell>
          <table:table-cell table:style-name="ce7" office:value-type="float" office:value="4.96465" calcext:value-type="float">
            <text:p>4.96</text:p>
          </table:table-cell>
          <table:table-cell table:style-name="ce7" office:value-type="float" office:value="5.55986" calcext:value-type="float">
            <text:p>5.56</text:p>
          </table:table-cell>
          <table:table-cell table:style-name="ce7" office:value-type="float" office:value="20.99025" calcext:value-type="float">
            <text:p>20.99</text:p>
          </table:table-cell>
          <table:table-cell table:style-name="ce7" office:value-type="float" office:value="12.70841" calcext:value-type="float">
            <text:p>12.71</text:p>
          </table:table-cell>
          <table:table-cell table:style-name="ce8" table:formula="of:=[$space_new.$AG$7]" office:value-type="float" office:value="91.1827584314346" calcext:value-type="float">
            <text:p>91.1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64</text:p>
          </table:table-cell>
          <table:table-cell table:style-name="ce7" office:value-type="float" office:value="4.89765" calcext:value-type="float">
            <text:p>4.90</text:p>
          </table:table-cell>
          <table:table-cell table:style-name="ce7" office:value-type="float" office:value="5.58052" calcext:value-type="float">
            <text:p>5.58</text:p>
          </table:table-cell>
          <table:table-cell table:style-name="ce7" office:value-type="float" office:value="21.70995" calcext:value-type="float">
            <text:p>21.71</text:p>
          </table:table-cell>
          <table:table-cell table:style-name="ce7" office:value-type="float" office:value="12.96969" calcext:value-type="float">
            <text:p>12.97</text:p>
          </table:table-cell>
          <table:table-cell table:style-name="ce8" table:formula="of:=[$space_new.$AH$7]" office:value-type="float" office:value="88.2694163632393" calcext:value-type="float">
            <text:p>88.27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128</text:p>
          </table:table-cell>
          <table:table-cell table:style-name="ce7" office:value-type="float" office:value="4.86022" calcext:value-type="float">
            <text:p>4.86</text:p>
          </table:table-cell>
          <table:table-cell table:style-name="ce7" office:value-type="float" office:value="5.58667" calcext:value-type="float">
            <text:p>5.59</text:p>
          </table:table-cell>
          <table:table-cell table:style-name="ce7" office:value-type="float" office:value="23.05811" calcext:value-type="float">
            <text:p>23.06</text:p>
          </table:table-cell>
          <table:table-cell table:style-name="ce7" office:value-type="float" office:value="13.47731" calcext:value-type="float">
            <text:p>13.48</text:p>
          </table:table-cell>
          <table:table-cell table:style-name="ce8" table:formula="of:=[$space_new.$AI$7]" office:value-type="float" office:value="86.8106249928474" calcext:value-type="float">
            <text:p>86.81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G32</text:p>
          </table:table-cell>
          <table:table-cell table:style-name="ce7" office:value-type="float" office:value="4.94122" calcext:value-type="float">
            <text:p>4.94</text:p>
          </table:table-cell>
          <table:table-cell table:style-name="ce7" office:value-type="float" office:value="5.60067" calcext:value-type="float">
            <text:p>5.60</text:p>
          </table:table-cell>
          <table:table-cell table:style-name="ce7" office:value-type="float" office:value="18.08581" calcext:value-type="float">
            <text:p>18.09</text:p>
          </table:table-cell>
          <table:table-cell table:style-name="ce7" office:value-type="float" office:value="11.2146" calcext:value-type="float">
            <text:p>11.21</text:p>
          </table:table-cell>
          <table:table-cell table:style-name="ce8" table:formula="of:=[$space_new.$AJ$7]" office:value-type="float" office:value="95.1774720096588" calcext:value-type="float">
            <text:p>95.1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RR32</text:p>
          </table:table-cell>
          <table:table-cell table:style-name="ce7" office:value-type="float" office:value="5.4456" calcext:value-type="float">
            <text:p>5.45</text:p>
          </table:table-cell>
          <table:table-cell table:style-name="ce7" office:value-type="float" office:value="5.66606" calcext:value-type="float">
            <text:p>5.67</text:p>
          </table:table-cell>
          <table:table-cell table:style-name="ce7" office:value-type="float" office:value="21.23517" calcext:value-type="float">
            <text:p>21.24</text:p>
          </table:table-cell>
          <table:table-cell table:style-name="ce7" office:value-type="float" office:value="12.78506" calcext:value-type="float">
            <text:p>12.79</text:p>
          </table:table-cell>
          <table:table-cell table:style-name="ce8" table:formula="of:=[$space_new.$AK$7]" office:value-type="float" office:value="90.8562266421318" calcext:value-type="float">
            <text:p>90.86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RR64</text:p>
          </table:table-cell>
          <table:table-cell table:style-name="ce7" office:value-type="float" office:value="4.88585" calcext:value-type="float">
            <text:p>4.89</text:p>
          </table:table-cell>
          <table:table-cell table:style-name="ce7" office:value-type="float" office:value="5.58694" calcext:value-type="float">
            <text:p>5.59</text:p>
          </table:table-cell>
          <table:table-cell table:style-name="ce7" office:value-type="float" office:value="21.86384" calcext:value-type="float">
            <text:p>21.86</text:p>
          </table:table-cell>
          <table:table-cell table:style-name="ce7" office:value-type="float" office:value="13.0055" calcext:value-type="float">
            <text:p>13.01</text:p>
          </table:table-cell>
          <table:table-cell table:style-name="ce8" table:formula="of:=[$space_new.$AL$7]" office:value-type="float" office:value="87.9428845739364" calcext:value-type="float">
            <text:p>87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128+RRR128+RRR128</text:p>
          </table:table-cell>
          <table:table-cell table:style-name="ce7" office:value-type="float" office:value="4.97954" calcext:value-type="float">
            <text:p>4.98</text:p>
          </table:table-cell>
          <table:table-cell table:style-name="ce7" office:value-type="float" office:value="5.60231" calcext:value-type="float">
            <text:p>5.60</text:p>
          </table:table-cell>
          <table:table-cell table:style-name="ce7" office:value-type="float" office:value="23.24265" calcext:value-type="float">
            <text:p>23.24</text:p>
          </table:table-cell>
          <table:table-cell table:style-name="ce7" office:value-type="float" office:value="13.51535" calcext:value-type="float">
            <text:p>13.52</text:p>
          </table:table-cell>
          <table:table-cell table:style-name="ce8" table:formula="of:=[$space_new.$AM$7]" office:value-type="float" office:value="86.4840932035446" calcext:value-type="float">
            <text:p>8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G32</text:p>
          </table:table-cell>
          <table:table-cell table:style-name="ce7" office:value-type="float" office:value="14.1371" calcext:value-type="float">
            <text:p>14.14</text:p>
          </table:table-cell>
          <table:table-cell table:style-name="ce7" office:value-type="float" office:value="14.25966" calcext:value-type="float">
            <text:p>14.26</text:p>
          </table:table-cell>
          <table:table-cell table:style-name="ce7" office:value-type="float" office:value="26.315" calcext:value-type="float">
            <text:p>26.32</text:p>
          </table:table-cell>
          <table:table-cell table:style-name="ce7" office:value-type="float" office:value="19.78616" calcext:value-type="float">
            <text:p>19.79</text:p>
          </table:table-cell>
          <table:table-cell table:style-name="ce8" table:formula="of:=[$space_new.$AN$7]" office:value-type="float" office:value="105.206662681103" calcext:value-type="float">
            <text:p>105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32</text:p>
          </table:table-cell>
          <table:table-cell table:style-name="ce7" office:value-type="float" office:value="13.65262" calcext:value-type="float">
            <text:p>13.65</text:p>
          </table:table-cell>
          <table:table-cell table:style-name="ce7" office:value-type="float" office:value="14.24268" calcext:value-type="float">
            <text:p>14.24</text:p>
          </table:table-cell>
          <table:table-cell table:style-name="ce7" office:value-type="float" office:value="29.57388" calcext:value-type="float">
            <text:p>29.57</text:p>
          </table:table-cell>
          <table:table-cell table:style-name="ce7" office:value-type="float" office:value="21.38148" calcext:value-type="float">
            <text:p>21.38</text:p>
          </table:table-cell>
          <table:table-cell table:style-name="ce8" table:formula="of:=[$space_new.$AO$7]" office:value-type="float" office:value="100.885417313576" calcext:value-type="float">
            <text:p>100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64</text:p>
          </table:table-cell>
          <table:table-cell table:style-name="ce7" office:value-type="float" office:value="13.57198" calcext:value-type="float">
            <text:p>13.57</text:p>
          </table:table-cell>
          <table:table-cell table:style-name="ce7" office:value-type="float" office:value="14.25365" calcext:value-type="float">
            <text:p>14.25</text:p>
          </table:table-cell>
          <table:table-cell table:style-name="ce7" office:value-type="float" office:value="30.18606" calcext:value-type="float">
            <text:p>30.19</text:p>
          </table:table-cell>
          <table:table-cell table:style-name="ce7" office:value-type="float" office:value="21.63118" calcext:value-type="float">
            <text:p>21.63</text:p>
          </table:table-cell>
          <table:table-cell table:style-name="ce8" table:formula="of:=[$space_new.$AP$7]" office:value-type="float" office:value="97.9720752453804" calcext:value-type="float">
            <text:p>97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128</text:p>
          </table:table-cell>
          <table:table-cell table:style-name="ce7" office:value-type="float" office:value="13.54137" calcext:value-type="float">
            <text:p>13.54</text:p>
          </table:table-cell>
          <table:table-cell table:style-name="ce7" office:value-type="float" office:value="14.29262" calcext:value-type="float">
            <text:p>14.29</text:p>
          </table:table-cell>
          <table:table-cell table:style-name="ce7" office:value-type="float" office:value="31.78687" calcext:value-type="float">
            <text:p>31.79</text:p>
          </table:table-cell>
          <table:table-cell table:style-name="ce7" office:value-type="float" office:value="22.21291" calcext:value-type="float">
            <text:p>22.21</text:p>
          </table:table-cell>
          <table:table-cell table:style-name="ce8" table:formula="of:=[$space_new.$AQ$7]" office:value-type="float" office:value="96.5132838749885" calcext:value-type="float">
            <text:p>96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G32</text:p>
          </table:table-cell>
          <table:table-cell table:style-name="ce7" office:value-type="float" office:value="13.5565" calcext:value-type="float">
            <text:p>13.56</text:p>
          </table:table-cell>
          <table:table-cell table:style-name="ce7" office:value-type="float" office:value="14.2494" calcext:value-type="float">
            <text:p>14.25</text:p>
          </table:table-cell>
          <table:table-cell table:style-name="ce7" office:value-type="float" office:value="26.5084" calcext:value-type="float">
            <text:p>26.51</text:p>
          </table:table-cell>
          <table:table-cell table:style-name="ce7" office:value-type="float" office:value="19.8354" calcext:value-type="float">
            <text:p>19.84</text:p>
          </table:table-cell>
          <table:table-cell table:style-name="ce8" table:formula="of:=[$space_new.$AR$7]" office:value-type="float" office:value="94.8594215655326" calcext:value-type="float">
            <text:p>94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32</text:p>
          </table:table-cell>
          <table:table-cell table:style-name="ce7" office:value-type="float" office:value="13.65217" calcext:value-type="float">
            <text:p>13.65</text:p>
          </table:table-cell>
          <table:table-cell table:style-name="ce7" office:value-type="float" office:value="14.29295" calcext:value-type="float">
            <text:p>14.29</text:p>
          </table:table-cell>
          <table:table-cell table:style-name="ce7" office:value-type="float" office:value="29.70092" calcext:value-type="float">
            <text:p>29.70</text:p>
          </table:table-cell>
          <table:table-cell table:style-name="ce7" office:value-type="float" office:value="21.42264" calcext:value-type="float">
            <text:p>21.42</text:p>
          </table:table-cell>
          <table:table-cell table:style-name="ce8" table:formula="of:=[$space_new.$AS$7]" office:value-type="float" office:value="90.5381761980056" calcext:value-type="float">
            <text:p>90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64</text:p>
          </table:table-cell>
          <table:table-cell table:style-name="ce7" office:value-type="float" office:value="13.55629" calcext:value-type="float">
            <text:p>13.56</text:p>
          </table:table-cell>
          <table:table-cell table:style-name="ce7" office:value-type="float" office:value="14.27121" calcext:value-type="float">
            <text:p>14.27</text:p>
          </table:table-cell>
          <table:table-cell table:style-name="ce7" office:value-type="float" office:value="30.28001" calcext:value-type="float">
            <text:p>30.28</text:p>
          </table:table-cell>
          <table:table-cell table:style-name="ce7" office:value-type="float" office:value="21.6497" calcext:value-type="float">
            <text:p>21.65</text:p>
          </table:table-cell>
          <table:table-cell table:style-name="ce8" table:formula="of:=[$space_new.$AT$7]" office:value-type="float" office:value="87.6248341298103" calcext:value-type="float">
            <text:p>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128</text:p>
          </table:table-cell>
          <table:table-cell table:style-name="ce7" office:value-type="float" office:value="13.55913" calcext:value-type="float">
            <text:p>13.56</text:p>
          </table:table-cell>
          <table:table-cell table:style-name="ce7" office:value-type="float" office:value="14.28401" calcext:value-type="float">
            <text:p>14.28</text:p>
          </table:table-cell>
          <table:table-cell table:style-name="ce7" office:value-type="float" office:value="31.69109" calcext:value-type="float">
            <text:p>31.69</text:p>
          </table:table-cell>
          <table:table-cell table:style-name="ce7" office:value-type="float" office:value="22.18311" calcext:value-type="float">
            <text:p>22.18</text:p>
          </table:table-cell>
          <table:table-cell table:style-name="ce8" table:formula="of:=[$space_new.$AU$7]" office:value-type="float" office:value="86.1660427594184" calcext:value-type="float">
            <text:p>86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G32</text:p>
          </table:table-cell>
          <table:table-cell table:style-name="ce7" office:value-type="float" office:value="13.56431" calcext:value-type="float">
            <text:p>13.56</text:p>
          </table:table-cell>
          <table:table-cell table:style-name="ce7" office:value-type="float" office:value="14.29289" calcext:value-type="float">
            <text:p>14.29</text:p>
          </table:table-cell>
          <table:table-cell table:style-name="ce7" office:value-type="float" office:value="26.59862" calcext:value-type="float">
            <text:p>26.60</text:p>
          </table:table-cell>
          <table:table-cell table:style-name="ce7" office:value-type="float" office:value="19.85773" calcext:value-type="float">
            <text:p>19.86</text:p>
          </table:table-cell>
          <table:table-cell table:style-name="ce8" table:formula="of:=[$space_new.$AV$7]" office:value-type="float" office:value="94.1893952965736" calcext:value-type="float">
            <text:p>9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32</text:p>
          </table:table-cell>
          <table:table-cell table:style-name="ce7" office:value-type="float" office:value="13.54237" calcext:value-type="float">
            <text:p>13.54</text:p>
          </table:table-cell>
          <table:table-cell table:style-name="ce7" office:value-type="float" office:value="14.30013" calcext:value-type="float">
            <text:p>14.30</text:p>
          </table:table-cell>
          <table:table-cell table:style-name="ce7" office:value-type="float" office:value="29.80321" calcext:value-type="float">
            <text:p>29.80</text:p>
          </table:table-cell>
          <table:table-cell table:style-name="ce7" office:value-type="float" office:value="21.47788" calcext:value-type="float">
            <text:p>21.48</text:p>
          </table:table-cell>
          <table:table-cell table:style-name="ce8" table:formula="of:=[$space_new.$AW$7]" office:value-type="float" office:value="89.8681499290466" calcext:value-type="float">
            <text:p>89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64</text:p>
          </table:table-cell>
          <table:table-cell table:style-name="ce7" office:value-type="float" office:value="13.59208" calcext:value-type="float">
            <text:p>13.59</text:p>
          </table:table-cell>
          <table:table-cell table:style-name="ce7" office:value-type="float" office:value="14.33504" calcext:value-type="float">
            <text:p>14.34</text:p>
          </table:table-cell>
          <table:table-cell table:style-name="ce7" office:value-type="float" office:value="30.40918" calcext:value-type="float">
            <text:p>30.41</text:p>
          </table:table-cell>
          <table:table-cell table:style-name="ce7" office:value-type="float" office:value="21.67628" calcext:value-type="float">
            <text:p>21.68</text:p>
          </table:table-cell>
          <table:table-cell table:style-name="ce8" table:formula="of:=[$space_new.$AX$7]" office:value-type="float" office:value="86.9548078608513" calcext:value-type="float">
            <text:p>86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128</text:p>
          </table:table-cell>
          <table:table-cell table:style-name="ce7" office:value-type="float" office:value="13.56267" calcext:value-type="float">
            <text:p>13.56</text:p>
          </table:table-cell>
          <table:table-cell table:style-name="ce7" office:value-type="float" office:value="14.30013" calcext:value-type="float">
            <text:p>14.30</text:p>
          </table:table-cell>
          <table:table-cell table:style-name="ce7" office:value-type="float" office:value="31.82323" calcext:value-type="float">
            <text:p>31.82</text:p>
          </table:table-cell>
          <table:table-cell table:style-name="ce7" office:value-type="float" office:value="22.23184" calcext:value-type="float">
            <text:p>22.23</text:p>
          </table:table-cell>
          <table:table-cell table:style-name="ce8" table:formula="of:=[$space_new.$AY$7]" office:value-type="float" office:value="85.4960164904594" calcext:value-type="float">
            <text:p>85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G32</text:p>
          </table:table-cell>
          <table:table-cell table:style-name="ce7" office:value-type="float" office:value="13.57269" calcext:value-type="float">
            <text:p>13.57</text:p>
          </table:table-cell>
          <table:table-cell table:style-name="ce7" office:value-type="float" office:value="14.36355" calcext:value-type="float">
            <text:p>14.36</text:p>
          </table:table-cell>
          <table:table-cell table:style-name="ce7" office:value-type="float" office:value="26.91645" calcext:value-type="float">
            <text:p>26.92</text:p>
          </table:table-cell>
          <table:table-cell table:style-name="ce7" office:value-type="float" office:value="19.94402" calcext:value-type="float">
            <text:p>19.94</text:p>
          </table:table-cell>
          <table:table-cell table:style-name="ce8" table:formula="of:=[$space_new.$AZ$7]" office:value-type="float" office:value="93.8628635072708" calcext:value-type="float">
            <text:p>9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32</text:p>
          </table:table-cell>
          <table:table-cell table:style-name="ce7" office:value-type="float" office:value="13.61265" calcext:value-type="float">
            <text:p>13.61</text:p>
          </table:table-cell>
          <table:table-cell table:style-name="ce7" office:value-type="float" office:value="14.34179" calcext:value-type="float">
            <text:p>14.34</text:p>
          </table:table-cell>
          <table:table-cell table:style-name="ce7" office:value-type="float" office:value="29.94821" calcext:value-type="float">
            <text:p>29.95</text:p>
          </table:table-cell>
          <table:table-cell table:style-name="ce7" office:value-type="float" office:value="21.43901" calcext:value-type="float">
            <text:p>21.44</text:p>
          </table:table-cell>
          <table:table-cell table:style-name="ce8" table:formula="of:=[$space_new.$BA$7]" office:value-type="float" office:value="89.5416181397438" calcext:value-type="float">
            <text:p>89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64</text:p>
          </table:table-cell>
          <table:table-cell table:style-name="ce7" office:value-type="float" office:value="13.57684" calcext:value-type="float">
            <text:p>13.58</text:p>
          </table:table-cell>
          <table:table-cell table:style-name="ce7" office:value-type="float" office:value="14.36319" calcext:value-type="float">
            <text:p>14.36</text:p>
          </table:table-cell>
          <table:table-cell table:style-name="ce7" office:value-type="float" office:value="30.6256" calcext:value-type="float">
            <text:p>30.63</text:p>
          </table:table-cell>
          <table:table-cell table:style-name="ce7" office:value-type="float" office:value="21.7195" calcext:value-type="float">
            <text:p>21.72</text:p>
          </table:table-cell>
          <table:table-cell table:style-name="ce8" table:formula="of:=[$space_new.$BB$7]" office:value-type="float" office:value="86.6282760715485" calcext:value-type="float">
            <text:p>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128</text:p>
          </table:table-cell>
          <table:table-cell table:style-name="ce7" office:value-type="float" office:value="13.58073" calcext:value-type="float">
            <text:p>13.58</text:p>
          </table:table-cell>
          <table:table-cell table:style-name="ce7" office:value-type="float" office:value="14.34482" calcext:value-type="float">
            <text:p>14.34</text:p>
          </table:table-cell>
          <table:table-cell table:style-name="ce7" office:value-type="float" office:value="32.04318" calcext:value-type="float">
            <text:p>32.04</text:p>
          </table:table-cell>
          <table:table-cell table:style-name="ce7" office:value-type="float" office:value="22.28006" calcext:value-type="float">
            <text:p>22.28</text:p>
          </table:table-cell>
          <table:table-cell table:style-name="ce8" table:formula="of:=[$space_new.$BC$7]" office:value-type="float" office:value="85.1694847011566" calcext:value-type="float">
            <text:p>85.17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rt_new" table:style-name="ta2">
        <table:table-column table:style-name="co23" table:default-cell-style-name="ce1"/>
        <table:table-column table:style-name="co5" table:default-cell-style-name="ce1"/>
        <table:table-column table:style-name="co6" table:number-columns-repeated="1022" table:default-cell-style-name="ce1"/>
        <table:table-row table:style-name="ro1">
          <table:table-cell table:style-name="Default" office:value-type="string" calcext:value-type="string">
            <text:p>config</text:p>
          </table:table-cell>
          <table:table-cell table:style-name="Default" office:value-type="string" calcext:value-type="string">
            <text:p>XCTR&amp;1start-X</text:p>
          </table:table-cell>
          <table:table-cell table:style-name="Default" office:value-type="string" calcext:value-type="string">
            <text:p>XCTR&amp;1start-X_{L}</text:p>
          </table:table-cell>
          <table:table-cell table:style-name="Default" office:value-type="string" calcext:value-type="string">
            <text:p>XCTR&amp;1start-X_{T}</text:p>
          </table:table-cell>
          <table:table-cell table:style-name="Default" office:value-type="string" calcext:value-type="string">
            <text:p>XCTR&amp;1start-X_{LT}</text:p>
          </table:table-cell>
          <table:table-cell table:style-name="ce8" office:value-type="string" calcext:value-type="string">
            <text:p>space</text:p>
          </table:table-cell>
          <table:table-cell table:style-name="ce8"/>
          <table:table-cell table:style-name="ce10"/>
          <table:table-cell table:style-name="ce7"/>
          <table:table-cell table:style-name="ce4"/>
          <table:table-cell table:style-name="ce5"/>
          <table:table-cell table:style-name="ce4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_Ψ32+RG32+RG32</text:p>
          </table:table-cell>
          <table:table-cell table:style-name="ce7" office:value-type="float" office:value="3.4142" calcext:value-type="float">
            <text:p>3.41</text:p>
          </table:table-cell>
          <table:table-cell table:style-name="ce7" office:value-type="float" office:value="5.8494" calcext:value-type="float">
            <text:p>5.85</text:p>
          </table:table-cell>
          <table:table-cell table:style-name="ce7" office:value-type="float" office:value="20.39231" calcext:value-type="float">
            <text:p>20.39</text:p>
          </table:table-cell>
          <table:table-cell table:style-name="ce7" office:value-type="float" office:value="11.57932" calcext:value-type="float">
            <text:p>11.58</text:p>
          </table:table-cell>
          <table:table-cell table:style-name="ce8" table:formula="of:=[$space_new.$H$7]" office:value-type="float" office:value="111.733057794571" calcext:value-type="float">
            <text:p>111.7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G32+RRR32</text:p>
          </table:table-cell>
          <table:table-cell table:style-name="ce7" office:value-type="float" office:value="3.44055" calcext:value-type="float">
            <text:p>3.44</text:p>
          </table:table-cell>
          <table:table-cell table:style-name="ce7" office:value-type="float" office:value="5.8183" calcext:value-type="float">
            <text:p>5.82</text:p>
          </table:table-cell>
          <table:table-cell table:style-name="ce7" office:value-type="float" office:value="23.15176" calcext:value-type="float">
            <text:p>23.15</text:p>
          </table:table-cell>
          <table:table-cell table:style-name="ce7" office:value-type="float" office:value="12.99404" calcext:value-type="float">
            <text:p>12.99</text:p>
          </table:table-cell>
          <table:table-cell table:style-name="ce8" table:formula="of:=[$space_new.$I$7]" office:value-type="float" office:value="107.411812427044" calcext:value-type="float">
            <text:p>107.41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G32+RRR64</text:p>
          </table:table-cell>
          <table:table-cell table:style-name="ce7" office:value-type="float" office:value="3.42476" calcext:value-type="float">
            <text:p>3.42</text:p>
          </table:table-cell>
          <table:table-cell table:style-name="ce7" office:value-type="float" office:value="5.82485" calcext:value-type="float">
            <text:p>5.82</text:p>
          </table:table-cell>
          <table:table-cell table:style-name="ce7" office:value-type="float" office:value="23.69724" calcext:value-type="float">
            <text:p>23.70</text:p>
          </table:table-cell>
          <table:table-cell table:style-name="ce7" office:value-type="float" office:value="13.21956" calcext:value-type="float">
            <text:p>13.22</text:p>
          </table:table-cell>
          <table:table-cell table:style-name="ce8" table:formula="of:=[$space_new.$J$7]" office:value-type="float" office:value="104.498470358849" calcext:value-type="float">
            <text:p>104.50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G32+RRR128</text:p>
          </table:table-cell>
          <table:table-cell table:style-name="ce7" office:value-type="float" office:value="3.43904" calcext:value-type="float">
            <text:p>3.44</text:p>
          </table:table-cell>
          <table:table-cell table:style-name="ce7" office:value-type="float" office:value="5.82659" calcext:value-type="float">
            <text:p>5.83</text:p>
          </table:table-cell>
          <table:table-cell table:style-name="ce7" office:value-type="float" office:value="25.09473" calcext:value-type="float">
            <text:p>25.09</text:p>
          </table:table-cell>
          <table:table-cell table:style-name="ce7" office:value-type="float" office:value="13.76716" calcext:value-type="float">
            <text:p>13.77</text:p>
          </table:table-cell>
          <table:table-cell table:style-name="ce8" table:formula="of:=[$space_new.$K$7]" office:value-type="float" office:value="103.039678988457" calcext:value-type="float">
            <text:p>103.04</text:p>
          </table:table-cell>
          <table:table-cell table:style-name="ce8"/>
          <table:table-cell table:style-name="ce7" table:number-columns-repeated="2"/>
          <table:table-cell table:style-name="ce4" table:number-columns-repeated="2"/>
          <table:table-cell table:style-name="ce6"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RR32+RG32</text:p>
          </table:table-cell>
          <table:table-cell table:style-name="ce7" office:value-type="float" office:value="3.42096" calcext:value-type="float">
            <text:p>3.42</text:p>
          </table:table-cell>
          <table:table-cell table:style-name="ce7" office:value-type="float" office:value="5.52102" calcext:value-type="float">
            <text:p>5.52</text:p>
          </table:table-cell>
          <table:table-cell table:style-name="ce7" office:value-type="float" office:value="20.72051" calcext:value-type="float">
            <text:p>20.72</text:p>
          </table:table-cell>
          <table:table-cell table:style-name="ce7" office:value-type="float" office:value="11.6779" calcext:value-type="float">
            <text:p>11.68</text:p>
          </table:table-cell>
          <table:table-cell table:style-name="ce8" table:formula="of:=[$space_new.$L$7]" office:value-type="float" office:value="101.385816679001" calcext:value-type="float">
            <text:p>101.39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RR32+RRR32</text:p>
          </table:table-cell>
          <table:table-cell table:style-name="ce7" office:value-type="float" office:value="3.42021" calcext:value-type="float">
            <text:p>3.42</text:p>
          </table:table-cell>
          <table:table-cell table:style-name="ce7" office:value-type="float" office:value="5.49409" calcext:value-type="float">
            <text:p>5.49</text:p>
          </table:table-cell>
          <table:table-cell table:style-name="ce7" office:value-type="float" office:value="23.26737" calcext:value-type="float">
            <text:p>23.27</text:p>
          </table:table-cell>
          <table:table-cell table:style-name="ce7" office:value-type="float" office:value="12.93222" calcext:value-type="float">
            <text:p>12.93</text:p>
          </table:table-cell>
          <table:table-cell table:style-name="ce8" table:formula="of:=[$space_new.$M$7]" office:value-type="float" office:value="97.0645713114738" calcext:value-type="float">
            <text:p>97.06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32+RRR64</text:p>
          </table:table-cell>
          <table:table-cell table:style-name="ce7" office:value-type="float" office:value="3.43467" calcext:value-type="float">
            <text:p>3.43</text:p>
          </table:table-cell>
          <table:table-cell table:style-name="ce7" office:value-type="float" office:value="5.44547" calcext:value-type="float">
            <text:p>5.45</text:p>
          </table:table-cell>
          <table:table-cell table:style-name="ce7" office:value-type="float" office:value="23.74659" calcext:value-type="float">
            <text:p>23.75</text:p>
          </table:table-cell>
          <table:table-cell table:style-name="ce7" office:value-type="float" office:value="13.1735" calcext:value-type="float">
            <text:p>13.17</text:p>
          </table:table-cell>
          <table:table-cell table:style-name="ce8" table:formula="of:=[$space_new.$N$7]" office:value-type="float" office:value="94.1512292432785" calcext:value-type="float">
            <text:p>94.1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32+RRR128</text:p>
          </table:table-cell>
          <table:table-cell table:style-name="ce7" office:value-type="float" office:value="3.41676" calcext:value-type="float">
            <text:p>3.42</text:p>
          </table:table-cell>
          <table:table-cell table:style-name="ce7" office:value-type="float" office:value="5.48997" calcext:value-type="float">
            <text:p>5.49</text:p>
          </table:table-cell>
          <table:table-cell table:style-name="ce7" office:value-type="float" office:value="25.15889" calcext:value-type="float">
            <text:p>25.16</text:p>
          </table:table-cell>
          <table:table-cell table:style-name="ce7" office:value-type="float" office:value="13.71064" calcext:value-type="float">
            <text:p>13.71</text:p>
          </table:table-cell>
          <table:table-cell table:style-name="ce8" table:formula="of:=[$space_new.$O$7]" office:value-type="float" office:value="92.6924378728866" calcext:value-type="float">
            <text:p>92.6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64+RG32</text:p>
          </table:table-cell>
          <table:table-cell table:style-name="ce7" office:value-type="float" office:value="3.4403" calcext:value-type="float">
            <text:p>3.44</text:p>
          </table:table-cell>
          <table:table-cell table:style-name="ce7" office:value-type="float" office:value="5.61375" calcext:value-type="float">
            <text:p>5.61</text:p>
          </table:table-cell>
          <table:table-cell table:style-name="ce7" office:value-type="float" office:value="21.16302" calcext:value-type="float">
            <text:p>21.16</text:p>
          </table:table-cell>
          <table:table-cell table:style-name="ce7" office:value-type="float" office:value="11.70127" calcext:value-type="float">
            <text:p>11.70</text:p>
          </table:table-cell>
          <table:table-cell table:style-name="ce8" table:formula="of:=[$space_new.$P$7]" office:value-type="float" office:value="100.715790410042" calcext:value-type="float">
            <text:p>100.72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64+RRR32</text:p>
          </table:table-cell>
          <table:table-cell table:style-name="ce7" office:value-type="float" office:value="3.45988" calcext:value-type="float">
            <text:p>3.46</text:p>
          </table:table-cell>
          <table:table-cell table:style-name="ce7" office:value-type="float" office:value="5.59061" calcext:value-type="float">
            <text:p>5.59</text:p>
          </table:table-cell>
          <table:table-cell table:style-name="ce7" office:value-type="float" office:value="23.65715" calcext:value-type="float">
            <text:p>23.66</text:p>
          </table:table-cell>
          <table:table-cell table:style-name="ce7" office:value-type="float" office:value="13.00832" calcext:value-type="float">
            <text:p>13.01</text:p>
          </table:table-cell>
          <table:table-cell table:style-name="ce8" table:formula="of:=[$space_new.$Q$7]" office:value-type="float" office:value="96.3945450425148" calcext:value-type="float">
            <text:p>96.3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64+RRR64</text:p>
          </table:table-cell>
          <table:table-cell table:style-name="ce7" office:value-type="float" office:value="3.44384" calcext:value-type="float">
            <text:p>3.44</text:p>
          </table:table-cell>
          <table:table-cell table:style-name="ce7" office:value-type="float" office:value="5.58408" calcext:value-type="float">
            <text:p>5.58</text:p>
          </table:table-cell>
          <table:table-cell table:style-name="ce7" office:value-type="float" office:value="24.32511" calcext:value-type="float">
            <text:p>24.33</text:p>
          </table:table-cell>
          <table:table-cell table:style-name="ce7" office:value-type="float" office:value="13.25593" calcext:value-type="float">
            <text:p>13.26</text:p>
          </table:table-cell>
          <table:table-cell table:style-name="ce8" table:formula="of:=[$space_new.$R$7]" office:value-type="float" office:value="93.4812029743195" calcext:value-type="float">
            <text:p>93.48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64+RRR128</text:p>
          </table:table-cell>
          <table:table-cell table:style-name="ce7" office:value-type="float" office:value="3.41469" calcext:value-type="float">
            <text:p>3.41</text:p>
          </table:table-cell>
          <table:table-cell table:style-name="ce7" office:value-type="float" office:value="5.63399" calcext:value-type="float">
            <text:p>5.63</text:p>
          </table:table-cell>
          <table:table-cell table:style-name="ce7" office:value-type="float" office:value="25.6691" calcext:value-type="float">
            <text:p>25.67</text:p>
          </table:table-cell>
          <table:table-cell table:style-name="ce7" office:value-type="float" office:value="13.77908" calcext:value-type="float">
            <text:p>13.78</text:p>
          </table:table-cell>
          <table:table-cell table:style-name="ce7" table:formula="of:=[$space_new.$S$7]" office:value-type="float" office:value="92.0224116039276" calcext:value-type="float">
            <text:p>92.02</text:p>
          </table:table-cell>
          <table:table-cell table:style-name="Default"/>
          <table:table-cell table:style-name="ce4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_Ψ32+RRR128+RG32</text:p>
          </table:table-cell>
          <table:table-cell table:style-name="ce7" office:value-type="float" office:value="3.50025" calcext:value-type="float">
            <text:p>3.50</text:p>
          </table:table-cell>
          <table:table-cell table:style-name="ce7" office:value-type="float" office:value="6.04626" calcext:value-type="float">
            <text:p>6.05</text:p>
          </table:table-cell>
          <table:table-cell table:style-name="ce7" office:value-type="float" office:value="22.2431" calcext:value-type="float">
            <text:p>22.24</text:p>
          </table:table-cell>
          <table:table-cell table:style-name="ce7" office:value-type="float" office:value="12.09235" calcext:value-type="float">
            <text:p>12.09</text:p>
          </table:table-cell>
          <table:table-cell table:style-name="ce8" table:formula="of:=[$space_new.$T$7]" office:value-type="float" office:value="100.389258620739" calcext:value-type="float">
            <text:p>100.3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128+RRR32</text:p>
          </table:table-cell>
          <table:table-cell table:style-name="ce7" office:value-type="float" office:value="3.41256" calcext:value-type="float">
            <text:p>3.41</text:p>
          </table:table-cell>
          <table:table-cell table:style-name="ce7" office:value-type="float" office:value="6.15435" calcext:value-type="float">
            <text:p>6.15</text:p>
          </table:table-cell>
          <table:table-cell table:style-name="ce7" office:value-type="float" office:value="24.62336" calcext:value-type="float">
            <text:p>24.62</text:p>
          </table:table-cell>
          <table:table-cell table:style-name="ce7" office:value-type="float" office:value="13.33512" calcext:value-type="float">
            <text:p>13.34</text:p>
          </table:table-cell>
          <table:table-cell table:style-name="ce8" table:formula="of:=[$space_new.$U$7]" office:value-type="float" office:value="96.068013253212" calcext:value-type="float">
            <text:p>96.07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128+RRR64</text:p>
          </table:table-cell>
          <table:table-cell table:style-name="ce7" office:value-type="float" office:value="3.4171" calcext:value-type="float">
            <text:p>3.42</text:p>
          </table:table-cell>
          <table:table-cell table:style-name="ce7" office:value-type="float" office:value="7.2035" calcext:value-type="float">
            <text:p>7.20</text:p>
          </table:table-cell>
          <table:table-cell table:style-name="ce7" office:value-type="float" office:value="25.44465" calcext:value-type="float">
            <text:p>25.44</text:p>
          </table:table-cell>
          <table:table-cell table:style-name="ce7" office:value-type="float" office:value="13.63607" calcext:value-type="float">
            <text:p>13.64</text:p>
          </table:table-cell>
          <table:table-cell table:style-name="ce8" table:formula="of:=[$space_new.$V$7]" office:value-type="float" office:value="93.1546711850167" calcext:value-type="float">
            <text:p>93.1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128+RRR128</text:p>
          </table:table-cell>
          <table:table-cell table:style-name="ce7" office:value-type="float" office:value="3.43437" calcext:value-type="float">
            <text:p>3.43</text:p>
          </table:table-cell>
          <table:table-cell table:style-name="ce7" office:value-type="float" office:value="6.10893" calcext:value-type="float">
            <text:p>6.11</text:p>
          </table:table-cell>
          <table:table-cell table:style-name="ce7" office:value-type="float" office:value="26.66204" calcext:value-type="float">
            <text:p>26.66</text:p>
          </table:table-cell>
          <table:table-cell table:style-name="ce7" office:value-type="float" office:value="14.15721" calcext:value-type="float">
            <text:p>14.16</text:p>
          </table:table-cell>
          <table:table-cell table:style-name="ce8" table:formula="of:=[$space_new.$W$7]" office:value-type="float" office:value="91.6958798146248" calcext:value-type="float">
            <text:p>91.7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G32</text:p>
          </table:table-cell>
          <table:table-cell table:style-name="ce7" office:value-type="float" office:value="6.33904" calcext:value-type="float">
            <text:p>6.34</text:p>
          </table:table-cell>
          <table:table-cell table:style-name="ce7" office:value-type="float" office:value="9.42804" calcext:value-type="float">
            <text:p>9.43</text:p>
          </table:table-cell>
          <table:table-cell table:style-name="ce7" office:value-type="float" office:value="22.65244" calcext:value-type="float">
            <text:p>22.65</text:p>
          </table:table-cell>
          <table:table-cell table:style-name="ce7" office:value-type="float" office:value="14.01671" calcext:value-type="float">
            <text:p>14.02</text:p>
          </table:table-cell>
          <table:table-cell table:style-name="ce8" table:formula="of:=[$space_new.$X$7]" office:value-type="float" office:value="106.521271183491" calcext:value-type="float">
            <text:p>106.52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32</text:p>
          </table:table-cell>
          <table:table-cell table:style-name="ce7" office:value-type="float" office:value="6.30383" calcext:value-type="float">
            <text:p>6.30</text:p>
          </table:table-cell>
          <table:table-cell table:style-name="ce7" office:value-type="float" office:value="8.55005" calcext:value-type="float">
            <text:p>8.55</text:p>
          </table:table-cell>
          <table:table-cell table:style-name="ce7" office:value-type="float" office:value="25.45363" calcext:value-type="float">
            <text:p>25.45</text:p>
          </table:table-cell>
          <table:table-cell table:style-name="ce7" office:value-type="float" office:value="15.36973" calcext:value-type="float">
            <text:p>15.37</text:p>
          </table:table-cell>
          <table:table-cell table:style-name="ce8" table:formula="of:=[$space_new.$Y$7]" office:value-type="float" office:value="102.200025815964" calcext:value-type="float">
            <text:p>102.2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64</text:p>
          </table:table-cell>
          <table:table-cell table:style-name="ce7" office:value-type="float" office:value="6.38679" calcext:value-type="float">
            <text:p>6.39</text:p>
          </table:table-cell>
          <table:table-cell table:style-name="ce7" office:value-type="float" office:value="8.53049" calcext:value-type="float">
            <text:p>8.53</text:p>
          </table:table-cell>
          <table:table-cell table:style-name="ce7" office:value-type="float" office:value="25.99625" calcext:value-type="float">
            <text:p>26.00</text:p>
          </table:table-cell>
          <table:table-cell table:style-name="ce7" office:value-type="float" office:value="15.65762" calcext:value-type="float">
            <text:p>15.66</text:p>
          </table:table-cell>
          <table:table-cell table:style-name="ce8" table:formula="of:=[$space_new.$Z$7]" office:value-type="float" office:value="99.2866837477684" calcext:value-type="float">
            <text:p>99.29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128</text:p>
          </table:table-cell>
          <table:table-cell table:style-name="ce7" office:value-type="float" office:value="6.33219" calcext:value-type="float">
            <text:p>6.33</text:p>
          </table:table-cell>
          <table:table-cell table:style-name="ce7" office:value-type="float" office:value="8.53279" calcext:value-type="float">
            <text:p>8.53</text:p>
          </table:table-cell>
          <table:table-cell table:style-name="ce7" office:value-type="float" office:value="27.36399" calcext:value-type="float">
            <text:p>27.36</text:p>
          </table:table-cell>
          <table:table-cell table:style-name="ce7" office:value-type="float" office:value="16.20754" calcext:value-type="float">
            <text:p>16.21</text:p>
          </table:table-cell>
          <table:table-cell table:style-name="ce8" table:formula="of:=[$space_new.$AA$7]" office:value-type="float" office:value="97.8278923773765" calcext:value-type="float">
            <text:p>97.83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G32</text:p>
          </table:table-cell>
          <table:table-cell table:style-name="ce7" office:value-type="float" office:value="6.29839" calcext:value-type="float">
            <text:p>6.30</text:p>
          </table:table-cell>
          <table:table-cell table:style-name="ce7" office:value-type="float" office:value="8.28323" calcext:value-type="float">
            <text:p>8.28</text:p>
          </table:table-cell>
          <table:table-cell table:style-name="ce7" office:value-type="float" office:value="22.98469" calcext:value-type="float">
            <text:p>22.98</text:p>
          </table:table-cell>
          <table:table-cell table:style-name="ce7" office:value-type="float" office:value="14.07413" calcext:value-type="float">
            <text:p>14.07</text:p>
          </table:table-cell>
          <table:table-cell table:style-name="ce8" table:formula="of:=[$space_new.$AB$7]" office:value-type="float" office:value="96.1740300679206" calcext:value-type="float">
            <text:p>96.17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32</text:p>
          </table:table-cell>
          <table:table-cell table:style-name="ce7" office:value-type="float" office:value="6.46495" calcext:value-type="float">
            <text:p>6.46</text:p>
          </table:table-cell>
          <table:table-cell table:style-name="ce7" office:value-type="float" office:value="8.22987" calcext:value-type="float">
            <text:p>8.23</text:p>
          </table:table-cell>
          <table:table-cell table:style-name="ce7" office:value-type="float" office:value="25.45087" calcext:value-type="float">
            <text:p>25.45</text:p>
          </table:table-cell>
          <table:table-cell table:style-name="ce7" office:value-type="float" office:value="15.29136" calcext:value-type="float">
            <text:p>15.29</text:p>
          </table:table-cell>
          <table:table-cell table:style-name="ce8" table:formula="of:=[$space_new.$AC$7]" office:value-type="float" office:value="91.8527847003936" calcext:value-type="float">
            <text:p>91.85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64</text:p>
          </table:table-cell>
          <table:table-cell table:style-name="ce7" office:value-type="float" office:value="6.32401" calcext:value-type="float">
            <text:p>6.32</text:p>
          </table:table-cell>
          <table:table-cell table:style-name="ce7" office:value-type="float" office:value="8.2857" calcext:value-type="float">
            <text:p>8.29</text:p>
          </table:table-cell>
          <table:table-cell table:style-name="ce7" office:value-type="float" office:value="26.04655" calcext:value-type="float">
            <text:p>26.05</text:p>
          </table:table-cell>
          <table:table-cell table:style-name="ce7" office:value-type="float" office:value="15.54998" calcext:value-type="float">
            <text:p>15.55</text:p>
          </table:table-cell>
          <table:table-cell table:style-name="ce8" table:formula="of:=[$space_new.$AD$7]" office:value-type="float" office:value="88.9394426321983" calcext:value-type="float">
            <text:p>88.94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128</text:p>
          </table:table-cell>
          <table:table-cell table:style-name="ce7" office:value-type="float" office:value="6.30884" calcext:value-type="float">
            <text:p>6.31</text:p>
          </table:table-cell>
          <table:table-cell table:style-name="ce7" office:value-type="float" office:value="8.29058" calcext:value-type="float">
            <text:p>8.29</text:p>
          </table:table-cell>
          <table:table-cell table:style-name="ce7" office:value-type="float" office:value="27.42763" calcext:value-type="float">
            <text:p>27.43</text:p>
          </table:table-cell>
          <table:table-cell table:style-name="ce7" office:value-type="float" office:value="16.09886" calcext:value-type="float">
            <text:p>16.10</text:p>
          </table:table-cell>
          <table:table-cell table:style-name="ce8" table:formula="of:=[$space_new.$AE$7]" office:value-type="float" office:value="87.4806512618064" calcext:value-type="float">
            <text:p>87.4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G32</text:p>
          </table:table-cell>
          <table:table-cell table:style-name="ce7" office:value-type="float" office:value="6.32516" calcext:value-type="float">
            <text:p>6.33</text:p>
          </table:table-cell>
          <table:table-cell table:style-name="ce7" office:value-type="float" office:value="8.5376" calcext:value-type="float">
            <text:p>8.54</text:p>
          </table:table-cell>
          <table:table-cell table:style-name="ce7" office:value-type="float" office:value="23.52701" calcext:value-type="float">
            <text:p>23.53</text:p>
          </table:table-cell>
          <table:table-cell table:style-name="ce7" office:value-type="float" office:value="14.2196" calcext:value-type="float">
            <text:p>14.22</text:p>
          </table:table-cell>
          <table:table-cell table:style-name="ce8" table:formula="of:=[$space_new.$AF$7]" office:value-type="float" office:value="95.5040037989616" calcext:value-type="float">
            <text:p>95.5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32</text:p>
          </table:table-cell>
          <table:table-cell table:style-name="ce7" office:value-type="float" office:value="6.30098" calcext:value-type="float">
            <text:p>6.30</text:p>
          </table:table-cell>
          <table:table-cell table:style-name="ce7" office:value-type="float" office:value="8.53893" calcext:value-type="float">
            <text:p>8.54</text:p>
          </table:table-cell>
          <table:table-cell table:style-name="ce7" office:value-type="float" office:value="25.83459" calcext:value-type="float">
            <text:p>25.83</text:p>
          </table:table-cell>
          <table:table-cell table:style-name="ce7" office:value-type="float" office:value="15.38057" calcext:value-type="float">
            <text:p>15.38</text:p>
          </table:table-cell>
          <table:table-cell table:style-name="ce8" table:formula="of:=[$space_new.$AG$7]" office:value-type="float" office:value="91.1827584314346" calcext:value-type="float">
            <text:p>91.1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64</text:p>
          </table:table-cell>
          <table:table-cell table:style-name="ce7" office:value-type="float" office:value="6.30577" calcext:value-type="float">
            <text:p>6.31</text:p>
          </table:table-cell>
          <table:table-cell table:style-name="ce7" office:value-type="float" office:value="8.4613" calcext:value-type="float">
            <text:p>8.46</text:p>
          </table:table-cell>
          <table:table-cell table:style-name="ce7" office:value-type="float" office:value="26.45611" calcext:value-type="float">
            <text:p>26.46</text:p>
          </table:table-cell>
          <table:table-cell table:style-name="ce7" office:value-type="float" office:value="15.61369" calcext:value-type="float">
            <text:p>15.61</text:p>
          </table:table-cell>
          <table:table-cell table:style-name="ce8" table:formula="of:=[$space_new.$AH$7]" office:value-type="float" office:value="88.2694163632393" calcext:value-type="float">
            <text:p>88.27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128</text:p>
          </table:table-cell>
          <table:table-cell table:style-name="ce7" office:value-type="float" office:value="6.29797" calcext:value-type="float">
            <text:p>6.30</text:p>
          </table:table-cell>
          <table:table-cell table:style-name="ce7" office:value-type="float" office:value="8.47628" calcext:value-type="float">
            <text:p>8.48</text:p>
          </table:table-cell>
          <table:table-cell table:style-name="ce7" office:value-type="float" office:value="27.82029" calcext:value-type="float">
            <text:p>27.82</text:p>
          </table:table-cell>
          <table:table-cell table:style-name="ce7" office:value-type="float" office:value="16.17796" calcext:value-type="float">
            <text:p>16.18</text:p>
          </table:table-cell>
          <table:table-cell table:style-name="ce8" table:formula="of:=[$space_new.$AI$7]" office:value-type="float" office:value="86.8106249928474" calcext:value-type="float">
            <text:p>86.81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G32</text:p>
          </table:table-cell>
          <table:table-cell table:style-name="ce7" office:value-type="float" office:value="6.3052" calcext:value-type="float">
            <text:p>6.31</text:p>
          </table:table-cell>
          <table:table-cell table:style-name="ce7" office:value-type="float" office:value="8.91274" calcext:value-type="float">
            <text:p>8.91</text:p>
          </table:table-cell>
          <table:table-cell table:style-name="ce7" office:value-type="float" office:value="24.52439" calcext:value-type="float">
            <text:p>24.52</text:p>
          </table:table-cell>
          <table:table-cell table:style-name="ce7" office:value-type="float" office:value="14.52017" calcext:value-type="float">
            <text:p>14.52</text:p>
          </table:table-cell>
          <table:table-cell table:style-name="ce8" table:formula="of:=[$space_new.$AJ$7]" office:value-type="float" office:value="95.1774720096588" calcext:value-type="float">
            <text:p>95.1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RR32</text:p>
          </table:table-cell>
          <table:table-cell table:style-name="ce7" office:value-type="float" office:value="6.29855" calcext:value-type="float">
            <text:p>6.30</text:p>
          </table:table-cell>
          <table:table-cell table:style-name="ce7" office:value-type="float" office:value="8.94042" calcext:value-type="float">
            <text:p>8.94</text:p>
          </table:table-cell>
          <table:table-cell table:style-name="ce7" office:value-type="float" office:value="27.08835" calcext:value-type="float">
            <text:p>27.09</text:p>
          </table:table-cell>
          <table:table-cell table:style-name="ce7" office:value-type="float" office:value="15.85397" calcext:value-type="float">
            <text:p>15.85</text:p>
          </table:table-cell>
          <table:table-cell table:style-name="ce8" table:formula="of:=[$space_new.$AK$7]" office:value-type="float" office:value="90.8562266421318" calcext:value-type="float">
            <text:p>90.86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RR64</text:p>
          </table:table-cell>
          <table:table-cell table:style-name="ce7" office:value-type="float" office:value="6.29869" calcext:value-type="float">
            <text:p>6.30</text:p>
          </table:table-cell>
          <table:table-cell table:style-name="ce7" office:value-type="float" office:value="8.93233" calcext:value-type="float">
            <text:p>8.93</text:p>
          </table:table-cell>
          <table:table-cell table:style-name="ce7" office:value-type="float" office:value="27.70547" calcext:value-type="float">
            <text:p>27.71</text:p>
          </table:table-cell>
          <table:table-cell table:style-name="ce7" office:value-type="float" office:value="16.04065" calcext:value-type="float">
            <text:p>16.04</text:p>
          </table:table-cell>
          <table:table-cell table:style-name="ce8" table:formula="of:=[$space_new.$AL$7]" office:value-type="float" office:value="87.9428845739364" calcext:value-type="float">
            <text:p>87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128+RRR128+RRR128</text:p>
          </table:table-cell>
          <table:table-cell table:style-name="ce7" office:value-type="float" office:value="6.35911" calcext:value-type="float">
            <text:p>6.36</text:p>
          </table:table-cell>
          <table:table-cell table:style-name="ce7" office:value-type="float" office:value="8.91116" calcext:value-type="float">
            <text:p>8.91</text:p>
          </table:table-cell>
          <table:table-cell table:style-name="ce7" office:value-type="float" office:value="28.94727" calcext:value-type="float">
            <text:p>28.95</text:p>
          </table:table-cell>
          <table:table-cell table:style-name="ce7" office:value-type="float" office:value="16.54818" calcext:value-type="float">
            <text:p>16.55</text:p>
          </table:table-cell>
          <table:table-cell table:style-name="ce8" table:formula="of:=[$space_new.$AM$7]" office:value-type="float" office:value="86.4840932035446" calcext:value-type="float">
            <text:p>8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G32</text:p>
          </table:table-cell>
          <table:table-cell table:style-name="ce7" office:value-type="float" office:value="16.32278" calcext:value-type="float">
            <text:p>16.32</text:p>
          </table:table-cell>
          <table:table-cell table:style-name="ce7" office:value-type="float" office:value="18.6365" calcext:value-type="float">
            <text:p>18.64</text:p>
          </table:table-cell>
          <table:table-cell table:style-name="ce7" office:value-type="float" office:value="32.55058" calcext:value-type="float">
            <text:p>32.55</text:p>
          </table:table-cell>
          <table:table-cell table:style-name="ce7" office:value-type="float" office:value="24.02203" calcext:value-type="float">
            <text:p>24.02</text:p>
          </table:table-cell>
          <table:table-cell table:style-name="ce8" table:formula="of:=[$space_new.$AN$7]" office:value-type="float" office:value="105.206662681103" calcext:value-type="float">
            <text:p>105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32</text:p>
          </table:table-cell>
          <table:table-cell table:style-name="ce7" office:value-type="float" office:value="16.29334" calcext:value-type="float">
            <text:p>16.29</text:p>
          </table:table-cell>
          <table:table-cell table:style-name="ce7" office:value-type="float" office:value="18.62968" calcext:value-type="float">
            <text:p>18.63</text:p>
          </table:table-cell>
          <table:table-cell table:style-name="ce7" office:value-type="float" office:value="35.30767" calcext:value-type="float">
            <text:p>35.31</text:p>
          </table:table-cell>
          <table:table-cell table:style-name="ce7" office:value-type="float" office:value="25.44349" calcext:value-type="float">
            <text:p>25.44</text:p>
          </table:table-cell>
          <table:table-cell table:style-name="ce8" table:formula="of:=[$space_new.$AO$7]" office:value-type="float" office:value="100.885417313576" calcext:value-type="float">
            <text:p>100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64</text:p>
          </table:table-cell>
          <table:table-cell table:style-name="ce7" office:value-type="float" office:value="16.28181" calcext:value-type="float">
            <text:p>16.28</text:p>
          </table:table-cell>
          <table:table-cell table:style-name="ce7" office:value-type="float" office:value="18.64896" calcext:value-type="float">
            <text:p>18.65</text:p>
          </table:table-cell>
          <table:table-cell table:style-name="ce7" office:value-type="float" office:value="35.81141" calcext:value-type="float">
            <text:p>35.81</text:p>
          </table:table-cell>
          <table:table-cell table:style-name="ce7" office:value-type="float" office:value="25.61489" calcext:value-type="float">
            <text:p>25.61</text:p>
          </table:table-cell>
          <table:table-cell table:style-name="ce8" table:formula="of:=[$space_new.$AP$7]" office:value-type="float" office:value="97.9720752453804" calcext:value-type="float">
            <text:p>97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128</text:p>
          </table:table-cell>
          <table:table-cell table:style-name="ce7" office:value-type="float" office:value="16.27636" calcext:value-type="float">
            <text:p>16.28</text:p>
          </table:table-cell>
          <table:table-cell table:style-name="ce7" office:value-type="float" office:value="18.63703" calcext:value-type="float">
            <text:p>18.64</text:p>
          </table:table-cell>
          <table:table-cell table:style-name="ce7" office:value-type="float" office:value="37.30553" calcext:value-type="float">
            <text:p>37.31</text:p>
          </table:table-cell>
          <table:table-cell table:style-name="ce7" office:value-type="float" office:value="26.21915" calcext:value-type="float">
            <text:p>26.22</text:p>
          </table:table-cell>
          <table:table-cell table:style-name="ce8" table:formula="of:=[$space_new.$AQ$7]" office:value-type="float" office:value="96.5132838749885" calcext:value-type="float">
            <text:p>96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G32</text:p>
          </table:table-cell>
          <table:table-cell table:style-name="ce7" office:value-type="float" office:value="17.37484" calcext:value-type="float">
            <text:p>17.37</text:p>
          </table:table-cell>
          <table:table-cell table:style-name="ce7" office:value-type="float" office:value="19.0149" calcext:value-type="float">
            <text:p>19.01</text:p>
          </table:table-cell>
          <table:table-cell table:style-name="ce7" office:value-type="float" office:value="33.21511" calcext:value-type="float">
            <text:p>33.22</text:p>
          </table:table-cell>
          <table:table-cell table:style-name="ce7" office:value-type="float" office:value="24.38533" calcext:value-type="float">
            <text:p>24.39</text:p>
          </table:table-cell>
          <table:table-cell table:style-name="ce8" table:formula="of:=[$space_new.$AR$7]" office:value-type="float" office:value="94.8594215655326" calcext:value-type="float">
            <text:p>94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32</text:p>
          </table:table-cell>
          <table:table-cell table:style-name="ce7" office:value-type="float" office:value="16.33209" calcext:value-type="float">
            <text:p>16.33</text:p>
          </table:table-cell>
          <table:table-cell table:style-name="ce7" office:value-type="float" office:value="18.37615" calcext:value-type="float">
            <text:p>18.38</text:p>
          </table:table-cell>
          <table:table-cell table:style-name="ce7" office:value-type="float" office:value="35.44485" calcext:value-type="float">
            <text:p>35.44</text:p>
          </table:table-cell>
          <table:table-cell table:style-name="ce7" office:value-type="float" office:value="26.38262" calcext:value-type="float">
            <text:p>26.38</text:p>
          </table:table-cell>
          <table:table-cell table:style-name="ce8" table:formula="of:=[$space_new.$AS$7]" office:value-type="float" office:value="90.5381761980056" calcext:value-type="float">
            <text:p>90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64</text:p>
          </table:table-cell>
          <table:table-cell table:style-name="ce7" office:value-type="float" office:value="16.28527" calcext:value-type="float">
            <text:p>16.29</text:p>
          </table:table-cell>
          <table:table-cell table:style-name="ce7" office:value-type="float" office:value="18.41665" calcext:value-type="float">
            <text:p>18.42</text:p>
          </table:table-cell>
          <table:table-cell table:style-name="ce7" office:value-type="float" office:value="36.1023" calcext:value-type="float">
            <text:p>36.10</text:p>
          </table:table-cell>
          <table:table-cell table:style-name="ce7" office:value-type="float" office:value="25.64377" calcext:value-type="float">
            <text:p>25.64</text:p>
          </table:table-cell>
          <table:table-cell table:style-name="ce8" table:formula="of:=[$space_new.$AT$7]" office:value-type="float" office:value="87.6248341298103" calcext:value-type="float">
            <text:p>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128</text:p>
          </table:table-cell>
          <table:table-cell table:style-name="ce7" office:value-type="float" office:value="16.40273" calcext:value-type="float">
            <text:p>16.40</text:p>
          </table:table-cell>
          <table:table-cell table:style-name="ce7" office:value-type="float" office:value="18.39012" calcext:value-type="float">
            <text:p>18.39</text:p>
          </table:table-cell>
          <table:table-cell table:style-name="ce7" office:value-type="float" office:value="37.35363" calcext:value-type="float">
            <text:p>37.35</text:p>
          </table:table-cell>
          <table:table-cell table:style-name="ce7" office:value-type="float" office:value="26.23142" calcext:value-type="float">
            <text:p>26.23</text:p>
          </table:table-cell>
          <table:table-cell table:style-name="ce8" table:formula="of:=[$space_new.$AU$7]" office:value-type="float" office:value="86.1660427594184" calcext:value-type="float">
            <text:p>86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G32</text:p>
          </table:table-cell>
          <table:table-cell table:style-name="ce7" office:value-type="float" office:value="16.30076" calcext:value-type="float">
            <text:p>16.30</text:p>
          </table:table-cell>
          <table:table-cell table:style-name="ce7" office:value-type="float" office:value="18.59421" calcext:value-type="float">
            <text:p>18.59</text:p>
          </table:table-cell>
          <table:table-cell table:style-name="ce7" office:value-type="float" office:value="33.49676" calcext:value-type="float">
            <text:p>33.50</text:p>
          </table:table-cell>
          <table:table-cell table:style-name="ce7" office:value-type="float" office:value="24.27266" calcext:value-type="float">
            <text:p>24.27</text:p>
          </table:table-cell>
          <table:table-cell table:style-name="ce8" table:formula="of:=[$space_new.$AV$7]" office:value-type="float" office:value="94.1893952965736" calcext:value-type="float">
            <text:p>9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32</text:p>
          </table:table-cell>
          <table:table-cell table:style-name="ce7" office:value-type="float" office:value="16.30497" calcext:value-type="float">
            <text:p>16.30</text:p>
          </table:table-cell>
          <table:table-cell table:style-name="ce7" office:value-type="float" office:value="18.55588" calcext:value-type="float">
            <text:p>18.56</text:p>
          </table:table-cell>
          <table:table-cell table:style-name="ce7" office:value-type="float" office:value="35.83363" calcext:value-type="float">
            <text:p>35.83</text:p>
          </table:table-cell>
          <table:table-cell table:style-name="ce7" office:value-type="float" office:value="25.47667" calcext:value-type="float">
            <text:p>25.48</text:p>
          </table:table-cell>
          <table:table-cell table:style-name="ce8" table:formula="of:=[$space_new.$AW$7]" office:value-type="float" office:value="89.8681499290466" calcext:value-type="float">
            <text:p>89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64</text:p>
          </table:table-cell>
          <table:table-cell table:style-name="ce7" office:value-type="float" office:value="16.31912" calcext:value-type="float">
            <text:p>16.32</text:p>
          </table:table-cell>
          <table:table-cell table:style-name="ce7" office:value-type="float" office:value="18.56921" calcext:value-type="float">
            <text:p>18.57</text:p>
          </table:table-cell>
          <table:table-cell table:style-name="ce7" office:value-type="float" office:value="36.59524" calcext:value-type="float">
            <text:p>36.60</text:p>
          </table:table-cell>
          <table:table-cell table:style-name="ce7" office:value-type="float" office:value="25.72162" calcext:value-type="float">
            <text:p>25.72</text:p>
          </table:table-cell>
          <table:table-cell table:style-name="ce8" table:formula="of:=[$space_new.$AX$7]" office:value-type="float" office:value="86.9548078608513" calcext:value-type="float">
            <text:p>86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128</text:p>
          </table:table-cell>
          <table:table-cell table:style-name="ce7" office:value-type="float" office:value="16.34934" calcext:value-type="float">
            <text:p>16.35</text:p>
          </table:table-cell>
          <table:table-cell table:style-name="ce7" office:value-type="float" office:value="18.65851" calcext:value-type="float">
            <text:p>18.66</text:p>
          </table:table-cell>
          <table:table-cell table:style-name="ce7" office:value-type="float" office:value="37.81894" calcext:value-type="float">
            <text:p>37.82</text:p>
          </table:table-cell>
          <table:table-cell table:style-name="ce7" office:value-type="float" office:value="26.28861" calcext:value-type="float">
            <text:p>26.29</text:p>
          </table:table-cell>
          <table:table-cell table:style-name="ce8" table:formula="of:=[$space_new.$AY$7]" office:value-type="float" office:value="85.4960164904594" calcext:value-type="float">
            <text:p>85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G32</text:p>
          </table:table-cell>
          <table:table-cell table:style-name="ce7" office:value-type="float" office:value="16.32876" calcext:value-type="float">
            <text:p>16.33</text:p>
          </table:table-cell>
          <table:table-cell table:style-name="ce7" office:value-type="float" office:value="19.02254" calcext:value-type="float">
            <text:p>19.02</text:p>
          </table:table-cell>
          <table:table-cell table:style-name="ce7" office:value-type="float" office:value="34.68723" calcext:value-type="float">
            <text:p>34.69</text:p>
          </table:table-cell>
          <table:table-cell table:style-name="ce7" office:value-type="float" office:value="24.68488" calcext:value-type="float">
            <text:p>24.68</text:p>
          </table:table-cell>
          <table:table-cell table:style-name="ce8" table:formula="of:=[$space_new.$AZ$7]" office:value-type="float" office:value="93.8628635072708" calcext:value-type="float">
            <text:p>9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32</text:p>
          </table:table-cell>
          <table:table-cell table:style-name="ce7" office:value-type="float" office:value="16.29941" calcext:value-type="float">
            <text:p>16.30</text:p>
          </table:table-cell>
          <table:table-cell table:style-name="ce7" office:value-type="float" office:value="19.041" calcext:value-type="float">
            <text:p>19.04</text:p>
          </table:table-cell>
          <table:table-cell table:style-name="ce7" office:value-type="float" office:value="36.95347" calcext:value-type="float">
            <text:p>36.95</text:p>
          </table:table-cell>
          <table:table-cell table:style-name="ce7" office:value-type="float" office:value="25.81432" calcext:value-type="float">
            <text:p>25.81</text:p>
          </table:table-cell>
          <table:table-cell table:style-name="ce8" table:formula="of:=[$space_new.$BA$7]" office:value-type="float" office:value="89.5416181397438" calcext:value-type="float">
            <text:p>89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64</text:p>
          </table:table-cell>
          <table:table-cell table:style-name="ce7" office:value-type="float" office:value="16.32553" calcext:value-type="float">
            <text:p>16.33</text:p>
          </table:table-cell>
          <table:table-cell table:style-name="ce7" office:value-type="float" office:value="19.03042" calcext:value-type="float">
            <text:p>19.03</text:p>
          </table:table-cell>
          <table:table-cell table:style-name="ce7" office:value-type="float" office:value="37.55883" calcext:value-type="float">
            <text:p>37.56</text:p>
          </table:table-cell>
          <table:table-cell table:style-name="ce7" office:value-type="float" office:value="26.04459" calcext:value-type="float">
            <text:p>26.04</text:p>
          </table:table-cell>
          <table:table-cell table:style-name="ce8" table:formula="of:=[$space_new.$BB$7]" office:value-type="float" office:value="86.6282760715485" calcext:value-type="float">
            <text:p>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128</text:p>
          </table:table-cell>
          <table:table-cell table:style-name="ce7" office:value-type="float" office:value="16.2743" calcext:value-type="float">
            <text:p>16.27</text:p>
          </table:table-cell>
          <table:table-cell table:style-name="ce7" office:value-type="float" office:value="19.01835" calcext:value-type="float">
            <text:p>19.02</text:p>
          </table:table-cell>
          <table:table-cell table:style-name="ce7" office:value-type="float" office:value="38.88911" calcext:value-type="float">
            <text:p>38.89</text:p>
          </table:table-cell>
          <table:table-cell table:style-name="ce7" office:value-type="float" office:value="26.62482" calcext:value-type="float">
            <text:p>26.62</text:p>
          </table:table-cell>
          <table:table-cell table:style-name="ce8" table:formula="of:=[$space_new.$BC$7]" office:value-type="float" office:value="85.1694847011566" calcext:value-type="float">
            <text:p>85.17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d_new" table:style-name="ta2">
        <table:table-column table:style-name="co2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1020" table:default-cell-style-name="ce1"/>
        <table:table-row table:style-name="ro1">
          <table:table-cell table:style-name="Default" office:value-type="string" calcext:value-type="string">
            <text:p>config</text:p>
          </table:table-cell>
          <table:table-cell table:style-name="Default" office:value-type="string" calcext:value-type="string">
            <text:p>XCTR&amp;1end-X</text:p>
          </table:table-cell>
          <table:table-cell table:style-name="Default" office:value-type="string" calcext:value-type="string">
            <text:p>XCTR&amp;1end-X_{L}</text:p>
          </table:table-cell>
          <table:table-cell table:style-name="Default" office:value-type="string" calcext:value-type="string">
            <text:p>XCTR&amp;1end-X_{T}</text:p>
          </table:table-cell>
          <table:table-cell table:style-name="Default" office:value-type="string" calcext:value-type="string">
            <text:p>XCTR&amp;1end-X_{LT}</text:p>
          </table:table-cell>
          <table:table-cell table:style-name="ce8" office:value-type="string" calcext:value-type="string">
            <text:p>space</text:p>
          </table:table-cell>
          <table:table-cell table:style-name="ce8"/>
          <table:table-cell table:style-name="ce10"/>
          <table:table-cell table:style-name="ce7"/>
          <table:table-cell table:style-name="ce4"/>
          <table:table-cell table:style-name="ce5"/>
          <table:table-cell table:style-name="ce4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_Ψ32+RG32+RG32</text:p>
          </table:table-cell>
          <table:table-cell table:style-name="ce7" office:value-type="float" office:value="2.4207" calcext:value-type="float">
            <text:p>2.42</text:p>
          </table:table-cell>
          <table:table-cell table:style-name="ce8" office:value-type="float" office:value="3.18201" calcext:value-type="float">
            <text:p>3.18</text:p>
          </table:table-cell>
          <table:table-cell table:style-name="ce7" office:value-type="float" office:value="20.79863" calcext:value-type="float">
            <text:p>20.80</text:p>
          </table:table-cell>
          <table:table-cell table:style-name="ce7" office:value-type="float" office:value="8.92079" calcext:value-type="float">
            <text:p>8.92</text:p>
          </table:table-cell>
          <table:table-cell table:style-name="ce8" table:formula="of:=[$space_new.$H$7]" office:value-type="float" office:value="111.733057794571" calcext:value-type="float">
            <text:p>111.7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G32+RRR32</text:p>
          </table:table-cell>
          <table:table-cell table:style-name="ce7" office:value-type="float" office:value="2.46321" calcext:value-type="float">
            <text:p>2.46</text:p>
          </table:table-cell>
          <table:table-cell table:style-name="ce8" office:value-type="float" office:value="3.19443" calcext:value-type="float">
            <text:p>3.19</text:p>
          </table:table-cell>
          <table:table-cell table:style-name="ce7" office:value-type="float" office:value="25.18719" calcext:value-type="float">
            <text:p>25.19</text:p>
          </table:table-cell>
          <table:table-cell table:style-name="ce7" office:value-type="float" office:value="10.43973" calcext:value-type="float">
            <text:p>10.44</text:p>
          </table:table-cell>
          <table:table-cell table:style-name="ce8" table:formula="of:=[$space_new.$I$7]" office:value-type="float" office:value="107.411812427044" calcext:value-type="float">
            <text:p>107.41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G32+RRR64</text:p>
          </table:table-cell>
          <table:table-cell table:style-name="ce7" office:value-type="float" office:value="2.44566" calcext:value-type="float">
            <text:p>2.45</text:p>
          </table:table-cell>
          <table:table-cell table:style-name="ce8" office:value-type="float" office:value="3.1436" calcext:value-type="float">
            <text:p>3.14</text:p>
          </table:table-cell>
          <table:table-cell table:style-name="ce7" office:value-type="float" office:value="26.30184" calcext:value-type="float">
            <text:p>26.30</text:p>
          </table:table-cell>
          <table:table-cell table:style-name="ce7" office:value-type="float" office:value="10.68888" calcext:value-type="float">
            <text:p>10.69</text:p>
          </table:table-cell>
          <table:table-cell table:style-name="ce8" table:formula="of:=[$space_new.$J$7]" office:value-type="float" office:value="104.498470358849" calcext:value-type="float">
            <text:p>104.50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G32+RRR128</text:p>
          </table:table-cell>
          <table:table-cell table:style-name="ce7" office:value-type="float" office:value="2.49433" calcext:value-type="float">
            <text:p>2.49</text:p>
          </table:table-cell>
          <table:table-cell table:style-name="ce8" office:value-type="float" office:value="3.16451" calcext:value-type="float">
            <text:p>3.16</text:p>
          </table:table-cell>
          <table:table-cell table:style-name="ce7" office:value-type="float" office:value="28.46633" calcext:value-type="float">
            <text:p>28.47</text:p>
          </table:table-cell>
          <table:table-cell table:style-name="ce7" office:value-type="float" office:value="11.22377" calcext:value-type="float">
            <text:p>11.22</text:p>
          </table:table-cell>
          <table:table-cell table:style-name="ce8" table:formula="of:=[$space_new.$K$7]" office:value-type="float" office:value="103.039678988457" calcext:value-type="float">
            <text:p>103.04</text:p>
          </table:table-cell>
          <table:table-cell table:style-name="ce8"/>
          <table:table-cell table:style-name="ce7" table:number-columns-repeated="2"/>
          <table:table-cell table:style-name="ce4" table:number-columns-repeated="2"/>
          <table:table-cell table:style-name="ce6"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RR32+RG32</text:p>
          </table:table-cell>
          <table:table-cell table:style-name="ce7" office:value-type="float" office:value="2.40903" calcext:value-type="float">
            <text:p>2.41</text:p>
          </table:table-cell>
          <table:table-cell table:style-name="ce8" office:value-type="float" office:value="3.13141" calcext:value-type="float">
            <text:p>3.13</text:p>
          </table:table-cell>
          <table:table-cell table:style-name="ce7" office:value-type="float" office:value="20.99372" calcext:value-type="float">
            <text:p>20.99</text:p>
          </table:table-cell>
          <table:table-cell table:style-name="ce7" office:value-type="float" office:value="8.83961" calcext:value-type="float">
            <text:p>8.84</text:p>
          </table:table-cell>
          <table:table-cell table:style-name="ce8" table:formula="of:=[$space_new.$L$7]" office:value-type="float" office:value="101.385816679001" calcext:value-type="float">
            <text:p>101.39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RR32+RRR32</text:p>
          </table:table-cell>
          <table:table-cell table:style-name="ce7" office:value-type="float" office:value="2.41658" calcext:value-type="float">
            <text:p>2.42</text:p>
          </table:table-cell>
          <table:table-cell table:style-name="ce8" office:value-type="float" office:value="3.14196" calcext:value-type="float">
            <text:p>3.14</text:p>
          </table:table-cell>
          <table:table-cell table:style-name="ce7" office:value-type="float" office:value="25.22422" calcext:value-type="float">
            <text:p>25.22</text:p>
          </table:table-cell>
          <table:table-cell table:style-name="ce7" office:value-type="float" office:value="10.37631" calcext:value-type="float">
            <text:p>10.38</text:p>
          </table:table-cell>
          <table:table-cell table:style-name="ce8" table:formula="of:=[$space_new.$M$7]" office:value-type="float" office:value="97.0645713114738" calcext:value-type="float">
            <text:p>97.06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32+RRR64</text:p>
          </table:table-cell>
          <table:table-cell table:style-name="ce7" office:value-type="float" office:value="2.41205" calcext:value-type="float">
            <text:p>2.41</text:p>
          </table:table-cell>
          <table:table-cell table:style-name="ce8" office:value-type="float" office:value="3.19976" calcext:value-type="float">
            <text:p>3.20</text:p>
          </table:table-cell>
          <table:table-cell table:style-name="ce7" office:value-type="float" office:value="26.29484" calcext:value-type="float">
            <text:p>26.29</text:p>
          </table:table-cell>
          <table:table-cell table:style-name="ce7" office:value-type="float" office:value="10.66719" calcext:value-type="float">
            <text:p>10.67</text:p>
          </table:table-cell>
          <table:table-cell table:style-name="ce8" table:formula="of:=[$space_new.$N$7]" office:value-type="float" office:value="94.1512292432785" calcext:value-type="float">
            <text:p>94.1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32+RRR128</text:p>
          </table:table-cell>
          <table:table-cell table:style-name="ce7" office:value-type="float" office:value="2.46962" calcext:value-type="float">
            <text:p>2.47</text:p>
          </table:table-cell>
          <table:table-cell table:style-name="ce8" office:value-type="float" office:value="3.13762" calcext:value-type="float">
            <text:p>3.14</text:p>
          </table:table-cell>
          <table:table-cell table:style-name="ce7" office:value-type="float" office:value="29.38377" calcext:value-type="float">
            <text:p>29.38</text:p>
          </table:table-cell>
          <table:table-cell table:style-name="ce7" office:value-type="float" office:value="11.20562" calcext:value-type="float">
            <text:p>11.21</text:p>
          </table:table-cell>
          <table:table-cell table:style-name="ce8" table:formula="of:=[$space_new.$O$7]" office:value-type="float" office:value="92.6924378728866" calcext:value-type="float">
            <text:p>92.6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64+RG32</text:p>
          </table:table-cell>
          <table:table-cell table:style-name="ce7" office:value-type="float" office:value="2.44449" calcext:value-type="float">
            <text:p>2.44</text:p>
          </table:table-cell>
          <table:table-cell table:style-name="ce8" office:value-type="float" office:value="3.1716" calcext:value-type="float">
            <text:p>3.17</text:p>
          </table:table-cell>
          <table:table-cell table:style-name="ce7" office:value-type="float" office:value="21.17755" calcext:value-type="float">
            <text:p>21.18</text:p>
          </table:table-cell>
          <table:table-cell table:style-name="ce7" office:value-type="float" office:value="8.85378" calcext:value-type="float">
            <text:p>8.85</text:p>
          </table:table-cell>
          <table:table-cell table:style-name="ce8" table:formula="of:=[$space_new.$P$7]" office:value-type="float" office:value="100.715790410042" calcext:value-type="float">
            <text:p>100.72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64+RRR32</text:p>
          </table:table-cell>
          <table:table-cell table:style-name="ce7" office:value-type="float" office:value="2.41027" calcext:value-type="float">
            <text:p>2.41</text:p>
          </table:table-cell>
          <table:table-cell table:style-name="ce8" office:value-type="float" office:value="3.19258" calcext:value-type="float">
            <text:p>3.19</text:p>
          </table:table-cell>
          <table:table-cell table:style-name="ce7" office:value-type="float" office:value="25.36592" calcext:value-type="float">
            <text:p>25.37</text:p>
          </table:table-cell>
          <table:table-cell table:style-name="ce7" office:value-type="float" office:value="10.42044" calcext:value-type="float">
            <text:p>10.42</text:p>
          </table:table-cell>
          <table:table-cell table:style-name="ce8" table:formula="of:=[$space_new.$Q$7]" office:value-type="float" office:value="96.3945450425148" calcext:value-type="float">
            <text:p>96.3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64+RRR64</text:p>
          </table:table-cell>
          <table:table-cell table:style-name="ce7" office:value-type="float" office:value="2.45541" calcext:value-type="float">
            <text:p>2.46</text:p>
          </table:table-cell>
          <table:table-cell table:style-name="ce8" office:value-type="float" office:value="3.16309" calcext:value-type="float">
            <text:p>3.16</text:p>
          </table:table-cell>
          <table:table-cell table:style-name="ce7" office:value-type="float" office:value="26.53968" calcext:value-type="float">
            <text:p>26.54</text:p>
          </table:table-cell>
          <table:table-cell table:style-name="ce7" office:value-type="float" office:value="10.71987" calcext:value-type="float">
            <text:p>10.72</text:p>
          </table:table-cell>
          <table:table-cell table:style-name="ce8" table:formula="of:=[$space_new.$R$7]" office:value-type="float" office:value="93.4812029743195" calcext:value-type="float">
            <text:p>93.48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64+RRR128</text:p>
          </table:table-cell>
          <table:table-cell table:style-name="ce7" office:value-type="float" office:value="2.42494" calcext:value-type="float">
            <text:p>2.42</text:p>
          </table:table-cell>
          <table:table-cell table:style-name="ce8" office:value-type="float" office:value="3.20023" calcext:value-type="float">
            <text:p>3.20</text:p>
          </table:table-cell>
          <table:table-cell table:style-name="ce7" office:value-type="float" office:value="28.85331" calcext:value-type="float">
            <text:p>28.85</text:p>
          </table:table-cell>
          <table:table-cell table:style-name="ce7" office:value-type="float" office:value="11.25963" calcext:value-type="float">
            <text:p>11.26</text:p>
          </table:table-cell>
          <table:table-cell table:style-name="ce7" table:formula="of:=[$space_new.$S$7]" office:value-type="float" office:value="92.0224116039276" calcext:value-type="float">
            <text:p>92.02</text:p>
          </table:table-cell>
          <table:table-cell table:style-name="Default"/>
          <table:table-cell table:style-name="ce4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_Ψ32+RRR128+RG32</text:p>
          </table:table-cell>
          <table:table-cell table:style-name="ce7" office:value-type="float" office:value="2.42237" calcext:value-type="float">
            <text:p>2.42</text:p>
          </table:table-cell>
          <table:table-cell table:style-name="ce8" office:value-type="float" office:value="3.2081" calcext:value-type="float">
            <text:p>3.21</text:p>
          </table:table-cell>
          <table:table-cell table:style-name="ce7" office:value-type="float" office:value="21.55231" calcext:value-type="float">
            <text:p>21.55</text:p>
          </table:table-cell>
          <table:table-cell table:style-name="ce7" office:value-type="float" office:value="8.91273" calcext:value-type="float">
            <text:p>8.91</text:p>
          </table:table-cell>
          <table:table-cell table:style-name="ce8" table:formula="of:=[$space_new.$T$7]" office:value-type="float" office:value="100.389258620739" calcext:value-type="float">
            <text:p>100.3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128+RRR32</text:p>
          </table:table-cell>
          <table:table-cell table:style-name="ce7" office:value-type="float" office:value="2.40838" calcext:value-type="float">
            <text:p>2.41</text:p>
          </table:table-cell>
          <table:table-cell table:style-name="ce8" office:value-type="float" office:value="3.26654" calcext:value-type="float">
            <text:p>3.27</text:p>
          </table:table-cell>
          <table:table-cell table:style-name="ce7" office:value-type="float" office:value="25.7153" calcext:value-type="float">
            <text:p>25.72</text:p>
          </table:table-cell>
          <table:table-cell table:style-name="ce7" office:value-type="float" office:value="10.46371" calcext:value-type="float">
            <text:p>10.46</text:p>
          </table:table-cell>
          <table:table-cell table:style-name="ce8" table:formula="of:=[$space_new.$U$7]" office:value-type="float" office:value="96.068013253212" calcext:value-type="float">
            <text:p>96.07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128+RRR64</text:p>
          </table:table-cell>
          <table:table-cell table:style-name="ce7" office:value-type="float" office:value="2.47186" calcext:value-type="float">
            <text:p>2.47</text:p>
          </table:table-cell>
          <table:table-cell table:style-name="ce8" office:value-type="float" office:value="3.28228" calcext:value-type="float">
            <text:p>3.28</text:p>
          </table:table-cell>
          <table:table-cell table:style-name="ce7" office:value-type="float" office:value="26.93615" calcext:value-type="float">
            <text:p>26.94</text:p>
          </table:table-cell>
          <table:table-cell table:style-name="ce7" office:value-type="float" office:value="10.76818" calcext:value-type="float">
            <text:p>10.77</text:p>
          </table:table-cell>
          <table:table-cell table:style-name="ce8" table:formula="of:=[$space_new.$V$7]" office:value-type="float" office:value="93.1546711850167" calcext:value-type="float">
            <text:p>93.1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128+RRR128</text:p>
          </table:table-cell>
          <table:table-cell table:style-name="ce7" office:value-type="float" office:value="2.41198" calcext:value-type="float">
            <text:p>2.41</text:p>
          </table:table-cell>
          <table:table-cell table:style-name="ce8" office:value-type="float" office:value="3.22604" calcext:value-type="float">
            <text:p>3.23</text:p>
          </table:table-cell>
          <table:table-cell table:style-name="ce7" office:value-type="float" office:value="29.23936" calcext:value-type="float">
            <text:p>29.24</text:p>
          </table:table-cell>
          <table:table-cell table:style-name="ce7" office:value-type="float" office:value="11.33123" calcext:value-type="float">
            <text:p>11.33</text:p>
          </table:table-cell>
          <table:table-cell table:style-name="ce8" table:formula="of:=[$space_new.$W$7]" office:value-type="float" office:value="91.6958798146248" calcext:value-type="float">
            <text:p>91.7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G32</text:p>
          </table:table-cell>
          <table:table-cell table:style-name="ce7" office:value-type="float" office:value="5.02754" calcext:value-type="float">
            <text:p>5.03</text:p>
          </table:table-cell>
          <table:table-cell table:style-name="ce8" office:value-type="float" office:value="5.67399" calcext:value-type="float">
            <text:p>5.67</text:p>
          </table:table-cell>
          <table:table-cell table:style-name="ce7" office:value-type="float" office:value="23.29455" calcext:value-type="float">
            <text:p>23.29</text:p>
          </table:table-cell>
          <table:table-cell table:style-name="ce7" office:value-type="float" office:value="11.29826" calcext:value-type="float">
            <text:p>11.30</text:p>
          </table:table-cell>
          <table:table-cell table:style-name="ce8" table:formula="of:=[$space_new.$X$7]" office:value-type="float" office:value="106.521271183491" calcext:value-type="float">
            <text:p>106.52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32</text:p>
          </table:table-cell>
          <table:table-cell table:style-name="ce7" office:value-type="float" office:value="5.05678" calcext:value-type="float">
            <text:p>5.06</text:p>
          </table:table-cell>
          <table:table-cell table:style-name="ce8" office:value-type="float" office:value="5.66539" calcext:value-type="float">
            <text:p>5.67</text:p>
          </table:table-cell>
          <table:table-cell table:style-name="ce7" office:value-type="float" office:value="27.67633" calcext:value-type="float">
            <text:p>27.68</text:p>
          </table:table-cell>
          <table:table-cell table:style-name="ce7" office:value-type="float" office:value="12.91731" calcext:value-type="float">
            <text:p>12.92</text:p>
          </table:table-cell>
          <table:table-cell table:style-name="ce8" table:formula="of:=[$space_new.$Y$7]" office:value-type="float" office:value="102.200025815964" calcext:value-type="float">
            <text:p>102.2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64</text:p>
          </table:table-cell>
          <table:table-cell table:style-name="ce7" office:value-type="float" office:value="5.09213" calcext:value-type="float">
            <text:p>5.09</text:p>
          </table:table-cell>
          <table:table-cell table:style-name="ce8" office:value-type="float" office:value="5.69334" calcext:value-type="float">
            <text:p>5.69</text:p>
          </table:table-cell>
          <table:table-cell table:style-name="ce7" office:value-type="float" office:value="28.77564" calcext:value-type="float">
            <text:p>28.78</text:p>
          </table:table-cell>
          <table:table-cell table:style-name="ce7" office:value-type="float" office:value="13.16217" calcext:value-type="float">
            <text:p>13.16</text:p>
          </table:table-cell>
          <table:table-cell table:style-name="ce8" table:formula="of:=[$space_new.$Z$7]" office:value-type="float" office:value="99.2866837477684" calcext:value-type="float">
            <text:p>99.29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128</text:p>
          </table:table-cell>
          <table:table-cell table:style-name="ce7" office:value-type="float" office:value="4.99559" calcext:value-type="float">
            <text:p>5.00</text:p>
          </table:table-cell>
          <table:table-cell table:style-name="ce8" office:value-type="float" office:value="6.70657" calcext:value-type="float">
            <text:p>6.71</text:p>
          </table:table-cell>
          <table:table-cell table:style-name="ce7" office:value-type="float" office:value="31.0083" calcext:value-type="float">
            <text:p>31.01</text:p>
          </table:table-cell>
          <table:table-cell table:style-name="ce7" office:value-type="float" office:value="13.72385" calcext:value-type="float">
            <text:p>13.72</text:p>
          </table:table-cell>
          <table:table-cell table:style-name="ce8" table:formula="of:=[$space_new.$AA$7]" office:value-type="float" office:value="97.8278923773765" calcext:value-type="float">
            <text:p>97.83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G32</text:p>
          </table:table-cell>
          <table:table-cell table:style-name="ce7" office:value-type="float" office:value="4.99795" calcext:value-type="float">
            <text:p>5.00</text:p>
          </table:table-cell>
          <table:table-cell table:style-name="ce8" office:value-type="float" office:value="5.70675" calcext:value-type="float">
            <text:p>5.71</text:p>
          </table:table-cell>
          <table:table-cell table:style-name="ce7" office:value-type="float" office:value="23.52861" calcext:value-type="float">
            <text:p>23.53</text:p>
          </table:table-cell>
          <table:table-cell table:style-name="ce7" office:value-type="float" office:value="11.37578" calcext:value-type="float">
            <text:p>11.38</text:p>
          </table:table-cell>
          <table:table-cell table:style-name="ce8" table:formula="of:=[$space_new.$AB$7]" office:value-type="float" office:value="96.1740300679206" calcext:value-type="float">
            <text:p>96.17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32</text:p>
          </table:table-cell>
          <table:table-cell table:style-name="ce7" office:value-type="float" office:value="5.00659" calcext:value-type="float">
            <text:p>5.01</text:p>
          </table:table-cell>
          <table:table-cell table:style-name="ce8" office:value-type="float" office:value="5.70782" calcext:value-type="float">
            <text:p>5.71</text:p>
          </table:table-cell>
          <table:table-cell table:style-name="ce7" office:value-type="float" office:value="27.68704" calcext:value-type="float">
            <text:p>27.69</text:p>
          </table:table-cell>
          <table:table-cell table:style-name="ce7" office:value-type="float" office:value="12.92788" calcext:value-type="float">
            <text:p>12.93</text:p>
          </table:table-cell>
          <table:table-cell table:style-name="ce8" table:formula="of:=[$space_new.$AC$7]" office:value-type="float" office:value="91.8527847003936" calcext:value-type="float">
            <text:p>91.85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64</text:p>
          </table:table-cell>
          <table:table-cell table:style-name="ce7" office:value-type="float" office:value="5.03221" calcext:value-type="float">
            <text:p>5.03</text:p>
          </table:table-cell>
          <table:table-cell table:style-name="ce8" office:value-type="float" office:value="5.65527" calcext:value-type="float">
            <text:p>5.66</text:p>
          </table:table-cell>
          <table:table-cell table:style-name="ce7" office:value-type="float" office:value="28.84331" calcext:value-type="float">
            <text:p>28.84</text:p>
          </table:table-cell>
          <table:table-cell table:style-name="ce7" office:value-type="float" office:value="13.16496" calcext:value-type="float">
            <text:p>13.16</text:p>
          </table:table-cell>
          <table:table-cell table:style-name="ce8" table:formula="of:=[$space_new.$AD$7]" office:value-type="float" office:value="88.9394426321983" calcext:value-type="float">
            <text:p>88.94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128</text:p>
          </table:table-cell>
          <table:table-cell table:style-name="ce7" office:value-type="float" office:value="5.13024" calcext:value-type="float">
            <text:p>5.13</text:p>
          </table:table-cell>
          <table:table-cell table:style-name="ce8" office:value-type="float" office:value="5.71505" calcext:value-type="float">
            <text:p>5.72</text:p>
          </table:table-cell>
          <table:table-cell table:style-name="ce7" office:value-type="float" office:value="31.01143" calcext:value-type="float">
            <text:p>31.01</text:p>
          </table:table-cell>
          <table:table-cell table:style-name="ce7" office:value-type="float" office:value="13.70102" calcext:value-type="float">
            <text:p>13.70</text:p>
          </table:table-cell>
          <table:table-cell table:style-name="ce8" table:formula="of:=[$space_new.$AE$7]" office:value-type="float" office:value="87.4806512618064" calcext:value-type="float">
            <text:p>87.4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G32</text:p>
          </table:table-cell>
          <table:table-cell table:style-name="ce7" office:value-type="float" office:value="5.00024" calcext:value-type="float">
            <text:p>5.00</text:p>
          </table:table-cell>
          <table:table-cell table:style-name="ce8" office:value-type="float" office:value="5.7081" calcext:value-type="float">
            <text:p>5.71</text:p>
          </table:table-cell>
          <table:table-cell table:style-name="ce7" office:value-type="float" office:value="23.89457" calcext:value-type="float">
            <text:p>23.89</text:p>
          </table:table-cell>
          <table:table-cell table:style-name="ce7" office:value-type="float" office:value="11.47975" calcext:value-type="float">
            <text:p>11.48</text:p>
          </table:table-cell>
          <table:table-cell table:style-name="ce8" table:formula="of:=[$space_new.$AF$7]" office:value-type="float" office:value="95.5040037989616" calcext:value-type="float">
            <text:p>95.5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32</text:p>
          </table:table-cell>
          <table:table-cell table:style-name="ce7" office:value-type="float" office:value="5.06255" calcext:value-type="float">
            <text:p>5.06</text:p>
          </table:table-cell>
          <table:table-cell table:style-name="ce8" office:value-type="float" office:value="5.72238" calcext:value-type="float">
            <text:p>5.72</text:p>
          </table:table-cell>
          <table:table-cell table:style-name="ce7" office:value-type="float" office:value="27.90928" calcext:value-type="float">
            <text:p>27.91</text:p>
          </table:table-cell>
          <table:table-cell table:style-name="ce7" office:value-type="float" office:value="12.96166" calcext:value-type="float">
            <text:p>12.96</text:p>
          </table:table-cell>
          <table:table-cell table:style-name="ce8" table:formula="of:=[$space_new.$AG$7]" office:value-type="float" office:value="91.1827584314346" calcext:value-type="float">
            <text:p>91.1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64</text:p>
          </table:table-cell>
          <table:table-cell table:style-name="ce7" office:value-type="float" office:value="5.00562" calcext:value-type="float">
            <text:p>5.01</text:p>
          </table:table-cell>
          <table:table-cell table:style-name="ce8" office:value-type="float" office:value="5.71102" calcext:value-type="float">
            <text:p>5.71</text:p>
          </table:table-cell>
          <table:table-cell table:style-name="ce7" office:value-type="float" office:value="29.00166" calcext:value-type="float">
            <text:p>29.00</text:p>
          </table:table-cell>
          <table:table-cell table:style-name="ce7" office:value-type="float" office:value="13.2048" calcext:value-type="float">
            <text:p>13.20</text:p>
          </table:table-cell>
          <table:table-cell table:style-name="ce8" table:formula="of:=[$space_new.$AH$7]" office:value-type="float" office:value="88.2694163632393" calcext:value-type="float">
            <text:p>88.27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128</text:p>
          </table:table-cell>
          <table:table-cell table:style-name="ce7" office:value-type="float" office:value="5.13805" calcext:value-type="float">
            <text:p>5.14</text:p>
          </table:table-cell>
          <table:table-cell table:style-name="ce8" office:value-type="float" office:value="5.7485" calcext:value-type="float">
            <text:p>5.75</text:p>
          </table:table-cell>
          <table:table-cell table:style-name="ce7" office:value-type="float" office:value="31.24623" calcext:value-type="float">
            <text:p>31.25</text:p>
          </table:table-cell>
          <table:table-cell table:style-name="ce7" office:value-type="float" office:value="13.82911" calcext:value-type="float">
            <text:p>13.83</text:p>
          </table:table-cell>
          <table:table-cell table:style-name="ce8" table:formula="of:=[$space_new.$AI$7]" office:value-type="float" office:value="86.8106249928474" calcext:value-type="float">
            <text:p>86.81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G32</text:p>
          </table:table-cell>
          <table:table-cell table:style-name="ce7" office:value-type="float" office:value="5.00001" calcext:value-type="float">
            <text:p>5.00</text:p>
          </table:table-cell>
          <table:table-cell table:style-name="ce8" office:value-type="float" office:value="5.71844" calcext:value-type="float">
            <text:p>5.72</text:p>
          </table:table-cell>
          <table:table-cell table:style-name="ce7" office:value-type="float" office:value="23.99637" calcext:value-type="float">
            <text:p>24.00</text:p>
          </table:table-cell>
          <table:table-cell table:style-name="ce7" office:value-type="float" office:value="11.42859" calcext:value-type="float">
            <text:p>11.43</text:p>
          </table:table-cell>
          <table:table-cell table:style-name="ce8" table:formula="of:=[$space_new.$AJ$7]" office:value-type="float" office:value="95.1774720096588" calcext:value-type="float">
            <text:p>95.1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RR32</text:p>
          </table:table-cell>
          <table:table-cell table:style-name="ce7" office:value-type="float" office:value="5.0001" calcext:value-type="float">
            <text:p>5.00</text:p>
          </table:table-cell>
          <table:table-cell table:style-name="ce8" office:value-type="float" office:value="5.74866" calcext:value-type="float">
            <text:p>5.75</text:p>
          </table:table-cell>
          <table:table-cell table:style-name="ce7" office:value-type="float" office:value="28.34394" calcext:value-type="float">
            <text:p>28.34</text:p>
          </table:table-cell>
          <table:table-cell table:style-name="ce7" office:value-type="float" office:value="12.9717" calcext:value-type="float">
            <text:p>12.97</text:p>
          </table:table-cell>
          <table:table-cell table:style-name="ce8" table:formula="of:=[$space_new.$AK$7]" office:value-type="float" office:value="90.8562266421318" calcext:value-type="float">
            <text:p>90.86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RR64</text:p>
          </table:table-cell>
          <table:table-cell table:style-name="ce7" office:value-type="float" office:value="5.00158" calcext:value-type="float">
            <text:p>5.00</text:p>
          </table:table-cell>
          <table:table-cell table:style-name="ce8" office:value-type="float" office:value="5.76325" calcext:value-type="float">
            <text:p>5.76</text:p>
          </table:table-cell>
          <table:table-cell table:style-name="ce7" office:value-type="float" office:value="29.35796" calcext:value-type="float">
            <text:p>29.36</text:p>
          </table:table-cell>
          <table:table-cell table:style-name="ce7" office:value-type="float" office:value="13.26515" calcext:value-type="float">
            <text:p>13.27</text:p>
          </table:table-cell>
          <table:table-cell table:style-name="ce8" table:formula="of:=[$space_new.$AL$7]" office:value-type="float" office:value="87.9428845739364" calcext:value-type="float">
            <text:p>87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128+RRR128+RRR128</text:p>
          </table:table-cell>
          <table:table-cell table:style-name="ce7" office:value-type="float" office:value="5.0348" calcext:value-type="float">
            <text:p>5.03</text:p>
          </table:table-cell>
          <table:table-cell table:style-name="ce8" office:value-type="float" office:value="5.7294" calcext:value-type="float">
            <text:p>5.73</text:p>
          </table:table-cell>
          <table:table-cell table:style-name="ce7" office:value-type="float" office:value="31.6418" calcext:value-type="float">
            <text:p>31.64</text:p>
          </table:table-cell>
          <table:table-cell table:style-name="ce7" office:value-type="float" office:value="13.83501" calcext:value-type="float">
            <text:p>13.84</text:p>
          </table:table-cell>
          <table:table-cell table:style-name="ce8" table:formula="of:=[$space_new.$AM$7]" office:value-type="float" office:value="86.4840932035446" calcext:value-type="float">
            <text:p>8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G32</text:p>
          </table:table-cell>
          <table:table-cell table:style-name="ce7" office:value-type="float" office:value="14.04856" calcext:value-type="float">
            <text:p>14.05</text:p>
          </table:table-cell>
          <table:table-cell table:style-name="ce8" office:value-type="float" office:value="14.75633" calcext:value-type="float">
            <text:p>14.76</text:p>
          </table:table-cell>
          <table:table-cell table:style-name="ce7" office:value-type="float" office:value="32.39931" calcext:value-type="float">
            <text:p>32.40</text:p>
          </table:table-cell>
          <table:table-cell table:style-name="ce7" office:value-type="float" office:value="20.37135" calcext:value-type="float">
            <text:p>20.37</text:p>
          </table:table-cell>
          <table:table-cell table:style-name="ce8" table:formula="of:=[$space_new.$AN$7]" office:value-type="float" office:value="105.206662681103" calcext:value-type="float">
            <text:p>105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32</text:p>
          </table:table-cell>
          <table:table-cell table:style-name="ce7" office:value-type="float" office:value="14.023" calcext:value-type="float">
            <text:p>14.02</text:p>
          </table:table-cell>
          <table:table-cell table:style-name="ce8" office:value-type="float" office:value="14.77137" calcext:value-type="float">
            <text:p>14.77</text:p>
          </table:table-cell>
          <table:table-cell table:style-name="ce7" office:value-type="float" office:value="36.86634" calcext:value-type="float">
            <text:p>36.87</text:p>
          </table:table-cell>
          <table:table-cell table:style-name="ce7" office:value-type="float" office:value="22.02686" calcext:value-type="float">
            <text:p>22.03</text:p>
          </table:table-cell>
          <table:table-cell table:style-name="ce8" table:formula="of:=[$space_new.$AO$7]" office:value-type="float" office:value="100.885417313576" calcext:value-type="float">
            <text:p>100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64</text:p>
          </table:table-cell>
          <table:table-cell table:style-name="ce7" office:value-type="float" office:value="14.21992" calcext:value-type="float">
            <text:p>14.22</text:p>
          </table:table-cell>
          <table:table-cell table:style-name="ce8" office:value-type="float" office:value="14.7615" calcext:value-type="float">
            <text:p>14.76</text:p>
          </table:table-cell>
          <table:table-cell table:style-name="ce7" office:value-type="float" office:value="37.93252" calcext:value-type="float">
            <text:p>37.93</text:p>
          </table:table-cell>
          <table:table-cell table:style-name="ce7" office:value-type="float" office:value="22.37413" calcext:value-type="float">
            <text:p>22.37</text:p>
          </table:table-cell>
          <table:table-cell table:style-name="ce8" table:formula="of:=[$space_new.$AP$7]" office:value-type="float" office:value="97.9720752453804" calcext:value-type="float">
            <text:p>97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128</text:p>
          </table:table-cell>
          <table:table-cell table:style-name="ce7" office:value-type="float" office:value="14.0336" calcext:value-type="float">
            <text:p>14.03</text:p>
          </table:table-cell>
          <table:table-cell table:style-name="ce8" office:value-type="float" office:value="14.76562" calcext:value-type="float">
            <text:p>14.77</text:p>
          </table:table-cell>
          <table:table-cell table:style-name="ce7" office:value-type="float" office:value="40.13948" calcext:value-type="float">
            <text:p>40.14</text:p>
          </table:table-cell>
          <table:table-cell table:style-name="ce7" office:value-type="float" office:value="22.80781" calcext:value-type="float">
            <text:p>22.81</text:p>
          </table:table-cell>
          <table:table-cell table:style-name="ce8" table:formula="of:=[$space_new.$AQ$7]" office:value-type="float" office:value="96.5132838749885" calcext:value-type="float">
            <text:p>96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G32</text:p>
          </table:table-cell>
          <table:table-cell table:style-name="ce7" office:value-type="float" office:value="14.00072" calcext:value-type="float">
            <text:p>14.00</text:p>
          </table:table-cell>
          <table:table-cell table:style-name="ce8" office:value-type="float" office:value="14.73195" calcext:value-type="float">
            <text:p>14.73</text:p>
          </table:table-cell>
          <table:table-cell table:style-name="ce7" office:value-type="float" office:value="32.72853" calcext:value-type="float">
            <text:p>32.73</text:p>
          </table:table-cell>
          <table:table-cell table:style-name="ce7" office:value-type="float" office:value="20.42005" calcext:value-type="float">
            <text:p>20.42</text:p>
          </table:table-cell>
          <table:table-cell table:style-name="ce8" table:formula="of:=[$space_new.$AR$7]" office:value-type="float" office:value="94.8594215655326" calcext:value-type="float">
            <text:p>94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32</text:p>
          </table:table-cell>
          <table:table-cell table:style-name="ce7" office:value-type="float" office:value="13.99438" calcext:value-type="float">
            <text:p>13.99</text:p>
          </table:table-cell>
          <table:table-cell table:style-name="ce8" office:value-type="float" office:value="14.73583" calcext:value-type="float">
            <text:p>14.74</text:p>
          </table:table-cell>
          <table:table-cell table:style-name="ce7" office:value-type="float" office:value="36.81223" calcext:value-type="float">
            <text:p>36.81</text:p>
          </table:table-cell>
          <table:table-cell table:style-name="ce7" office:value-type="float" office:value="21.96489" calcext:value-type="float">
            <text:p>21.96</text:p>
          </table:table-cell>
          <table:table-cell table:style-name="ce8" table:formula="of:=[$space_new.$AS$7]" office:value-type="float" office:value="90.5381761980056" calcext:value-type="float">
            <text:p>90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64</text:p>
          </table:table-cell>
          <table:table-cell table:style-name="ce7" office:value-type="float" office:value="14.03213" calcext:value-type="float">
            <text:p>14.03</text:p>
          </table:table-cell>
          <table:table-cell table:style-name="ce8" office:value-type="float" office:value="14.76425" calcext:value-type="float">
            <text:p>14.76</text:p>
          </table:table-cell>
          <table:table-cell table:style-name="ce7" office:value-type="float" office:value="37.9015" calcext:value-type="float">
            <text:p>37.90</text:p>
          </table:table-cell>
          <table:table-cell table:style-name="ce7" office:value-type="float" office:value="22.24716" calcext:value-type="float">
            <text:p>22.25</text:p>
          </table:table-cell>
          <table:table-cell table:style-name="ce8" table:formula="of:=[$space_new.$AT$7]" office:value-type="float" office:value="87.6248341298103" calcext:value-type="float">
            <text:p>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128</text:p>
          </table:table-cell>
          <table:table-cell table:style-name="ce7" office:value-type="float" office:value="14.08551" calcext:value-type="float">
            <text:p>14.09</text:p>
          </table:table-cell>
          <table:table-cell table:style-name="ce8" office:value-type="float" office:value="14.74026" calcext:value-type="float">
            <text:p>14.74</text:p>
          </table:table-cell>
          <table:table-cell table:style-name="ce7" office:value-type="float" office:value="40.10482" calcext:value-type="float">
            <text:p>40.10</text:p>
          </table:table-cell>
          <table:table-cell table:style-name="ce7" office:value-type="float" office:value="22.77362" calcext:value-type="float">
            <text:p>22.77</text:p>
          </table:table-cell>
          <table:table-cell table:style-name="ce8" table:formula="of:=[$space_new.$AU$7]" office:value-type="float" office:value="86.1660427594184" calcext:value-type="float">
            <text:p>86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G32</text:p>
          </table:table-cell>
          <table:table-cell table:style-name="ce7" office:value-type="float" office:value="14.0182" calcext:value-type="float">
            <text:p>14.02</text:p>
          </table:table-cell>
          <table:table-cell table:style-name="ce8" office:value-type="float" office:value="14.75928" calcext:value-type="float">
            <text:p>14.76</text:p>
          </table:table-cell>
          <table:table-cell table:style-name="ce7" office:value-type="float" office:value="32.74922" calcext:value-type="float">
            <text:p>32.75</text:p>
          </table:table-cell>
          <table:table-cell table:style-name="ce7" office:value-type="float" office:value="20.4325" calcext:value-type="float">
            <text:p>20.43</text:p>
          </table:table-cell>
          <table:table-cell table:style-name="ce8" table:formula="of:=[$space_new.$AV$7]" office:value-type="float" office:value="94.1893952965736" calcext:value-type="float">
            <text:p>9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32</text:p>
          </table:table-cell>
          <table:table-cell table:style-name="ce7" office:value-type="float" office:value="14.01056" calcext:value-type="float">
            <text:p>14.01</text:p>
          </table:table-cell>
          <table:table-cell table:style-name="ce8" office:value-type="float" office:value="14.81557" calcext:value-type="float">
            <text:p>14.82</text:p>
          </table:table-cell>
          <table:table-cell table:style-name="ce7" office:value-type="float" office:value="37.02681" calcext:value-type="float">
            <text:p>37.03</text:p>
          </table:table-cell>
          <table:table-cell table:style-name="ce7" office:value-type="float" office:value="21.99244" calcext:value-type="float">
            <text:p>21.99</text:p>
          </table:table-cell>
          <table:table-cell table:style-name="ce8" table:formula="of:=[$space_new.$AW$7]" office:value-type="float" office:value="89.8681499290466" calcext:value-type="float">
            <text:p>89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64</text:p>
          </table:table-cell>
          <table:table-cell table:style-name="ce7" office:value-type="float" office:value="14.0149" calcext:value-type="float">
            <text:p>14.01</text:p>
          </table:table-cell>
          <table:table-cell table:style-name="ce8" office:value-type="float" office:value="14.76959" calcext:value-type="float">
            <text:p>14.77</text:p>
          </table:table-cell>
          <table:table-cell table:style-name="ce7" office:value-type="float" office:value="38.08623" calcext:value-type="float">
            <text:p>38.09</text:p>
          </table:table-cell>
          <table:table-cell table:style-name="ce7" office:value-type="float" office:value="22.25761" calcext:value-type="float">
            <text:p>22.26</text:p>
          </table:table-cell>
          <table:table-cell table:style-name="ce8" table:formula="of:=[$space_new.$AX$7]" office:value-type="float" office:value="86.9548078608513" calcext:value-type="float">
            <text:p>86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128</text:p>
          </table:table-cell>
          <table:table-cell table:style-name="ce7" office:value-type="float" office:value="14.03784" calcext:value-type="float">
            <text:p>14.04</text:p>
          </table:table-cell>
          <table:table-cell table:style-name="ce8" office:value-type="float" office:value="14.77945" calcext:value-type="float">
            <text:p>14.78</text:p>
          </table:table-cell>
          <table:table-cell table:style-name="ce7" office:value-type="float" office:value="40.71364" calcext:value-type="float">
            <text:p>40.71</text:p>
          </table:table-cell>
          <table:table-cell table:style-name="ce7" office:value-type="float" office:value="23.23455" calcext:value-type="float">
            <text:p>23.23</text:p>
          </table:table-cell>
          <table:table-cell table:style-name="ce8" table:formula="of:=[$space_new.$AY$7]" office:value-type="float" office:value="85.4960164904594" calcext:value-type="float">
            <text:p>85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G32</text:p>
          </table:table-cell>
          <table:table-cell table:style-name="ce7" office:value-type="float" office:value="14.2249" calcext:value-type="float">
            <text:p>14.22</text:p>
          </table:table-cell>
          <table:table-cell table:style-name="ce8" office:value-type="float" office:value="14.85604" calcext:value-type="float">
            <text:p>14.86</text:p>
          </table:table-cell>
          <table:table-cell table:style-name="ce7" office:value-type="float" office:value="33.12847" calcext:value-type="float">
            <text:p>33.13</text:p>
          </table:table-cell>
          <table:table-cell table:style-name="ce7" office:value-type="float" office:value="21.51833" calcext:value-type="float">
            <text:p>21.52</text:p>
          </table:table-cell>
          <table:table-cell table:style-name="ce8" table:formula="of:=[$space_new.$AZ$7]" office:value-type="float" office:value="93.8628635072708" calcext:value-type="float">
            <text:p>9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32</text:p>
          </table:table-cell>
          <table:table-cell table:style-name="ce7" office:value-type="float" office:value="14.01832" calcext:value-type="float">
            <text:p>14.02</text:p>
          </table:table-cell>
          <table:table-cell table:style-name="ce8" office:value-type="float" office:value="14.80926" calcext:value-type="float">
            <text:p>14.81</text:p>
          </table:table-cell>
          <table:table-cell table:style-name="ce7" office:value-type="float" office:value="37.35775" calcext:value-type="float">
            <text:p>37.36</text:p>
          </table:table-cell>
          <table:table-cell table:style-name="ce7" office:value-type="float" office:value="22.02978" calcext:value-type="float">
            <text:p>22.03</text:p>
          </table:table-cell>
          <table:table-cell table:style-name="ce8" table:formula="of:=[$space_new.$BA$7]" office:value-type="float" office:value="89.5416181397438" calcext:value-type="float">
            <text:p>89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64</text:p>
          </table:table-cell>
          <table:table-cell table:style-name="ce7" office:value-type="float" office:value="14.05618" calcext:value-type="float">
            <text:p>14.06</text:p>
          </table:table-cell>
          <table:table-cell table:style-name="ce8" office:value-type="float" office:value="14.81375" calcext:value-type="float">
            <text:p>14.81</text:p>
          </table:table-cell>
          <table:table-cell table:style-name="ce7" office:value-type="float" office:value="38.48887" calcext:value-type="float">
            <text:p>38.49</text:p>
          </table:table-cell>
          <table:table-cell table:style-name="ce7" office:value-type="float" office:value="22.29651" calcext:value-type="float">
            <text:p>22.30</text:p>
          </table:table-cell>
          <table:table-cell table:style-name="ce8" table:formula="of:=[$space_new.$BB$7]" office:value-type="float" office:value="86.6282760715485" calcext:value-type="float">
            <text:p>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128</text:p>
          </table:table-cell>
          <table:table-cell table:style-name="ce7" office:value-type="float" office:value="14.012" calcext:value-type="float">
            <text:p>14.01</text:p>
          </table:table-cell>
          <table:table-cell table:style-name="ce8" office:value-type="float" office:value="14.80863" calcext:value-type="float">
            <text:p>14.81</text:p>
          </table:table-cell>
          <table:table-cell table:style-name="ce7" office:value-type="float" office:value="40.62399" calcext:value-type="float">
            <text:p>40.62</text:p>
          </table:table-cell>
          <table:table-cell table:style-name="ce7" office:value-type="float" office:value="22.83063" calcext:value-type="float">
            <text:p>22.83</text:p>
          </table:table-cell>
          <table:table-cell table:style-name="ce8" table:formula="of:=[$space_new.$BC$7]" office:value-type="float" office:value="85.1694847011566" calcext:value-type="float">
            <text:p>85.17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y_new" table:style-name="ta2">
        <table:table-column table:style-name="co25" table:default-cell-style-name="ce1"/>
        <table:table-column table:style-name="co10" table:number-columns-repeated="3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4" table:default-cell-style-name="ce1"/>
        <table:table-column table:style-name="co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007" table:default-cell-style-name="ce1"/>
        <table:table-row table:style-name="ro1">
          <table:table-cell table:style-name="Default" office:value-type="string" calcext:value-type="string">
            <text:p>config</text:p>
          </table:table-cell>
          <table:table-cell table:style-name="Default" office:value-type="string" calcext:value-type="string">
            <text:p>XCTR&amp;1X-to-Y</text:p>
          </table:table-cell>
          <table:table-cell table:style-name="Default" office:value-type="string" calcext:value-type="string">
            <text:p>XCTR&amp;1X_{L}-to-Y</text:p>
          </table:table-cell>
          <table:table-cell table:style-name="Default" office:value-type="string" calcext:value-type="string">
            <text:p>XCTR&amp;1X-to-Y_{L}</text:p>
          </table:table-cell>
          <table:table-cell table:style-name="Default" office:value-type="string" calcext:value-type="string">
            <text:p>XCTR&amp;1X_{L}-to-Y_{L}</text:p>
          </table:table-cell>
          <table:table-cell table:style-name="Default" office:value-type="string" calcext:value-type="string">
            <text:p>XCTR&amp;1X_{T}-to-Y</text:p>
          </table:table-cell>
          <table:table-cell table:style-name="Default" office:value-type="string" calcext:value-type="string">
            <text:p>XCTR&amp;1X_{LT}-to-Y</text:p>
          </table:table-cell>
          <table:table-cell table:style-name="Default" office:value-type="string" calcext:value-type="string">
            <text:p>XCTR&amp;1X_{T}-to-Y_{L}</text:p>
          </table:table-cell>
          <table:table-cell table:style-name="Default" office:value-type="string" calcext:value-type="string">
            <text:p>XCTR&amp;1X_{LT}-to-Y_{L}</text:p>
          </table:table-cell>
          <table:table-cell office:value-type="string" calcext:value-type="string">
            <text:p>XCTR&amp;1X-to-Y_{T}</text:p>
          </table:table-cell>
          <table:table-cell office:value-type="string" calcext:value-type="string">
            <text:p>XCTR&amp;1X_{L}-to-Y_{T}</text:p>
          </table:table-cell>
          <table:table-cell office:value-type="string" calcext:value-type="string">
            <text:p>XCTR&amp;1X-to-Y_{LT}</text:p>
          </table:table-cell>
          <table:table-cell office:value-type="string" calcext:value-type="string">
            <text:p>XCTR&amp;1X_{L}-to-Y_{LT}</text:p>
          </table:table-cell>
          <table:table-cell office:value-type="string" calcext:value-type="string">
            <text:p>XCTR&amp;1X_{T}-to-Y_{T}</text:p>
          </table:table-cell>
          <table:table-cell office:value-type="string" calcext:value-type="string">
            <text:p>XCTR&amp;1X_{LT}-to-Y_{T}</text:p>
          </table:table-cell>
          <table:table-cell office:value-type="string" calcext:value-type="string">
            <text:p>XCTR&amp;1X_{T}-to-Y_{LT}</text:p>
          </table:table-cell>
          <table:table-cell office:value-type="string" calcext:value-type="string">
            <text:p>XCTR&amp;1X_{LT}-to-Y_{LT}</text:p>
          </table:table-cell>
          <table:table-cell table:style-name="ce8" office:value-type="string" calcext:value-type="string">
            <text:p>spac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G32+RG32</text:p>
          </table:table-cell>
          <table:table-cell table:style-name="ce8" office:value-type="float" office:value="5.04707" calcext:value-type="float">
            <text:p>5.05</text:p>
          </table:table-cell>
          <table:table-cell table:style-name="ce8" office:value-type="float" office:value="8.01134" calcext:value-type="float">
            <text:p>8.01</text:p>
          </table:table-cell>
          <table:table-cell table:style-name="ce8" office:value-type="float" office:value="6.06812" calcext:value-type="float">
            <text:p>6.07</text:p>
          </table:table-cell>
          <table:table-cell table:style-name="ce8" office:value-type="float" office:value="12.1506" calcext:value-type="float">
            <text:p>12.15</text:p>
          </table:table-cell>
          <table:table-cell table:style-name="ce8" office:value-type="float" office:value="15.24464" calcext:value-type="float">
            <text:p>15.24</text:p>
          </table:table-cell>
          <table:table-cell table:style-name="ce8" office:value-type="float" office:value="12.32323" calcext:value-type="float">
            <text:p>12.32</text:p>
          </table:table-cell>
          <table:table-cell table:style-name="ce8" office:value-type="float" office:value="19.48404" calcext:value-type="float">
            <text:p>19.48</text:p>
          </table:table-cell>
          <table:table-cell table:style-name="ce8" office:value-type="float" office:value="16.02595" calcext:value-type="float">
            <text:p>16.03</text:p>
          </table:table-cell>
          <table:table-cell table:style-name="ce8" office:value-type="float" office:value="13.78218" calcext:value-type="float">
            <text:p>13.78</text:p>
          </table:table-cell>
          <table:table-cell table:style-name="ce8" office:value-type="float" office:value="19.38841" calcext:value-type="float">
            <text:p>19.39</text:p>
          </table:table-cell>
          <table:table-cell table:style-name="ce8" office:value-type="float" office:value="10.39056" calcext:value-type="float">
            <text:p>10.39</text:p>
          </table:table-cell>
          <table:table-cell table:style-name="ce8" office:value-type="float" office:value="16.59868" calcext:value-type="float">
            <text:p>16.60</text:p>
          </table:table-cell>
          <table:table-cell table:style-name="ce8" office:value-type="float" office:value="22.32596" calcext:value-type="float">
            <text:p>22.33</text:p>
          </table:table-cell>
          <table:table-cell table:style-name="ce8" office:value-type="float" office:value="18.56015" calcext:value-type="float">
            <text:p>18.56</text:p>
          </table:table-cell>
          <table:table-cell table:style-name="ce8" office:value-type="float" office:value="21.43188" calcext:value-type="float">
            <text:p>21.43</text:p>
          </table:table-cell>
          <table:table-cell table:style-name="ce8" office:value-type="float" office:value="17.87476" calcext:value-type="float">
            <text:p>17.87</text:p>
          </table:table-cell>
          <table:table-cell table:style-name="ce8" table:formula="of:=[$space_new.$H$7]" office:value-type="float" office:value="111.733057794571" calcext:value-type="float">
            <text:p>111.7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G32+RRR32</text:p>
          </table:table-cell>
          <table:table-cell table:style-name="ce8" office:value-type="float" office:value="5.0445" calcext:value-type="float">
            <text:p>5.04</text:p>
          </table:table-cell>
          <table:table-cell table:style-name="ce8" office:value-type="float" office:value="7.99689" calcext:value-type="float">
            <text:p>8.00</text:p>
          </table:table-cell>
          <table:table-cell table:style-name="ce8" office:value-type="float" office:value="6.07057" calcext:value-type="float">
            <text:p>6.07</text:p>
          </table:table-cell>
          <table:table-cell table:style-name="ce8" office:value-type="float" office:value="12.13175" calcext:value-type="float">
            <text:p>12.13</text:p>
          </table:table-cell>
          <table:table-cell table:style-name="ce8" office:value-type="float" office:value="16.25494" calcext:value-type="float">
            <text:p>16.25</text:p>
          </table:table-cell>
          <table:table-cell table:style-name="ce8" office:value-type="float" office:value="13.12754" calcext:value-type="float">
            <text:p>13.13</text:p>
          </table:table-cell>
          <table:table-cell table:style-name="ce8" office:value-type="float" office:value="21.80164" calcext:value-type="float">
            <text:p>21.80</text:p>
          </table:table-cell>
          <table:table-cell table:style-name="ce8" office:value-type="float" office:value="18.01207" calcext:value-type="float">
            <text:p>18.01</text:p>
          </table:table-cell>
          <table:table-cell table:style-name="ce8" office:value-type="float" office:value="14.94395" calcext:value-type="float">
            <text:p>14.94</text:p>
          </table:table-cell>
          <table:table-cell table:style-name="ce8" office:value-type="float" office:value="20.42362" calcext:value-type="float">
            <text:p>20.42</text:p>
          </table:table-cell>
          <table:table-cell table:style-name="ce8" office:value-type="float" office:value="11.26046" calcext:value-type="float">
            <text:p>11.26</text:p>
          </table:table-cell>
          <table:table-cell table:style-name="ce8" office:value-type="float" office:value="17.59349" calcext:value-type="float">
            <text:p>17.59</text:p>
          </table:table-cell>
          <table:table-cell table:style-name="ce8" office:value-type="float" office:value="25.25938" calcext:value-type="float">
            <text:p>25.26</text:p>
          </table:table-cell>
          <table:table-cell table:style-name="ce8" office:value-type="float" office:value="21.12751" calcext:value-type="float">
            <text:p>21.13</text:p>
          </table:table-cell>
          <table:table-cell table:style-name="ce8" office:value-type="float" office:value="24.29768" calcext:value-type="float">
            <text:p>24.30</text:p>
          </table:table-cell>
          <table:table-cell table:style-name="ce8" office:value-type="float" office:value="20.37013" calcext:value-type="float">
            <text:p>20.37</text:p>
          </table:table-cell>
          <table:table-cell table:style-name="ce8" table:formula="of:=[$space_new.$I$7]" office:value-type="float" office:value="107.411812427044" calcext:value-type="float">
            <text:p>107.4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G32+RRR64</text:p>
          </table:table-cell>
          <table:table-cell table:style-name="ce8" office:value-type="float" office:value="5.089" calcext:value-type="float">
            <text:p>5.09</text:p>
          </table:table-cell>
          <table:table-cell table:style-name="ce8" office:value-type="float" office:value="7.98483" calcext:value-type="float">
            <text:p>7.98</text:p>
          </table:table-cell>
          <table:table-cell table:style-name="ce8" office:value-type="float" office:value="6.02853" calcext:value-type="float">
            <text:p>6.03</text:p>
          </table:table-cell>
          <table:table-cell table:style-name="ce8" office:value-type="float" office:value="12.23745" calcext:value-type="float">
            <text:p>12.24</text:p>
          </table:table-cell>
          <table:table-cell table:style-name="ce8" office:value-type="float" office:value="16.46808" calcext:value-type="float">
            <text:p>16.47</text:p>
          </table:table-cell>
          <table:table-cell table:style-name="ce8" office:value-type="float" office:value="13.29998" calcext:value-type="float">
            <text:p>13.30</text:p>
          </table:table-cell>
          <table:table-cell table:style-name="ce8" office:value-type="float" office:value="22.56612" calcext:value-type="float">
            <text:p>22.57</text:p>
          </table:table-cell>
          <table:table-cell table:style-name="ce8" office:value-type="float" office:value="18.67937" calcext:value-type="float">
            <text:p>18.68</text:p>
          </table:table-cell>
          <table:table-cell table:style-name="ce8" office:value-type="float" office:value="15.27558" calcext:value-type="float">
            <text:p>15.28</text:p>
          </table:table-cell>
          <table:table-cell table:style-name="ce8" office:value-type="float" office:value="20.69328" calcext:value-type="float">
            <text:p>20.69</text:p>
          </table:table-cell>
          <table:table-cell table:style-name="ce8" office:value-type="float" office:value="11.52319" calcext:value-type="float">
            <text:p>11.52</text:p>
          </table:table-cell>
          <table:table-cell table:style-name="ce8" office:value-type="float" office:value="17.80049" calcext:value-type="float">
            <text:p>17.80</text:p>
          </table:table-cell>
          <table:table-cell table:style-name="ce8" office:value-type="float" office:value="26.20871" calcext:value-type="float">
            <text:p>26.21</text:p>
          </table:table-cell>
          <table:table-cell table:style-name="ce8" office:value-type="float" office:value="21.91173" calcext:value-type="float">
            <text:p>21.91</text:p>
          </table:table-cell>
          <table:table-cell table:style-name="ce8" office:value-type="float" office:value="25.18621" calcext:value-type="float">
            <text:p>25.19</text:p>
          </table:table-cell>
          <table:table-cell table:style-name="ce8" office:value-type="float" office:value="21.12661" calcext:value-type="float">
            <text:p>21.13</text:p>
          </table:table-cell>
          <table:table-cell table:style-name="ce8" table:formula="of:=[$space_new.$J$7]" office:value-type="float" office:value="104.498470358849" calcext:value-type="float">
            <text:p>104.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G32+RRR128</text:p>
          </table:table-cell>
          <table:table-cell table:style-name="ce8" office:value-type="float" office:value="5.13679" calcext:value-type="float">
            <text:p>5.14</text:p>
          </table:table-cell>
          <table:table-cell table:style-name="ce8" office:value-type="float" office:value="8.05196" calcext:value-type="float">
            <text:p>8.05</text:p>
          </table:table-cell>
          <table:table-cell table:style-name="ce8" office:value-type="float" office:value="6.08775" calcext:value-type="float">
            <text:p>6.09</text:p>
          </table:table-cell>
          <table:table-cell table:style-name="ce8" office:value-type="float" office:value="12.15546" calcext:value-type="float">
            <text:p>12.16</text:p>
          </table:table-cell>
          <table:table-cell table:style-name="ce8" office:value-type="float" office:value="16.97975" calcext:value-type="float">
            <text:p>16.98</text:p>
          </table:table-cell>
          <table:table-cell table:style-name="ce8" office:value-type="float" office:value="13.62689" calcext:value-type="float">
            <text:p>13.63</text:p>
          </table:table-cell>
          <table:table-cell table:style-name="ce8" office:value-type="float" office:value="24.50465" calcext:value-type="float">
            <text:p>24.50</text:p>
          </table:table-cell>
          <table:table-cell table:style-name="ce8" office:value-type="float" office:value="20.29055" calcext:value-type="float">
            <text:p>20.29</text:p>
          </table:table-cell>
          <table:table-cell table:style-name="ce8" office:value-type="float" office:value="15.80461" calcext:value-type="float">
            <text:p>15.80</text:p>
          </table:table-cell>
          <table:table-cell table:style-name="ce8" office:value-type="float" office:value="21.17447" calcext:value-type="float">
            <text:p>21.17</text:p>
          </table:table-cell>
          <table:table-cell table:style-name="ce8" office:value-type="float" office:value="11.82618" calcext:value-type="float">
            <text:p>11.83</text:p>
          </table:table-cell>
          <table:table-cell table:style-name="ce8" office:value-type="float" office:value="18.11026" calcext:value-type="float">
            <text:p>18.11</text:p>
          </table:table-cell>
          <table:table-cell table:style-name="ce8" office:value-type="float" office:value="28.30752" calcext:value-type="float">
            <text:p>28.31</text:p>
          </table:table-cell>
          <table:table-cell table:style-name="ce8" office:value-type="float" office:value="23.63707" calcext:value-type="float">
            <text:p>23.64</text:p>
          </table:table-cell>
          <table:table-cell table:style-name="ce8" office:value-type="float" office:value="27.2338" calcext:value-type="float">
            <text:p>27.23</text:p>
          </table:table-cell>
          <table:table-cell table:style-name="ce8" office:value-type="float" office:value="22.87264" calcext:value-type="float">
            <text:p>22.87</text:p>
          </table:table-cell>
          <table:table-cell table:style-name="ce8" table:formula="of:=[$space_new.$K$7]" office:value-type="float" office:value="103.039678988457" calcext:value-type="float">
            <text:p>103.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32+RG32</text:p>
          </table:table-cell>
          <table:table-cell table:style-name="ce8" office:value-type="float" office:value="5.03808" calcext:value-type="float">
            <text:p>5.04</text:p>
          </table:table-cell>
          <table:table-cell table:style-name="ce8" office:value-type="float" office:value="7.76647" calcext:value-type="float">
            <text:p>7.77</text:p>
          </table:table-cell>
          <table:table-cell table:style-name="ce8" office:value-type="float" office:value="6.10996" calcext:value-type="float">
            <text:p>6.11</text:p>
          </table:table-cell>
          <table:table-cell table:style-name="ce8" office:value-type="float" office:value="14.2184" calcext:value-type="float">
            <text:p>14.22</text:p>
          </table:table-cell>
          <table:table-cell table:style-name="ce8" office:value-type="float" office:value="15.45569" calcext:value-type="float">
            <text:p>15.46</text:p>
          </table:table-cell>
          <table:table-cell table:style-name="ce8" office:value-type="float" office:value="12.41277" calcext:value-type="float">
            <text:p>12.41</text:p>
          </table:table-cell>
          <table:table-cell table:style-name="ce8" office:value-type="float" office:value="20.9224" calcext:value-type="float">
            <text:p>20.92</text:p>
          </table:table-cell>
          <table:table-cell table:style-name="ce8" office:value-type="float" office:value="17.22447" calcext:value-type="float">
            <text:p>17.22</text:p>
          </table:table-cell>
          <table:table-cell table:style-name="ce8" office:value-type="float" office:value="14.04127" calcext:value-type="float">
            <text:p>14.04</text:p>
          </table:table-cell>
          <table:table-cell table:style-name="ce8" office:value-type="float" office:value="21.85539" calcext:value-type="float">
            <text:p>21.86</text:p>
          </table:table-cell>
          <table:table-cell table:style-name="ce8" office:value-type="float" office:value="10.48795" calcext:value-type="float">
            <text:p>10.49</text:p>
          </table:table-cell>
          <table:table-cell table:style-name="ce8" office:value-type="float" office:value="18.99853" calcext:value-type="float">
            <text:p>19.00</text:p>
          </table:table-cell>
          <table:table-cell table:style-name="ce8" office:value-type="float" office:value="23.89592" calcext:value-type="float">
            <text:p>23.90</text:p>
          </table:table-cell>
          <table:table-cell table:style-name="ce8" office:value-type="float" office:value="19.87968" calcext:value-type="float">
            <text:p>19.88</text:p>
          </table:table-cell>
          <table:table-cell table:style-name="ce8" office:value-type="float" office:value="22.91664" calcext:value-type="float">
            <text:p>22.92</text:p>
          </table:table-cell>
          <table:table-cell table:style-name="ce8" office:value-type="float" office:value="19.14304" calcext:value-type="float">
            <text:p>19.14</text:p>
          </table:table-cell>
          <table:table-cell table:style-name="ce8" table:formula="of:=[$space_new.$L$7]" office:value-type="float" office:value="101.385816679001" calcext:value-type="float">
            <text:p>101.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32+RRR32</text:p>
          </table:table-cell>
          <table:table-cell table:style-name="ce8" office:value-type="float" office:value="5.04506" calcext:value-type="float">
            <text:p>5.05</text:p>
          </table:table-cell>
          <table:table-cell table:style-name="ce8" office:value-type="float" office:value="7.77552" calcext:value-type="float">
            <text:p>7.78</text:p>
          </table:table-cell>
          <table:table-cell table:style-name="ce8" office:value-type="float" office:value="6.07328" calcext:value-type="float">
            <text:p>6.07</text:p>
          </table:table-cell>
          <table:table-cell table:style-name="ce8" office:value-type="float" office:value="14.26621" calcext:value-type="float">
            <text:p>14.27</text:p>
          </table:table-cell>
          <table:table-cell table:style-name="ce8" office:value-type="float" office:value="16.30831" calcext:value-type="float">
            <text:p>16.31</text:p>
          </table:table-cell>
          <table:table-cell table:style-name="ce8" office:value-type="float" office:value="13.18477" calcext:value-type="float">
            <text:p>13.18</text:p>
          </table:table-cell>
          <table:table-cell table:style-name="ce8" office:value-type="float" office:value="23.06985" calcext:value-type="float">
            <text:p>23.07</text:p>
          </table:table-cell>
          <table:table-cell table:style-name="ce8" office:value-type="float" office:value="19.0845" calcext:value-type="float">
            <text:p>19.08</text:p>
          </table:table-cell>
          <table:table-cell table:style-name="ce8" office:value-type="float" office:value="15.08766" calcext:value-type="float">
            <text:p>15.09</text:p>
          </table:table-cell>
          <table:table-cell table:style-name="ce8" office:value-type="float" office:value="22.8748" calcext:value-type="float">
            <text:p>22.87</text:p>
          </table:table-cell>
          <table:table-cell table:style-name="ce8" office:value-type="float" office:value="11.31752" calcext:value-type="float">
            <text:p>11.32</text:p>
          </table:table-cell>
          <table:table-cell table:style-name="ce8" office:value-type="float" office:value="19.92164" calcext:value-type="float">
            <text:p>19.92</text:p>
          </table:table-cell>
          <table:table-cell table:style-name="ce8" office:value-type="float" office:value="26.66893" calcext:value-type="float">
            <text:p>26.67</text:p>
          </table:table-cell>
          <table:table-cell table:style-name="ce8" office:value-type="float" office:value="22.28856" calcext:value-type="float">
            <text:p>22.29</text:p>
          </table:table-cell>
          <table:table-cell table:style-name="ce8" office:value-type="float" office:value="25.60981" calcext:value-type="float">
            <text:p>25.61</text:p>
          </table:table-cell>
          <table:table-cell table:style-name="ce8" office:value-type="float" office:value="21.52595" calcext:value-type="float">
            <text:p>21.53</text:p>
          </table:table-cell>
          <table:table-cell table:style-name="ce8" table:formula="of:=[$space_new.$M$7]" office:value-type="float" office:value="97.0645713114738" calcext:value-type="float">
            <text:p>97.06</text:p>
          </table:table-cell>
          <table:table-cell/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 calcext:value-type="string">
            <text:p>t_Ψ32+RRR32+RRR64</text:p>
          </table:table-cell>
          <table:table-cell table:style-name="ce8" office:value-type="float" office:value="5.06089" calcext:value-type="float">
            <text:p>5.06</text:p>
          </table:table-cell>
          <table:table-cell table:style-name="ce8" office:value-type="float" office:value="7.79151" calcext:value-type="float">
            <text:p>7.79</text:p>
          </table:table-cell>
          <table:table-cell table:style-name="ce8" office:value-type="float" office:value="6.1156" calcext:value-type="float">
            <text:p>6.12</text:p>
          </table:table-cell>
          <table:table-cell table:style-name="ce8" office:value-type="float" office:value="14.23732" calcext:value-type="float">
            <text:p>14.24</text:p>
          </table:table-cell>
          <table:table-cell table:style-name="ce8" office:value-type="float" office:value="16.72652" calcext:value-type="float">
            <text:p>16.73</text:p>
          </table:table-cell>
          <table:table-cell table:style-name="ce8" office:value-type="float" office:value="13.42623" calcext:value-type="float">
            <text:p>13.43</text:p>
          </table:table-cell>
          <table:table-cell table:style-name="ce8" office:value-type="float" office:value="24.30942" calcext:value-type="float">
            <text:p>24.31</text:p>
          </table:table-cell>
          <table:table-cell table:style-name="ce8" office:value-type="float" office:value="20.06067" calcext:value-type="float">
            <text:p>20.06</text:p>
          </table:table-cell>
          <table:table-cell table:style-name="ce8" office:value-type="float" office:value="15.56416" calcext:value-type="float">
            <text:p>15.56</text:p>
          </table:table-cell>
          <table:table-cell table:style-name="ce8" office:value-type="float" office:value="23.80935" calcext:value-type="float">
            <text:p>23.81</text:p>
          </table:table-cell>
          <table:table-cell table:style-name="ce8" office:value-type="float" office:value="11.61431" calcext:value-type="float">
            <text:p>11.61</text:p>
          </table:table-cell>
          <table:table-cell table:style-name="ce8" office:value-type="float" office:value="20.69399" calcext:value-type="float">
            <text:p>20.69</text:p>
          </table:table-cell>
          <table:table-cell table:style-name="ce8" office:value-type="float" office:value="28.08265" calcext:value-type="float">
            <text:p>28.08</text:p>
          </table:table-cell>
          <table:table-cell table:style-name="ce8" office:value-type="float" office:value="23.44374" calcext:value-type="float">
            <text:p>23.44</text:p>
          </table:table-cell>
          <table:table-cell table:style-name="ce8" office:value-type="float" office:value="27.04175" calcext:value-type="float">
            <text:p>27.04</text:p>
          </table:table-cell>
          <table:table-cell table:style-name="ce8" office:value-type="float" office:value="22.665" calcext:value-type="float">
            <text:p>22.67</text:p>
          </table:table-cell>
          <table:table-cell table:style-name="ce8" table:formula="of:=[$space_new.$N$7]" office:value-type="float" office:value="94.1512292432785" calcext:value-type="float">
            <text:p>94.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32+RRR128</text:p>
          </table:table-cell>
          <table:table-cell table:style-name="ce8" office:value-type="float" office:value="5.04793" calcext:value-type="float">
            <text:p>5.05</text:p>
          </table:table-cell>
          <table:table-cell table:style-name="ce8" office:value-type="float" office:value="7.78802" calcext:value-type="float">
            <text:p>7.79</text:p>
          </table:table-cell>
          <table:table-cell table:style-name="ce8" office:value-type="float" office:value="6.06721" calcext:value-type="float">
            <text:p>6.07</text:p>
          </table:table-cell>
          <table:table-cell table:style-name="ce8" office:value-type="float" office:value="14.23499" calcext:value-type="float">
            <text:p>14.23</text:p>
          </table:table-cell>
          <table:table-cell table:style-name="ce8" office:value-type="float" office:value="16.93699" calcext:value-type="float">
            <text:p>16.94</text:p>
          </table:table-cell>
          <table:table-cell table:style-name="ce8" office:value-type="float" office:value="13.55408" calcext:value-type="float">
            <text:p>13.55</text:p>
          </table:table-cell>
          <table:table-cell table:style-name="ce8" office:value-type="float" office:value="25.57906" calcext:value-type="float">
            <text:p>25.58</text:p>
          </table:table-cell>
          <table:table-cell table:style-name="ce8" office:value-type="float" office:value="21.18216" calcext:value-type="float">
            <text:p>21.18</text:p>
          </table:table-cell>
          <table:table-cell table:style-name="ce8" office:value-type="float" office:value="15.83837" calcext:value-type="float">
            <text:p>15.84</text:p>
          </table:table-cell>
          <table:table-cell table:style-name="ce8" office:value-type="float" office:value="23.5519" calcext:value-type="float">
            <text:p>23.55</text:p>
          </table:table-cell>
          <table:table-cell table:style-name="ce8" office:value-type="float" office:value="11.7859" calcext:value-type="float">
            <text:p>11.79</text:p>
          </table:table-cell>
          <table:table-cell table:style-name="ce8" office:value-type="float" office:value="20.37795" calcext:value-type="float">
            <text:p>20.38</text:p>
          </table:table-cell>
          <table:table-cell table:style-name="ce8" office:value-type="float" office:value="29.5243" calcext:value-type="float">
            <text:p>29.52</text:p>
          </table:table-cell>
          <table:table-cell table:style-name="ce8" office:value-type="float" office:value="24.64177" calcext:value-type="float">
            <text:p>24.64</text:p>
          </table:table-cell>
          <table:table-cell table:style-name="ce8" office:value-type="float" office:value="28.44065" calcext:value-type="float">
            <text:p>28.44</text:p>
          </table:table-cell>
          <table:table-cell table:style-name="ce8" office:value-type="float" office:value="24.7957" calcext:value-type="float">
            <text:p>24.80</text:p>
          </table:table-cell>
          <table:table-cell table:style-name="ce8" table:formula="of:=[$space_new.$O$7]" office:value-type="float" office:value="92.6924378728866" calcext:value-type="float">
            <text:p>92.6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64+RG32</text:p>
          </table:table-cell>
          <table:table-cell table:style-name="ce8" office:value-type="float" office:value="5.08637" calcext:value-type="float">
            <text:p>5.09</text:p>
          </table:table-cell>
          <table:table-cell table:style-name="ce8" office:value-type="float" office:value="7.88272" calcext:value-type="float">
            <text:p>7.88</text:p>
          </table:table-cell>
          <table:table-cell table:style-name="ce8" office:value-type="float" office:value="6.11549" calcext:value-type="float">
            <text:p>6.12</text:p>
          </table:table-cell>
          <table:table-cell table:style-name="ce8" office:value-type="float" office:value="15.63734" calcext:value-type="float">
            <text:p>15.64</text:p>
          </table:table-cell>
          <table:table-cell table:style-name="ce8" office:value-type="float" office:value="15.81284" calcext:value-type="float">
            <text:p>15.81</text:p>
          </table:table-cell>
          <table:table-cell table:style-name="ce8" office:value-type="float" office:value="12.51581" calcext:value-type="float">
            <text:p>12.52</text:p>
          </table:table-cell>
          <table:table-cell table:style-name="ce8" office:value-type="float" office:value="21.98484" calcext:value-type="float">
            <text:p>21.98</text:p>
          </table:table-cell>
          <table:table-cell table:style-name="ce8" office:value-type="float" office:value="17.89891" calcext:value-type="float">
            <text:p>17.90</text:p>
          </table:table-cell>
          <table:table-cell table:style-name="ce8" office:value-type="float" office:value="14.22279" calcext:value-type="float">
            <text:p>14.22</text:p>
          </table:table-cell>
          <table:table-cell table:style-name="ce8" office:value-type="float" office:value="23.37595" calcext:value-type="float">
            <text:p>23.38</text:p>
          </table:table-cell>
          <table:table-cell table:style-name="ce8" office:value-type="float" office:value="10.48783" calcext:value-type="float">
            <text:p>10.49</text:p>
          </table:table-cell>
          <table:table-cell table:style-name="ce8" office:value-type="float" office:value="20.4006" calcext:value-type="float">
            <text:p>20.40</text:p>
          </table:table-cell>
          <table:table-cell table:style-name="ce8" office:value-type="float" office:value="25.02528" calcext:value-type="float">
            <text:p>25.03</text:p>
          </table:table-cell>
          <table:table-cell table:style-name="ce8" office:value-type="float" office:value="20.65681" calcext:value-type="float">
            <text:p>20.66</text:p>
          </table:table-cell>
          <table:table-cell table:style-name="ce8" office:value-type="float" office:value="23.97814" calcext:value-type="float">
            <text:p>23.98</text:p>
          </table:table-cell>
          <table:table-cell table:style-name="ce8" office:value-type="float" office:value="19.86371" calcext:value-type="float">
            <text:p>19.86</text:p>
          </table:table-cell>
          <table:table-cell table:style-name="ce8" table:formula="of:=[$space_new.$P$7]" office:value-type="float" office:value="100.715790410042" calcext:value-type="float">
            <text:p>100.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64+RRR32</text:p>
          </table:table-cell>
          <table:table-cell table:style-name="ce8" office:value-type="float" office:value="5.11642" calcext:value-type="float">
            <text:p>5.12</text:p>
          </table:table-cell>
          <table:table-cell table:style-name="ce8" office:value-type="float" office:value="7.88597" calcext:value-type="float">
            <text:p>7.89</text:p>
          </table:table-cell>
          <table:table-cell table:style-name="ce8" office:value-type="float" office:value="6.14217" calcext:value-type="float">
            <text:p>6.14</text:p>
          </table:table-cell>
          <table:table-cell table:style-name="ce8" office:value-type="float" office:value="15.67062" calcext:value-type="float">
            <text:p>15.67</text:p>
          </table:table-cell>
          <table:table-cell table:style-name="ce8" office:value-type="float" office:value="16.77867" calcext:value-type="float">
            <text:p>16.78</text:p>
          </table:table-cell>
          <table:table-cell table:style-name="ce8" office:value-type="float" office:value="13.2794" calcext:value-type="float">
            <text:p>13.28</text:p>
          </table:table-cell>
          <table:table-cell table:style-name="ce8" office:value-type="float" office:value="24.06601" calcext:value-type="float">
            <text:p>24.07</text:p>
          </table:table-cell>
          <table:table-cell table:style-name="ce8" office:value-type="float" office:value="19.76148" calcext:value-type="float">
            <text:p>19.76</text:p>
          </table:table-cell>
          <table:table-cell table:style-name="ce8" office:value-type="float" office:value="15.2185" calcext:value-type="float">
            <text:p>15.22</text:p>
          </table:table-cell>
          <table:table-cell table:style-name="ce8" office:value-type="float" office:value="24.41625" calcext:value-type="float">
            <text:p>24.42</text:p>
          </table:table-cell>
          <table:table-cell table:style-name="ce8" office:value-type="float" office:value="11.31763" calcext:value-type="float">
            <text:p>11.32</text:p>
          </table:table-cell>
          <table:table-cell table:style-name="ce8" office:value-type="float" office:value="21.28328" calcext:value-type="float">
            <text:p>21.28</text:p>
          </table:table-cell>
          <table:table-cell table:style-name="ce8" office:value-type="float" office:value="27.82234" calcext:value-type="float">
            <text:p>27.82</text:p>
          </table:table-cell>
          <table:table-cell table:style-name="ce8" office:value-type="float" office:value="23.00414" calcext:value-type="float">
            <text:p>23.00</text:p>
          </table:table-cell>
          <table:table-cell table:style-name="ce8" office:value-type="float" office:value="26.82421" calcext:value-type="float">
            <text:p>26.82</text:p>
          </table:table-cell>
          <table:table-cell table:style-name="ce8" office:value-type="float" office:value="22.19417" calcext:value-type="float">
            <text:p>22.19</text:p>
          </table:table-cell>
          <table:table-cell table:style-name="ce8" table:formula="of:=[$space_new.$Q$7]" office:value-type="float" office:value="96.3945450425148" calcext:value-type="float">
            <text:p>96.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64+RRR64</text:p>
          </table:table-cell>
          <table:table-cell table:style-name="ce8" office:value-type="float" office:value="5.08963" calcext:value-type="float">
            <text:p>5.09</text:p>
          </table:table-cell>
          <table:table-cell table:style-name="ce8" office:value-type="float" office:value="7.96543" calcext:value-type="float">
            <text:p>7.97</text:p>
          </table:table-cell>
          <table:table-cell table:style-name="ce8" office:value-type="float" office:value="6.09321" calcext:value-type="float">
            <text:p>6.09</text:p>
          </table:table-cell>
          <table:table-cell table:style-name="ce8" office:value-type="float" office:value="15.68073" calcext:value-type="float">
            <text:p>15.68</text:p>
          </table:table-cell>
          <table:table-cell table:style-name="ce8" office:value-type="float" office:value="16.94563" calcext:value-type="float">
            <text:p>16.95</text:p>
          </table:table-cell>
          <table:table-cell table:style-name="ce8" office:value-type="float" office:value="13.4396" calcext:value-type="float">
            <text:p>13.44</text:p>
          </table:table-cell>
          <table:table-cell table:style-name="ce8" office:value-type="float" office:value="24.86485" calcext:value-type="float">
            <text:p>24.86</text:p>
          </table:table-cell>
          <table:table-cell table:style-name="ce8" office:value-type="float" office:value="20.4091" calcext:value-type="float">
            <text:p>20.41</text:p>
          </table:table-cell>
          <table:table-cell table:style-name="ce8" office:value-type="float" office:value="15.53162" calcext:value-type="float">
            <text:p>15.53</text:p>
          </table:table-cell>
          <table:table-cell table:style-name="ce8" office:value-type="float" office:value="24.68219" calcext:value-type="float">
            <text:p>24.68</text:p>
          </table:table-cell>
          <table:table-cell table:style-name="ce8" office:value-type="float" office:value="11.52038" calcext:value-type="float">
            <text:p>11.52</text:p>
          </table:table-cell>
          <table:table-cell table:style-name="ce8" office:value-type="float" office:value="21.50734" calcext:value-type="float">
            <text:p>21.51</text:p>
          </table:table-cell>
          <table:table-cell table:style-name="ce8" office:value-type="float" office:value="28.64665" calcext:value-type="float">
            <text:p>28.65</text:p>
          </table:table-cell>
          <table:table-cell table:style-name="ce8" office:value-type="float" office:value="23.86062" calcext:value-type="float">
            <text:p>23.86</text:p>
          </table:table-cell>
          <table:table-cell table:style-name="ce8" office:value-type="float" office:value="27.60354" calcext:value-type="float">
            <text:p>27.60</text:p>
          </table:table-cell>
          <table:table-cell table:style-name="ce8" office:value-type="float" office:value="22.93749" calcext:value-type="float">
            <text:p>22.94</text:p>
          </table:table-cell>
          <table:table-cell table:style-name="ce8" table:formula="of:=[$space_new.$R$7]" office:value-type="float" office:value="93.4812029743195" calcext:value-type="float">
            <text:p>93.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64+RRR128</text:p>
          </table:table-cell>
          <table:table-cell table:style-name="ce8" office:value-type="float" office:value="5.09856" calcext:value-type="float">
            <text:p>5.10</text:p>
          </table:table-cell>
          <table:table-cell table:style-name="ce8" office:value-type="float" office:value="7.92331" calcext:value-type="float">
            <text:p>7.92</text:p>
          </table:table-cell>
          <table:table-cell table:style-name="ce8" office:value-type="float" office:value="6.1389" calcext:value-type="float">
            <text:p>6.14</text:p>
          </table:table-cell>
          <table:table-cell table:style-name="ce8" office:value-type="float" office:value="15.6123" calcext:value-type="float">
            <text:p>15.61</text:p>
          </table:table-cell>
          <table:table-cell table:style-name="ce8" office:value-type="float" office:value="17.36918" calcext:value-type="float">
            <text:p>17.37</text:p>
          </table:table-cell>
          <table:table-cell table:style-name="ce8" office:value-type="float" office:value="13.77792" calcext:value-type="float">
            <text:p>13.78</text:p>
          </table:table-cell>
          <table:table-cell table:style-name="ce8" office:value-type="float" office:value="26.66427" calcext:value-type="float">
            <text:p>26.66</text:p>
          </table:table-cell>
          <table:table-cell table:style-name="ce8" office:value-type="float" office:value="21.89397" calcext:value-type="float">
            <text:p>21.89</text:p>
          </table:table-cell>
          <table:table-cell table:style-name="ce8" office:value-type="float" office:value="16.08854" calcext:value-type="float">
            <text:p>16.09</text:p>
          </table:table-cell>
          <table:table-cell table:style-name="ce8" office:value-type="float" office:value="25.19588" calcext:value-type="float">
            <text:p>25.20</text:p>
          </table:table-cell>
          <table:table-cell table:style-name="ce8" office:value-type="float" office:value="11.83448" calcext:value-type="float">
            <text:p>11.83</text:p>
          </table:table-cell>
          <table:table-cell table:style-name="ce8" office:value-type="float" office:value="21.80423" calcext:value-type="float">
            <text:p>21.80</text:p>
          </table:table-cell>
          <table:table-cell table:style-name="ce8" office:value-type="float" office:value="30.71099" calcext:value-type="float">
            <text:p>30.71</text:p>
          </table:table-cell>
          <table:table-cell table:style-name="ce8" office:value-type="float" office:value="25.45159" calcext:value-type="float">
            <text:p>25.45</text:p>
          </table:table-cell>
          <table:table-cell table:style-name="ce8" office:value-type="float" office:value="29.52318" calcext:value-type="float">
            <text:p>29.52</text:p>
          </table:table-cell>
          <table:table-cell table:style-name="ce8" office:value-type="float" office:value="24.64171" calcext:value-type="float">
            <text:p>24.64</text:p>
          </table:table-cell>
          <table:table-cell table:style-name="ce7" table:formula="of:=[$space_new.$S$7]" office:value-type="float" office:value="92.0224116039276" calcext:value-type="float">
            <text:p>92.0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128+RG32</text:p>
          </table:table-cell>
          <table:table-cell table:style-name="ce8" office:value-type="float" office:value="5.03099" calcext:value-type="float">
            <text:p>5.03</text:p>
          </table:table-cell>
          <table:table-cell table:style-name="ce8" office:value-type="float" office:value="8.36229" calcext:value-type="float">
            <text:p>8.36</text:p>
          </table:table-cell>
          <table:table-cell table:style-name="ce8" office:value-type="float" office:value="6.19159" calcext:value-type="float">
            <text:p>6.19</text:p>
          </table:table-cell>
          <table:table-cell table:style-name="ce8" office:value-type="float" office:value="18.79109" calcext:value-type="float">
            <text:p>18.79</text:p>
          </table:table-cell>
          <table:table-cell table:style-name="ce8" office:value-type="float" office:value="16.7696" calcext:value-type="float">
            <text:p>16.77</text:p>
          </table:table-cell>
          <table:table-cell table:style-name="ce8" office:value-type="float" office:value="12.9538" calcext:value-type="float">
            <text:p>12.95</text:p>
          </table:table-cell>
          <table:table-cell table:style-name="ce8" office:value-type="float" office:value="24.34434" calcext:value-type="float">
            <text:p>24.34</text:p>
          </table:table-cell>
          <table:table-cell table:style-name="ce8" office:value-type="float" office:value="19.60967" calcext:value-type="float">
            <text:p>19.61</text:p>
          </table:table-cell>
          <table:table-cell table:style-name="ce8" office:value-type="float" office:value="14.54451" calcext:value-type="float">
            <text:p>14.54</text:p>
          </table:table-cell>
          <table:table-cell table:style-name="ce8" office:value-type="float" office:value="26.83678" calcext:value-type="float">
            <text:p>26.84</text:p>
          </table:table-cell>
          <table:table-cell table:style-name="ce8" office:value-type="float" office:value="10.56341" calcext:value-type="float">
            <text:p>10.56</text:p>
          </table:table-cell>
          <table:table-cell table:style-name="ce8" office:value-type="float" office:value="24.30455" calcext:value-type="float">
            <text:p>24.30</text:p>
          </table:table-cell>
          <table:table-cell table:style-name="ce8" office:value-type="float" office:value="28.32756" calcext:value-type="float">
            <text:p>28.33</text:p>
          </table:table-cell>
          <table:table-cell table:style-name="ce8" office:value-type="float" office:value="22.50167" calcext:value-type="float">
            <text:p>22.50</text:p>
          </table:table-cell>
          <table:table-cell table:style-name="ce8" office:value-type="float" office:value="26.87569" calcext:value-type="float">
            <text:p>26.88</text:p>
          </table:table-cell>
          <table:table-cell table:style-name="ce8" office:value-type="float" office:value="21.52809" calcext:value-type="float">
            <text:p>21.53</text:p>
          </table:table-cell>
          <table:table-cell table:style-name="ce8" table:formula="of:=[$space_new.$T$7]" office:value-type="float" office:value="100.389258620739" calcext:value-type="float">
            <text:p>100.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128+RRR32</text:p>
          </table:table-cell>
          <table:table-cell table:style-name="ce8" office:value-type="float" office:value="5.10177" calcext:value-type="float">
            <text:p>5.10</text:p>
          </table:table-cell>
          <table:table-cell table:style-name="ce8" office:value-type="float" office:value="8.3971" calcext:value-type="float">
            <text:p>8.40</text:p>
          </table:table-cell>
          <table:table-cell table:style-name="ce8" office:value-type="float" office:value="6.19284" calcext:value-type="float">
            <text:p>6.19</text:p>
          </table:table-cell>
          <table:table-cell table:style-name="ce8" office:value-type="float" office:value="18.79104" calcext:value-type="float">
            <text:p>18.79</text:p>
          </table:table-cell>
          <table:table-cell table:style-name="ce8" office:value-type="float" office:value="17.61782" calcext:value-type="float">
            <text:p>17.62</text:p>
          </table:table-cell>
          <table:table-cell table:style-name="ce8" office:value-type="float" office:value="13.64251" calcext:value-type="float">
            <text:p>13.64</text:p>
          </table:table-cell>
          <table:table-cell table:style-name="ce8" office:value-type="float" office:value="26.4492" calcext:value-type="float">
            <text:p>26.45</text:p>
          </table:table-cell>
          <table:table-cell table:style-name="ce8" office:value-type="float" office:value="21.42269" calcext:value-type="float">
            <text:p>21.42</text:p>
          </table:table-cell>
          <table:table-cell table:style-name="ce8" office:value-type="float" office:value="15.63086" calcext:value-type="float">
            <text:p>15.63</text:p>
          </table:table-cell>
          <table:table-cell table:style-name="ce8" office:value-type="float" office:value="27.84681" calcext:value-type="float">
            <text:p>27.85</text:p>
          </table:table-cell>
          <table:table-cell table:style-name="ce8" office:value-type="float" office:value="11.44433" calcext:value-type="float">
            <text:p>11.44</text:p>
          </table:table-cell>
          <table:table-cell table:style-name="ce8" office:value-type="float" office:value="24.45163" calcext:value-type="float">
            <text:p>24.45</text:p>
          </table:table-cell>
          <table:table-cell table:style-name="ce8" office:value-type="float" office:value="30.20196" calcext:value-type="float">
            <text:p>30.20</text:p>
          </table:table-cell>
          <table:table-cell table:style-name="ce8" office:value-type="float" office:value="24.75088" calcext:value-type="float">
            <text:p>24.75</text:p>
          </table:table-cell>
          <table:table-cell table:style-name="ce8" office:value-type="float" office:value="28.96939" calcext:value-type="float">
            <text:p>28.97</text:p>
          </table:table-cell>
          <table:table-cell table:style-name="ce8" office:value-type="float" office:value="23.85229" calcext:value-type="float">
            <text:p>23.85</text:p>
          </table:table-cell>
          <table:table-cell table:style-name="ce8" table:formula="of:=[$space_new.$U$7]" office:value-type="float" office:value="96.068013253212" calcext:value-type="float">
            <text:p>96.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128+RRR64</text:p>
          </table:table-cell>
          <table:table-cell table:style-name="ce8" office:value-type="float" office:value="5.08848" calcext:value-type="float">
            <text:p>5.09</text:p>
          </table:table-cell>
          <table:table-cell table:style-name="ce8" office:value-type="float" office:value="8.40139" calcext:value-type="float">
            <text:p>8.40</text:p>
          </table:table-cell>
          <table:table-cell table:style-name="ce8" office:value-type="float" office:value="6.16264" calcext:value-type="float">
            <text:p>6.16</text:p>
          </table:table-cell>
          <table:table-cell table:style-name="ce8" office:value-type="float" office:value="18.8371" calcext:value-type="float">
            <text:p>18.84</text:p>
          </table:table-cell>
          <table:table-cell table:style-name="ce8" office:value-type="float" office:value="17.82138" calcext:value-type="float">
            <text:p>17.82</text:p>
          </table:table-cell>
          <table:table-cell table:style-name="ce8" office:value-type="float" office:value="13.80638" calcext:value-type="float">
            <text:p>13.81</text:p>
          </table:table-cell>
          <table:table-cell table:style-name="ce8" office:value-type="float" office:value="27.22166" calcext:value-type="float">
            <text:p>27.22</text:p>
          </table:table-cell>
          <table:table-cell table:style-name="ce8" office:value-type="float" office:value="22.03524" calcext:value-type="float">
            <text:p>22.04</text:p>
          </table:table-cell>
          <table:table-cell table:style-name="ce8" office:value-type="float" office:value="15.90675" calcext:value-type="float">
            <text:p>15.91</text:p>
          </table:table-cell>
          <table:table-cell table:style-name="ce8" office:value-type="float" office:value="28.12631" calcext:value-type="float">
            <text:p>28.13</text:p>
          </table:table-cell>
          <table:table-cell table:style-name="ce8" office:value-type="float" office:value="11.57122" calcext:value-type="float">
            <text:p>11.57</text:p>
          </table:table-cell>
          <table:table-cell table:style-name="ce8" office:value-type="float" office:value="24.66032" calcext:value-type="float">
            <text:p>24.66</text:p>
          </table:table-cell>
          <table:table-cell table:style-name="ce8" office:value-type="float" office:value="31.12311" calcext:value-type="float">
            <text:p>31.12</text:p>
          </table:table-cell>
          <table:table-cell table:style-name="ce8" office:value-type="float" office:value="25.52433" calcext:value-type="float">
            <text:p>25.52</text:p>
          </table:table-cell>
          <table:table-cell table:style-name="ce8" office:value-type="float" office:value="29.948" calcext:value-type="float">
            <text:p>29.95</text:p>
          </table:table-cell>
          <table:table-cell table:style-name="ce8" office:value-type="float" office:value="24.60716" calcext:value-type="float">
            <text:p>24.61</text:p>
          </table:table-cell>
          <table:table-cell table:style-name="ce8" table:formula="of:=[$space_new.$V$7]" office:value-type="float" office:value="93.1546711850167" calcext:value-type="float">
            <text:p>93.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128+RRR128</text:p>
          </table:table-cell>
          <table:table-cell table:style-name="ce8" office:value-type="float" office:value="5.08317" calcext:value-type="float">
            <text:p>5.08</text:p>
          </table:table-cell>
          <table:table-cell table:style-name="ce8" office:value-type="float" office:value="8.34172" calcext:value-type="float">
            <text:p>8.34</text:p>
          </table:table-cell>
          <table:table-cell table:style-name="ce8" office:value-type="float" office:value="6.25615" calcext:value-type="float">
            <text:p>6.26</text:p>
          </table:table-cell>
          <table:table-cell table:style-name="ce8" office:value-type="float" office:value="18.78497" calcext:value-type="float">
            <text:p>18.78</text:p>
          </table:table-cell>
          <table:table-cell table:style-name="ce8" office:value-type="float" office:value="18.27146" calcext:value-type="float">
            <text:p>18.27</text:p>
          </table:table-cell>
          <table:table-cell table:style-name="ce8" office:value-type="float" office:value="14.14563" calcext:value-type="float">
            <text:p>14.15</text:p>
          </table:table-cell>
          <table:table-cell table:style-name="ce8" office:value-type="float" office:value="29.20225" calcext:value-type="float">
            <text:p>29.20</text:p>
          </table:table-cell>
          <table:table-cell table:style-name="ce8" office:value-type="float" office:value="23.69156" calcext:value-type="float">
            <text:p>23.69</text:p>
          </table:table-cell>
          <table:table-cell table:style-name="ce8" office:value-type="float" office:value="16.40705" calcext:value-type="float">
            <text:p>16.41</text:p>
          </table:table-cell>
          <table:table-cell table:style-name="ce8" office:value-type="float" office:value="28.94063" calcext:value-type="float">
            <text:p>28.94</text:p>
          </table:table-cell>
          <table:table-cell table:style-name="ce8" office:value-type="float" office:value="11.92678" calcext:value-type="float">
            <text:p>11.93</text:p>
          </table:table-cell>
          <table:table-cell table:style-name="ce8" office:value-type="float" office:value="25.24093" calcext:value-type="float">
            <text:p>25.24</text:p>
          </table:table-cell>
          <table:table-cell table:style-name="ce8" office:value-type="float" office:value="33.28398" calcext:value-type="float">
            <text:p>33.28</text:p>
          </table:table-cell>
          <table:table-cell table:style-name="ce8" office:value-type="float" office:value="27.36808" calcext:value-type="float">
            <text:p>27.37</text:p>
          </table:table-cell>
          <table:table-cell table:style-name="ce8" office:value-type="float" office:value="31.99112" calcext:value-type="float">
            <text:p>31.99</text:p>
          </table:table-cell>
          <table:table-cell table:style-name="ce8" office:value-type="float" office:value="26.3994" calcext:value-type="float">
            <text:p>26.40</text:p>
          </table:table-cell>
          <table:table-cell table:style-name="ce8" table:formula="of:=[$space_new.$W$7]" office:value-type="float" office:value="91.6958798146248" calcext:value-type="float">
            <text:p>91.7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G32+RG32</text:p>
          </table:table-cell>
          <table:table-cell table:style-name="ce8" office:value-type="float" office:value="9.49291" calcext:value-type="float">
            <text:p>9.49</text:p>
          </table:table-cell>
          <table:table-cell table:style-name="ce8" office:value-type="float" office:value="12.78269" calcext:value-type="float">
            <text:p>12.78</text:p>
          </table:table-cell>
          <table:table-cell table:style-name="ce8" office:value-type="float" office:value="10.3544" calcext:value-type="float">
            <text:p>10.35</text:p>
          </table:table-cell>
          <table:table-cell table:style-name="ce8" office:value-type="float" office:value="16.81117" calcext:value-type="float">
            <text:p>16.81</text:p>
          </table:table-cell>
          <table:table-cell table:style-name="ce8" office:value-type="float" office:value="19.75354" calcext:value-type="float">
            <text:p>19.75</text:p>
          </table:table-cell>
          <table:table-cell table:style-name="ce8" office:value-type="float" office:value="16.90085" calcext:value-type="float">
            <text:p>16.90</text:p>
          </table:table-cell>
          <table:table-cell table:style-name="ce8" office:value-type="float" office:value="23.94423" calcext:value-type="float">
            <text:p>23.94</text:p>
          </table:table-cell>
          <table:table-cell table:style-name="ce8" office:value-type="float" office:value="20.54813" calcext:value-type="float">
            <text:p>20.55</text:p>
          </table:table-cell>
          <table:table-cell table:style-name="ce8" office:value-type="float" office:value="17.77381" calcext:value-type="float">
            <text:p>17.77</text:p>
          </table:table-cell>
          <table:table-cell table:style-name="ce8" office:value-type="float" office:value="23.82215" calcext:value-type="float">
            <text:p>23.82</text:p>
          </table:table-cell>
          <table:table-cell table:style-name="ce8" office:value-type="float" office:value="14.45766" calcext:value-type="float">
            <text:p>14.46</text:p>
          </table:table-cell>
          <table:table-cell table:style-name="ce8" office:value-type="float" office:value="21.11102" calcext:value-type="float">
            <text:p>21.11</text:p>
          </table:table-cell>
          <table:table-cell table:style-name="ce8" office:value-type="float" office:value="26.71011" calcext:value-type="float">
            <text:p>26.71</text:p>
          </table:table-cell>
          <table:table-cell table:style-name="ce8" office:value-type="float" office:value="23.03899" calcext:value-type="float">
            <text:p>23.04</text:p>
          </table:table-cell>
          <table:table-cell table:style-name="ce8" office:value-type="float" office:value="25.84723" calcext:value-type="float">
            <text:p>25.85</text:p>
          </table:table-cell>
          <table:table-cell table:style-name="ce8" office:value-type="float" office:value="22.36166" calcext:value-type="float">
            <text:p>22.36</text:p>
          </table:table-cell>
          <table:table-cell table:style-name="ce8" table:formula="of:=[$space_new.$X$7]" office:value-type="float" office:value="106.521271183491" calcext:value-type="float">
            <text:p>106.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G32+RRR32</text:p>
          </table:table-cell>
          <table:table-cell table:style-name="ce8" office:value-type="float" office:value="9.61386" calcext:value-type="float">
            <text:p>9.61</text:p>
          </table:table-cell>
          <table:table-cell table:style-name="ce8" office:value-type="float" office:value="12.79601" calcext:value-type="float">
            <text:p>12.80</text:p>
          </table:table-cell>
          <table:table-cell table:style-name="ce8" office:value-type="float" office:value="10.4183" calcext:value-type="float">
            <text:p>10.42</text:p>
          </table:table-cell>
          <table:table-cell table:style-name="ce8" office:value-type="float" office:value="16.80539" calcext:value-type="float">
            <text:p>16.81</text:p>
          </table:table-cell>
          <table:table-cell table:style-name="ce8" office:value-type="float" office:value="20.75563" calcext:value-type="float">
            <text:p>20.76</text:p>
          </table:table-cell>
          <table:table-cell table:style-name="ce8" office:value-type="float" office:value="17.68797" calcext:value-type="float">
            <text:p>17.69</text:p>
          </table:table-cell>
          <table:table-cell table:style-name="ce8" office:value-type="float" office:value="26.24568" calcext:value-type="float">
            <text:p>26.25</text:p>
          </table:table-cell>
          <table:table-cell table:style-name="ce8" office:value-type="float" office:value="22.60353" calcext:value-type="float">
            <text:p>22.60</text:p>
          </table:table-cell>
          <table:table-cell table:style-name="ce8" office:value-type="float" office:value="18.92696" calcext:value-type="float">
            <text:p>18.93</text:p>
          </table:table-cell>
          <table:table-cell table:style-name="ce8" office:value-type="float" office:value="24.90469" calcext:value-type="float">
            <text:p>24.90</text:p>
          </table:table-cell>
          <table:table-cell table:style-name="ce8" office:value-type="float" office:value="15.42155" calcext:value-type="float">
            <text:p>15.42</text:p>
          </table:table-cell>
          <table:table-cell table:style-name="ce8" office:value-type="float" office:value="22.11635" calcext:value-type="float">
            <text:p>22.12</text:p>
          </table:table-cell>
          <table:table-cell table:style-name="ce8" office:value-type="float" office:value="29.73208" calcext:value-type="float">
            <text:p>29.73</text:p>
          </table:table-cell>
          <table:table-cell table:style-name="ce8" office:value-type="float" office:value="25.56906" calcext:value-type="float">
            <text:p>25.57</text:p>
          </table:table-cell>
          <table:table-cell table:style-name="ce8" office:value-type="float" office:value="28.71693" calcext:value-type="float">
            <text:p>28.72</text:p>
          </table:table-cell>
          <table:table-cell table:style-name="ce8" office:value-type="float" office:value="24.87129" calcext:value-type="float">
            <text:p>24.87</text:p>
          </table:table-cell>
          <table:table-cell table:style-name="ce8" table:formula="of:=[$space_new.$Y$7]" office:value-type="float" office:value="102.200025815964" calcext:value-type="float">
            <text:p>102.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G32+RRR64</text:p>
          </table:table-cell>
          <table:table-cell table:style-name="ce8" office:value-type="float" office:value="9.49367" calcext:value-type="float">
            <text:p>9.49</text:p>
          </table:table-cell>
          <table:table-cell table:style-name="ce8" office:value-type="float" office:value="12.78569" calcext:value-type="float">
            <text:p>12.79</text:p>
          </table:table-cell>
          <table:table-cell table:style-name="ce8" office:value-type="float" office:value="10.37594" calcext:value-type="float">
            <text:p>10.38</text:p>
          </table:table-cell>
          <table:table-cell table:style-name="ce8" office:value-type="float" office:value="16.86306" calcext:value-type="float">
            <text:p>16.86</text:p>
          </table:table-cell>
          <table:table-cell table:style-name="ce8" office:value-type="float" office:value="20.93173" calcext:value-type="float">
            <text:p>20.93</text:p>
          </table:table-cell>
          <table:table-cell table:style-name="ce8" office:value-type="float" office:value="17.81032" calcext:value-type="float">
            <text:p>17.81</text:p>
          </table:table-cell>
          <table:table-cell table:style-name="ce8" office:value-type="float" office:value="27.03355" calcext:value-type="float">
            <text:p>27.03</text:p>
          </table:table-cell>
          <table:table-cell table:style-name="ce8" office:value-type="float" office:value="23.13109" calcext:value-type="float">
            <text:p>23.13</text:p>
          </table:table-cell>
          <table:table-cell table:style-name="ce8" office:value-type="float" office:value="19.22073" calcext:value-type="float">
            <text:p>19.22</text:p>
          </table:table-cell>
          <table:table-cell table:style-name="ce8" office:value-type="float" office:value="25.16819" calcext:value-type="float">
            <text:p>25.17</text:p>
          </table:table-cell>
          <table:table-cell table:style-name="ce8" office:value-type="float" office:value="15.53234" calcext:value-type="float">
            <text:p>15.53</text:p>
          </table:table-cell>
          <table:table-cell table:style-name="ce8" office:value-type="float" office:value="22.29105" calcext:value-type="float">
            <text:p>22.29</text:p>
          </table:table-cell>
          <table:table-cell table:style-name="ce8" office:value-type="float" office:value="30.59708" calcext:value-type="float">
            <text:p>30.60</text:p>
          </table:table-cell>
          <table:table-cell table:style-name="ce8" office:value-type="float" office:value="26.30729" calcext:value-type="float">
            <text:p>26.31</text:p>
          </table:table-cell>
          <table:table-cell table:style-name="ce8" office:value-type="float" office:value="29.66049" calcext:value-type="float">
            <text:p>29.66</text:p>
          </table:table-cell>
          <table:table-cell table:style-name="ce8" office:value-type="float" office:value="25.59569" calcext:value-type="float">
            <text:p>25.60</text:p>
          </table:table-cell>
          <table:table-cell table:style-name="ce8" table:formula="of:=[$space_new.$Z$7]" office:value-type="float" office:value="99.2866837477684" calcext:value-type="float">
            <text:p>99.2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G32+RRR128</text:p>
          </table:table-cell>
          <table:table-cell table:style-name="ce8" office:value-type="float" office:value="9.55658" calcext:value-type="float">
            <text:p>9.56</text:p>
          </table:table-cell>
          <table:table-cell table:style-name="ce8" office:value-type="float" office:value="12.7776" calcext:value-type="float">
            <text:p>12.78</text:p>
          </table:table-cell>
          <table:table-cell table:style-name="ce8" office:value-type="float" office:value="10.43208" calcext:value-type="float">
            <text:p>10.43</text:p>
          </table:table-cell>
          <table:table-cell table:style-name="ce8" office:value-type="float" office:value="16.79734" calcext:value-type="float">
            <text:p>16.80</text:p>
          </table:table-cell>
          <table:table-cell table:style-name="ce8" office:value-type="float" office:value="21.41171" calcext:value-type="float">
            <text:p>21.41</text:p>
          </table:table-cell>
          <table:table-cell table:style-name="ce8" office:value-type="float" office:value="18.20349" calcext:value-type="float">
            <text:p>18.20</text:p>
          </table:table-cell>
          <table:table-cell table:style-name="ce8" office:value-type="float" office:value="28.83854" calcext:value-type="float">
            <text:p>28.84</text:p>
          </table:table-cell>
          <table:table-cell table:style-name="ce8" office:value-type="float" office:value="24.67367" calcext:value-type="float">
            <text:p>24.67</text:p>
          </table:table-cell>
          <table:table-cell table:style-name="ce8" office:value-type="float" office:value="19.75997" calcext:value-type="float">
            <text:p>19.76</text:p>
          </table:table-cell>
          <table:table-cell table:style-name="ce8" office:value-type="float" office:value="25.75382" calcext:value-type="float">
            <text:p>25.75</text:p>
          </table:table-cell>
          <table:table-cell table:style-name="ce8" office:value-type="float" office:value="15.88173" calcext:value-type="float">
            <text:p>15.88</text:p>
          </table:table-cell>
          <table:table-cell table:style-name="ce8" office:value-type="float" office:value="22.6098" calcext:value-type="float">
            <text:p>22.61</text:p>
          </table:table-cell>
          <table:table-cell table:style-name="ce8" office:value-type="float" office:value="32.62128" calcext:value-type="float">
            <text:p>32.62</text:p>
          </table:table-cell>
          <table:table-cell table:style-name="ce8" office:value-type="float" office:value="28.12472" calcext:value-type="float">
            <text:p>28.12</text:p>
          </table:table-cell>
          <table:table-cell table:style-name="ce8" office:value-type="float" office:value="31.62521" calcext:value-type="float">
            <text:p>31.63</text:p>
          </table:table-cell>
          <table:table-cell table:style-name="ce8" office:value-type="float" office:value="27.35294" calcext:value-type="float">
            <text:p>27.35</text:p>
          </table:table-cell>
          <table:table-cell table:style-name="ce8" table:formula="of:=[$space_new.$AA$7]" office:value-type="float" office:value="97.8278923773765" calcext:value-type="float">
            <text:p>97.8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32+RG32</text:p>
          </table:table-cell>
          <table:table-cell table:style-name="ce8" office:value-type="float" office:value="9.47663" calcext:value-type="float">
            <text:p>9.48</text:p>
          </table:table-cell>
          <table:table-cell table:style-name="ce8" office:value-type="float" office:value="12.5883" calcext:value-type="float">
            <text:p>12.59</text:p>
          </table:table-cell>
          <table:table-cell table:style-name="ce8" office:value-type="float" office:value="10.41661" calcext:value-type="float">
            <text:p>10.42</text:p>
          </table:table-cell>
          <table:table-cell table:style-name="ce8" office:value-type="float" office:value="18.92701" calcext:value-type="float">
            <text:p>18.93</text:p>
          </table:table-cell>
          <table:table-cell table:style-name="ce8" office:value-type="float" office:value="19.97068" calcext:value-type="float">
            <text:p>19.97</text:p>
          </table:table-cell>
          <table:table-cell table:style-name="ce8" office:value-type="float" office:value="16.96847" calcext:value-type="float">
            <text:p>16.97</text:p>
          </table:table-cell>
          <table:table-cell table:style-name="ce8" office:value-type="float" office:value="25.43191" calcext:value-type="float">
            <text:p>25.43</text:p>
          </table:table-cell>
          <table:table-cell table:style-name="ce8" office:value-type="float" office:value="21.76035" calcext:value-type="float">
            <text:p>21.76</text:p>
          </table:table-cell>
          <table:table-cell table:style-name="ce8" office:value-type="float" office:value="18.0453" calcext:value-type="float">
            <text:p>18.05</text:p>
          </table:table-cell>
          <table:table-cell table:style-name="ce8" office:value-type="float" office:value="26.37617" calcext:value-type="float">
            <text:p>26.38</text:p>
          </table:table-cell>
          <table:table-cell table:style-name="ce8" office:value-type="float" office:value="14.61023" calcext:value-type="float">
            <text:p>14.61</text:p>
          </table:table-cell>
          <table:table-cell table:style-name="ce8" office:value-type="float" office:value="23.52199" calcext:value-type="float">
            <text:p>23.52</text:p>
          </table:table-cell>
          <table:table-cell table:style-name="ce8" office:value-type="float" office:value="28.35506" calcext:value-type="float">
            <text:p>28.36</text:p>
          </table:table-cell>
          <table:table-cell table:style-name="ce8" office:value-type="float" office:value="24.38084" calcext:value-type="float">
            <text:p>24.38</text:p>
          </table:table-cell>
          <table:table-cell table:style-name="ce8" office:value-type="float" office:value="27.41407" calcext:value-type="float">
            <text:p>27.41</text:p>
          </table:table-cell>
          <table:table-cell table:style-name="ce8" office:value-type="float" office:value="23.6947" calcext:value-type="float">
            <text:p>23.69</text:p>
          </table:table-cell>
          <table:table-cell table:style-name="ce8" table:formula="of:=[$space_new.$AB$7]" office:value-type="float" office:value="96.1740300679206" calcext:value-type="float">
            <text:p>96.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32+RRR32</text:p>
          </table:table-cell>
          <table:table-cell table:style-name="ce8" office:value-type="float" office:value="9.4841" calcext:value-type="float">
            <text:p>9.48</text:p>
          </table:table-cell>
          <table:table-cell table:style-name="ce8" office:value-type="float" office:value="12.58266" calcext:value-type="float">
            <text:p>12.58</text:p>
          </table:table-cell>
          <table:table-cell table:style-name="ce8" office:value-type="float" office:value="10.4032" calcext:value-type="float">
            <text:p>10.40</text:p>
          </table:table-cell>
          <table:table-cell table:style-name="ce8" office:value-type="float" office:value="18.9039" calcext:value-type="float">
            <text:p>18.90</text:p>
          </table:table-cell>
          <table:table-cell table:style-name="ce8" office:value-type="float" office:value="20.80456" calcext:value-type="float">
            <text:p>20.80</text:p>
          </table:table-cell>
          <table:table-cell table:style-name="ce8" office:value-type="float" office:value="17.6645" calcext:value-type="float">
            <text:p>17.66</text:p>
          </table:table-cell>
          <table:table-cell table:style-name="ce8" office:value-type="float" office:value="27.56192" calcext:value-type="float">
            <text:p>27.56</text:p>
          </table:table-cell>
          <table:table-cell table:style-name="ce8" office:value-type="float" office:value="23.61181" calcext:value-type="float">
            <text:p>23.61</text:p>
          </table:table-cell>
          <table:table-cell table:style-name="ce8" office:value-type="float" office:value="19.05279" calcext:value-type="float">
            <text:p>19.05</text:p>
          </table:table-cell>
          <table:table-cell table:style-name="ce8" office:value-type="float" office:value="27.38453" calcext:value-type="float">
            <text:p>27.38</text:p>
          </table:table-cell>
          <table:table-cell table:style-name="ce8" office:value-type="float" office:value="15.3806" calcext:value-type="float">
            <text:p>15.38</text:p>
          </table:table-cell>
          <table:table-cell table:style-name="ce8" office:value-type="float" office:value="24.41583" calcext:value-type="float">
            <text:p>24.42</text:p>
          </table:table-cell>
          <table:table-cell table:style-name="ce8" office:value-type="float" office:value="31.11138" calcext:value-type="float">
            <text:p>31.11</text:p>
          </table:table-cell>
          <table:table-cell table:style-name="ce8" office:value-type="float" office:value="26.76401" calcext:value-type="float">
            <text:p>26.76</text:p>
          </table:table-cell>
          <table:table-cell table:style-name="ce8" office:value-type="float" office:value="30.08121" calcext:value-type="float">
            <text:p>30.08</text:p>
          </table:table-cell>
          <table:table-cell table:style-name="ce8" office:value-type="float" office:value="25.98968" calcext:value-type="float">
            <text:p>25.99</text:p>
          </table:table-cell>
          <table:table-cell table:style-name="ce8" table:formula="of:=[$space_new.$AC$7]" office:value-type="float" office:value="91.8527847003936" calcext:value-type="float">
            <text:p>91.8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32+RRR64</text:p>
          </table:table-cell>
          <table:table-cell table:style-name="ce8" office:value-type="float" office:value="9.51286" calcext:value-type="float">
            <text:p>9.51</text:p>
          </table:table-cell>
          <table:table-cell table:style-name="ce8" office:value-type="float" office:value="12.56675" calcext:value-type="float">
            <text:p>12.57</text:p>
          </table:table-cell>
          <table:table-cell table:style-name="ce8" office:value-type="float" office:value="10.40886" calcext:value-type="float">
            <text:p>10.41</text:p>
          </table:table-cell>
          <table:table-cell table:style-name="ce8" office:value-type="float" office:value="18.91445" calcext:value-type="float">
            <text:p>18.91</text:p>
          </table:table-cell>
          <table:table-cell table:style-name="ce8" office:value-type="float" office:value="21.35007" calcext:value-type="float">
            <text:p>21.35</text:p>
          </table:table-cell>
          <table:table-cell table:style-name="ce8" office:value-type="float" office:value="18.05581" calcext:value-type="float">
            <text:p>18.06</text:p>
          </table:table-cell>
          <table:table-cell table:style-name="ce8" office:value-type="float" office:value="28.74669" calcext:value-type="float">
            <text:p>28.75</text:p>
          </table:table-cell>
          <table:table-cell table:style-name="ce8" office:value-type="float" office:value="24.51266" calcext:value-type="float">
            <text:p>24.51</text:p>
          </table:table-cell>
          <table:table-cell table:style-name="ce8" office:value-type="float" office:value="19.8019" calcext:value-type="float">
            <text:p>19.80</text:p>
          </table:table-cell>
          <table:table-cell table:style-name="ce8" office:value-type="float" office:value="28.01898" calcext:value-type="float">
            <text:p>28.02</text:p>
          </table:table-cell>
          <table:table-cell table:style-name="ce8" office:value-type="float" office:value="15.7788" calcext:value-type="float">
            <text:p>15.78</text:p>
          </table:table-cell>
          <table:table-cell table:style-name="ce8" office:value-type="float" office:value="24.8273" calcext:value-type="float">
            <text:p>24.83</text:p>
          </table:table-cell>
          <table:table-cell table:style-name="ce8" office:value-type="float" office:value="32.58694" calcext:value-type="float">
            <text:p>32.59</text:p>
          </table:table-cell>
          <table:table-cell table:style-name="ce8" office:value-type="float" office:value="27.92011" calcext:value-type="float">
            <text:p>27.92</text:p>
          </table:table-cell>
          <table:table-cell table:style-name="ce8" office:value-type="float" office:value="31.51925" calcext:value-type="float">
            <text:p>31.52</text:p>
          </table:table-cell>
          <table:table-cell table:style-name="ce8" office:value-type="float" office:value="27.16375" calcext:value-type="float">
            <text:p>27.16</text:p>
          </table:table-cell>
          <table:table-cell table:style-name="ce8" table:formula="of:=[$space_new.$AD$7]" office:value-type="float" office:value="88.9394426321983" calcext:value-type="float">
            <text:p>88.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32+RRR128</text:p>
          </table:table-cell>
          <table:table-cell table:style-name="ce8" office:value-type="float" office:value="9.49268" calcext:value-type="float">
            <text:p>9.49</text:p>
          </table:table-cell>
          <table:table-cell table:style-name="ce8" office:value-type="float" office:value="12.5522" calcext:value-type="float">
            <text:p>12.55</text:p>
          </table:table-cell>
          <table:table-cell table:style-name="ce8" office:value-type="float" office:value="10.40087" calcext:value-type="float">
            <text:p>10.40</text:p>
          </table:table-cell>
          <table:table-cell table:style-name="ce8" office:value-type="float" office:value="18.92439" calcext:value-type="float">
            <text:p>18.92</text:p>
          </table:table-cell>
          <table:table-cell table:style-name="ce8" office:value-type="float" office:value="21.4493" calcext:value-type="float">
            <text:p>21.45</text:p>
          </table:table-cell>
          <table:table-cell table:style-name="ce8" office:value-type="float" office:value="18.20705" calcext:value-type="float">
            <text:p>18.21</text:p>
          </table:table-cell>
          <table:table-cell table:style-name="ce8" office:value-type="float" office:value="30.16267" calcext:value-type="float">
            <text:p>30.16</text:p>
          </table:table-cell>
          <table:table-cell table:style-name="ce8" office:value-type="float" office:value="25.69112" calcext:value-type="float">
            <text:p>25.69</text:p>
          </table:table-cell>
          <table:table-cell table:style-name="ce8" office:value-type="float" office:value="19.93607" calcext:value-type="float">
            <text:p>19.94</text:p>
          </table:table-cell>
          <table:table-cell table:style-name="ce8" office:value-type="float" office:value="28.10604" calcext:value-type="float">
            <text:p>28.11</text:p>
          </table:table-cell>
          <table:table-cell table:style-name="ce8" office:value-type="float" office:value="15.93719" calcext:value-type="float">
            <text:p>15.94</text:p>
          </table:table-cell>
          <table:table-cell table:style-name="ce8" office:value-type="float" office:value="24.93729" calcext:value-type="float">
            <text:p>24.94</text:p>
          </table:table-cell>
          <table:table-cell table:style-name="ce8" office:value-type="float" office:value="34.06462" calcext:value-type="float">
            <text:p>34.06</text:p>
          </table:table-cell>
          <table:table-cell table:style-name="ce8" office:value-type="float" office:value="29.20441" calcext:value-type="float">
            <text:p>29.20</text:p>
          </table:table-cell>
          <table:table-cell table:style-name="ce8" office:value-type="float" office:value="32.94309" calcext:value-type="float">
            <text:p>32.94</text:p>
          </table:table-cell>
          <table:table-cell table:style-name="ce8" office:value-type="float" office:value="28.44178" calcext:value-type="float">
            <text:p>28.44</text:p>
          </table:table-cell>
          <table:table-cell table:style-name="ce8" table:formula="of:=[$space_new.$AE$7]" office:value-type="float" office:value="87.4806512618064" calcext:value-type="float">
            <text:p>87.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64+RG32</text:p>
          </table:table-cell>
          <table:table-cell table:style-name="ce8" office:value-type="float" office:value="9.48878" calcext:value-type="float">
            <text:p>9.49</text:p>
          </table:table-cell>
          <table:table-cell table:style-name="ce8" office:value-type="float" office:value="12.76344" calcext:value-type="float">
            <text:p>12.76</text:p>
          </table:table-cell>
          <table:table-cell table:style-name="ce8" office:value-type="float" office:value="10.44672" calcext:value-type="float">
            <text:p>10.45</text:p>
          </table:table-cell>
          <table:table-cell table:style-name="ce8" office:value-type="float" office:value="20.29902" calcext:value-type="float">
            <text:p>20.30</text:p>
          </table:table-cell>
          <table:table-cell table:style-name="ce8" office:value-type="float" office:value="20.30325" calcext:value-type="float">
            <text:p>20.30</text:p>
          </table:table-cell>
          <table:table-cell table:style-name="ce8" office:value-type="float" office:value="17.08117" calcext:value-type="float">
            <text:p>17.08</text:p>
          </table:table-cell>
          <table:table-cell table:style-name="ce8" office:value-type="float" office:value="26.39607" calcext:value-type="float">
            <text:p>26.40</text:p>
          </table:table-cell>
          <table:table-cell table:style-name="ce8" office:value-type="float" office:value="22.38486" calcext:value-type="float">
            <text:p>22.38</text:p>
          </table:table-cell>
          <table:table-cell table:style-name="ce8" office:value-type="float" office:value="18.22335" calcext:value-type="float">
            <text:p>18.22</text:p>
          </table:table-cell>
          <table:table-cell table:style-name="ce8" office:value-type="float" office:value="27.8858" calcext:value-type="float">
            <text:p>27.89</text:p>
          </table:table-cell>
          <table:table-cell table:style-name="ce8" office:value-type="float" office:value="14.59072" calcext:value-type="float">
            <text:p>14.59</text:p>
          </table:table-cell>
          <table:table-cell table:style-name="ce8" office:value-type="float" office:value="24.94477" calcext:value-type="float">
            <text:p>24.94</text:p>
          </table:table-cell>
          <table:table-cell table:style-name="ce8" office:value-type="float" office:value="29.38473" calcext:value-type="float">
            <text:p>29.38</text:p>
          </table:table-cell>
          <table:table-cell table:style-name="ce8" office:value-type="float" office:value="25.04087" calcext:value-type="float">
            <text:p>25.04</text:p>
          </table:table-cell>
          <table:table-cell table:style-name="ce8" office:value-type="float" office:value="28.47681" calcext:value-type="float">
            <text:p>28.48</text:p>
          </table:table-cell>
          <table:table-cell table:style-name="ce8" office:value-type="float" office:value="24.27984" calcext:value-type="float">
            <text:p>24.28</text:p>
          </table:table-cell>
          <table:table-cell table:style-name="ce8" table:formula="of:=[$space_new.$AF$7]" office:value-type="float" office:value="95.5040037989616" calcext:value-type="float">
            <text:p>95.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64+RRR32</text:p>
          </table:table-cell>
          <table:table-cell table:style-name="ce8" office:value-type="float" office:value="9.4829" calcext:value-type="float">
            <text:p>9.48</text:p>
          </table:table-cell>
          <table:table-cell table:style-name="ce8" office:value-type="float" office:value="12.8005" calcext:value-type="float">
            <text:p>12.80</text:p>
          </table:table-cell>
          <table:table-cell table:style-name="ce8" office:value-type="float" office:value="10.41354" calcext:value-type="float">
            <text:p>10.41</text:p>
          </table:table-cell>
          <table:table-cell table:style-name="ce8" office:value-type="float" office:value="20.30959" calcext:value-type="float">
            <text:p>20.31</text:p>
          </table:table-cell>
          <table:table-cell table:style-name="ce8" office:value-type="float" office:value="21.1666" calcext:value-type="float">
            <text:p>21.17</text:p>
          </table:table-cell>
          <table:table-cell table:style-name="ce8" office:value-type="float" office:value="17.81917" calcext:value-type="float">
            <text:p>17.82</text:p>
          </table:table-cell>
          <table:table-cell table:style-name="ce8" office:value-type="float" office:value="28.46562" calcext:value-type="float">
            <text:p>28.47</text:p>
          </table:table-cell>
          <table:table-cell table:style-name="ce8" office:value-type="float" office:value="24.24964" calcext:value-type="float">
            <text:p>24.25</text:p>
          </table:table-cell>
          <table:table-cell table:style-name="ce8" office:value-type="float" office:value="19.25151" calcext:value-type="float">
            <text:p>19.25</text:p>
          </table:table-cell>
          <table:table-cell table:style-name="ce8" office:value-type="float" office:value="28.89069" calcext:value-type="float">
            <text:p>28.89</text:p>
          </table:table-cell>
          <table:table-cell table:style-name="ce8" office:value-type="float" office:value="15.38159" calcext:value-type="float">
            <text:p>15.38</text:p>
          </table:table-cell>
          <table:table-cell table:style-name="ce8" office:value-type="float" office:value="25.81194" calcext:value-type="float">
            <text:p>25.81</text:p>
          </table:table-cell>
          <table:table-cell table:style-name="ce8" office:value-type="float" office:value="32.12499" calcext:value-type="float">
            <text:p>32.12</text:p>
          </table:table-cell>
          <table:table-cell table:style-name="ce8" office:value-type="float" office:value="27.45209" calcext:value-type="float">
            <text:p>27.45</text:p>
          </table:table-cell>
          <table:table-cell table:style-name="ce8" office:value-type="float" office:value="31.03523" calcext:value-type="float">
            <text:p>31.04</text:p>
          </table:table-cell>
          <table:table-cell table:style-name="ce8" office:value-type="float" office:value="26.62668" calcext:value-type="float">
            <text:p>26.63</text:p>
          </table:table-cell>
          <table:table-cell table:style-name="ce8" table:formula="of:=[$space_new.$AG$7]" office:value-type="float" office:value="91.1827584314346" calcext:value-type="float">
            <text:p>91.1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64+RRR64</text:p>
          </table:table-cell>
          <table:table-cell table:style-name="ce8" office:value-type="float" office:value="9.54007" calcext:value-type="float">
            <text:p>9.54</text:p>
          </table:table-cell>
          <table:table-cell table:style-name="ce8" office:value-type="float" office:value="12.72163" calcext:value-type="float">
            <text:p>12.72</text:p>
          </table:table-cell>
          <table:table-cell table:style-name="ce8" office:value-type="float" office:value="10.4289" calcext:value-type="float">
            <text:p>10.43</text:p>
          </table:table-cell>
          <table:table-cell table:style-name="ce8" office:value-type="float" office:value="20.29542" calcext:value-type="float">
            <text:p>20.30</text:p>
          </table:table-cell>
          <table:table-cell table:style-name="ce8" office:value-type="float" office:value="21.32947" calcext:value-type="float">
            <text:p>21.33</text:p>
          </table:table-cell>
          <table:table-cell table:style-name="ce8" office:value-type="float" office:value="17.92863" calcext:value-type="float">
            <text:p>17.93</text:p>
          </table:table-cell>
          <table:table-cell table:style-name="ce8" office:value-type="float" office:value="29.24634" calcext:value-type="float">
            <text:p>29.25</text:p>
          </table:table-cell>
          <table:table-cell table:style-name="ce8" office:value-type="float" office:value="24.85156" calcext:value-type="float">
            <text:p>24.85</text:p>
          </table:table-cell>
          <table:table-cell table:style-name="ce8" office:value-type="float" office:value="19.48852" calcext:value-type="float">
            <text:p>19.49</text:p>
          </table:table-cell>
          <table:table-cell table:style-name="ce8" office:value-type="float" office:value="29.09161" calcext:value-type="float">
            <text:p>29.09</text:p>
          </table:table-cell>
          <table:table-cell table:style-name="ce8" office:value-type="float" office:value="15.53242" calcext:value-type="float">
            <text:p>15.53</text:p>
          </table:table-cell>
          <table:table-cell table:style-name="ce8" office:value-type="float" office:value="25.96567" calcext:value-type="float">
            <text:p>25.97</text:p>
          </table:table-cell>
          <table:table-cell table:style-name="ce8" office:value-type="float" office:value="32.9839" calcext:value-type="float">
            <text:p>32.98</text:p>
          </table:table-cell>
          <table:table-cell table:style-name="ce8" office:value-type="float" office:value="28.19369" calcext:value-type="float">
            <text:p>28.19</text:p>
          </table:table-cell>
          <table:table-cell table:style-name="ce8" office:value-type="float" office:value="31.90611" calcext:value-type="float">
            <text:p>31.91</text:p>
          </table:table-cell>
          <table:table-cell table:style-name="ce8" office:value-type="float" office:value="27.37248" calcext:value-type="float">
            <text:p>27.37</text:p>
          </table:table-cell>
          <table:table-cell table:style-name="ce8" table:formula="of:=[$space_new.$AH$7]" office:value-type="float" office:value="88.2694163632393" calcext:value-type="float">
            <text:p>88.2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64+RRR128</text:p>
          </table:table-cell>
          <table:table-cell table:style-name="ce8" office:value-type="float" office:value="9.50941" calcext:value-type="float">
            <text:p>9.51</text:p>
          </table:table-cell>
          <table:table-cell table:style-name="ce8" office:value-type="float" office:value="12.74007" calcext:value-type="float">
            <text:p>12.74</text:p>
          </table:table-cell>
          <table:table-cell table:style-name="ce8" office:value-type="float" office:value="10.42852" calcext:value-type="float">
            <text:p>10.43</text:p>
          </table:table-cell>
          <table:table-cell table:style-name="ce8" office:value-type="float" office:value="20.32462" calcext:value-type="float">
            <text:p>20.32</text:p>
          </table:table-cell>
          <table:table-cell table:style-name="ce8" office:value-type="float" office:value="21.93565" calcext:value-type="float">
            <text:p>21.94</text:p>
          </table:table-cell>
          <table:table-cell table:style-name="ce8" office:value-type="float" office:value="18.23542" calcext:value-type="float">
            <text:p>18.24</text:p>
          </table:table-cell>
          <table:table-cell table:style-name="ce8" office:value-type="float" office:value="31.13299" calcext:value-type="float">
            <text:p>31.13</text:p>
          </table:table-cell>
          <table:table-cell table:style-name="ce8" office:value-type="float" office:value="26.37241" calcext:value-type="float">
            <text:p>26.37</text:p>
          </table:table-cell>
          <table:table-cell table:style-name="ce8" office:value-type="float" office:value="20.08203" calcext:value-type="float">
            <text:p>20.08</text:p>
          </table:table-cell>
          <table:table-cell table:style-name="ce8" office:value-type="float" office:value="29.72746" calcext:value-type="float">
            <text:p>29.73</text:p>
          </table:table-cell>
          <table:table-cell table:style-name="ce8" office:value-type="float" office:value="15.87894" calcext:value-type="float">
            <text:p>15.88</text:p>
          </table:table-cell>
          <table:table-cell table:style-name="ce8" office:value-type="float" office:value="26.26792" calcext:value-type="float">
            <text:p>26.27</text:p>
          </table:table-cell>
          <table:table-cell table:style-name="ce8" office:value-type="float" office:value="35.18256" calcext:value-type="float">
            <text:p>35.18</text:p>
          </table:table-cell>
          <table:table-cell table:style-name="ce8" office:value-type="float" office:value="30.80112" calcext:value-type="float">
            <text:p>30.80</text:p>
          </table:table-cell>
          <table:table-cell table:style-name="ce8" office:value-type="float" office:value="33.89928" calcext:value-type="float">
            <text:p>33.90</text:p>
          </table:table-cell>
          <table:table-cell table:style-name="ce8" office:value-type="float" office:value="29.03589" calcext:value-type="float">
            <text:p>29.04</text:p>
          </table:table-cell>
          <table:table-cell table:style-name="ce8" table:formula="of:=[$space_new.$AI$7]" office:value-type="float" office:value="86.8106249928474" calcext:value-type="float">
            <text:p>86.8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128+RG32</text:p>
          </table:table-cell>
          <table:table-cell table:style-name="ce8" office:value-type="float" office:value="9.50143" calcext:value-type="float">
            <text:p>9.50</text:p>
          </table:table-cell>
          <table:table-cell table:style-name="ce8" office:value-type="float" office:value="13.20234" calcext:value-type="float">
            <text:p>13.20</text:p>
          </table:table-cell>
          <table:table-cell table:style-name="ce8" office:value-type="float" office:value="10.48002" calcext:value-type="float">
            <text:p>10.48</text:p>
          </table:table-cell>
          <table:table-cell table:style-name="ce8" office:value-type="float" office:value="23.4568" calcext:value-type="float">
            <text:p>23.46</text:p>
          </table:table-cell>
          <table:table-cell table:style-name="ce8" office:value-type="float" office:value="21.25887" calcext:value-type="float">
            <text:p>21.26</text:p>
          </table:table-cell>
          <table:table-cell table:style-name="ce8" office:value-type="float" office:value="17.53701" calcext:value-type="float">
            <text:p>17.54</text:p>
          </table:table-cell>
          <table:table-cell table:style-name="ce8" office:value-type="float" office:value="28.87193" calcext:value-type="float">
            <text:p>28.87</text:p>
          </table:table-cell>
          <table:table-cell table:style-name="ce8" office:value-type="float" office:value="24.05262" calcext:value-type="float">
            <text:p>24.05</text:p>
          </table:table-cell>
          <table:table-cell table:style-name="ce8" office:value-type="float" office:value="18.5484" calcext:value-type="float">
            <text:p>18.55</text:p>
          </table:table-cell>
          <table:table-cell table:style-name="ce8" office:value-type="float" office:value="31.27095" calcext:value-type="float">
            <text:p>31.27</text:p>
          </table:table-cell>
          <table:table-cell table:style-name="ce8" office:value-type="float" office:value="14.62416" calcext:value-type="float">
            <text:p>14.62</text:p>
          </table:table-cell>
          <table:table-cell table:style-name="ce8" office:value-type="float" office:value="28.06269" calcext:value-type="float">
            <text:p>28.06</text:p>
          </table:table-cell>
          <table:table-cell table:style-name="ce8" office:value-type="float" office:value="31.85751" calcext:value-type="float">
            <text:p>31.86</text:p>
          </table:table-cell>
          <table:table-cell table:style-name="ce8" office:value-type="float" office:value="26.83257" calcext:value-type="float">
            <text:p>26.83</text:p>
          </table:table-cell>
          <table:table-cell table:style-name="ce8" office:value-type="float" office:value="30.71951" calcext:value-type="float">
            <text:p>30.72</text:p>
          </table:table-cell>
          <table:table-cell table:style-name="ce8" office:value-type="float" office:value="25.96324" calcext:value-type="float">
            <text:p>25.96</text:p>
          </table:table-cell>
          <table:table-cell table:style-name="ce8" table:formula="of:=[$space_new.$AJ$7]" office:value-type="float" office:value="95.1774720096588" calcext:value-type="float">
            <text:p>95.1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128+RRR32</text:p>
          </table:table-cell>
          <table:table-cell table:style-name="ce8" office:value-type="float" office:value="9.49943" calcext:value-type="float">
            <text:p>9.50</text:p>
          </table:table-cell>
          <table:table-cell table:style-name="ce8" office:value-type="float" office:value="13.21707" calcext:value-type="float">
            <text:p>13.22</text:p>
          </table:table-cell>
          <table:table-cell table:style-name="ce8" office:value-type="float" office:value="10.47969" calcext:value-type="float">
            <text:p>10.48</text:p>
          </table:table-cell>
          <table:table-cell table:style-name="ce8" office:value-type="float" office:value="23.91" calcext:value-type="float">
            <text:p>23.91</text:p>
          </table:table-cell>
          <table:table-cell table:style-name="ce8" office:value-type="float" office:value="22.01068" calcext:value-type="float">
            <text:p>22.01</text:p>
          </table:table-cell>
          <table:table-cell table:style-name="ce8" office:value-type="float" office:value="18.18535" calcext:value-type="float">
            <text:p>18.19</text:p>
          </table:table-cell>
          <table:table-cell table:style-name="ce8" office:value-type="float" office:value="30.8008" calcext:value-type="float">
            <text:p>30.80</text:p>
          </table:table-cell>
          <table:table-cell table:style-name="ce8" office:value-type="float" office:value="25.84619" calcext:value-type="float">
            <text:p>25.85</text:p>
          </table:table-cell>
          <table:table-cell table:style-name="ce8" office:value-type="float" office:value="19.57631" calcext:value-type="float">
            <text:p>19.58</text:p>
          </table:table-cell>
          <table:table-cell table:style-name="ce8" office:value-type="float" office:value="32.31512" calcext:value-type="float">
            <text:p>32.32</text:p>
          </table:table-cell>
          <table:table-cell table:style-name="ce8" office:value-type="float" office:value="15.48106" calcext:value-type="float">
            <text:p>15.48</text:p>
          </table:table-cell>
          <table:table-cell table:style-name="ce8" office:value-type="float" office:value="29.01863" calcext:value-type="float">
            <text:p>29.02</text:p>
          </table:table-cell>
          <table:table-cell table:style-name="ce8" office:value-type="float" office:value="34.54815" calcext:value-type="float">
            <text:p>34.55</text:p>
          </table:table-cell>
          <table:table-cell table:style-name="ce8" office:value-type="float" office:value="29.14765" calcext:value-type="float">
            <text:p>29.15</text:p>
          </table:table-cell>
          <table:table-cell table:style-name="ce8" office:value-type="float" office:value="33.44702" calcext:value-type="float">
            <text:p>33.45</text:p>
          </table:table-cell>
          <table:table-cell table:style-name="ce8" office:value-type="float" office:value="28.22787" calcext:value-type="float">
            <text:p>28.23</text:p>
          </table:table-cell>
          <table:table-cell table:style-name="ce8" table:formula="of:=[$space_new.$AK$7]" office:value-type="float" office:value="90.8562266421318" calcext:value-type="float">
            <text:p>90.8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128+RRR64</text:p>
          </table:table-cell>
          <table:table-cell table:style-name="ce8" office:value-type="float" office:value="9.51562" calcext:value-type="float">
            <text:p>9.52</text:p>
          </table:table-cell>
          <table:table-cell table:style-name="ce8" office:value-type="float" office:value="13.21285" calcext:value-type="float">
            <text:p>13.21</text:p>
          </table:table-cell>
          <table:table-cell table:style-name="ce8" office:value-type="float" office:value="10.46937" calcext:value-type="float">
            <text:p>10.47</text:p>
          </table:table-cell>
          <table:table-cell table:style-name="ce8" office:value-type="float" office:value="23.50802" calcext:value-type="float">
            <text:p>23.51</text:p>
          </table:table-cell>
          <table:table-cell table:style-name="ce8" office:value-type="float" office:value="23.20314" calcext:value-type="float">
            <text:p>23.20</text:p>
          </table:table-cell>
          <table:table-cell table:style-name="ce8" office:value-type="float" office:value="18.33773" calcext:value-type="float">
            <text:p>18.34</text:p>
          </table:table-cell>
          <table:table-cell table:style-name="ce8" office:value-type="float" office:value="31.64521" calcext:value-type="float">
            <text:p>31.65</text:p>
          </table:table-cell>
          <table:table-cell table:style-name="ce8" office:value-type="float" office:value="26.58001" calcext:value-type="float">
            <text:p>26.58</text:p>
          </table:table-cell>
          <table:table-cell table:style-name="ce8" office:value-type="float" office:value="19.86108" calcext:value-type="float">
            <text:p>19.86</text:p>
          </table:table-cell>
          <table:table-cell table:style-name="ce8" office:value-type="float" office:value="32.53216" calcext:value-type="float">
            <text:p>32.53</text:p>
          </table:table-cell>
          <table:table-cell table:style-name="ce8" office:value-type="float" office:value="15.5966" calcext:value-type="float">
            <text:p>15.60</text:p>
          </table:table-cell>
          <table:table-cell table:style-name="ce8" office:value-type="float" office:value="29.14411" calcext:value-type="float">
            <text:p>29.14</text:p>
          </table:table-cell>
          <table:table-cell table:style-name="ce8" office:value-type="float" office:value="35.58252" calcext:value-type="float">
            <text:p>35.58</text:p>
          </table:table-cell>
          <table:table-cell table:style-name="ce8" office:value-type="float" office:value="30.0116" calcext:value-type="float">
            <text:p>30.01</text:p>
          </table:table-cell>
          <table:table-cell table:style-name="ce8" office:value-type="float" office:value="34.28033" calcext:value-type="float">
            <text:p>34.28</text:p>
          </table:table-cell>
          <table:table-cell table:style-name="ce8" office:value-type="float" office:value="29.04699" calcext:value-type="float">
            <text:p>29.05</text:p>
          </table:table-cell>
          <table:table-cell table:style-name="ce8" table:formula="of:=[$space_new.$AL$7]" office:value-type="float" office:value="87.9428845739364" calcext:value-type="float">
            <text:p>87.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128+RRR128</text:p>
          </table:table-cell>
          <table:table-cell table:style-name="ce8" office:value-type="float" office:value="9.49979" calcext:value-type="float">
            <text:p>9.50</text:p>
          </table:table-cell>
          <table:table-cell table:style-name="ce8" office:value-type="float" office:value="13.21588" calcext:value-type="float">
            <text:p>13.22</text:p>
          </table:table-cell>
          <table:table-cell table:style-name="ce8" office:value-type="float" office:value="10.47954" calcext:value-type="float">
            <text:p>10.48</text:p>
          </table:table-cell>
          <table:table-cell table:style-name="ce8" office:value-type="float" office:value="23.44703" calcext:value-type="float">
            <text:p>23.45</text:p>
          </table:table-cell>
          <table:table-cell table:style-name="ce8" office:value-type="float" office:value="22.73771" calcext:value-type="float">
            <text:p>22.74</text:p>
          </table:table-cell>
          <table:table-cell table:style-name="ce8" office:value-type="float" office:value="18.76045" calcext:value-type="float">
            <text:p>18.76</text:p>
          </table:table-cell>
          <table:table-cell table:style-name="ce8" office:value-type="float" office:value="33.42869" calcext:value-type="float">
            <text:p>33.43</text:p>
          </table:table-cell>
          <table:table-cell table:style-name="ce8" office:value-type="float" office:value="28.04228" calcext:value-type="float">
            <text:p>28.04</text:p>
          </table:table-cell>
          <table:table-cell table:style-name="ce8" office:value-type="float" office:value="20.44792" calcext:value-type="float">
            <text:p>20.45</text:p>
          </table:table-cell>
          <table:table-cell table:style-name="ce8" office:value-type="float" office:value="32.9943" calcext:value-type="float">
            <text:p>32.99</text:p>
          </table:table-cell>
          <table:table-cell table:style-name="ce8" office:value-type="float" office:value="15.90337" calcext:value-type="float">
            <text:p>15.90</text:p>
          </table:table-cell>
          <table:table-cell table:style-name="ce8" office:value-type="float" office:value="29.4252" calcext:value-type="float">
            <text:p>29.43</text:p>
          </table:table-cell>
          <table:table-cell table:style-name="ce8" office:value-type="float" office:value="37.59537" calcext:value-type="float">
            <text:p>37.60</text:p>
          </table:table-cell>
          <table:table-cell table:style-name="ce8" office:value-type="float" office:value="31.69796" calcext:value-type="float">
            <text:p>31.70</text:p>
          </table:table-cell>
          <table:table-cell table:style-name="ce8" office:value-type="float" office:value="36.25732" calcext:value-type="float">
            <text:p>36.26</text:p>
          </table:table-cell>
          <table:table-cell table:style-name="ce8" office:value-type="float" office:value="30.73759" calcext:value-type="float">
            <text:p>30.74</text:p>
          </table:table-cell>
          <table:table-cell table:style-name="ce8" table:formula="of:=[$space_new.$AM$7]" office:value-type="float" office:value="86.4840932035446" calcext:value-type="float">
            <text:p>86.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G32+RG32</text:p>
          </table:table-cell>
          <table:table-cell table:style-name="ce8" office:value-type="float" office:value="26.60398" calcext:value-type="float">
            <text:p>26.60</text:p>
          </table:table-cell>
          <table:table-cell table:style-name="ce8" office:value-type="float" office:value="32.49433" calcext:value-type="float">
            <text:p>32.49</text:p>
          </table:table-cell>
          <table:table-cell table:style-name="ce8" office:value-type="float" office:value="27.5268" calcext:value-type="float">
            <text:p>27.53</text:p>
          </table:table-cell>
          <table:table-cell table:style-name="ce8" office:value-type="float" office:value="36.45325" calcext:value-type="float">
            <text:p>36.45</text:p>
          </table:table-cell>
          <table:table-cell table:style-name="ce8" office:value-type="float" office:value="39.38415" calcext:value-type="float">
            <text:p>39.38</text:p>
          </table:table-cell>
          <table:table-cell table:style-name="ce8" office:value-type="float" office:value="36.54026" calcext:value-type="float">
            <text:p>36.54</text:p>
          </table:table-cell>
          <table:table-cell table:style-name="ce8" office:value-type="float" office:value="43.55068" calcext:value-type="float">
            <text:p>43.55</text:p>
          </table:table-cell>
          <table:table-cell table:style-name="ce8" office:value-type="float" office:value="40.13428" calcext:value-type="float">
            <text:p>40.13</text:p>
          </table:table-cell>
          <table:table-cell table:style-name="ce8" office:value-type="float" office:value="34.87108" calcext:value-type="float">
            <text:p>34.87</text:p>
          </table:table-cell>
          <table:table-cell table:style-name="ce8" office:value-type="float" office:value="43.33048" calcext:value-type="float">
            <text:p>43.33</text:p>
          </table:table-cell>
          <table:table-cell table:style-name="ce8" office:value-type="float" office:value="31.62947" calcext:value-type="float">
            <text:p>31.63</text:p>
          </table:table-cell>
          <table:table-cell table:style-name="ce8" office:value-type="float" office:value="40.68485" calcext:value-type="float">
            <text:p>40.68</text:p>
          </table:table-cell>
          <table:table-cell table:style-name="ce8" office:value-type="float" office:value="46.2883" calcext:value-type="float">
            <text:p>46.29</text:p>
          </table:table-cell>
          <table:table-cell table:style-name="ce8" office:value-type="float" office:value="42.61575" calcext:value-type="float">
            <text:p>42.62</text:p>
          </table:table-cell>
          <table:table-cell table:style-name="ce8" office:value-type="float" office:value="45.39801" calcext:value-type="float">
            <text:p>45.40</text:p>
          </table:table-cell>
          <table:table-cell table:style-name="ce8" office:value-type="float" office:value="41.92928" calcext:value-type="float">
            <text:p>41.93</text:p>
          </table:table-cell>
          <table:table-cell table:style-name="ce8" table:formula="of:=[$space_new.$AN$7]" office:value-type="float" office:value="105.206662681103" calcext:value-type="float">
            <text:p>105.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G32+RRR32</text:p>
          </table:table-cell>
          <table:table-cell table:style-name="ce8" office:value-type="float" office:value="26.5982" calcext:value-type="float">
            <text:p>26.60</text:p>
          </table:table-cell>
          <table:table-cell table:style-name="ce8" office:value-type="float" office:value="32.42288" calcext:value-type="float">
            <text:p>32.42</text:p>
          </table:table-cell>
          <table:table-cell table:style-name="ce8" office:value-type="float" office:value="27.50791" calcext:value-type="float">
            <text:p>27.51</text:p>
          </table:table-cell>
          <table:table-cell table:style-name="ce8" office:value-type="float" office:value="36.41869" calcext:value-type="float">
            <text:p>36.42</text:p>
          </table:table-cell>
          <table:table-cell table:style-name="ce8" office:value-type="float" office:value="40.3815" calcext:value-type="float">
            <text:p>40.38</text:p>
          </table:table-cell>
          <table:table-cell table:style-name="ce8" office:value-type="float" office:value="37.35933" calcext:value-type="float">
            <text:p>37.36</text:p>
          </table:table-cell>
          <table:table-cell table:style-name="ce8" office:value-type="float" office:value="45.8574" calcext:value-type="float">
            <text:p>45.86</text:p>
          </table:table-cell>
          <table:table-cell table:style-name="ce8" office:value-type="float" office:value="42.17369" calcext:value-type="float">
            <text:p>42.17</text:p>
          </table:table-cell>
          <table:table-cell table:style-name="ce8" office:value-type="float" office:value="36.05604" calcext:value-type="float">
            <text:p>36.06</text:p>
          </table:table-cell>
          <table:table-cell table:style-name="ce8" office:value-type="float" office:value="44.46984" calcext:value-type="float">
            <text:p>44.47</text:p>
          </table:table-cell>
          <table:table-cell table:style-name="ce8" office:value-type="float" office:value="32.42863" calcext:value-type="float">
            <text:p>32.43</text:p>
          </table:table-cell>
          <table:table-cell table:style-name="ce8" office:value-type="float" office:value="41.69774" calcext:value-type="float">
            <text:p>41.70</text:p>
          </table:table-cell>
          <table:table-cell table:style-name="ce8" office:value-type="float" office:value="49.21731" calcext:value-type="float">
            <text:p>49.22</text:p>
          </table:table-cell>
          <table:table-cell table:style-name="ce8" office:value-type="float" office:value="45.15461" calcext:value-type="float">
            <text:p>45.15</text:p>
          </table:table-cell>
          <table:table-cell table:style-name="ce8" office:value-type="float" office:value="48.25334" calcext:value-type="float">
            <text:p>48.25</text:p>
          </table:table-cell>
          <table:table-cell table:style-name="ce8" office:value-type="float" office:value="44.42058" calcext:value-type="float">
            <text:p>44.42</text:p>
          </table:table-cell>
          <table:table-cell table:style-name="ce8" table:formula="of:=[$space_new.$AO$7]" office:value-type="float" office:value="100.885417313576" calcext:value-type="float">
            <text:p>100.8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G32+RRR64</text:p>
          </table:table-cell>
          <table:table-cell table:style-name="ce8" office:value-type="float" office:value="26.74349" calcext:value-type="float">
            <text:p>26.74</text:p>
          </table:table-cell>
          <table:table-cell table:style-name="ce8" office:value-type="float" office:value="32.48989" calcext:value-type="float">
            <text:p>32.49</text:p>
          </table:table-cell>
          <table:table-cell table:style-name="ce8" office:value-type="float" office:value="27.52021" calcext:value-type="float">
            <text:p>27.52</text:p>
          </table:table-cell>
          <table:table-cell table:style-name="ce8" office:value-type="float" office:value="36.41775" calcext:value-type="float">
            <text:p>36.42</text:p>
          </table:table-cell>
          <table:table-cell table:style-name="ce8" office:value-type="float" office:value="40.64142" calcext:value-type="float">
            <text:p>40.64</text:p>
          </table:table-cell>
          <table:table-cell table:style-name="ce8" office:value-type="float" office:value="37.57316" calcext:value-type="float">
            <text:p>37.57</text:p>
          </table:table-cell>
          <table:table-cell table:style-name="ce8" office:value-type="float" office:value="46.7292" calcext:value-type="float">
            <text:p>46.73</text:p>
          </table:table-cell>
          <table:table-cell table:style-name="ce8" office:value-type="float" office:value="42.87866" calcext:value-type="float">
            <text:p>42.88</text:p>
          </table:table-cell>
          <table:table-cell table:style-name="ce8" office:value-type="float" office:value="37.48623" calcext:value-type="float">
            <text:p>37.49</text:p>
          </table:table-cell>
          <table:table-cell table:style-name="ce8" office:value-type="float" office:value="44.7655" calcext:value-type="float">
            <text:p>44.77</text:p>
          </table:table-cell>
          <table:table-cell table:style-name="ce8" office:value-type="float" office:value="32.65941" calcext:value-type="float">
            <text:p>32.66</text:p>
          </table:table-cell>
          <table:table-cell table:style-name="ce8" office:value-type="float" office:value="41.88444" calcext:value-type="float">
            <text:p>41.88</text:p>
          </table:table-cell>
          <table:table-cell table:style-name="ce8" office:value-type="float" office:value="50.25275" calcext:value-type="float">
            <text:p>50.25</text:p>
          </table:table-cell>
          <table:table-cell table:style-name="ce8" office:value-type="float" office:value="46.01648" calcext:value-type="float">
            <text:p>46.02</text:p>
          </table:table-cell>
          <table:table-cell table:style-name="ce8" office:value-type="float" office:value="49.28254" calcext:value-type="float">
            <text:p>49.28</text:p>
          </table:table-cell>
          <table:table-cell table:style-name="ce8" office:value-type="float" office:value="45.26503" calcext:value-type="float">
            <text:p>45.27</text:p>
          </table:table-cell>
          <table:table-cell table:style-name="ce8" table:formula="of:=[$space_new.$AP$7]" office:value-type="float" office:value="97.9720752453804" calcext:value-type="float">
            <text:p>97.9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G32+RRR128</text:p>
          </table:table-cell>
          <table:table-cell table:style-name="ce8" office:value-type="float" office:value="26.5671" calcext:value-type="float">
            <text:p>26.57</text:p>
          </table:table-cell>
          <table:table-cell table:style-name="ce8" office:value-type="float" office:value="32.43892" calcext:value-type="float">
            <text:p>32.44</text:p>
          </table:table-cell>
          <table:table-cell table:style-name="ce8" office:value-type="float" office:value="27.47402" calcext:value-type="float">
            <text:p>27.47</text:p>
          </table:table-cell>
          <table:table-cell table:style-name="ce8" office:value-type="float" office:value="36.42183" calcext:value-type="float">
            <text:p>36.42</text:p>
          </table:table-cell>
          <table:table-cell table:style-name="ce8" office:value-type="float" office:value="41.01896" calcext:value-type="float">
            <text:p>41.02</text:p>
          </table:table-cell>
          <table:table-cell table:style-name="ce8" office:value-type="float" office:value="37.82478" calcext:value-type="float">
            <text:p>37.82</text:p>
          </table:table-cell>
          <table:table-cell table:style-name="ce8" office:value-type="float" office:value="48.43361" calcext:value-type="float">
            <text:p>48.43</text:p>
          </table:table-cell>
          <table:table-cell table:style-name="ce8" office:value-type="float" office:value="44.25475" calcext:value-type="float">
            <text:p>44.25</text:p>
          </table:table-cell>
          <table:table-cell table:style-name="ce8" office:value-type="float" office:value="36.85223" calcext:value-type="float">
            <text:p>36.85</text:p>
          </table:table-cell>
          <table:table-cell table:style-name="ce8" office:value-type="float" office:value="45.13369" calcext:value-type="float">
            <text:p>45.13</text:p>
          </table:table-cell>
          <table:table-cell table:style-name="ce8" office:value-type="float" office:value="32.92443" calcext:value-type="float">
            <text:p>32.92</text:p>
          </table:table-cell>
          <table:table-cell table:style-name="ce8" office:value-type="float" office:value="42.18781" calcext:value-type="float">
            <text:p>42.19</text:p>
          </table:table-cell>
          <table:table-cell table:style-name="ce8" office:value-type="float" office:value="52.14854" calcext:value-type="float">
            <text:p>52.15</text:p>
          </table:table-cell>
          <table:table-cell table:style-name="ce8" office:value-type="float" office:value="47.59575" calcext:value-type="float">
            <text:p>47.60</text:p>
          </table:table-cell>
          <table:table-cell table:style-name="ce8" office:value-type="float" office:value="52.1973" calcext:value-type="float">
            <text:p>52.20</text:p>
          </table:table-cell>
          <table:table-cell table:style-name="ce8" office:value-type="float" office:value="46.88096" calcext:value-type="float">
            <text:p>46.88</text:p>
          </table:table-cell>
          <table:table-cell table:style-name="ce8" table:formula="of:=[$space_new.$AQ$7]" office:value-type="float" office:value="96.5132838749885" calcext:value-type="float">
            <text:p>96.5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32+RG32</text:p>
          </table:table-cell>
          <table:table-cell table:style-name="ce8" office:value-type="float" office:value="27.4909" calcext:value-type="float">
            <text:p>27.49</text:p>
          </table:table-cell>
          <table:table-cell table:style-name="ce8" office:value-type="float" office:value="32.29547" calcext:value-type="float">
            <text:p>32.30</text:p>
          </table:table-cell>
          <table:table-cell table:style-name="ce8" office:value-type="float" office:value="27.54245" calcext:value-type="float">
            <text:p>27.54</text:p>
          </table:table-cell>
          <table:table-cell table:style-name="ce8" office:value-type="float" office:value="38.56195" calcext:value-type="float">
            <text:p>38.56</text:p>
          </table:table-cell>
          <table:table-cell table:style-name="ce8" office:value-type="float" office:value="39.67745" calcext:value-type="float">
            <text:p>39.68</text:p>
          </table:table-cell>
          <table:table-cell table:style-name="ce8" office:value-type="float" office:value="37.56398" calcext:value-type="float">
            <text:p>37.56</text:p>
          </table:table-cell>
          <table:table-cell table:style-name="ce8" office:value-type="float" office:value="45.06408" calcext:value-type="float">
            <text:p>45.06</text:p>
          </table:table-cell>
          <table:table-cell table:style-name="ce8" office:value-type="float" office:value="41.37549" calcext:value-type="float">
            <text:p>41.38</text:p>
          </table:table-cell>
          <table:table-cell table:style-name="ce8" office:value-type="float" office:value="35.18724" calcext:value-type="float">
            <text:p>35.19</text:p>
          </table:table-cell>
          <table:table-cell table:style-name="ce8" office:value-type="float" office:value="46.03777" calcext:value-type="float">
            <text:p>46.04</text:p>
          </table:table-cell>
          <table:table-cell table:style-name="ce8" office:value-type="float" office:value="31.69957" calcext:value-type="float">
            <text:p>31.70</text:p>
          </table:table-cell>
          <table:table-cell table:style-name="ce8" office:value-type="float" office:value="43.15234" calcext:value-type="float">
            <text:p>43.15</text:p>
          </table:table-cell>
          <table:table-cell table:style-name="ce8" office:value-type="float" office:value="48.15888" calcext:value-type="float">
            <text:p>48.16</text:p>
          </table:table-cell>
          <table:table-cell table:style-name="ce8" office:value-type="float" office:value="43.97962" calcext:value-type="float">
            <text:p>43.98</text:p>
          </table:table-cell>
          <table:table-cell table:style-name="ce8" office:value-type="float" office:value="47.03072" calcext:value-type="float">
            <text:p>47.03</text:p>
          </table:table-cell>
          <table:table-cell table:style-name="ce8" office:value-type="float" office:value="43.26418" calcext:value-type="float">
            <text:p>43.26</text:p>
          </table:table-cell>
          <table:table-cell table:style-name="ce8" table:formula="of:=[$space_new.$AR$7]" office:value-type="float" office:value="94.8594215655326" calcext:value-type="float">
            <text:p>94.8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32+RRR32</text:p>
          </table:table-cell>
          <table:table-cell table:style-name="ce8" office:value-type="float" office:value="26.63608" calcext:value-type="float">
            <text:p>26.64</text:p>
          </table:table-cell>
          <table:table-cell table:style-name="ce8" office:value-type="float" office:value="32.324" calcext:value-type="float">
            <text:p>32.32</text:p>
          </table:table-cell>
          <table:table-cell table:style-name="ce8" office:value-type="float" office:value="27.57393" calcext:value-type="float">
            <text:p>27.57</text:p>
          </table:table-cell>
          <table:table-cell table:style-name="ce8" office:value-type="float" office:value="38.57891" calcext:value-type="float">
            <text:p>38.58</text:p>
          </table:table-cell>
          <table:table-cell table:style-name="ce8" office:value-type="float" office:value="40.62962" calcext:value-type="float">
            <text:p>40.63</text:p>
          </table:table-cell>
          <table:table-cell table:style-name="ce8" office:value-type="float" office:value="37.3733" calcext:value-type="float">
            <text:p>37.37</text:p>
          </table:table-cell>
          <table:table-cell table:style-name="ce8" office:value-type="float" office:value="47.1621" calcext:value-type="float">
            <text:p>47.16</text:p>
          </table:table-cell>
          <table:table-cell table:style-name="ce8" office:value-type="float" office:value="43.19873" calcext:value-type="float">
            <text:p>43.20</text:p>
          </table:table-cell>
          <table:table-cell table:style-name="ce8" office:value-type="float" office:value="36.21359" calcext:value-type="float">
            <text:p>36.21</text:p>
          </table:table-cell>
          <table:table-cell table:style-name="ce8" office:value-type="float" office:value="46.99501" calcext:value-type="float">
            <text:p>47.00</text:p>
          </table:table-cell>
          <table:table-cell table:style-name="ce8" office:value-type="float" office:value="32.48388" calcext:value-type="float">
            <text:p>32.48</text:p>
          </table:table-cell>
          <table:table-cell table:style-name="ce8" office:value-type="float" office:value="44.02528" calcext:value-type="float">
            <text:p>44.03</text:p>
          </table:table-cell>
          <table:table-cell table:style-name="ce8" office:value-type="float" office:value="50.66555" calcext:value-type="float">
            <text:p>50.67</text:p>
          </table:table-cell>
          <table:table-cell table:style-name="ce8" office:value-type="float" office:value="46.34555" calcext:value-type="float">
            <text:p>46.35</text:p>
          </table:table-cell>
          <table:table-cell table:style-name="ce8" office:value-type="float" office:value="49.67915" calcext:value-type="float">
            <text:p>49.68</text:p>
          </table:table-cell>
          <table:table-cell table:style-name="ce8" office:value-type="float" office:value="45.57478" calcext:value-type="float">
            <text:p>45.57</text:p>
          </table:table-cell>
          <table:table-cell table:style-name="ce8" table:formula="of:=[$space_new.$AS$7]" office:value-type="float" office:value="90.5381761980056" calcext:value-type="float">
            <text:p>90.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32+RRR64</text:p>
          </table:table-cell>
          <table:table-cell table:style-name="ce8" office:value-type="float" office:value="26.58395" calcext:value-type="float">
            <text:p>26.58</text:p>
          </table:table-cell>
          <table:table-cell table:style-name="ce8" office:value-type="float" office:value="32.29388" calcext:value-type="float">
            <text:p>32.29</text:p>
          </table:table-cell>
          <table:table-cell table:style-name="ce8" office:value-type="float" office:value="27.53321" calcext:value-type="float">
            <text:p>27.53</text:p>
          </table:table-cell>
          <table:table-cell table:style-name="ce8" office:value-type="float" office:value="38.54652" calcext:value-type="float">
            <text:p>38.55</text:p>
          </table:table-cell>
          <table:table-cell table:style-name="ce8" office:value-type="float" office:value="40.63339" calcext:value-type="float">
            <text:p>40.63</text:p>
          </table:table-cell>
          <table:table-cell table:style-name="ce8" office:value-type="float" office:value="37.60768" calcext:value-type="float">
            <text:p>37.61</text:p>
          </table:table-cell>
          <table:table-cell table:style-name="ce8" office:value-type="float" office:value="47.92863" calcext:value-type="float">
            <text:p>47.93</text:p>
          </table:table-cell>
          <table:table-cell table:style-name="ce8" office:value-type="float" office:value="43.82775" calcext:value-type="float">
            <text:p>43.83</text:p>
          </table:table-cell>
          <table:table-cell table:style-name="ce8" office:value-type="float" office:value="36.49971" calcext:value-type="float">
            <text:p>36.50</text:p>
          </table:table-cell>
          <table:table-cell table:style-name="ce8" office:value-type="float" office:value="47.21993" calcext:value-type="float">
            <text:p>47.22</text:p>
          </table:table-cell>
          <table:table-cell table:style-name="ce8" office:value-type="float" office:value="32.64259" calcext:value-type="float">
            <text:p>32.64</text:p>
          </table:table-cell>
          <table:table-cell table:style-name="ce8" office:value-type="float" office:value="44.19758" calcext:value-type="float">
            <text:p>44.20</text:p>
          </table:table-cell>
          <table:table-cell table:style-name="ce8" office:value-type="float" office:value="51.60354" calcext:value-type="float">
            <text:p>51.60</text:p>
          </table:table-cell>
          <table:table-cell table:style-name="ce8" office:value-type="float" office:value="47.13419" calcext:value-type="float">
            <text:p>47.13</text:p>
          </table:table-cell>
          <table:table-cell table:style-name="ce8" office:value-type="float" office:value="50.58342" calcext:value-type="float">
            <text:p>50.58</text:p>
          </table:table-cell>
          <table:table-cell table:style-name="ce8" office:value-type="float" office:value="46.34575" calcext:value-type="float">
            <text:p>46.35</text:p>
          </table:table-cell>
          <table:table-cell table:style-name="ce8" table:formula="of:=[$space_new.$AT$7]" office:value-type="float" office:value="87.6248341298103" calcext:value-type="float">
            <text:p>87.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32+RRR128</text:p>
          </table:table-cell>
          <table:table-cell table:style-name="ce8" office:value-type="float" office:value="26.64846" calcext:value-type="float">
            <text:p>26.65</text:p>
          </table:table-cell>
          <table:table-cell table:style-name="ce8" office:value-type="float" office:value="32.32968" calcext:value-type="float">
            <text:p>32.33</text:p>
          </table:table-cell>
          <table:table-cell table:style-name="ce8" office:value-type="float" office:value="27.55479" calcext:value-type="float">
            <text:p>27.55</text:p>
          </table:table-cell>
          <table:table-cell table:style-name="ce8" office:value-type="float" office:value="38.59033" calcext:value-type="float">
            <text:p>38.59</text:p>
          </table:table-cell>
          <table:table-cell table:style-name="ce8" office:value-type="float" office:value="41.07258" calcext:value-type="float">
            <text:p>41.07</text:p>
          </table:table-cell>
          <table:table-cell table:style-name="ce8" office:value-type="float" office:value="37.85306" calcext:value-type="float">
            <text:p>37.85</text:p>
          </table:table-cell>
          <table:table-cell table:style-name="ce8" office:value-type="float" office:value="49.66718" calcext:value-type="float">
            <text:p>49.67</text:p>
          </table:table-cell>
          <table:table-cell table:style-name="ce8" office:value-type="float" office:value="45.29834" calcext:value-type="float">
            <text:p>45.30</text:p>
          </table:table-cell>
          <table:table-cell table:style-name="ce8" office:value-type="float" office:value="36.99192" calcext:value-type="float">
            <text:p>36.99</text:p>
          </table:table-cell>
          <table:table-cell table:style-name="ce8" office:value-type="float" office:value="47.71197" calcext:value-type="float">
            <text:p>47.71</text:p>
          </table:table-cell>
          <table:table-cell table:style-name="ce8" office:value-type="float" office:value="32.97364" calcext:value-type="float">
            <text:p>32.97</text:p>
          </table:table-cell>
          <table:table-cell table:style-name="ce8" office:value-type="float" office:value="44.50885" calcext:value-type="float">
            <text:p>44.51</text:p>
          </table:table-cell>
          <table:table-cell table:style-name="ce8" office:value-type="float" office:value="53.64892" calcext:value-type="float">
            <text:p>53.65</text:p>
          </table:table-cell>
          <table:table-cell table:style-name="ce8" office:value-type="float" office:value="48.7556" calcext:value-type="float">
            <text:p>48.76</text:p>
          </table:table-cell>
          <table:table-cell table:style-name="ce8" office:value-type="float" office:value="52.49129" calcext:value-type="float">
            <text:p>52.49</text:p>
          </table:table-cell>
          <table:table-cell table:style-name="ce8" office:value-type="float" office:value="48.00235" calcext:value-type="float">
            <text:p>48.00</text:p>
          </table:table-cell>
          <table:table-cell table:style-name="ce8" table:formula="of:=[$space_new.$AU$7]" office:value-type="float" office:value="86.1660427594184" calcext:value-type="float">
            <text:p>86.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64+RG32</text:p>
          </table:table-cell>
          <table:table-cell table:style-name="ce8" office:value-type="float" office:value="26.58664" calcext:value-type="float">
            <text:p>26.59</text:p>
          </table:table-cell>
          <table:table-cell table:style-name="ce8" office:value-type="float" office:value="32.47849" calcext:value-type="float">
            <text:p>32.48</text:p>
          </table:table-cell>
          <table:table-cell table:style-name="ce8" office:value-type="float" office:value="27.56259" calcext:value-type="float">
            <text:p>27.56</text:p>
          </table:table-cell>
          <table:table-cell table:style-name="ce8" office:value-type="float" office:value="39.99399" calcext:value-type="float">
            <text:p>39.99</text:p>
          </table:table-cell>
          <table:table-cell table:style-name="ce8" office:value-type="float" office:value="39.99391" calcext:value-type="float">
            <text:p>39.99</text:p>
          </table:table-cell>
          <table:table-cell table:style-name="ce8" office:value-type="float" office:value="36.77368" calcext:value-type="float">
            <text:p>36.77</text:p>
          </table:table-cell>
          <table:table-cell table:style-name="ce8" office:value-type="float" office:value="45.98582" calcext:value-type="float">
            <text:p>45.99</text:p>
          </table:table-cell>
          <table:table-cell table:style-name="ce8" office:value-type="float" office:value="42.01827" calcext:value-type="float">
            <text:p>42.02</text:p>
          </table:table-cell>
          <table:table-cell table:style-name="ce8" office:value-type="float" office:value="35.30726" calcext:value-type="float">
            <text:p>35.31</text:p>
          </table:table-cell>
          <table:table-cell table:style-name="ce8" office:value-type="float" office:value="47.47087" calcext:value-type="float">
            <text:p>47.47</text:p>
          </table:table-cell>
          <table:table-cell table:style-name="ce8" office:value-type="float" office:value="31.68435" calcext:value-type="float">
            <text:p>31.68</text:p>
          </table:table-cell>
          <table:table-cell table:style-name="ce8" office:value-type="float" office:value="44.53057" calcext:value-type="float">
            <text:p>44.53</text:p>
          </table:table-cell>
          <table:table-cell table:style-name="ce8" office:value-type="float" office:value="48.94872" calcext:value-type="float">
            <text:p>48.95</text:p>
          </table:table-cell>
          <table:table-cell table:style-name="ce8" office:value-type="float" office:value="44.66919" calcext:value-type="float">
            <text:p>44.67</text:p>
          </table:table-cell>
          <table:table-cell table:style-name="ce8" office:value-type="float" office:value="47.93022" calcext:value-type="float">
            <text:p>47.93</text:p>
          </table:table-cell>
          <table:table-cell table:style-name="ce8" office:value-type="float" office:value="43.91002" calcext:value-type="float">
            <text:p>43.91</text:p>
          </table:table-cell>
          <table:table-cell table:style-name="ce8" table:formula="of:=[$space_new.$AV$7]" office:value-type="float" office:value="94.1893952965736" calcext:value-type="float">
            <text:p>94.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64+RRR32</text:p>
          </table:table-cell>
          <table:table-cell table:style-name="ce8" office:value-type="float" office:value="26.60001" calcext:value-type="float">
            <text:p>26.60</text:p>
          </table:table-cell>
          <table:table-cell table:style-name="ce8" office:value-type="float" office:value="32.49255" calcext:value-type="float">
            <text:p>32.49</text:p>
          </table:table-cell>
          <table:table-cell table:style-name="ce8" office:value-type="float" office:value="27.57465" calcext:value-type="float">
            <text:p>27.57</text:p>
          </table:table-cell>
          <table:table-cell table:style-name="ce8" office:value-type="float" office:value="39.982" calcext:value-type="float">
            <text:p>39.98</text:p>
          </table:table-cell>
          <table:table-cell table:style-name="ce8" office:value-type="float" office:value="40.82038" calcext:value-type="float">
            <text:p>40.82</text:p>
          </table:table-cell>
          <table:table-cell table:style-name="ce8" office:value-type="float" office:value="37.55791" calcext:value-type="float">
            <text:p>37.56</text:p>
          </table:table-cell>
          <table:table-cell table:style-name="ce8" office:value-type="float" office:value="48.19439" calcext:value-type="float">
            <text:p>48.19</text:p>
          </table:table-cell>
          <table:table-cell table:style-name="ce8" office:value-type="float" office:value="43.87917" calcext:value-type="float">
            <text:p>43.88</text:p>
          </table:table-cell>
          <table:table-cell table:style-name="ce8" office:value-type="float" office:value="36.38789" calcext:value-type="float">
            <text:p>36.39</text:p>
          </table:table-cell>
          <table:table-cell table:style-name="ce8" office:value-type="float" office:value="48.47163" calcext:value-type="float">
            <text:p>48.47</text:p>
          </table:table-cell>
          <table:table-cell table:style-name="ce8" office:value-type="float" office:value="32.63808" calcext:value-type="float">
            <text:p>32.64</text:p>
          </table:table-cell>
          <table:table-cell table:style-name="ce8" office:value-type="float" office:value="45.38087" calcext:value-type="float">
            <text:p>45.38</text:p>
          </table:table-cell>
          <table:table-cell table:style-name="ce8" office:value-type="float" office:value="51.7084" calcext:value-type="float">
            <text:p>51.71</text:p>
          </table:table-cell>
          <table:table-cell table:style-name="ce8" office:value-type="float" office:value="47.0513" calcext:value-type="float">
            <text:p>47.05</text:p>
          </table:table-cell>
          <table:table-cell table:style-name="ce8" office:value-type="float" office:value="50.62215" calcext:value-type="float">
            <text:p>50.62</text:p>
          </table:table-cell>
          <table:table-cell table:style-name="ce8" office:value-type="float" office:value="46.2494" calcext:value-type="float">
            <text:p>46.25</text:p>
          </table:table-cell>
          <table:table-cell table:style-name="ce8" table:formula="of:=[$space_new.$AW$7]" office:value-type="float" office:value="89.8681499290466" calcext:value-type="float">
            <text:p>89.8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64+RRR64</text:p>
          </table:table-cell>
          <table:table-cell table:style-name="ce8" office:value-type="float" office:value="26.60175" calcext:value-type="float">
            <text:p>26.60</text:p>
          </table:table-cell>
          <table:table-cell table:style-name="ce8" office:value-type="float" office:value="32.48863" calcext:value-type="float">
            <text:p>32.49</text:p>
          </table:table-cell>
          <table:table-cell table:style-name="ce8" office:value-type="float" office:value="27.57391" calcext:value-type="float">
            <text:p>27.57</text:p>
          </table:table-cell>
          <table:table-cell table:style-name="ce8" office:value-type="float" office:value="39.99795" calcext:value-type="float">
            <text:p>40.00</text:p>
          </table:table-cell>
          <table:table-cell table:style-name="ce8" office:value-type="float" office:value="41.01979" calcext:value-type="float">
            <text:p>41.02</text:p>
          </table:table-cell>
          <table:table-cell table:style-name="ce8" office:value-type="float" office:value="37.62483" calcext:value-type="float">
            <text:p>37.62</text:p>
          </table:table-cell>
          <table:table-cell table:style-name="ce8" office:value-type="float" office:value="48.94036" calcext:value-type="float">
            <text:p>48.94</text:p>
          </table:table-cell>
          <table:table-cell table:style-name="ce8" office:value-type="float" office:value="44.57184" calcext:value-type="float">
            <text:p>44.57</text:p>
          </table:table-cell>
          <table:table-cell table:style-name="ce8" office:value-type="float" office:value="36.79304" calcext:value-type="float">
            <text:p>36.79</text:p>
          </table:table-cell>
          <table:table-cell table:style-name="ce8" office:value-type="float" office:value="48.72379" calcext:value-type="float">
            <text:p>48.72</text:p>
          </table:table-cell>
          <table:table-cell table:style-name="ce8" office:value-type="float" office:value="32.67066" calcext:value-type="float">
            <text:p>32.67</text:p>
          </table:table-cell>
          <table:table-cell table:style-name="ce8" office:value-type="float" office:value="45.58684" calcext:value-type="float">
            <text:p>45.59</text:p>
          </table:table-cell>
          <table:table-cell table:style-name="ce8" office:value-type="float" office:value="52.65133" calcext:value-type="float">
            <text:p>52.65</text:p>
          </table:table-cell>
          <table:table-cell table:style-name="ce8" office:value-type="float" office:value="47.86449" calcext:value-type="float">
            <text:p>47.86</text:p>
          </table:table-cell>
          <table:table-cell table:style-name="ce8" office:value-type="float" office:value="51.53908" calcext:value-type="float">
            <text:p>51.54</text:p>
          </table:table-cell>
          <table:table-cell table:style-name="ce8" office:value-type="float" office:value="47.03673" calcext:value-type="float">
            <text:p>47.04</text:p>
          </table:table-cell>
          <table:table-cell table:style-name="ce8" table:formula="of:=[$space_new.$AX$7]" office:value-type="float" office:value="86.9548078608513" calcext:value-type="float">
            <text:p>86.9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64+RRR128</text:p>
          </table:table-cell>
          <table:table-cell table:style-name="ce8" office:value-type="float" office:value="26.62816" calcext:value-type="float">
            <text:p>26.63</text:p>
          </table:table-cell>
          <table:table-cell table:style-name="ce8" office:value-type="float" office:value="32.4751" calcext:value-type="float">
            <text:p>32.48</text:p>
          </table:table-cell>
          <table:table-cell table:style-name="ce8" office:value-type="float" office:value="27.64599" calcext:value-type="float">
            <text:p>27.65</text:p>
          </table:table-cell>
          <table:table-cell table:style-name="ce8" office:value-type="float" office:value="40.07757" calcext:value-type="float">
            <text:p>40.08</text:p>
          </table:table-cell>
          <table:table-cell table:style-name="ce8" office:value-type="float" office:value="41.47709" calcext:value-type="float">
            <text:p>41.48</text:p>
          </table:table-cell>
          <table:table-cell table:style-name="ce8" office:value-type="float" office:value="37.97924" calcext:value-type="float">
            <text:p>37.98</text:p>
          </table:table-cell>
          <table:table-cell table:style-name="ce8" office:value-type="float" office:value="50.87567" calcext:value-type="float">
            <text:p>50.88</text:p>
          </table:table-cell>
          <table:table-cell table:style-name="ce8" office:value-type="float" office:value="46.11228" calcext:value-type="float">
            <text:p>46.11</text:p>
          </table:table-cell>
          <table:table-cell table:style-name="ce8" office:value-type="float" office:value="37.17295" calcext:value-type="float">
            <text:p>37.17</text:p>
          </table:table-cell>
          <table:table-cell table:style-name="ce8" office:value-type="float" office:value="49.19483" calcext:value-type="float">
            <text:p>49.19</text:p>
          </table:table-cell>
          <table:table-cell table:style-name="ce8" office:value-type="float" office:value="33.02541" calcext:value-type="float">
            <text:p>33.03</text:p>
          </table:table-cell>
          <table:table-cell table:style-name="ce8" office:value-type="float" office:value="45.8895" calcext:value-type="float">
            <text:p>45.89</text:p>
          </table:table-cell>
          <table:table-cell table:style-name="ce8" office:value-type="float" office:value="55.28491" calcext:value-type="float">
            <text:p>55.28</text:p>
          </table:table-cell>
          <table:table-cell table:style-name="ce8" office:value-type="float" office:value="49.48685" calcext:value-type="float">
            <text:p>49.49</text:p>
          </table:table-cell>
          <table:table-cell table:style-name="ce8" office:value-type="float" office:value="53.60596" calcext:value-type="float">
            <text:p>53.61</text:p>
          </table:table-cell>
          <table:table-cell table:style-name="ce8" office:value-type="float" office:value="48.65368" calcext:value-type="float">
            <text:p>48.65</text:p>
          </table:table-cell>
          <table:table-cell table:style-name="ce8" table:formula="of:=[$space_new.$AY$7]" office:value-type="float" office:value="85.4960164904594" calcext:value-type="float">
            <text:p>85.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128+RG32</text:p>
          </table:table-cell>
          <table:table-cell table:style-name="ce8" office:value-type="float" office:value="26.58309" calcext:value-type="float">
            <text:p>26.58</text:p>
          </table:table-cell>
          <table:table-cell table:style-name="ce8" office:value-type="float" office:value="32.88526" calcext:value-type="float">
            <text:p>32.89</text:p>
          </table:table-cell>
          <table:table-cell table:style-name="ce8" office:value-type="float" office:value="27.70581" calcext:value-type="float">
            <text:p>27.71</text:p>
          </table:table-cell>
          <table:table-cell table:style-name="ce8" office:value-type="float" office:value="43.25686" calcext:value-type="float">
            <text:p>43.26</text:p>
          </table:table-cell>
          <table:table-cell table:style-name="ce8" office:value-type="float" office:value="40.93385" calcext:value-type="float">
            <text:p>40.93</text:p>
          </table:table-cell>
          <table:table-cell table:style-name="ce8" office:value-type="float" office:value="37.16839" calcext:value-type="float">
            <text:p>37.17</text:p>
          </table:table-cell>
          <table:table-cell table:style-name="ce8" office:value-type="float" office:value="48.53818" calcext:value-type="float">
            <text:p>48.54</text:p>
          </table:table-cell>
          <table:table-cell table:style-name="ce8" office:value-type="float" office:value="43.70394" calcext:value-type="float">
            <text:p>43.70</text:p>
          </table:table-cell>
          <table:table-cell table:style-name="ce8" office:value-type="float" office:value="35.67484" calcext:value-type="float">
            <text:p>35.67</text:p>
          </table:table-cell>
          <table:table-cell table:style-name="ce8" office:value-type="float" office:value="50.8964" calcext:value-type="float">
            <text:p>50.90</text:p>
          </table:table-cell>
          <table:table-cell table:style-name="ce8" office:value-type="float" office:value="31.8354" calcext:value-type="float">
            <text:p>31.84</text:p>
          </table:table-cell>
          <table:table-cell table:style-name="ce8" office:value-type="float" office:value="47.68634" calcext:value-type="float">
            <text:p>47.69</text:p>
          </table:table-cell>
          <table:table-cell table:style-name="ce8" office:value-type="float" office:value="51.4625" calcext:value-type="float">
            <text:p>51.46</text:p>
          </table:table-cell>
          <table:table-cell table:style-name="ce8" office:value-type="float" office:value="46.45503" calcext:value-type="float">
            <text:p>46.46</text:p>
          </table:table-cell>
          <table:table-cell table:style-name="ce8" office:value-type="float" office:value="50.35907" calcext:value-type="float">
            <text:p>50.36</text:p>
          </table:table-cell>
          <table:table-cell table:style-name="ce8" office:value-type="float" office:value="45.59246" calcext:value-type="float">
            <text:p>45.59</text:p>
          </table:table-cell>
          <table:table-cell table:style-name="ce8" table:formula="of:=[$space_new.$AZ$7]" office:value-type="float" office:value="93.8628635072708" calcext:value-type="float">
            <text:p>93.8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128+RRR32</text:p>
          </table:table-cell>
          <table:table-cell table:style-name="ce8" office:value-type="float" office:value="26.63226" calcext:value-type="float">
            <text:p>26.63</text:p>
          </table:table-cell>
          <table:table-cell table:style-name="ce8" office:value-type="float" office:value="33.65944" calcext:value-type="float">
            <text:p>33.66</text:p>
          </table:table-cell>
          <table:table-cell table:style-name="ce8" office:value-type="float" office:value="27.64489" calcext:value-type="float">
            <text:p>27.64</text:p>
          </table:table-cell>
          <table:table-cell table:style-name="ce8" office:value-type="float" office:value="43.16285" calcext:value-type="float">
            <text:p>43.16</text:p>
          </table:table-cell>
          <table:table-cell table:style-name="ce8" office:value-type="float" office:value="41.74227" calcext:value-type="float">
            <text:p>41.74</text:p>
          </table:table-cell>
          <table:table-cell table:style-name="ce8" office:value-type="float" office:value="37.85722" calcext:value-type="float">
            <text:p>37.86</text:p>
          </table:table-cell>
          <table:table-cell table:style-name="ce8" office:value-type="float" office:value="50.51136" calcext:value-type="float">
            <text:p>50.51</text:p>
          </table:table-cell>
          <table:table-cell table:style-name="ce8" office:value-type="float" office:value="45.54849" calcext:value-type="float">
            <text:p>45.55</text:p>
          </table:table-cell>
          <table:table-cell table:style-name="ce8" office:value-type="float" office:value="36.73225" calcext:value-type="float">
            <text:p>36.73</text:p>
          </table:table-cell>
          <table:table-cell table:style-name="ce8" office:value-type="float" office:value="52.07074" calcext:value-type="float">
            <text:p>52.07</text:p>
          </table:table-cell>
          <table:table-cell table:style-name="ce8" office:value-type="float" office:value="32.5724" calcext:value-type="float">
            <text:p>32.57</text:p>
          </table:table-cell>
          <table:table-cell table:style-name="ce8" office:value-type="float" office:value="48.59219" calcext:value-type="float">
            <text:p>48.59</text:p>
          </table:table-cell>
          <table:table-cell table:style-name="ce8" office:value-type="float" office:value="54.22093" calcext:value-type="float">
            <text:p>54.22</text:p>
          </table:table-cell>
          <table:table-cell table:style-name="ce8" office:value-type="float" office:value="48.81436" calcext:value-type="float">
            <text:p>48.81</text:p>
          </table:table-cell>
          <table:table-cell table:style-name="ce8" office:value-type="float" office:value="52.9857" calcext:value-type="float">
            <text:p>52.99</text:p>
          </table:table-cell>
          <table:table-cell table:style-name="ce8" office:value-type="float" office:value="47.88118" calcext:value-type="float">
            <text:p>47.88</text:p>
          </table:table-cell>
          <table:table-cell table:style-name="ce8" table:formula="of:=[$space_new.$BA$7]" office:value-type="float" office:value="89.5416181397438" calcext:value-type="float">
            <text:p>89.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128+RRR64</text:p>
          </table:table-cell>
          <table:table-cell table:style-name="ce8" office:value-type="float" office:value="26.61813" calcext:value-type="float">
            <text:p>26.62</text:p>
          </table:table-cell>
          <table:table-cell table:style-name="ce8" office:value-type="float" office:value="32.86631" calcext:value-type="float">
            <text:p>32.87</text:p>
          </table:table-cell>
          <table:table-cell table:style-name="ce8" office:value-type="float" office:value="27.62945" calcext:value-type="float">
            <text:p>27.63</text:p>
          </table:table-cell>
          <table:table-cell table:style-name="ce8" office:value-type="float" office:value="43.15055" calcext:value-type="float">
            <text:p>43.15</text:p>
          </table:table-cell>
          <table:table-cell table:style-name="ce8" office:value-type="float" office:value="41.919" calcext:value-type="float">
            <text:p>41.92</text:p>
          </table:table-cell>
          <table:table-cell table:style-name="ce8" office:value-type="float" office:value="38.0144" calcext:value-type="float">
            <text:p>38.01</text:p>
          </table:table-cell>
          <table:table-cell table:style-name="ce8" office:value-type="float" office:value="51.33815" calcext:value-type="float">
            <text:p>51.34</text:p>
          </table:table-cell>
          <table:table-cell table:style-name="ce8" office:value-type="float" office:value="46.17018" calcext:value-type="float">
            <text:p>46.17</text:p>
          </table:table-cell>
          <table:table-cell table:style-name="ce8" office:value-type="float" office:value="36.99542" calcext:value-type="float">
            <text:p>37.00</text:p>
          </table:table-cell>
          <table:table-cell table:style-name="ce8" office:value-type="float" office:value="52.13041" calcext:value-type="float">
            <text:p>52.13</text:p>
          </table:table-cell>
          <table:table-cell table:style-name="ce8" office:value-type="float" office:value="32.69852" calcext:value-type="float">
            <text:p>32.70</text:p>
          </table:table-cell>
          <table:table-cell table:style-name="ce8" office:value-type="float" office:value="48.77207" calcext:value-type="float">
            <text:p>48.77</text:p>
          </table:table-cell>
          <table:table-cell table:style-name="ce8" office:value-type="float" office:value="55.04716" calcext:value-type="float">
            <text:p>55.05</text:p>
          </table:table-cell>
          <table:table-cell table:style-name="ce8" office:value-type="float" office:value="49.53178" calcext:value-type="float">
            <text:p>49.53</text:p>
          </table:table-cell>
          <table:table-cell table:style-name="ce8" office:value-type="float" office:value="53.87966" calcext:value-type="float">
            <text:p>53.88</text:p>
          </table:table-cell>
          <table:table-cell table:style-name="ce8" office:value-type="float" office:value="48.66392" calcext:value-type="float">
            <text:p>48.66</text:p>
          </table:table-cell>
          <table:table-cell table:style-name="ce8" table:formula="of:=[$space_new.$BB$7]" office:value-type="float" office:value="86.6282760715485" calcext:value-type="float">
            <text:p>86.6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128+RRR128</text:p>
          </table:table-cell>
          <table:table-cell table:style-name="ce8" office:value-type="float" office:value="26.56966" calcext:value-type="float">
            <text:p>26.57</text:p>
          </table:table-cell>
          <table:table-cell table:style-name="ce8" office:value-type="float" office:value="32.93161" calcext:value-type="float">
            <text:p>32.93</text:p>
          </table:table-cell>
          <table:table-cell table:style-name="ce8" office:value-type="float" office:value="27.60283" calcext:value-type="float">
            <text:p>27.60</text:p>
          </table:table-cell>
          <table:table-cell table:style-name="ce8" office:value-type="float" office:value="43.21422" calcext:value-type="float">
            <text:p>43.21</text:p>
          </table:table-cell>
          <table:table-cell table:style-name="ce8" office:value-type="float" office:value="42.39014" calcext:value-type="float">
            <text:p>42.39</text:p>
          </table:table-cell>
          <table:table-cell table:style-name="ce8" office:value-type="float" office:value="39.25057" calcext:value-type="float">
            <text:p>39.25</text:p>
          </table:table-cell>
          <table:table-cell table:style-name="ce8" office:value-type="float" office:value="54.3936" calcext:value-type="float">
            <text:p>54.39</text:p>
          </table:table-cell>
          <table:table-cell table:style-name="ce8" office:value-type="float" office:value="47.71892" calcext:value-type="float">
            <text:p>47.72</text:p>
          </table:table-cell>
          <table:table-cell table:style-name="ce8" office:value-type="float" office:value="37.47892" calcext:value-type="float">
            <text:p>37.48</text:p>
          </table:table-cell>
          <table:table-cell table:style-name="ce8" office:value-type="float" office:value="52.63727" calcext:value-type="float">
            <text:p>52.64</text:p>
          </table:table-cell>
          <table:table-cell table:style-name="ce8" office:value-type="float" office:value="33.01725" calcext:value-type="float">
            <text:p>33.02</text:p>
          </table:table-cell>
          <table:table-cell table:style-name="ce8" office:value-type="float" office:value="49.0549" calcext:value-type="float">
            <text:p>49.05</text:p>
          </table:table-cell>
          <table:table-cell table:style-name="ce8" office:value-type="float" office:value="57.10485" calcext:value-type="float">
            <text:p>57.10</text:p>
          </table:table-cell>
          <table:table-cell table:style-name="ce8" office:value-type="float" office:value="51.23874" calcext:value-type="float">
            <text:p>51.24</text:p>
          </table:table-cell>
          <table:table-cell table:style-name="ce8" office:value-type="float" office:value="55.86338" calcext:value-type="float">
            <text:p>55.86</text:p>
          </table:table-cell>
          <table:table-cell table:style-name="ce8" office:value-type="float" office:value="50.32171" calcext:value-type="float">
            <text:p>50.32</text:p>
          </table:table-cell>
          <table:table-cell table:style-name="ce8" table:formula="of:=[$space_new.$BC$7]" office:value-type="float" office:value="85.1694847011566" calcext:value-type="float">
            <text:p>85.17</text:p>
          </table:table-cell>
          <table:table-cell table:number-columns-repeated="1006"/>
        </table:table-row>
        <table:table-row table:style-name="ro1" table:number-rows-repeated="30">
          <table:table-cell table:number-columns-repeated="3"/>
          <table:table-cell table:style-name="ce15"/>
          <table:table-cell table:number-columns-repeated="1020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board_old.M3:board_old.M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start_old.A1:start_old.F13" table:display-filter-buttons="true" table:orientation="column"/>
        <table:database-range table:name="__Anonymous_Sheet_DB__3" table:target-range-address="end_old.M3:end_old.M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xy_old.M4:xy_old.M7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space_new.A2:space_new.E49" table:contains-header="false" table:orientation="column"/>
        <table:database-range table:name="__Anonymous_Sheet_DB__6" table:target-range-address="board_new.M3:board_new.M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7" table:target-range-address="start_new.A1:start_new.E49">
          <table:sort>
            <table:sort-by table:field-number="3" table:order="descending" table:data-type="automatic"/>
          </table:sort>
        </table:database-range>
        <table:database-range table:name="__Anonymous_Sheet_DB__8" table:target-range-address="end_new.M3:end_new.M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15:14:09.187752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Windows User</meta:initial-creator>
    <meta:creation-date>2019-02-11T14:39:13Z</meta:creation-date>
    <dc:date>2019-03-07T15:21:32.184969948</dc:date>
    <meta:editing-duration>PT10H21M57S</meta:editing-duration>
    <meta:editing-cycles>402</meta:editing-cycles>
    <meta:document-statistic meta:table-count="10" meta:cell-count="2538" meta:object-count="0"/>
  </office:meta>
</office:document-meta>
</file>